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21833" calcext:value-type="float">
            <text:p>0.021833</text:p>
          </table:table-cell>
          <table:table-cell office:value-type="float" office:value="0.053266" calcext:value-type="float">
            <text:p>0.053266</text:p>
          </table:table-cell>
          <table:table-cell office:value-type="float" office:value="0.115457" calcext:value-type="float">
            <text:p>0.115457</text:p>
          </table:table-cell>
          <table:table-cell office:value-type="float" office:value="0.158947" calcext:value-type="float">
            <text:p>0.158947</text:p>
          </table:table-cell>
          <table:table-cell office:value-type="float" office:value="0.369469" calcext:value-type="float">
            <text:p>0.369469</text:p>
          </table:table-cell>
          <table:table-cell office:value-type="float" office:value="0.759523" calcext:value-type="float">
            <text:p>0.759523</text:p>
          </table:table-cell>
          <table:table-cell office:value-type="float" office:value="0.818736" calcext:value-type="float">
            <text:p>0.818736</text:p>
          </table:table-cell>
          <table:table-cell office:value-type="float" office:value="0.148529" calcext:value-type="float">
            <text:p>0.1485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7654" calcext:value-type="float">
            <text:p>0.07654</text:p>
          </table:table-cell>
          <table:table-cell office:value-type="float" office:value="0.165118" calcext:value-type="float">
            <text:p>0.165118</text:p>
          </table:table-cell>
          <table:table-cell office:value-type="float" office:value="0.393999" calcext:value-type="float">
            <text:p>0.393999</text:p>
          </table:table-cell>
          <table:table-cell office:value-type="float" office:value="0.657032" calcext:value-type="float">
            <text:p>0.657032</text:p>
          </table:table-cell>
          <table:table-cell office:value-type="float" office:value="0.768932" calcext:value-type="float">
            <text:p>0.768932</text:p>
          </table:table-cell>
          <table:table-cell office:value-type="float" office:value="0.782983" calcext:value-type="float">
            <text:p>0.782983</text:p>
          </table:table-cell>
          <table:table-cell office:value-type="float" office:value="0.805868" calcext:value-type="float">
            <text:p>0.805868</text:p>
          </table:table-cell>
          <table:table-cell office:value-type="float" office:value="0.852253" calcext:value-type="float">
            <text:p>0.852253</text:p>
          </table:table-cell>
          <table:table-cell office:value-type="float" office:value="0.365058" calcext:value-type="float">
            <text:p>0.3650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968" calcext:value-type="float">
            <text:p>0.042968</text:p>
          </table:table-cell>
          <table:table-cell office:value-type="float" office:value="0.266198" calcext:value-type="float">
            <text:p>0.266198</text:p>
          </table:table-cell>
          <table:table-cell office:value-type="float" office:value="0.576989" calcext:value-type="float">
            <text:p>0.576989</text:p>
          </table:table-cell>
          <table:table-cell office:value-type="float" office:value="0.738963" calcext:value-type="float">
            <text:p>0.738963</text:p>
          </table:table-cell>
          <table:table-cell office:value-type="float" office:value="0.774797" calcext:value-type="float">
            <text:p>0.774797</text:p>
          </table:table-cell>
          <table:table-cell office:value-type="float" office:value="0.782746" calcext:value-type="float">
            <text:p>0.782746</text:p>
          </table:table-cell>
          <table:table-cell office:value-type="float" office:value="0.785195" calcext:value-type="float">
            <text:p>0.785195</text:p>
          </table:table-cell>
          <table:table-cell office:value-type="float" office:value="0.815462" calcext:value-type="float">
            <text:p>0.815462</text:p>
          </table:table-cell>
          <table:table-cell office:value-type="float" office:value="0.852253" calcext:value-type="float">
            <text:p>0.852253</text:p>
          </table:table-cell>
          <table:table-cell office:value-type="float" office:value="0.478332" calcext:value-type="float">
            <text:p>0.4783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321223" calcext:value-type="float">
            <text:p>0.321223</text:p>
          </table:table-cell>
          <table:table-cell office:value-type="float" office:value="0.667378" calcext:value-type="float">
            <text:p>0.667378</text:p>
          </table:table-cell>
          <table:table-cell office:value-type="float" office:value="0.761003" calcext:value-type="float">
            <text:p>0.761003</text:p>
          </table:table-cell>
          <table:table-cell office:value-type="float" office:value="0.780469" calcext:value-type="float">
            <text:p>0.780469</text:p>
          </table:table-cell>
          <table:table-cell office:value-type="float" office:value="0.783044" calcext:value-type="float">
            <text:p>0.783044</text:p>
          </table:table-cell>
          <table:table-cell office:value-type="float" office:value="0.788659" calcext:value-type="float">
            <text:p>0.788659</text:p>
          </table:table-cell>
          <table:table-cell office:value-type="float" office:value="0.825084" calcext:value-type="float">
            <text:p>0.825084</text:p>
          </table:table-cell>
          <table:table-cell office:value-type="float" office:value="0.852253" calcext:value-type="float">
            <text:p>0.852253</text:p>
          </table:table-cell>
          <table:table-cell office:value-type="float" office:value="0.494514" calcext:value-type="float">
            <text:p>0.4945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90087" calcext:value-type="float">
            <text:p>0.090087</text:p>
          </table:table-cell>
          <table:table-cell office:value-type="float" office:value="0.569666" calcext:value-type="float">
            <text:p>0.569666</text:p>
          </table:table-cell>
          <table:table-cell office:value-type="float" office:value="0.734769" calcext:value-type="float">
            <text:p>0.734769</text:p>
          </table:table-cell>
          <table:table-cell office:value-type="float" office:value="0.77153" calcext:value-type="float">
            <text:p>0.77153</text:p>
          </table:table-cell>
          <table:table-cell office:value-type="float" office:value="0.782013" calcext:value-type="float">
            <text:p>0.782013</text:p>
          </table:table-cell>
          <table:table-cell office:value-type="float" office:value="0.783303" calcext:value-type="float">
            <text:p>0.783303</text:p>
          </table:table-cell>
          <table:table-cell office:value-type="float" office:value="0.792477" calcext:value-type="float">
            <text:p>0.792477</text:p>
          </table:table-cell>
          <table:table-cell office:value-type="float" office:value="0.835321" calcext:value-type="float">
            <text:p>0.835321</text:p>
          </table:table-cell>
          <table:table-cell office:value-type="float" office:value="0.858161" calcext:value-type="float">
            <text:p>0.858161</text:p>
          </table:table-cell>
          <table:table-cell office:value-type="float" office:value="0.535917" calcext:value-type="float">
            <text:p>0.5359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613" calcext:value-type="float">
            <text:p>0.115613</text:p>
          </table:table-cell>
          <table:table-cell office:value-type="float" office:value="0.614237" calcext:value-type="float">
            <text:p>0.614237</text:p>
          </table:table-cell>
          <table:table-cell office:value-type="float" office:value="0.745148" calcext:value-type="float">
            <text:p>0.745148</text:p>
          </table:table-cell>
          <table:table-cell office:value-type="float" office:value="0.77659" calcext:value-type="float">
            <text:p>0.77659</text:p>
          </table:table-cell>
          <table:table-cell office:value-type="float" office:value="0.782326" calcext:value-type="float">
            <text:p>0.782326</text:p>
          </table:table-cell>
          <table:table-cell office:value-type="float" office:value="0.783639" calcext:value-type="float">
            <text:p>0.783639</text:p>
          </table:table-cell>
          <table:table-cell office:value-type="float" office:value="0.801069" calcext:value-type="float">
            <text:p>0.801069</text:p>
          </table:table-cell>
          <table:table-cell office:value-type="float" office:value="0.834867" calcext:value-type="float">
            <text:p>0.834867</text:p>
          </table:table-cell>
          <table:table-cell office:value-type="float" office:value="0.858161" calcext:value-type="float">
            <text:p>0.858161</text:p>
          </table:table-cell>
          <table:table-cell office:value-type="float" office:value="0.545349" calcext:value-type="float">
            <text:p>0.5453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654" calcext:value-type="float">
            <text:p>0.155654</text:p>
          </table:table-cell>
          <table:table-cell office:value-type="float" office:value="0.664787" calcext:value-type="float">
            <text:p>0.664787</text:p>
          </table:table-cell>
          <table:table-cell office:value-type="float" office:value="0.760244" calcext:value-type="float">
            <text:p>0.760244</text:p>
          </table:table-cell>
          <table:table-cell office:value-type="float" office:value="0.779075" calcext:value-type="float">
            <text:p>0.779075</text:p>
          </table:table-cell>
          <table:table-cell office:value-type="float" office:value="0.782593" calcext:value-type="float">
            <text:p>0.782593</text:p>
          </table:table-cell>
          <table:table-cell office:value-type="float" office:value="0.784544" calcext:value-type="float">
            <text:p>0.784544</text:p>
          </table:table-cell>
          <table:table-cell office:value-type="float" office:value="0.807711" calcext:value-type="float">
            <text:p>0.807711</text:p>
          </table:table-cell>
          <table:table-cell office:value-type="float" office:value="0.839805" calcext:value-type="float">
            <text:p>0.839805</text:p>
          </table:table-cell>
          <table:table-cell office:value-type="float" office:value="0.859149" calcext:value-type="float">
            <text:p>0.859149</text:p>
          </table:table-cell>
          <table:table-cell office:value-type="float" office:value="0.557441" calcext:value-type="float">
            <text:p>0.5574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1946" calcext:value-type="float">
            <text:p>0.251946</text:p>
          </table:table-cell>
          <table:table-cell office:value-type="float" office:value="0.716278" calcext:value-type="float">
            <text:p>0.716278</text:p>
          </table:table-cell>
          <table:table-cell office:value-type="float" office:value="0.771728" calcext:value-type="float">
            <text:p>0.771728</text:p>
          </table:table-cell>
          <table:table-cell office:value-type="float" office:value="0.781451" calcext:value-type="float">
            <text:p>0.781451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8513" calcext:value-type="float">
            <text:p>0.78513</text:p>
          </table:table-cell>
          <table:table-cell office:value-type="float" office:value="0.807805" calcext:value-type="float">
            <text:p>0.807805</text:p>
          </table:table-cell>
          <table:table-cell office:value-type="float" office:value="0.84037" calcext:value-type="float">
            <text:p>0.84037</text:p>
          </table:table-cell>
          <table:table-cell office:value-type="float" office:value="0.859149" calcext:value-type="float">
            <text:p>0.859149</text:p>
          </table:table-cell>
          <table:table-cell office:value-type="float" office:value="0.573754" calcext:value-type="float">
            <text:p>0.5737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432279" calcext:value-type="float">
            <text:p>0.432279</text:p>
          </table:table-cell>
          <table:table-cell office:value-type="float" office:value="0.741178" calcext:value-type="float">
            <text:p>0.741178</text:p>
          </table:table-cell>
          <table:table-cell office:value-type="float" office:value="0.777132" calcext:value-type="float">
            <text:p>0.777132</text:p>
          </table:table-cell>
          <table:table-cell office:value-type="float" office:value="0.781891" calcext:value-type="float">
            <text:p>0.781891</text:p>
          </table:table-cell>
          <table:table-cell office:value-type="float" office:value="0.782979" calcext:value-type="float">
            <text:p>0.782979</text:p>
          </table:table-cell>
          <table:table-cell office:value-type="float" office:value="0.790367" calcext:value-type="float">
            <text:p>0.790367</text:p>
          </table:table-cell>
          <table:table-cell office:value-type="float" office:value="0.821556" calcext:value-type="float">
            <text:p>0.821556</text:p>
          </table:table-cell>
          <table:table-cell office:value-type="float" office:value="0.848847" calcext:value-type="float">
            <text:p>0.848847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597738" calcext:value-type="float">
            <text:p>0.5977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66" calcext:value-type="float">
            <text:p>0.015466</text:p>
          </table:table-cell>
          <table:table-cell office:value-type="float" office:value="0.481655" calcext:value-type="float">
            <text:p>0.481655</text:p>
          </table:table-cell>
          <table:table-cell office:value-type="float" office:value="0.753595" calcext:value-type="float">
            <text:p>0.753595</text:p>
          </table:table-cell>
          <table:table-cell office:value-type="float" office:value="0.78021" calcext:value-type="float">
            <text:p>0.78021</text:p>
          </table:table-cell>
          <table:table-cell office:value-type="float" office:value="0.782297" calcext:value-type="float">
            <text:p>0.782297</text:p>
          </table:table-cell>
          <table:table-cell office:value-type="float" office:value="0.783417" calcext:value-type="float">
            <text:p>0.783417</text:p>
          </table:table-cell>
          <table:table-cell office:value-type="float" office:value="0.791444" calcext:value-type="float">
            <text:p>0.791444</text:p>
          </table:table-cell>
          <table:table-cell office:value-type="float" office:value="0.817356" calcext:value-type="float">
            <text:p>0.817356</text:p>
          </table:table-cell>
          <table:table-cell office:value-type="float" office:value="0.845209" calcext:value-type="float">
            <text:p>0.845209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05065" calcext:value-type="float">
            <text:p>0.6050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336" calcext:value-type="float">
            <text:p>0.142336</text:p>
          </table:table-cell>
          <table:table-cell office:value-type="float" office:value="0.744575" calcext:value-type="float">
            <text:p>0.744575</text:p>
          </table:table-cell>
          <table:table-cell office:value-type="float" office:value="0.779732" calcext:value-type="float">
            <text:p>0.779732</text:p>
          </table:table-cell>
          <table:table-cell office:value-type="float" office:value="0.782261" calcext:value-type="float">
            <text:p>0.782261</text:p>
          </table:table-cell>
          <table:table-cell office:value-type="float" office:value="0.783606" calcext:value-type="float">
            <text:p>0.783606</text:p>
          </table:table-cell>
          <table:table-cell office:value-type="float" office:value="0.792514" calcext:value-type="float">
            <text:p>0.792514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0.830314" calcext:value-type="float">
            <text:p>0.830314</text:p>
          </table:table-cell>
          <table:table-cell office:value-type="float" office:value="0.85727" calcext:value-type="float">
            <text:p>0.85727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53041" calcext:value-type="float">
            <text:p>0.6530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635141" calcext:value-type="float">
            <text:p>0.635141</text:p>
          </table:table-cell>
          <table:table-cell office:value-type="float" office:value="0.776739" calcext:value-type="float">
            <text:p>0.776739</text:p>
          </table:table-cell>
          <table:table-cell office:value-type="float" office:value="0.782161" calcext:value-type="float">
            <text:p>0.782161</text:p>
          </table:table-cell>
          <table:table-cell office:value-type="float" office:value="0.784193" calcext:value-type="float">
            <text:p>0.784193</text:p>
          </table:table-cell>
          <table:table-cell office:value-type="float" office:value="0.803259" calcext:value-type="float">
            <text:p>0.803259</text:p>
          </table:table-cell>
          <table:table-cell office:value-type="float" office:value="0.819297" calcext:value-type="float">
            <text:p>0.819297</text:p>
          </table:table-cell>
          <table:table-cell office:value-type="float" office:value="0.831589" calcext:value-type="float">
            <text:p>0.831589</text:p>
          </table:table-cell>
          <table:table-cell office:value-type="float" office:value="0.856955" calcext:value-type="float">
            <text:p>0.856955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29384" calcext:value-type="float">
            <text:p>0.6293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8" calcext:value-type="float">
            <text:p>0.23228</text:p>
          </table:table-cell>
          <table:table-cell office:value-type="float" office:value="0.762959" calcext:value-type="float">
            <text:p>0.762959</text:p>
          </table:table-cell>
          <table:table-cell office:value-type="float" office:value="0.780283" calcext:value-type="float">
            <text:p>0.780283</text:p>
          </table:table-cell>
          <table:table-cell office:value-type="float" office:value="0.783109" calcext:value-type="float">
            <text:p>0.783109</text:p>
          </table:table-cell>
          <table:table-cell office:value-type="float" office:value="0.785761" calcext:value-type="float">
            <text:p>0.785761</text:p>
          </table:table-cell>
          <table:table-cell office:value-type="float" office:value="0.805864" calcext:value-type="float">
            <text:p>0.805864</text:p>
          </table:table-cell>
          <table:table-cell office:value-type="float" office:value="0.82237" calcext:value-type="float">
            <text:p>0.82237</text:p>
          </table:table-cell>
          <table:table-cell office:value-type="float" office:value="0.835578" calcext:value-type="float">
            <text:p>0.835578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667" calcext:value-type="float">
            <text:p>0.66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636" calcext:value-type="float">
            <text:p>0.508636</text:p>
          </table:table-cell>
          <table:table-cell office:value-type="float" office:value="0.775108" calcext:value-type="float">
            <text:p>0.775108</text:p>
          </table:table-cell>
          <table:table-cell office:value-type="float" office:value="0.781966" calcext:value-type="float">
            <text:p>0.781966</text:p>
          </table:table-cell>
          <table:table-cell office:value-type="float" office:value="0.784017" calcext:value-type="float">
            <text:p>0.784017</text:p>
          </table:table-cell>
          <table:table-cell office:value-type="float" office:value="0.794356" calcext:value-type="float">
            <text:p>0.794356</text:p>
          </table:table-cell>
          <table:table-cell office:value-type="float" office:value="0.814391" calcext:value-type="float">
            <text:p>0.814391</text:p>
          </table:table-cell>
          <table:table-cell office:value-type="float" office:value="0.824715" calcext:value-type="float">
            <text:p>0.824715</text:p>
          </table:table-cell>
          <table:table-cell office:value-type="float" office:value="0.836066" calcext:value-type="float">
            <text:p>0.836066</text:p>
          </table:table-cell>
          <table:table-cell office:value-type="float" office:value="0.859892" calcext:value-type="float">
            <text:p>0.859892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97915" calcext:value-type="float">
            <text:p>0.6979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823" calcext:value-type="float">
            <text:p>0.269823</text:p>
          </table:table-cell>
          <table:table-cell office:value-type="float" office:value="0.77248" calcext:value-type="float">
            <text:p>0.77248</text:p>
          </table:table-cell>
          <table:table-cell office:value-type="float" office:value="0.781664" calcext:value-type="float">
            <text:p>0.781664</text:p>
          </table:table-cell>
          <table:table-cell office:value-type="float" office:value="0.783653" calcext:value-type="float">
            <text:p>0.783653</text:p>
          </table:table-cell>
          <table:table-cell office:value-type="float" office:value="0.793849" calcext:value-type="float">
            <text:p>0.793849</text:p>
          </table:table-cell>
          <table:table-cell office:value-type="float" office:value="0.811009" calcext:value-type="float">
            <text:p>0.811009</text:p>
          </table:table-cell>
          <table:table-cell office:value-type="float" office:value="0.821862" calcext:value-type="float">
            <text:p>0.821862</text:p>
          </table:table-cell>
          <table:table-cell office:value-type="float" office:value="0.834156" calcext:value-type="float">
            <text:p>0.834156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72742" calcext:value-type="float">
            <text:p>0.6727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031" calcext:value-type="float">
            <text:p>0.582031</text:p>
          </table:table-cell>
          <table:table-cell office:value-type="float" office:value="0.780491" calcext:value-type="float">
            <text:p>0.780491</text:p>
          </table:table-cell>
          <table:table-cell office:value-type="float" office:value="0.782486" calcext:value-type="float">
            <text:p>0.782486</text:p>
          </table:table-cell>
          <table:table-cell office:value-type="float" office:value="0.784649" calcext:value-type="float">
            <text:p>0.784649</text:p>
          </table:table-cell>
          <table:table-cell office:value-type="float" office:value="0.797462" calcext:value-type="float">
            <text:p>0.797462</text:p>
          </table:table-cell>
          <table:table-cell office:value-type="float" office:value="0.814083" calcext:value-type="float">
            <text:p>0.814083</text:p>
          </table:table-cell>
          <table:table-cell office:value-type="float" office:value="0.824474" calcext:value-type="float">
            <text:p>0.824474</text:p>
          </table:table-cell>
          <table:table-cell office:value-type="float" office:value="0.835598" calcext:value-type="float">
            <text:p>0.835598</text:p>
          </table:table-cell>
          <table:table-cell office:value-type="float" office:value="0.857726" calcext:value-type="float">
            <text:p>0.857726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7059" calcext:value-type="float">
            <text:p>0.70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609094" calcext:value-type="float">
            <text:p>0.609094</text:p>
          </table:table-cell>
          <table:table-cell office:value-type="float" office:value="0.780793" calcext:value-type="float">
            <text:p>0.780793</text:p>
          </table:table-cell>
          <table:table-cell office:value-type="float" office:value="0.782783" calcext:value-type="float">
            <text:p>0.782783</text:p>
          </table:table-cell>
          <table:table-cell office:value-type="float" office:value="0.784952" calcext:value-type="float">
            <text:p>0.784952</text:p>
          </table:table-cell>
          <table:table-cell office:value-type="float" office:value="0.800637" calcext:value-type="float">
            <text:p>0.800637</text:p>
          </table:table-cell>
          <table:table-cell office:value-type="float" office:value="0.816029" calcext:value-type="float">
            <text:p>0.816029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835126" calcext:value-type="float">
            <text:p>0.835126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708982" calcext:value-type="float">
            <text:p>0.7089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569" calcext:value-type="float">
            <text:p>0.523569</text:p>
          </table:table-cell>
          <table:table-cell office:value-type="float" office:value="0.781755" calcext:value-type="float">
            <text:p>0.781755</text:p>
          </table:table-cell>
          <table:table-cell office:value-type="float" office:value="0.783108" calcext:value-type="float">
            <text:p>0.783108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79793" calcext:value-type="float">
            <text:p>0.79793</text:p>
          </table:table-cell>
          <table:table-cell office:value-type="float" office:value="0.811702" calcext:value-type="float">
            <text:p>0.811702</text:p>
          </table:table-cell>
          <table:table-cell office:value-type="float" office:value="0.820754" calcext:value-type="float">
            <text:p>0.820754</text:p>
          </table:table-cell>
          <table:table-cell office:value-type="float" office:value="0.835422" calcext:value-type="float">
            <text:p>0.835422</text:p>
          </table:table-cell>
          <table:table-cell office:value-type="float" office:value="0.854645" calcext:value-type="float">
            <text:p>0.854645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99417" calcext:value-type="float">
            <text:p>0.6994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562" calcext:value-type="float">
            <text:p>0.445562</text:p>
          </table:table-cell>
          <table:table-cell office:value-type="float" office:value="0.781444" calcext:value-type="float">
            <text:p>0.781444</text:p>
          </table:table-cell>
          <table:table-cell office:value-type="float" office:value="0.78344" calcext:value-type="float">
            <text:p>0.78344</text:p>
          </table:table-cell>
          <table:table-cell office:value-type="float" office:value="0.789492" calcext:value-type="float">
            <text:p>0.789492</text:p>
          </table:table-cell>
          <table:table-cell office:value-type="float" office:value="0.80152" calcext:value-type="float">
            <text:p>0.80152</text:p>
          </table:table-cell>
          <table:table-cell office:value-type="float" office:value="0.813464" calcext:value-type="float">
            <text:p>0.813464</text:p>
          </table:table-cell>
          <table:table-cell office:value-type="float" office:value="0.824355" calcext:value-type="float">
            <text:p>0.824355</text:p>
          </table:table-cell>
          <table:table-cell office:value-type="float" office:value="0.836328" calcext:value-type="float">
            <text:p>0.836328</text:p>
          </table:table-cell>
          <table:table-cell office:value-type="float" office:value="0.852859" calcext:value-type="float">
            <text:p>0.852859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92846" calcext:value-type="float">
            <text:p>0.6928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284" calcext:value-type="float">
            <text:p>0.471284</text:p>
          </table:table-cell>
          <table:table-cell office:value-type="float" office:value="0.776391" calcext:value-type="float">
            <text:p>0.776391</text:p>
          </table:table-cell>
          <table:table-cell office:value-type="float" office:value="0.783226" calcext:value-type="float">
            <text:p>0.783226</text:p>
          </table:table-cell>
          <table:table-cell office:value-type="float" office:value="0.786575" calcext:value-type="float">
            <text:p>0.786575</text:p>
          </table:table-cell>
          <table:table-cell office:value-type="float" office:value="0.798482" calcext:value-type="float">
            <text:p>0.798482</text:p>
          </table:table-cell>
          <table:table-cell office:value-type="float" office:value="0.808826" calcext:value-type="float">
            <text:p>0.808826</text:p>
          </table:table-cell>
          <table:table-cell office:value-type="float" office:value="0.824955" calcext:value-type="float">
            <text:p>0.824955</text:p>
          </table:table-cell>
          <table:table-cell office:value-type="float" office:value="0.838285" calcext:value-type="float">
            <text:p>0.838285</text:p>
          </table:table-cell>
          <table:table-cell office:value-type="float" office:value="0.855431" calcext:value-type="float">
            <text:p>0.855431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94346" calcext:value-type="float">
            <text:p>0.6943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751" calcext:value-type="float">
            <text:p>0.437751</text:p>
          </table:table-cell>
          <table:table-cell office:value-type="float" office:value="0.781386" calcext:value-type="float">
            <text:p>0.781386</text:p>
          </table:table-cell>
          <table:table-cell office:value-type="float" office:value="0.783474" calcext:value-type="float">
            <text:p>0.783474</text:p>
          </table:table-cell>
          <table:table-cell office:value-type="float" office:value="0.787438" calcext:value-type="float">
            <text:p>0.787438</text:p>
          </table:table-cell>
          <table:table-cell office:value-type="float" office:value="0.79926" calcext:value-type="float">
            <text:p>0.79926</text:p>
          </table:table-cell>
          <table:table-cell office:value-type="float" office:value="0.80983" calcext:value-type="float">
            <text:p>0.80983</text:p>
          </table:table-cell>
          <table:table-cell office:value-type="float" office:value="0.82886" calcext:value-type="float">
            <text:p>0.82886</text:p>
          </table:table-cell>
          <table:table-cell office:value-type="float" office:value="0.838224" calcext:value-type="float">
            <text:p>0.838224</text:p>
          </table:table-cell>
          <table:table-cell office:value-type="float" office:value="0.853517" calcext:value-type="float">
            <text:p>0.853517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691974" calcext:value-type="float">
            <text:p>0.6919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81977" calcext:value-type="float">
            <text:p>0.181977</text:p>
          </table:table-cell>
          <table:table-cell office:value-type="float" office:value="0.76732" calcext:value-type="float">
            <text:p>0.76732</text:p>
          </table:table-cell>
          <table:table-cell office:value-type="float" office:value="0.783137" calcext:value-type="float">
            <text:p>0.783137</text:p>
          </table:table-cell>
          <table:table-cell office:value-type="float" office:value="0.785452" calcext:value-type="float">
            <text:p>0.785452</text:p>
          </table:table-cell>
          <table:table-cell office:value-type="float" office:value="0.796557" calcext:value-type="float">
            <text:p>0.796557</text:p>
          </table:table-cell>
          <table:table-cell office:value-type="float" office:value="0.802231" calcext:value-type="float">
            <text:p>0.802231</text:p>
          </table:table-cell>
          <table:table-cell office:value-type="float" office:value="0.816645" calcext:value-type="float">
            <text:p>0.816645</text:p>
          </table:table-cell>
          <table:table-cell office:value-type="float" office:value="0.834329" calcext:value-type="float">
            <text:p>0.834329</text:p>
          </table:table-cell>
          <table:table-cell office:value-type="float" office:value="0.839138" calcext:value-type="float">
            <text:p>0.839138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0.865402" calcext:value-type="float">
            <text:p>0.865402</text:p>
          </table:table-cell>
          <table:table-cell office:value-type="float" office:value="0.746336" calcext:value-type="float">
            <text:p>0.7463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298" calcext:value-type="float">
            <text:p>0.620298</text:p>
          </table:table-cell>
          <table:table-cell office:value-type="float" office:value="0.782492" calcext:value-type="float">
            <text:p>0.782492</text:p>
          </table:table-cell>
          <table:table-cell office:value-type="float" office:value="0.785334" calcext:value-type="float">
            <text:p>0.785334</text:p>
          </table:table-cell>
          <table:table-cell office:value-type="float" office:value="0.79743" calcext:value-type="float">
            <text:p>0.79743</text:p>
          </table:table-cell>
          <table:table-cell office:value-type="float" office:value="0.805228" calcext:value-type="float">
            <text:p>0.805228</text:p>
          </table:table-cell>
          <table:table-cell office:value-type="float" office:value="0.820902" calcext:value-type="float">
            <text:p>0.820902</text:p>
          </table:table-cell>
          <table:table-cell office:value-type="float" office:value="0.837854" calcext:value-type="float">
            <text:p>0.837854</text:p>
          </table:table-cell>
          <table:table-cell office:value-type="float" office:value="0.846684" calcext:value-type="float">
            <text:p>0.846684</text:p>
          </table:table-cell>
          <table:table-cell office:value-type="float" office:value="0.860332" calcext:value-type="float">
            <text:p>0.860332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15655" calcext:value-type="float">
            <text:p>0.7156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223" calcext:value-type="float">
            <text:p>0.618223</text:p>
          </table:table-cell>
          <table:table-cell office:value-type="float" office:value="0.782347" calcext:value-type="float">
            <text:p>0.782347</text:p>
          </table:table-cell>
          <table:table-cell office:value-type="float" office:value="0.78497" calcext:value-type="float">
            <text:p>0.78497</text:p>
          </table:table-cell>
          <table:table-cell office:value-type="float" office:value="0.798554" calcext:value-type="float">
            <text:p>0.798554</text:p>
          </table:table-cell>
          <table:table-cell office:value-type="float" office:value="0.808544" calcext:value-type="float">
            <text:p>0.808544</text:p>
          </table:table-cell>
          <table:table-cell office:value-type="float" office:value="0.823413" calcext:value-type="float">
            <text:p>0.823413</text:p>
          </table:table-cell>
          <table:table-cell office:value-type="float" office:value="0.836722" calcext:value-type="float">
            <text:p>0.836722</text:p>
          </table:table-cell>
          <table:table-cell office:value-type="float" office:value="0.844143" calcext:value-type="float">
            <text:p>0.844143</text:p>
          </table:table-cell>
          <table:table-cell office:value-type="float" office:value="0.857972" calcext:value-type="float">
            <text:p>0.857972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15489" calcext:value-type="float">
            <text:p>0.7154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771632" calcext:value-type="float">
            <text:p>0.771632</text:p>
          </table:table-cell>
          <table:table-cell office:value-type="float" office:value="0.783449" calcext:value-type="float">
            <text:p>0.783449</text:p>
          </table:table-cell>
          <table:table-cell office:value-type="float" office:value="0.791662" calcext:value-type="float">
            <text:p>0.791662</text:p>
          </table:table-cell>
          <table:table-cell office:value-type="float" office:value="0.801687" calcext:value-type="float">
            <text:p>0.801687</text:p>
          </table:table-cell>
          <table:table-cell office:value-type="float" office:value="0.808955" calcext:value-type="float">
            <text:p>0.808955</text:p>
          </table:table-cell>
          <table:table-cell office:value-type="float" office:value="0.819764" calcext:value-type="float">
            <text:p>0.819764</text:p>
          </table:table-cell>
          <table:table-cell office:value-type="float" office:value="0.83223" calcext:value-type="float">
            <text:p>0.83223</text:p>
          </table:table-cell>
          <table:table-cell office:value-type="float" office:value="0.841676" calcext:value-type="float">
            <text:p>0.841676</text:p>
          </table:table-cell>
          <table:table-cell office:value-type="float" office:value="0.857586" calcext:value-type="float">
            <text:p>0.857586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31255" calcext:value-type="float">
            <text:p>0.7312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776303" calcext:value-type="float">
            <text:p>0.776303</text:p>
          </table:table-cell>
          <table:table-cell office:value-type="float" office:value="0.784599" calcext:value-type="float">
            <text:p>0.784599</text:p>
          </table:table-cell>
          <table:table-cell office:value-type="float" office:value="0.797455" calcext:value-type="float">
            <text:p>0.797455</text:p>
          </table:table-cell>
          <table:table-cell office:value-type="float" office:value="0.803643" calcext:value-type="float">
            <text:p>0.803643</text:p>
          </table:table-cell>
          <table:table-cell office:value-type="float" office:value="0.811522" calcext:value-type="float">
            <text:p>0.811522</text:p>
          </table:table-cell>
          <table:table-cell office:value-type="float" office:value="0.824928" calcext:value-type="float">
            <text:p>0.824928</text:p>
          </table:table-cell>
          <table:table-cell office:value-type="float" office:value="0.835706" calcext:value-type="float">
            <text:p>0.835706</text:p>
          </table:table-cell>
          <table:table-cell office:value-type="float" office:value="0.843489" calcext:value-type="float">
            <text:p>0.843489</text:p>
          </table:table-cell>
          <table:table-cell office:value-type="float" office:value="0.85776" calcext:value-type="float">
            <text:p>0.85776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59223" calcext:value-type="float">
            <text:p>0.7592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113" calcext:value-type="float">
            <text:p>0.717113</text:p>
          </table:table-cell>
          <table:table-cell office:value-type="float" office:value="0.783509" calcext:value-type="float">
            <text:p>0.783509</text:p>
          </table:table-cell>
          <table:table-cell office:value-type="float" office:value="0.797089" calcext:value-type="float">
            <text:p>0.797089</text:p>
          </table:table-cell>
          <table:table-cell office:value-type="float" office:value="0.803171" calcext:value-type="float">
            <text:p>0.803171</text:p>
          </table:table-cell>
          <table:table-cell office:value-type="float" office:value="0.813963" calcext:value-type="float">
            <text:p>0.813963</text:p>
          </table:table-cell>
          <table:table-cell office:value-type="float" office:value="0.827645" calcext:value-type="float">
            <text:p>0.827645</text:p>
          </table:table-cell>
          <table:table-cell office:value-type="float" office:value="0.836202" calcext:value-type="float">
            <text:p>0.836202</text:p>
          </table:table-cell>
          <table:table-cell office:value-type="float" office:value="0.844315" calcext:value-type="float">
            <text:p>0.844315</text:p>
          </table:table-cell>
          <table:table-cell office:value-type="float" office:value="0.859069" calcext:value-type="float">
            <text:p>0.859069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28208" calcext:value-type="float">
            <text:p>0.7282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37577" calcext:value-type="float">
            <text:p>0.037577</text:p>
          </table:table-cell>
          <table:table-cell office:value-type="float" office:value="0.768379" calcext:value-type="float">
            <text:p>0.768379</text:p>
          </table:table-cell>
          <table:table-cell office:value-type="float" office:value="0.786911" calcext:value-type="float">
            <text:p>0.786911</text:p>
          </table:table-cell>
          <table:table-cell office:value-type="float" office:value="0.799522" calcext:value-type="float">
            <text:p>0.799522</text:p>
          </table:table-cell>
          <table:table-cell office:value-type="float" office:value="0.809567" calcext:value-type="float">
            <text:p>0.809567</text:p>
          </table:table-cell>
          <table:table-cell office:value-type="float" office:value="0.825633" calcext:value-type="float">
            <text:p>0.825633</text:p>
          </table:table-cell>
          <table:table-cell office:value-type="float" office:value="0.833343" calcext:value-type="float">
            <text:p>0.833343</text:p>
          </table:table-cell>
          <table:table-cell office:value-type="float" office:value="0.837986" calcext:value-type="float">
            <text:p>0.837986</text:p>
          </table:table-cell>
          <table:table-cell office:value-type="float" office:value="0.84884" calcext:value-type="float">
            <text:p>0.84884</text:p>
          </table:table-cell>
          <table:table-cell office:value-type="float" office:value="0.860284" calcext:value-type="float">
            <text:p>0.860284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40804" calcext:value-type="float">
            <text:p>0.7408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787" calcext:value-type="float">
            <text:p>0.543787</text:p>
          </table:table-cell>
          <table:table-cell office:value-type="float" office:value="0.782855" calcext:value-type="float">
            <text:p>0.782855</text:p>
          </table:table-cell>
          <table:table-cell office:value-type="float" office:value="0.793601" calcext:value-type="float">
            <text:p>0.793601</text:p>
          </table:table-cell>
          <table:table-cell office:value-type="float" office:value="0.806654" calcext:value-type="float">
            <text:p>0.806654</text:p>
          </table:table-cell>
          <table:table-cell office:value-type="float" office:value="0.823945" calcext:value-type="float">
            <text:p>0.823945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7951" calcext:value-type="float">
            <text:p>0.837951</text:p>
          </table:table-cell>
          <table:table-cell office:value-type="float" office:value="0.846379" calcext:value-type="float">
            <text:p>0.846379</text:p>
          </table:table-cell>
          <table:table-cell office:value-type="float" office:value="0.859291" calcext:value-type="float">
            <text:p>0.859291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12716" calcext:value-type="float">
            <text:p>0.7127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078" calcext:value-type="float">
            <text:p>0.563078</text:p>
          </table:table-cell>
          <table:table-cell office:value-type="float" office:value="0.781437" calcext:value-type="float">
            <text:p>0.781437</text:p>
          </table:table-cell>
          <table:table-cell office:value-type="float" office:value="0.787548" calcext:value-type="float">
            <text:p>0.787548</text:p>
          </table:table-cell>
          <table:table-cell office:value-type="float" office:value="0.806622" calcext:value-type="float">
            <text:p>0.806622</text:p>
          </table:table-cell>
          <table:table-cell office:value-type="float" office:value="0.823549" calcext:value-type="float">
            <text:p>0.823549</text:p>
          </table:table-cell>
          <table:table-cell office:value-type="float" office:value="0.833986" calcext:value-type="float">
            <text:p>0.833986</text:p>
          </table:table-cell>
          <table:table-cell office:value-type="float" office:value="0.83943" calcext:value-type="float">
            <text:p>0.83943</text:p>
          </table:table-cell>
          <table:table-cell office:value-type="float" office:value="0.847108" calcext:value-type="float">
            <text:p>0.847108</text:p>
          </table:table-cell>
          <table:table-cell office:value-type="float" office:value="0.859339" calcext:value-type="float">
            <text:p>0.859339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1421" calcext:value-type="float">
            <text:p>0.714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50068" calcext:value-type="float">
            <text:p>0.150068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84891" calcext:value-type="float">
            <text:p>0.784891</text:p>
          </table:table-cell>
          <table:table-cell office:value-type="float" office:value="0.797562" calcext:value-type="float">
            <text:p>0.797562</text:p>
          </table:table-cell>
          <table:table-cell office:value-type="float" office:value="0.816707" calcext:value-type="float">
            <text:p>0.816707</text:p>
          </table:table-cell>
          <table:table-cell office:value-type="float" office:value="0.828761" calcext:value-type="float">
            <text:p>0.828761</text:p>
          </table:table-cell>
          <table:table-cell office:value-type="float" office:value="0.836614" calcext:value-type="float">
            <text:p>0.836614</text:p>
          </table:table-cell>
          <table:table-cell office:value-type="float" office:value="0.842146" calcext:value-type="float">
            <text:p>0.842146</text:p>
          </table:table-cell>
          <table:table-cell office:value-type="float" office:value="0.851706" calcext:value-type="float">
            <text:p>0.851706</text:p>
          </table:table-cell>
          <table:table-cell office:value-type="float" office:value="0.859249" calcext:value-type="float">
            <text:p>0.859249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54678" calcext:value-type="float">
            <text:p>0.7546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86576" calcext:value-type="float">
            <text:p>0.386576</text:p>
          </table:table-cell>
          <table:table-cell office:value-type="float" office:value="0.782653" calcext:value-type="float">
            <text:p>0.782653</text:p>
          </table:table-cell>
          <table:table-cell office:value-type="float" office:value="0.790539" calcext:value-type="float">
            <text:p>0.790539</text:p>
          </table:table-cell>
          <table:table-cell office:value-type="float" office:value="0.806224" calcext:value-type="float">
            <text:p>0.806224</text:p>
          </table:table-cell>
          <table:table-cell office:value-type="float" office:value="0.820351" calcext:value-type="float">
            <text:p>0.820351</text:p>
          </table:table-cell>
          <table:table-cell office:value-type="float" office:value="0.83089" calcext:value-type="float">
            <text:p>0.83089</text:p>
          </table:table-cell>
          <table:table-cell office:value-type="float" office:value="0.83819" calcext:value-type="float">
            <text:p>0.83819</text:p>
          </table:table-cell>
          <table:table-cell office:value-type="float" office:value="0.842263" calcext:value-type="float">
            <text:p>0.842263</text:p>
          </table:table-cell>
          <table:table-cell office:value-type="float" office:value="0.85006" calcext:value-type="float">
            <text:p>0.85006</text:p>
          </table:table-cell>
          <table:table-cell office:value-type="float" office:value="0.85934" calcext:value-type="float">
            <text:p>0.85934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80709" calcext:value-type="float">
            <text:p>0.7807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0.781844" calcext:value-type="float">
            <text:p>0.781844</text:p>
          </table:table-cell>
          <table:table-cell office:value-type="float" office:value="0.798021" calcext:value-type="float">
            <text:p>0.798021</text:p>
          </table:table-cell>
          <table:table-cell office:value-type="float" office:value="0.809886" calcext:value-type="float">
            <text:p>0.809886</text:p>
          </table:table-cell>
          <table:table-cell office:value-type="float" office:value="0.825545" calcext:value-type="float">
            <text:p>0.825545</text:p>
          </table:table-cell>
          <table:table-cell office:value-type="float" office:value="0.834039" calcext:value-type="float">
            <text:p>0.834039</text:p>
          </table:table-cell>
          <table:table-cell office:value-type="float" office:value="0.839632" calcext:value-type="float">
            <text:p>0.839632</text:p>
          </table:table-cell>
          <table:table-cell office:value-type="float" office:value="0.842902" calcext:value-type="float">
            <text:p>0.842902</text:p>
          </table:table-cell>
          <table:table-cell office:value-type="float" office:value="0.850715" calcext:value-type="float">
            <text:p>0.850715</text:p>
          </table:table-cell>
          <table:table-cell office:value-type="float" office:value="0.858959" calcext:value-type="float">
            <text:p>0.858959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5165" calcext:value-type="float">
            <text:p>0.751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384037" calcext:value-type="float">
            <text:p>0.384037</text:p>
          </table:table-cell>
          <table:table-cell office:value-type="float" office:value="0.791547" calcext:value-type="float">
            <text:p>0.791547</text:p>
          </table:table-cell>
          <table:table-cell office:value-type="float" office:value="0.805576" calcext:value-type="float">
            <text:p>0.805576</text:p>
          </table:table-cell>
          <table:table-cell office:value-type="float" office:value="0.815951" calcext:value-type="float">
            <text:p>0.815951</text:p>
          </table:table-cell>
          <table:table-cell office:value-type="float" office:value="0.827953" calcext:value-type="float">
            <text:p>0.827953</text:p>
          </table:table-cell>
          <table:table-cell office:value-type="float" office:value="0.836155" calcext:value-type="float">
            <text:p>0.836155</text:p>
          </table:table-cell>
          <table:table-cell office:value-type="float" office:value="0.840054" calcext:value-type="float">
            <text:p>0.840054</text:p>
          </table:table-cell>
          <table:table-cell office:value-type="float" office:value="0.84272" calcext:value-type="float">
            <text:p>0.84272</text:p>
          </table:table-cell>
          <table:table-cell office:value-type="float" office:value="0.848671" calcext:value-type="float">
            <text:p>0.848671</text:p>
          </table:table-cell>
          <table:table-cell office:value-type="float" office:value="0.860061" calcext:value-type="float">
            <text:p>0.860061</text:p>
          </table:table-cell>
          <table:table-cell office:value-type="float" office:value="0.870575" calcext:value-type="float">
            <text:p>0.870575</text:p>
          </table:table-cell>
          <table:table-cell office:value-type="float" office:value="0.785272" calcext:value-type="float">
            <text:p>0.7852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92055" calcext:value-type="float">
            <text:p>0.392055</text:p>
          </table:table-cell>
          <table:table-cell office:value-type="float" office:value="0.797622" calcext:value-type="float">
            <text:p>0.797622</text:p>
          </table:table-cell>
          <table:table-cell office:value-type="float" office:value="0.810475" calcext:value-type="float">
            <text:p>0.810475</text:p>
          </table:table-cell>
          <table:table-cell office:value-type="float" office:value="0.823689" calcext:value-type="float">
            <text:p>0.823689</text:p>
          </table:table-cell>
          <table:table-cell office:value-type="float" office:value="0.832234" calcext:value-type="float">
            <text:p>0.832234</text:p>
          </table:table-cell>
          <table:table-cell office:value-type="float" office:value="0.837699" calcext:value-type="float">
            <text:p>0.837699</text:p>
          </table:table-cell>
          <table:table-cell office:value-type="float" office:value="0.841348" calcext:value-type="float">
            <text:p>0.841348</text:p>
          </table:table-cell>
          <table:table-cell office:value-type="float" office:value="0.843829" calcext:value-type="float">
            <text:p>0.843829</text:p>
          </table:table-cell>
          <table:table-cell office:value-type="float" office:value="0.853976" calcext:value-type="float">
            <text:p>0.853976</text:p>
          </table:table-cell>
          <table:table-cell office:value-type="float" office:value="0.862102" calcext:value-type="float">
            <text:p>0.862102</text:p>
          </table:table-cell>
          <table:table-cell office:value-type="float" office:value="0.87246" calcext:value-type="float">
            <text:p>0.87246</text:p>
          </table:table-cell>
          <table:table-cell office:value-type="float" office:value="0.789503" calcext:value-type="float">
            <text:p>0.7895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07701" calcext:value-type="float">
            <text:p>0.507701</text:p>
          </table:table-cell>
          <table:table-cell office:value-type="float" office:value="0.802006" calcext:value-type="float">
            <text:p>0.802006</text:p>
          </table:table-cell>
          <table:table-cell office:value-type="float" office:value="0.811011" calcext:value-type="float">
            <text:p>0.811011</text:p>
          </table:table-cell>
          <table:table-cell office:value-type="float" office:value="0.822383" calcext:value-type="float">
            <text:p>0.822383</text:p>
          </table:table-cell>
          <table:table-cell office:value-type="float" office:value="0.831415" calcext:value-type="float">
            <text:p>0.831415</text:p>
          </table:table-cell>
          <table:table-cell office:value-type="float" office:value="0.836574" calcext:value-type="float">
            <text:p>0.836574</text:p>
          </table:table-cell>
          <table:table-cell office:value-type="float" office:value="0.839648" calcext:value-type="float">
            <text:p>0.839648</text:p>
          </table:table-cell>
          <table:table-cell office:value-type="float" office:value="0.843479" calcext:value-type="float">
            <text:p>0.843479</text:p>
          </table:table-cell>
          <table:table-cell office:value-type="float" office:value="0.85362" calcext:value-type="float">
            <text:p>0.85362</text:p>
          </table:table-cell>
          <table:table-cell office:value-type="float" office:value="0.864194" calcext:value-type="float">
            <text:p>0.864194</text:p>
          </table:table-cell>
          <table:table-cell office:value-type="float" office:value="0.901034" calcext:value-type="float">
            <text:p>0.901034</text:p>
          </table:table-cell>
          <table:table-cell office:value-type="float" office:value="0.801203" calcext:value-type="float">
            <text:p>0.8012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30915" calcext:value-type="float">
            <text:p>0.430915</text:p>
          </table:table-cell>
          <table:table-cell office:value-type="float" office:value="0.798393" calcext:value-type="float">
            <text:p>0.798393</text:p>
          </table:table-cell>
          <table:table-cell office:value-type="float" office:value="0.80818" calcext:value-type="float">
            <text:p>0.80818</text:p>
          </table:table-cell>
          <table:table-cell office:value-type="float" office:value="0.821269" calcext:value-type="float">
            <text:p>0.821269</text:p>
          </table:table-cell>
          <table:table-cell office:value-type="float" office:value="0.833102" calcext:value-type="float">
            <text:p>0.833102</text:p>
          </table:table-cell>
          <table:table-cell office:value-type="float" office:value="0.836939" calcext:value-type="float">
            <text:p>0.836939</text:p>
          </table:table-cell>
          <table:table-cell office:value-type="float" office:value="0.838969" calcext:value-type="float">
            <text:p>0.838969</text:p>
          </table:table-cell>
          <table:table-cell office:value-type="float" office:value="0.841437" calcext:value-type="float">
            <text:p>0.841437</text:p>
          </table:table-cell>
          <table:table-cell office:value-type="float" office:value="0.849718" calcext:value-type="float">
            <text:p>0.849718</text:p>
          </table:table-cell>
          <table:table-cell office:value-type="float" office:value="0.861689" calcext:value-type="float">
            <text:p>0.861689</text:p>
          </table:table-cell>
          <table:table-cell office:value-type="float" office:value="0.901034" calcext:value-type="float">
            <text:p>0.901034</text:p>
          </table:table-cell>
          <table:table-cell office:value-type="float" office:value="0.792061" calcext:value-type="float">
            <text:p>0.79206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35134" calcext:value-type="float">
            <text:p>0.235134</text:p>
          </table:table-cell>
          <table:table-cell office:value-type="float" office:value="0.799057" calcext:value-type="float">
            <text:p>0.799057</text:p>
          </table:table-cell>
          <table:table-cell office:value-type="float" office:value="0.807659" calcext:value-type="float">
            <text:p>0.807659</text:p>
          </table:table-cell>
          <table:table-cell office:value-type="float" office:value="0.823087" calcext:value-type="float">
            <text:p>0.823087</text:p>
          </table:table-cell>
          <table:table-cell office:value-type="float" office:value="0.833326" calcext:value-type="float">
            <text:p>0.833326</text:p>
          </table:table-cell>
          <table:table-cell office:value-type="float" office:value="0.837022" calcext:value-type="float">
            <text:p>0.837022</text:p>
          </table:table-cell>
          <table:table-cell office:value-type="float" office:value="0.83854" calcext:value-type="float">
            <text:p>0.83854</text:p>
          </table:table-cell>
          <table:table-cell office:value-type="float" office:value="0.841299" calcext:value-type="float">
            <text:p>0.841299</text:p>
          </table:table-cell>
          <table:table-cell office:value-type="float" office:value="0.849085" calcext:value-type="float">
            <text:p>0.849085</text:p>
          </table:table-cell>
          <table:table-cell office:value-type="float" office:value="0.862009" calcext:value-type="float">
            <text:p>0.862009</text:p>
          </table:table-cell>
          <table:table-cell office:value-type="float" office:value="0.901034" calcext:value-type="float">
            <text:p>0.901034</text:p>
          </table:table-cell>
          <table:table-cell office:value-type="float" office:value="0.772622" calcext:value-type="float">
            <text:p>0.7726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397089" calcext:value-type="float">
            <text:p>0.397089</text:p>
          </table:table-cell>
          <table:table-cell office:value-type="float" office:value="0.803147" calcext:value-type="float">
            <text:p>0.803147</text:p>
          </table:table-cell>
          <table:table-cell office:value-type="float" office:value="0.823855" calcext:value-type="float">
            <text:p>0.823855</text:p>
          </table:table-cell>
          <table:table-cell office:value-type="float" office:value="0.834034" calcext:value-type="float">
            <text:p>0.834034</text:p>
          </table:table-cell>
          <table:table-cell office:value-type="float" office:value="0.836594" calcext:value-type="float">
            <text:p>0.836594</text:p>
          </table:table-cell>
          <table:table-cell office:value-type="float" office:value="0.837905" calcext:value-type="float">
            <text:p>0.837905</text:p>
          </table:table-cell>
          <table:table-cell office:value-type="float" office:value="0.839887" calcext:value-type="float">
            <text:p>0.839887</text:p>
          </table:table-cell>
          <table:table-cell office:value-type="float" office:value="0.843153" calcext:value-type="float">
            <text:p>0.843153</text:p>
          </table:table-cell>
          <table:table-cell office:value-type="float" office:value="0.850274" calcext:value-type="float">
            <text:p>0.850274</text:p>
          </table:table-cell>
          <table:table-cell office:value-type="float" office:value="0.864244" calcext:value-type="float">
            <text:p>0.864244</text:p>
          </table:table-cell>
          <table:table-cell office:value-type="float" office:value="0.901034" calcext:value-type="float">
            <text:p>0.901034</text:p>
          </table:table-cell>
          <table:table-cell office:value-type="float" office:value="0.793018" calcext:value-type="float">
            <text:p>0.793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91301" calcext:value-type="float">
            <text:p>0.591301</text:p>
          </table:table-cell>
          <table:table-cell office:value-type="float" office:value="0.804761" calcext:value-type="float">
            <text:p>0.804761</text:p>
          </table:table-cell>
          <table:table-cell office:value-type="float" office:value="0.823397" calcext:value-type="float">
            <text:p>0.823397</text:p>
          </table:table-cell>
          <table:table-cell office:value-type="float" office:value="0.833948" calcext:value-type="float">
            <text:p>0.833948</text:p>
          </table:table-cell>
          <table:table-cell office:value-type="float" office:value="0.836647" calcext:value-type="float">
            <text:p>0.836647</text:p>
          </table:table-cell>
          <table:table-cell office:value-type="float" office:value="0.838009" calcext:value-type="float">
            <text:p>0.838009</text:p>
          </table:table-cell>
          <table:table-cell office:value-type="float" office:value="0.839475" calcext:value-type="float">
            <text:p>0.839475</text:p>
          </table:table-cell>
          <table:table-cell office:value-type="float" office:value="0.844061" calcext:value-type="float">
            <text:p>0.844061</text:p>
          </table:table-cell>
          <table:table-cell office:value-type="float" office:value="0.854495" calcext:value-type="float">
            <text:p>0.854495</text:p>
          </table:table-cell>
          <table:table-cell office:value-type="float" office:value="0.864333" calcext:value-type="float">
            <text:p>0.864333</text:p>
          </table:table-cell>
          <table:table-cell office:value-type="float" office:value="0.901034" calcext:value-type="float">
            <text:p>0.901034</text:p>
          </table:table-cell>
          <table:table-cell office:value-type="float" office:value="0.813043" calcext:value-type="float">
            <text:p>0.8130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52847" calcext:value-type="float">
            <text:p>0.352847</text:p>
          </table:table-cell>
          <table:table-cell office:value-type="float" office:value="0.799306" calcext:value-type="float">
            <text:p>0.799306</text:p>
          </table:table-cell>
          <table:table-cell office:value-type="float" office:value="0.805702" calcext:value-type="float">
            <text:p>0.805702</text:p>
          </table:table-cell>
          <table:table-cell office:value-type="float" office:value="0.821624" calcext:value-type="float">
            <text:p>0.821624</text:p>
          </table:table-cell>
          <table:table-cell office:value-type="float" office:value="0.833874" calcext:value-type="float">
            <text:p>0.833874</text:p>
          </table:table-cell>
          <table:table-cell office:value-type="float" office:value="0.837472" calcext:value-type="float">
            <text:p>0.837472</text:p>
          </table:table-cell>
          <table:table-cell office:value-type="float" office:value="0.839205" calcext:value-type="float">
            <text:p>0.839205</text:p>
          </table:table-cell>
          <table:table-cell office:value-type="float" office:value="0.842547" calcext:value-type="float">
            <text:p>0.842547</text:p>
          </table:table-cell>
          <table:table-cell office:value-type="float" office:value="0.852178" calcext:value-type="float">
            <text:p>0.852178</text:p>
          </table:table-cell>
          <table:table-cell office:value-type="float" office:value="0.868717" calcext:value-type="float">
            <text:p>0.868717</text:p>
          </table:table-cell>
          <table:table-cell office:value-type="float" office:value="0.910667" calcext:value-type="float">
            <text:p>0.910667</text:p>
          </table:table-cell>
          <table:table-cell office:value-type="float" office:value="0.785347" calcext:value-type="float">
            <text:p>0.7853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471803" calcext:value-type="float">
            <text:p>0.471803</text:p>
          </table:table-cell>
          <table:table-cell office:value-type="float" office:value="0.799986" calcext:value-type="float">
            <text:p>0.799986</text:p>
          </table:table-cell>
          <table:table-cell office:value-type="float" office:value="0.807494" calcext:value-type="float">
            <text:p>0.807494</text:p>
          </table:table-cell>
          <table:table-cell office:value-type="float" office:value="0.825678" calcext:value-type="float">
            <text:p>0.825678</text:p>
          </table:table-cell>
          <table:table-cell office:value-type="float" office:value="0.834722" calcext:value-type="float">
            <text:p>0.834722</text:p>
          </table:table-cell>
          <table:table-cell office:value-type="float" office:value="0.83767" calcext:value-type="float">
            <text:p>0.83767</text:p>
          </table:table-cell>
          <table:table-cell office:value-type="float" office:value="0.839452" calcext:value-type="float">
            <text:p>0.839452</text:p>
          </table:table-cell>
          <table:table-cell office:value-type="float" office:value="0.84186" calcext:value-type="float">
            <text:p>0.84186</text:p>
          </table:table-cell>
          <table:table-cell office:value-type="float" office:value="0.852274" calcext:value-type="float">
            <text:p>0.852274</text:p>
          </table:table-cell>
          <table:table-cell office:value-type="float" office:value="0.870632" calcext:value-type="float">
            <text:p>0.870632</text:p>
          </table:table-cell>
          <table:table-cell office:value-type="float" office:value="0.910667" calcext:value-type="float">
            <text:p>0.910667</text:p>
          </table:table-cell>
          <table:table-cell office:value-type="float" office:value="0.798157" calcext:value-type="float">
            <text:p>0.79815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434603" calcext:value-type="float">
            <text:p>0.434603</text:p>
          </table:table-cell>
          <table:table-cell office:value-type="float" office:value="0.798013" calcext:value-type="float">
            <text:p>0.798013</text:p>
          </table:table-cell>
          <table:table-cell office:value-type="float" office:value="0.80837" calcext:value-type="float">
            <text:p>0.80837</text:p>
          </table:table-cell>
          <table:table-cell office:value-type="float" office:value="0.826263" calcext:value-type="float">
            <text:p>0.826263</text:p>
          </table:table-cell>
          <table:table-cell office:value-type="float" office:value="0.835736" calcext:value-type="float">
            <text:p>0.835736</text:p>
          </table:table-cell>
          <table:table-cell office:value-type="float" office:value="0.83793" calcext:value-type="float">
            <text:p>0.83793</text:p>
          </table:table-cell>
          <table:table-cell office:value-type="float" office:value="0.839876" calcext:value-type="float">
            <text:p>0.839876</text:p>
          </table:table-cell>
          <table:table-cell office:value-type="float" office:value="0.844363" calcext:value-type="float">
            <text:p>0.844363</text:p>
          </table:table-cell>
          <table:table-cell office:value-type="float" office:value="0.853395" calcext:value-type="float">
            <text:p>0.853395</text:p>
          </table:table-cell>
          <table:table-cell office:value-type="float" office:value="0.868666" calcext:value-type="float">
            <text:p>0.868666</text:p>
          </table:table-cell>
          <table:table-cell office:value-type="float" office:value="0.910667" calcext:value-type="float">
            <text:p>0.910667</text:p>
          </table:table-cell>
          <table:table-cell office:value-type="float" office:value="0.794721" calcext:value-type="float">
            <text:p>0.7947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571998" calcext:value-type="float">
            <text:p>0.571998</text:p>
          </table:table-cell>
          <table:table-cell office:value-type="float" office:value="0.798464" calcext:value-type="float">
            <text:p>0.798464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2809" calcext:value-type="float">
            <text:p>0.82809</text:p>
          </table:table-cell>
          <table:table-cell office:value-type="float" office:value="0.836568" calcext:value-type="float">
            <text:p>0.836568</text:p>
          </table:table-cell>
          <table:table-cell office:value-type="float" office:value="0.838446" calcext:value-type="float">
            <text:p>0.838446</text:p>
          </table:table-cell>
          <table:table-cell office:value-type="float" office:value="0.839859" calcext:value-type="float">
            <text:p>0.839859</text:p>
          </table:table-cell>
          <table:table-cell office:value-type="float" office:value="0.844153" calcext:value-type="float">
            <text:p>0.844153</text:p>
          </table:table-cell>
          <table:table-cell office:value-type="float" office:value="0.854384" calcext:value-type="float">
            <text:p>0.854384</text:p>
          </table:table-cell>
          <table:table-cell office:value-type="float" office:value="0.870277" calcext:value-type="float">
            <text:p>0.870277</text:p>
          </table:table-cell>
          <table:table-cell office:value-type="float" office:value="0.910667" calcext:value-type="float">
            <text:p>0.910667</text:p>
          </table:table-cell>
          <table:table-cell office:value-type="float" office:value="0.809164" calcext:value-type="float">
            <text:p>0.8091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47236" calcext:value-type="float">
            <text:p>0.47236</text:p>
          </table:table-cell>
          <table:table-cell office:value-type="float" office:value="0.798997" calcext:value-type="float">
            <text:p>0.798997</text:p>
          </table:table-cell>
          <table:table-cell office:value-type="float" office:value="0.80959" calcext:value-type="float">
            <text:p>0.80959</text:p>
          </table:table-cell>
          <table:table-cell office:value-type="float" office:value="0.828321" calcext:value-type="float">
            <text:p>0.828321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0.838244" calcext:value-type="float">
            <text:p>0.838244</text:p>
          </table:table-cell>
          <table:table-cell office:value-type="float" office:value="0.840437" calcext:value-type="float">
            <text:p>0.840437</text:p>
          </table:table-cell>
          <table:table-cell office:value-type="float" office:value="0.846456" calcext:value-type="float">
            <text:p>0.846456</text:p>
          </table:table-cell>
          <table:table-cell office:value-type="float" office:value="0.855692" calcext:value-type="float">
            <text:p>0.855692</text:p>
          </table:table-cell>
          <table:table-cell office:value-type="float" office:value="0.869166" calcext:value-type="float">
            <text:p>0.869166</text:p>
          </table:table-cell>
          <table:table-cell office:value-type="float" office:value="0.910667" calcext:value-type="float">
            <text:p>0.910667</text:p>
          </table:table-cell>
          <table:table-cell office:value-type="float" office:value="0.79958" calcext:value-type="float">
            <text:p>0.7995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94267" calcext:value-type="float">
            <text:p>0.394267</text:p>
          </table:table-cell>
          <table:table-cell office:value-type="float" office:value="0.799659" calcext:value-type="float">
            <text:p>0.799659</text:p>
          </table:table-cell>
          <table:table-cell office:value-type="float" office:value="0.811528" calcext:value-type="float">
            <text:p>0.811528</text:p>
          </table:table-cell>
          <table:table-cell office:value-type="float" office:value="0.828364" calcext:value-type="float">
            <text:p>0.828364</text:p>
          </table:table-cell>
          <table:table-cell office:value-type="float" office:value="0.83701" calcext:value-type="float">
            <text:p>0.83701</text:p>
          </table:table-cell>
          <table:table-cell office:value-type="float" office:value="0.839471" calcext:value-type="float">
            <text:p>0.839471</text:p>
          </table:table-cell>
          <table:table-cell office:value-type="float" office:value="0.843061" calcext:value-type="float">
            <text:p>0.843061</text:p>
          </table:table-cell>
          <table:table-cell office:value-type="float" office:value="0.853037" calcext:value-type="float">
            <text:p>0.853037</text:p>
          </table:table-cell>
          <table:table-cell office:value-type="float" office:value="0.857375" calcext:value-type="float">
            <text:p>0.857375</text:p>
          </table:table-cell>
          <table:table-cell office:value-type="float" office:value="0.87171" calcext:value-type="float">
            <text:p>0.87171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793548" calcext:value-type="float">
            <text:p>0.7935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498772" calcext:value-type="float">
            <text:p>0.498772</text:p>
          </table:table-cell>
          <table:table-cell office:value-type="float" office:value="0.80668" calcext:value-type="float">
            <text:p>0.80668</text:p>
          </table:table-cell>
          <table:table-cell office:value-type="float" office:value="0.821453" calcext:value-type="float">
            <text:p>0.82145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8411" calcext:value-type="float">
            <text:p>0.838411</text:p>
          </table:table-cell>
          <table:table-cell office:value-type="float" office:value="0.840295" calcext:value-type="float">
            <text:p>0.840295</text:p>
          </table:table-cell>
          <table:table-cell office:value-type="float" office:value="0.844048" calcext:value-type="float">
            <text:p>0.844048</text:p>
          </table:table-cell>
          <table:table-cell office:value-type="float" office:value="0.853392" calcext:value-type="float">
            <text:p>0.853392</text:p>
          </table:table-cell>
          <table:table-cell office:value-type="float" office:value="0.857455" calcext:value-type="float">
            <text:p>0.857455</text:p>
          </table:table-cell>
          <table:table-cell office:value-type="float" office:value="0.868254" calcext:value-type="float">
            <text:p>0.868254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06296" calcext:value-type="float">
            <text:p>0.8062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5977" calcext:value-type="float">
            <text:p>0.35977</text:p>
          </table:table-cell>
          <table:table-cell office:value-type="float" office:value="0.798817" calcext:value-type="float">
            <text:p>0.798817</text:p>
          </table:table-cell>
          <table:table-cell office:value-type="float" office:value="0.813652" calcext:value-type="float">
            <text:p>0.813652</text:p>
          </table:table-cell>
          <table:table-cell office:value-type="float" office:value="0.830841" calcext:value-type="float">
            <text:p>0.830841</text:p>
          </table:table-cell>
          <table:table-cell office:value-type="float" office:value="0.838109" calcext:value-type="float">
            <text:p>0.838109</text:p>
          </table:table-cell>
          <table:table-cell office:value-type="float" office:value="0.839824" calcext:value-type="float">
            <text:p>0.839824</text:p>
          </table:table-cell>
          <table:table-cell office:value-type="float" office:value="0.844928" calcext:value-type="float">
            <text:p>0.844928</text:p>
          </table:table-cell>
          <table:table-cell office:value-type="float" office:value="0.853769" calcext:value-type="float">
            <text:p>0.853769</text:p>
          </table:table-cell>
          <table:table-cell office:value-type="float" office:value="0.857136" calcext:value-type="float">
            <text:p>0.857136</text:p>
          </table:table-cell>
          <table:table-cell office:value-type="float" office:value="0.869406" calcext:value-type="float">
            <text:p>0.869406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790625" calcext:value-type="float">
            <text:p>0.7906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26186" calcext:value-type="float">
            <text:p>0.426186</text:p>
          </table:table-cell>
          <table:table-cell office:value-type="float" office:value="0.798029" calcext:value-type="float">
            <text:p>0.798029</text:p>
          </table:table-cell>
          <table:table-cell office:value-type="float" office:value="0.817438" calcext:value-type="float">
            <text:p>0.817438</text:p>
          </table:table-cell>
          <table:table-cell office:value-type="float" office:value="0.833893" calcext:value-type="float">
            <text:p>0.833893</text:p>
          </table:table-cell>
          <table:table-cell office:value-type="float" office:value="0.838787" calcext:value-type="float">
            <text:p>0.838787</text:p>
          </table:table-cell>
          <table:table-cell office:value-type="float" office:value="0.840052" calcext:value-type="float">
            <text:p>0.840052</text:p>
          </table:table-cell>
          <table:table-cell office:value-type="float" office:value="0.843924" calcext:value-type="float">
            <text:p>0.843924</text:p>
          </table:table-cell>
          <table:table-cell office:value-type="float" office:value="0.85297" calcext:value-type="float">
            <text:p>0.85297</text:p>
          </table:table-cell>
          <table:table-cell office:value-type="float" office:value="0.857126" calcext:value-type="float">
            <text:p>0.857126</text:p>
          </table:table-cell>
          <table:table-cell office:value-type="float" office:value="0.871669" calcext:value-type="float">
            <text:p>0.871669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798007" calcext:value-type="float">
            <text:p>0.7980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0632" calcext:value-type="float">
            <text:p>0.60632</text:p>
          </table:table-cell>
          <table:table-cell office:value-type="float" office:value="0.801045" calcext:value-type="float">
            <text:p>0.801045</text:p>
          </table:table-cell>
          <table:table-cell office:value-type="float" office:value="0.817747" calcext:value-type="float">
            <text:p>0.817747</text:p>
          </table:table-cell>
          <table:table-cell office:value-type="float" office:value="0.83537" calcext:value-type="float">
            <text:p>0.83537</text:p>
          </table:table-cell>
          <table:table-cell office:value-type="float" office:value="0.838702" calcext:value-type="float">
            <text:p>0.838702</text:p>
          </table:table-cell>
          <table:table-cell office:value-type="float" office:value="0.840215" calcext:value-type="float">
            <text:p>0.840215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0.853224" calcext:value-type="float">
            <text:p>0.853224</text:p>
          </table:table-cell>
          <table:table-cell office:value-type="float" office:value="0.857038" calcext:value-type="float">
            <text:p>0.857038</text:p>
          </table:table-cell>
          <table:table-cell office:value-type="float" office:value="0.872755" calcext:value-type="float">
            <text:p>0.872755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16648" calcext:value-type="float">
            <text:p>0.81664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0659" calcext:value-type="float">
            <text:p>0.70659</text:p>
          </table:table-cell>
          <table:table-cell office:value-type="float" office:value="0.799184" calcext:value-type="float">
            <text:p>0.799184</text:p>
          </table:table-cell>
          <table:table-cell office:value-type="float" office:value="0.816489" calcext:value-type="float">
            <text:p>0.816489</text:p>
          </table:table-cell>
          <table:table-cell office:value-type="float" office:value="0.832634" calcext:value-type="float">
            <text:p>0.832634</text:p>
          </table:table-cell>
          <table:table-cell office:value-type="float" office:value="0.837428" calcext:value-type="float">
            <text:p>0.837428</text:p>
          </table:table-cell>
          <table:table-cell office:value-type="float" office:value="0.839191" calcext:value-type="float">
            <text:p>0.839191</text:p>
          </table:table-cell>
          <table:table-cell office:value-type="float" office:value="0.840463" calcext:value-type="float">
            <text:p>0.84046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54932" calcext:value-type="float">
            <text:p>0.854932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23642" calcext:value-type="float">
            <text:p>0.82364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66078" calcext:value-type="float">
            <text:p>0.666078</text:p>
          </table:table-cell>
          <table:table-cell office:value-type="float" office:value="0.803622" calcext:value-type="float">
            <text:p>0.803622</text:p>
          </table:table-cell>
          <table:table-cell office:value-type="float" office:value="0.821505" calcext:value-type="float">
            <text:p>0.821505</text:p>
          </table:table-cell>
          <table:table-cell office:value-type="float" office:value="0.833808" calcext:value-type="float">
            <text:p>0.833808</text:p>
          </table:table-cell>
          <table:table-cell office:value-type="float" office:value="0.837201" calcext:value-type="float">
            <text:p>0.837201</text:p>
          </table:table-cell>
          <table:table-cell office:value-type="float" office:value="0.838847" calcext:value-type="float">
            <text:p>0.838847</text:p>
          </table:table-cell>
          <table:table-cell office:value-type="float" office:value="0.840363" calcext:value-type="float">
            <text:p>0.840363</text:p>
          </table:table-cell>
          <table:table-cell office:value-type="float" office:value="0.844016" calcext:value-type="float">
            <text:p>0.844016</text:p>
          </table:table-cell>
          <table:table-cell office:value-type="float" office:value="0.854799" calcext:value-type="float">
            <text:p>0.854799</text:p>
          </table:table-cell>
          <table:table-cell office:value-type="float" office:value="0.863856" calcext:value-type="float">
            <text:p>0.863856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2041" calcext:value-type="float">
            <text:p>0.8204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24676" calcext:value-type="float">
            <text:p>0.624676</text:p>
          </table:table-cell>
          <table:table-cell office:value-type="float" office:value="0.801832" calcext:value-type="float">
            <text:p>0.801832</text:p>
          </table:table-cell>
          <table:table-cell office:value-type="float" office:value="0.817013" calcext:value-type="float">
            <text:p>0.817013</text:p>
          </table:table-cell>
          <table:table-cell office:value-type="float" office:value="0.830462" calcext:value-type="float">
            <text:p>0.830462</text:p>
          </table:table-cell>
          <table:table-cell office:value-type="float" office:value="0.836576" calcext:value-type="float">
            <text:p>0.836576</text:p>
          </table:table-cell>
          <table:table-cell office:value-type="float" office:value="0.839064" calcext:value-type="float">
            <text:p>0.839064</text:p>
          </table:table-cell>
          <table:table-cell office:value-type="float" office:value="0.840801" calcext:value-type="float">
            <text:p>0.840801</text:p>
          </table:table-cell>
          <table:table-cell office:value-type="float" office:value="0.846431" calcext:value-type="float">
            <text:p>0.846431</text:p>
          </table:table-cell>
          <table:table-cell office:value-type="float" office:value="0.855979" calcext:value-type="float">
            <text:p>0.855979</text:p>
          </table:table-cell>
          <table:table-cell office:value-type="float" office:value="0.868141" calcext:value-type="float">
            <text:p>0.868141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16098" calcext:value-type="float">
            <text:p>0.81609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81131" calcext:value-type="float">
            <text:p>0.81131</text:p>
          </table:table-cell>
          <table:table-cell office:value-type="float" office:value="0.827839" calcext:value-type="float">
            <text:p>0.827839</text:p>
          </table:table-cell>
          <table:table-cell office:value-type="float" office:value="0.832698" calcext:value-type="float">
            <text:p>0.832698</text:p>
          </table:table-cell>
          <table:table-cell office:value-type="float" office:value="0.837351" calcext:value-type="float">
            <text:p>0.837351</text:p>
          </table:table-cell>
          <table:table-cell office:value-type="float" office:value="0.839363" calcext:value-type="float">
            <text:p>0.839363</text:p>
          </table:table-cell>
          <table:table-cell office:value-type="float" office:value="0.843233" calcext:value-type="float">
            <text:p>0.843233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7184" calcext:value-type="float">
            <text:p>0.857184</text:p>
          </table:table-cell>
          <table:table-cell office:value-type="float" office:value="0.869968" calcext:value-type="float">
            <text:p>0.869968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32605" calcext:value-type="float">
            <text:p>0.8326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589886" calcext:value-type="float">
            <text:p>0.589886</text:p>
          </table:table-cell>
          <table:table-cell office:value-type="float" office:value="0.807683" calcext:value-type="float">
            <text:p>0.807683</text:p>
          </table:table-cell>
          <table:table-cell office:value-type="float" office:value="0.827072" calcext:value-type="float">
            <text:p>0.827072</text:p>
          </table:table-cell>
          <table:table-cell office:value-type="float" office:value="0.832052" calcext:value-type="float">
            <text:p>0.832052</text:p>
          </table:table-cell>
          <table:table-cell office:value-type="float" office:value="0.837338" calcext:value-type="float">
            <text:p>0.837338</text:p>
          </table:table-cell>
          <table:table-cell office:value-type="float" office:value="0.839343" calcext:value-type="float">
            <text:p>0.839343</text:p>
          </table:table-cell>
          <table:table-cell office:value-type="float" office:value="0.841686" calcext:value-type="float">
            <text:p>0.841686</text:p>
          </table:table-cell>
          <table:table-cell office:value-type="float" office:value="0.851994" calcext:value-type="float">
            <text:p>0.851994</text:p>
          </table:table-cell>
          <table:table-cell office:value-type="float" office:value="0.857369" calcext:value-type="float">
            <text:p>0.857369</text:p>
          </table:table-cell>
          <table:table-cell office:value-type="float" office:value="0.868866" calcext:value-type="float">
            <text:p>0.868866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15329" calcext:value-type="float">
            <text:p>0.8153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828524" calcext:value-type="float">
            <text:p>0.828524</text:p>
          </table:table-cell>
          <table:table-cell office:value-type="float" office:value="0.834051" calcext:value-type="float">
            <text:p>0.834051</text:p>
          </table:table-cell>
          <table:table-cell office:value-type="float" office:value="0.838249" calcext:value-type="float">
            <text:p>0.838249</text:p>
          </table:table-cell>
          <table:table-cell office:value-type="float" office:value="0.839662" calcext:value-type="float">
            <text:p>0.839662</text:p>
          </table:table-cell>
          <table:table-cell office:value-type="float" office:value="0.841552" calcext:value-type="float">
            <text:p>0.841552</text:p>
          </table:table-cell>
          <table:table-cell office:value-type="float" office:value="0.849036" calcext:value-type="float">
            <text:p>0.849036</text:p>
          </table:table-cell>
          <table:table-cell office:value-type="float" office:value="0.857177" calcext:value-type="float">
            <text:p>0.857177</text:p>
          </table:table-cell>
          <table:table-cell office:value-type="float" office:value="0.869074" calcext:value-type="float">
            <text:p>0.869074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28471" calcext:value-type="float">
            <text:p>0.8284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432433" calcext:value-type="float">
            <text:p>0.4324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18108" calcext:value-type="float">
            <text:p>0.818108</text:p>
          </table:table-cell>
          <table:table-cell office:value-type="float" office:value="0.829064" calcext:value-type="float">
            <text:p>0.829064</text:p>
          </table:table-cell>
          <table:table-cell office:value-type="float" office:value="0.834067" calcext:value-type="float">
            <text:p>0.834067</text:p>
          </table:table-cell>
          <table:table-cell office:value-type="float" office:value="0.838679" calcext:value-type="float">
            <text:p>0.838679</text:p>
          </table:table-cell>
          <table:table-cell office:value-type="float" office:value="0.840351" calcext:value-type="float">
            <text:p>0.840351</text:p>
          </table:table-cell>
          <table:table-cell office:value-type="float" office:value="0.844262" calcext:value-type="float">
            <text:p>0.844262</text:p>
          </table:table-cell>
          <table:table-cell office:value-type="float" office:value="0.855845" calcext:value-type="float">
            <text:p>0.855845</text:p>
          </table:table-cell>
          <table:table-cell office:value-type="float" office:value="0.866437" calcext:value-type="float">
            <text:p>0.866437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795978" calcext:value-type="float">
            <text:p>0.79597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44088" calcext:value-type="float">
            <text:p>0.44088</text:p>
          </table:table-cell>
          <table:table-cell office:value-type="float" office:value="0.805029" calcext:value-type="float">
            <text:p>0.805029</text:p>
          </table:table-cell>
          <table:table-cell office:value-type="float" office:value="0.826677" calcext:value-type="float">
            <text:p>0.826677</text:p>
          </table:table-cell>
          <table:table-cell office:value-type="float" office:value="0.833057" calcext:value-type="float">
            <text:p>0.833057</text:p>
          </table:table-cell>
          <table:table-cell office:value-type="float" office:value="0.838044" calcext:value-type="float">
            <text:p>0.838044</text:p>
          </table:table-cell>
          <table:table-cell office:value-type="float" office:value="0.83929" calcext:value-type="float">
            <text:p>0.83929</text:p>
          </table:table-cell>
          <table:table-cell office:value-type="float" office:value="0.840875" calcext:value-type="float">
            <text:p>0.840875</text:p>
          </table:table-cell>
          <table:table-cell office:value-type="float" office:value="0.850447" calcext:value-type="float">
            <text:p>0.850447</text:p>
          </table:table-cell>
          <table:table-cell office:value-type="float" office:value="0.85699" calcext:value-type="float">
            <text:p>0.85699</text:p>
          </table:table-cell>
          <table:table-cell office:value-type="float" office:value="0.872766" calcext:value-type="float">
            <text:p>0.872766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00405" calcext:value-type="float">
            <text:p>0.8004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475649" calcext:value-type="float">
            <text:p>0.475649</text:p>
          </table:table-cell>
          <table:table-cell office:value-type="float" office:value="0.810799" calcext:value-type="float">
            <text:p>0.810799</text:p>
          </table:table-cell>
          <table:table-cell office:value-type="float" office:value="0.829383" calcext:value-type="float">
            <text:p>0.829383</text:p>
          </table:table-cell>
          <table:table-cell office:value-type="float" office:value="0.836854" calcext:value-type="float">
            <text:p>0.836854</text:p>
          </table:table-cell>
          <table:table-cell office:value-type="float" office:value="0.838862" calcext:value-type="float">
            <text:p>0.838862</text:p>
          </table:table-cell>
          <table:table-cell office:value-type="float" office:value="0.840579" calcext:value-type="float">
            <text:p>0.840579</text:p>
          </table:table-cell>
          <table:table-cell office:value-type="float" office:value="0.84196" calcext:value-type="float">
            <text:p>0.84196</text:p>
          </table:table-cell>
          <table:table-cell office:value-type="float" office:value="0.85251" calcext:value-type="float">
            <text:p>0.85251</text:p>
          </table:table-cell>
          <table:table-cell office:value-type="float" office:value="0.857069" calcext:value-type="float">
            <text:p>0.857069</text:p>
          </table:table-cell>
          <table:table-cell office:value-type="float" office:value="0.875716" calcext:value-type="float">
            <text:p>0.875716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05938" calcext:value-type="float">
            <text:p>0.8059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450452" calcext:value-type="float">
            <text:p>0.450452</text:p>
          </table:table-cell>
          <table:table-cell office:value-type="float" office:value="0.809325" calcext:value-type="float">
            <text:p>0.809325</text:p>
          </table:table-cell>
          <table:table-cell office:value-type="float" office:value="0.830384" calcext:value-type="float">
            <text:p>0.830384</text:p>
          </table:table-cell>
          <table:table-cell office:value-type="float" office:value="0.837492" calcext:value-type="float">
            <text:p>0.837492</text:p>
          </table:table-cell>
          <table:table-cell office:value-type="float" office:value="0.839234" calcext:value-type="float">
            <text:p>0.839234</text:p>
          </table:table-cell>
          <table:table-cell office:value-type="float" office:value="0.840679" calcext:value-type="float">
            <text:p>0.840679</text:p>
          </table:table-cell>
          <table:table-cell office:value-type="float" office:value="0.843124" calcext:value-type="float">
            <text:p>0.843124</text:p>
          </table:table-cell>
          <table:table-cell office:value-type="float" office:value="0.853657" calcext:value-type="float">
            <text:p>0.853657</text:p>
          </table:table-cell>
          <table:table-cell office:value-type="float" office:value="0.857441" calcext:value-type="float">
            <text:p>0.857441</text:p>
          </table:table-cell>
          <table:table-cell office:value-type="float" office:value="0.877061" calcext:value-type="float">
            <text:p>0.877061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03885" calcext:value-type="float">
            <text:p>0.8038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50625" calcext:value-type="float">
            <text:p>0.550625</text:p>
          </table:table-cell>
          <table:table-cell office:value-type="float" office:value="0.807321" calcext:value-type="float">
            <text:p>0.807321</text:p>
          </table:table-cell>
          <table:table-cell office:value-type="float" office:value="0.826502" calcext:value-type="float">
            <text:p>0.826502</text:p>
          </table:table-cell>
          <table:table-cell office:value-type="float" office:value="0.836984" calcext:value-type="float">
            <text:p>0.836984</text:p>
          </table:table-cell>
          <table:table-cell office:value-type="float" office:value="0.839015" calcext:value-type="float">
            <text:p>0.839015</text:p>
          </table:table-cell>
          <table:table-cell office:value-type="float" office:value="0.840444" calcext:value-type="float">
            <text:p>0.840444</text:p>
          </table:table-cell>
          <table:table-cell office:value-type="float" office:value="0.84409" calcext:value-type="float">
            <text:p>0.84409</text:p>
          </table:table-cell>
          <table:table-cell office:value-type="float" office:value="0.854678" calcext:value-type="float">
            <text:p>0.854678</text:p>
          </table:table-cell>
          <table:table-cell office:value-type="float" office:value="0.857259" calcext:value-type="float">
            <text:p>0.857259</text:p>
          </table:table-cell>
          <table:table-cell office:value-type="float" office:value="0.872554" calcext:value-type="float">
            <text:p>0.872554</text:p>
          </table:table-cell>
          <table:table-cell office:value-type="float" office:value="0.913149" calcext:value-type="float">
            <text:p>0.913149</text:p>
          </table:table-cell>
          <table:table-cell office:value-type="float" office:value="0.812947" calcext:value-type="float">
            <text:p>0.8129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594513" calcext:value-type="float">
            <text:p>0.594513</text:p>
          </table:table-cell>
          <table:table-cell office:value-type="float" office:value="0.810199" calcext:value-type="float">
            <text:p>0.810199</text:p>
          </table:table-cell>
          <table:table-cell office:value-type="float" office:value="0.828518" calcext:value-type="float">
            <text:p>0.828518</text:p>
          </table:table-cell>
          <table:table-cell office:value-type="float" office:value="0.836815" calcext:value-type="float">
            <text:p>0.836815</text:p>
          </table:table-cell>
          <table:table-cell office:value-type="float" office:value="0.838976" calcext:value-type="float">
            <text:p>0.838976</text:p>
          </table:table-cell>
          <table:table-cell office:value-type="float" office:value="0.840509" calcext:value-type="float">
            <text:p>0.840509</text:p>
          </table:table-cell>
          <table:table-cell office:value-type="float" office:value="0.845748" calcext:value-type="float">
            <text:p>0.845748</text:p>
          </table:table-cell>
          <table:table-cell office:value-type="float" office:value="0.855003" calcext:value-type="float">
            <text:p>0.855003</text:p>
          </table:table-cell>
          <table:table-cell office:value-type="float" office:value="0.857002" calcext:value-type="float">
            <text:p>0.857002</text:p>
          </table:table-cell>
          <table:table-cell office:value-type="float" office:value="0.871451" calcext:value-type="float">
            <text:p>0.871451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17873" calcext:value-type="float">
            <text:p>0.81787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46748" calcext:value-type="float">
            <text:p>0.646748</text:p>
          </table:table-cell>
          <table:table-cell office:value-type="float" office:value="0.816963" calcext:value-type="float">
            <text:p>0.816963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0.838113" calcext:value-type="float">
            <text:p>0.838113</text:p>
          </table:table-cell>
          <table:table-cell office:value-type="float" office:value="0.839737" calcext:value-type="float">
            <text:p>0.839737</text:p>
          </table:table-cell>
          <table:table-cell office:value-type="float" office:value="0.840843" calcext:value-type="float">
            <text:p>0.840843</text:p>
          </table:table-cell>
          <table:table-cell office:value-type="float" office:value="0.847636" calcext:value-type="float">
            <text:p>0.847636</text:p>
          </table:table-cell>
          <table:table-cell office:value-type="float" office:value="0.854805" calcext:value-type="float">
            <text:p>0.854805</text:p>
          </table:table-cell>
          <table:table-cell office:value-type="float" office:value="0.857094" calcext:value-type="float">
            <text:p>0.857094</text:p>
          </table:table-cell>
          <table:table-cell office:value-type="float" office:value="0.868811" calcext:value-type="float">
            <text:p>0.868811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24306" calcext:value-type="float">
            <text:p>0.8243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79723" calcext:value-type="float">
            <text:p>0.679723</text:p>
          </table:table-cell>
          <table:table-cell office:value-type="float" office:value="0.821176" calcext:value-type="float">
            <text:p>0.821176</text:p>
          </table:table-cell>
          <table:table-cell office:value-type="float" office:value="0.831572" calcext:value-type="float">
            <text:p>0.831572</text:p>
          </table:table-cell>
          <table:table-cell office:value-type="float" office:value="0.838372" calcext:value-type="float">
            <text:p>0.838372</text:p>
          </table:table-cell>
          <table:table-cell office:value-type="float" office:value="0.839947" calcext:value-type="float">
            <text:p>0.839947</text:p>
          </table:table-cell>
          <table:table-cell office:value-type="float" office:value="0.843771" calcext:value-type="float">
            <text:p>0.843771</text:p>
          </table:table-cell>
          <table:table-cell office:value-type="float" office:value="0.854478" calcext:value-type="float">
            <text:p>0.854478</text:p>
          </table:table-cell>
          <table:table-cell office:value-type="float" office:value="0.856293" calcext:value-type="float">
            <text:p>0.856293</text:p>
          </table:table-cell>
          <table:table-cell office:value-type="float" office:value="0.857813" calcext:value-type="float">
            <text:p>0.857813</text:p>
          </table:table-cell>
          <table:table-cell office:value-type="float" office:value="0.870567" calcext:value-type="float">
            <text:p>0.870567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29371" calcext:value-type="float">
            <text:p>0.8293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95394" calcext:value-type="float">
            <text:p>0.595394</text:p>
          </table:table-cell>
          <table:table-cell office:value-type="float" office:value="0.815851" calcext:value-type="float">
            <text:p>0.815851</text:p>
          </table:table-cell>
          <table:table-cell office:value-type="float" office:value="0.831654" calcext:value-type="float">
            <text:p>0.831654</text:p>
          </table:table-cell>
          <table:table-cell office:value-type="float" office:value="0.838959" calcext:value-type="float">
            <text:p>0.838959</text:p>
          </table:table-cell>
          <table:table-cell office:value-type="float" office:value="0.840372" calcext:value-type="float">
            <text:p>0.840372</text:p>
          </table:table-cell>
          <table:table-cell office:value-type="float" office:value="0.843431" calcext:value-type="float">
            <text:p>0.843431</text:p>
          </table:table-cell>
          <table:table-cell office:value-type="float" office:value="0.85361" calcext:value-type="float">
            <text:p>0.85361</text:p>
          </table:table-cell>
          <table:table-cell office:value-type="float" office:value="0.855884" calcext:value-type="float">
            <text:p>0.855884</text:p>
          </table:table-cell>
          <table:table-cell office:value-type="float" office:value="0.857063" calcext:value-type="float">
            <text:p>0.857063</text:p>
          </table:table-cell>
          <table:table-cell office:value-type="float" office:value="0.868099" calcext:value-type="float">
            <text:p>0.868099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20032" calcext:value-type="float">
            <text:p>0.82003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31267" calcext:value-type="float">
            <text:p>0.631267</text:p>
          </table:table-cell>
          <table:table-cell office:value-type="float" office:value="0.814875" calcext:value-type="float">
            <text:p>0.814875</text:p>
          </table:table-cell>
          <table:table-cell office:value-type="float" office:value="0.830491" calcext:value-type="float">
            <text:p>0.830491</text:p>
          </table:table-cell>
          <table:table-cell office:value-type="float" office:value="0.837954" calcext:value-type="float">
            <text:p>0.837954</text:p>
          </table:table-cell>
          <table:table-cell office:value-type="float" office:value="0.840308" calcext:value-type="float">
            <text:p>0.840308</text:p>
          </table:table-cell>
          <table:table-cell office:value-type="float" office:value="0.845949" calcext:value-type="float">
            <text:p>0.845949</text:p>
          </table:table-cell>
          <table:table-cell office:value-type="float" office:value="0.85399" calcext:value-type="float">
            <text:p>0.85399</text:p>
          </table:table-cell>
          <table:table-cell office:value-type="float" office:value="0.856137" calcext:value-type="float">
            <text:p>0.856137</text:p>
          </table:table-cell>
          <table:table-cell office:value-type="float" office:value="0.857632" calcext:value-type="float">
            <text:p>0.857632</text:p>
          </table:table-cell>
          <table:table-cell office:value-type="float" office:value="0.873736" calcext:value-type="float">
            <text:p>0.873736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24234" calcext:value-type="float">
            <text:p>0.8242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2972" calcext:value-type="float">
            <text:p>0.62972</text:p>
          </table:table-cell>
          <table:table-cell office:value-type="float" office:value="0.815037" calcext:value-type="float">
            <text:p>0.815037</text:p>
          </table:table-cell>
          <table:table-cell office:value-type="float" office:value="0.834882" calcext:value-type="float">
            <text:p>0.834882</text:p>
          </table:table-cell>
          <table:table-cell office:value-type="float" office:value="0.839878" calcext:value-type="float">
            <text:p>0.839878</text:p>
          </table:table-cell>
          <table:table-cell office:value-type="float" office:value="0.840926" calcext:value-type="float">
            <text:p>0.840926</text:p>
          </table:table-cell>
          <table:table-cell office:value-type="float" office:value="0.848922" calcext:value-type="float">
            <text:p>0.848922</text:p>
          </table:table-cell>
          <table:table-cell office:value-type="float" office:value="0.855352" calcext:value-type="float">
            <text:p>0.855352</text:p>
          </table:table-cell>
          <table:table-cell office:value-type="float" office:value="0.856444" calcext:value-type="float">
            <text:p>0.856444</text:p>
          </table:table-cell>
          <table:table-cell office:value-type="float" office:value="0.857966" calcext:value-type="float">
            <text:p>0.857966</text:p>
          </table:table-cell>
          <table:table-cell office:value-type="float" office:value="0.87537" calcext:value-type="float">
            <text:p>0.87537</text:p>
          </table:table-cell>
          <table:table-cell office:value-type="float" office:value="0.913816" calcext:value-type="float">
            <text:p>0.913816</text:p>
          </table:table-cell>
          <table:table-cell office:value-type="float" office:value="0.82545" calcext:value-type="float">
            <text:p>0.8254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528121" calcext:value-type="float">
            <text:p>0.528121</text:p>
          </table:table-cell>
          <table:table-cell office:value-type="float" office:value="0.811868" calcext:value-type="float">
            <text:p>0.811868</text:p>
          </table:table-cell>
          <table:table-cell office:value-type="float" office:value="0.835283" calcext:value-type="float">
            <text:p>0.835283</text:p>
          </table:table-cell>
          <table:table-cell office:value-type="float" office:value="0.839546" calcext:value-type="float">
            <text:p>0.839546</text:p>
          </table:table-cell>
          <table:table-cell office:value-type="float" office:value="0.840664" calcext:value-type="float">
            <text:p>0.840664</text:p>
          </table:table-cell>
          <table:table-cell office:value-type="float" office:value="0.845013" calcext:value-type="float">
            <text:p>0.845013</text:p>
          </table:table-cell>
          <table:table-cell office:value-type="float" office:value="0.854667" calcext:value-type="float">
            <text:p>0.854667</text:p>
          </table:table-cell>
          <table:table-cell office:value-type="float" office:value="0.856416" calcext:value-type="float">
            <text:p>0.856416</text:p>
          </table:table-cell>
          <table:table-cell office:value-type="float" office:value="0.857866" calcext:value-type="float">
            <text:p>0.857866</text:p>
          </table:table-cell>
          <table:table-cell office:value-type="float" office:value="0.872749" calcext:value-type="float">
            <text:p>0.872749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14219" calcext:value-type="float">
            <text:p>0.81421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556479" calcext:value-type="float">
            <text:p>0.556479</text:p>
          </table:table-cell>
          <table:table-cell office:value-type="float" office:value="0.802351" calcext:value-type="float">
            <text:p>0.802351</text:p>
          </table:table-cell>
          <table:table-cell office:value-type="float" office:value="0.827794" calcext:value-type="float">
            <text:p>0.827794</text:p>
          </table:table-cell>
          <table:table-cell office:value-type="float" office:value="0.838753" calcext:value-type="float">
            <text:p>0.838753</text:p>
          </table:table-cell>
          <table:table-cell office:value-type="float" office:value="0.840386" calcext:value-type="float">
            <text:p>0.840386</text:p>
          </table:table-cell>
          <table:table-cell office:value-type="float" office:value="0.847408" calcext:value-type="float">
            <text:p>0.847408</text:p>
          </table:table-cell>
          <table:table-cell office:value-type="float" office:value="0.855549" calcext:value-type="float">
            <text:p>0.855549</text:p>
          </table:table-cell>
          <table:table-cell office:value-type="float" office:value="0.856922" calcext:value-type="float">
            <text:p>0.856922</text:p>
          </table:table-cell>
          <table:table-cell office:value-type="float" office:value="0.858043" calcext:value-type="float">
            <text:p>0.858043</text:p>
          </table:table-cell>
          <table:table-cell office:value-type="float" office:value="0.872236" calcext:value-type="float">
            <text:p>0.87223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15592" calcext:value-type="float">
            <text:p>0.81559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06994" calcext:value-type="float">
            <text:p>0.606994</text:p>
          </table:table-cell>
          <table:table-cell office:value-type="float" office:value="0.81433" calcext:value-type="float">
            <text:p>0.81433</text:p>
          </table:table-cell>
          <table:table-cell office:value-type="float" office:value="0.837576" calcext:value-type="float">
            <text:p>0.837576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0.842179" calcext:value-type="float">
            <text:p>0.842179</text:p>
          </table:table-cell>
          <table:table-cell office:value-type="float" office:value="0.851561" calcext:value-type="float">
            <text:p>0.851561</text:p>
          </table:table-cell>
          <table:table-cell office:value-type="float" office:value="0.855986" calcext:value-type="float">
            <text:p>0.855986</text:p>
          </table:table-cell>
          <table:table-cell office:value-type="float" office:value="0.857287" calcext:value-type="float">
            <text:p>0.857287</text:p>
          </table:table-cell>
          <table:table-cell office:value-type="float" office:value="0.858168" calcext:value-type="float">
            <text:p>0.858168</text:p>
          </table:table-cell>
          <table:table-cell office:value-type="float" office:value="0.876152" calcext:value-type="float">
            <text:p>0.876152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3992" calcext:value-type="float">
            <text:p>0.8239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22336" calcext:value-type="float">
            <text:p>0.622336</text:p>
          </table:table-cell>
          <table:table-cell office:value-type="float" office:value="0.806813" calcext:value-type="float">
            <text:p>0.806813</text:p>
          </table:table-cell>
          <table:table-cell office:value-type="float" office:value="0.832995" calcext:value-type="float">
            <text:p>0.832995</text:p>
          </table:table-cell>
          <table:table-cell office:value-type="float" office:value="0.839469" calcext:value-type="float">
            <text:p>0.839469</text:p>
          </table:table-cell>
          <table:table-cell office:value-type="float" office:value="0.841854" calcext:value-type="float">
            <text:p>0.841854</text:p>
          </table:table-cell>
          <table:table-cell office:value-type="float" office:value="0.853305" calcext:value-type="float">
            <text:p>0.853305</text:p>
          </table:table-cell>
          <table:table-cell office:value-type="float" office:value="0.856341" calcext:value-type="float">
            <text:p>0.856341</text:p>
          </table:table-cell>
          <table:table-cell office:value-type="float" office:value="0.857386" calcext:value-type="float">
            <text:p>0.857386</text:p>
          </table:table-cell>
          <table:table-cell office:value-type="float" office:value="0.858309" calcext:value-type="float">
            <text:p>0.858309</text:p>
          </table:table-cell>
          <table:table-cell office:value-type="float" office:value="0.876797" calcext:value-type="float">
            <text:p>0.876797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456" calcext:value-type="float">
            <text:p>0.824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807075" calcext:value-type="float">
            <text:p>0.807075</text:p>
          </table:table-cell>
          <table:table-cell office:value-type="float" office:value="0.827794" calcext:value-type="float">
            <text:p>0.827794</text:p>
          </table:table-cell>
          <table:table-cell office:value-type="float" office:value="0.839578" calcext:value-type="float">
            <text:p>0.839578</text:p>
          </table:table-cell>
          <table:table-cell office:value-type="float" office:value="0.843898" calcext:value-type="float">
            <text:p>0.843898</text:p>
          </table:table-cell>
          <table:table-cell office:value-type="float" office:value="0.854918" calcext:value-type="float">
            <text:p>0.854918</text:p>
          </table:table-cell>
          <table:table-cell office:value-type="float" office:value="0.85639" calcext:value-type="float">
            <text:p>0.85639</text:p>
          </table:table-cell>
          <table:table-cell office:value-type="float" office:value="0.857406" calcext:value-type="float">
            <text:p>0.857406</text:p>
          </table:table-cell>
          <table:table-cell office:value-type="float" office:value="0.858162" calcext:value-type="float">
            <text:p>0.858162</text:p>
          </table:table-cell>
          <table:table-cell office:value-type="float" office:value="0.872376" calcext:value-type="float">
            <text:p>0.87237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6674" calcext:value-type="float">
            <text:p>0.8266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454754" calcext:value-type="float">
            <text:p>0.454754</text:p>
          </table:table-cell>
          <table:table-cell office:value-type="float" office:value="0.80801" calcext:value-type="float">
            <text:p>0.80801</text:p>
          </table:table-cell>
          <table:table-cell office:value-type="float" office:value="0.83028" calcext:value-type="float">
            <text:p>0.83028</text:p>
          </table:table-cell>
          <table:table-cell office:value-type="float" office:value="0.839764" calcext:value-type="float">
            <text:p>0.839764</text:p>
          </table:table-cell>
          <table:table-cell office:value-type="float" office:value="0.841231" calcext:value-type="float">
            <text:p>0.841231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6129" calcext:value-type="float">
            <text:p>0.856129</text:p>
          </table:table-cell>
          <table:table-cell office:value-type="float" office:value="0.857231" calcext:value-type="float">
            <text:p>0.857231</text:p>
          </table:table-cell>
          <table:table-cell office:value-type="float" office:value="0.858089" calcext:value-type="float">
            <text:p>0.858089</text:p>
          </table:table-cell>
          <table:table-cell office:value-type="float" office:value="0.87146" calcext:value-type="float">
            <text:p>0.8714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06965" calcext:value-type="float">
            <text:p>0.8069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70849" calcext:value-type="float">
            <text:p>0.670849</text:p>
          </table:table-cell>
          <table:table-cell office:value-type="float" office:value="0.814507" calcext:value-type="float">
            <text:p>0.814507</text:p>
          </table:table-cell>
          <table:table-cell office:value-type="float" office:value="0.829538" calcext:value-type="float">
            <text:p>0.829538</text:p>
          </table:table-cell>
          <table:table-cell office:value-type="float" office:value="0.839469" calcext:value-type="float">
            <text:p>0.839469</text:p>
          </table:table-cell>
          <table:table-cell office:value-type="float" office:value="0.840949" calcext:value-type="float">
            <text:p>0.840949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0.856179" calcext:value-type="float">
            <text:p>0.856179</text:p>
          </table:table-cell>
          <table:table-cell office:value-type="float" office:value="0.857313" calcext:value-type="float">
            <text:p>0.857313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71411" calcext:value-type="float">
            <text:p>0.871411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8964" calcext:value-type="float">
            <text:p>0.8289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71297" calcext:value-type="float">
            <text:p>0.71297</text:p>
          </table:table-cell>
          <table:table-cell office:value-type="float" office:value="0.813629" calcext:value-type="float">
            <text:p>0.813629</text:p>
          </table:table-cell>
          <table:table-cell office:value-type="float" office:value="0.828777" calcext:value-type="float">
            <text:p>0.828777</text:p>
          </table:table-cell>
          <table:table-cell office:value-type="float" office:value="0.83916" calcext:value-type="float">
            <text:p>0.83916</text:p>
          </table:table-cell>
          <table:table-cell office:value-type="float" office:value="0.841484" calcext:value-type="float">
            <text:p>0.841484</text:p>
          </table:table-cell>
          <table:table-cell office:value-type="float" office:value="0.853336" calcext:value-type="float">
            <text:p>0.853336</text:p>
          </table:table-cell>
          <table:table-cell office:value-type="float" office:value="0.856259" calcext:value-type="float">
            <text:p>0.856259</text:p>
          </table:table-cell>
          <table:table-cell office:value-type="float" office:value="0.857387" calcext:value-type="float">
            <text:p>0.857387</text:p>
          </table:table-cell>
          <table:table-cell office:value-type="float" office:value="0.858511" calcext:value-type="float">
            <text:p>0.858511</text:p>
          </table:table-cell>
          <table:table-cell office:value-type="float" office:value="0.875361" calcext:value-type="float">
            <text:p>0.875361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33687" calcext:value-type="float">
            <text:p>0.83368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587408" calcext:value-type="float">
            <text:p>0.587408</text:p>
          </table:table-cell>
          <table:table-cell office:value-type="float" office:value="0.806562" calcext:value-type="float">
            <text:p>0.806562</text:p>
          </table:table-cell>
          <table:table-cell office:value-type="float" office:value="0.826033" calcext:value-type="float">
            <text:p>0.826033</text:p>
          </table:table-cell>
          <table:table-cell office:value-type="float" office:value="0.839685" calcext:value-type="float">
            <text:p>0.839685</text:p>
          </table:table-cell>
          <table:table-cell office:value-type="float" office:value="0.847511" calcext:value-type="float">
            <text:p>0.847511</text:p>
          </table:table-cell>
          <table:table-cell office:value-type="float" office:value="0.85564" calcext:value-type="float">
            <text:p>0.85564</text:p>
          </table:table-cell>
          <table:table-cell office:value-type="float" office:value="0.856868" calcext:value-type="float">
            <text:p>0.856868</text:p>
          </table:table-cell>
          <table:table-cell office:value-type="float" office:value="0.857801" calcext:value-type="float">
            <text:p>0.857801</text:p>
          </table:table-cell>
          <table:table-cell office:value-type="float" office:value="0.858643" calcext:value-type="float">
            <text:p>0.858643</text:p>
          </table:table-cell>
          <table:table-cell office:value-type="float" office:value="0.873449" calcext:value-type="float">
            <text:p>0.873449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096" calcext:value-type="float">
            <text:p>0.8209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666033" calcext:value-type="float">
            <text:p>0.66603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2433" calcext:value-type="float">
            <text:p>0.82433</text:p>
          </table:table-cell>
          <table:table-cell office:value-type="float" office:value="0.839666" calcext:value-type="float">
            <text:p>0.839666</text:p>
          </table:table-cell>
          <table:table-cell office:value-type="float" office:value="0.849817" calcext:value-type="float">
            <text:p>0.849817</text:p>
          </table:table-cell>
          <table:table-cell office:value-type="float" office:value="0.855902" calcext:value-type="float">
            <text:p>0.855902</text:p>
          </table:table-cell>
          <table:table-cell office:value-type="float" office:value="0.857111" calcext:value-type="float">
            <text:p>0.857111</text:p>
          </table:table-cell>
          <table:table-cell office:value-type="float" office:value="0.857809" calcext:value-type="float">
            <text:p>0.857809</text:p>
          </table:table-cell>
          <table:table-cell office:value-type="float" office:value="0.858746" calcext:value-type="float">
            <text:p>0.858746</text:p>
          </table:table-cell>
          <table:table-cell office:value-type="float" office:value="0.875455" calcext:value-type="float">
            <text:p>0.875455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28757" calcext:value-type="float">
            <text:p>0.82875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469674" calcext:value-type="float">
            <text:p>0.469674</text:p>
          </table:table-cell>
          <table:table-cell office:value-type="float" office:value="0.798594" calcext:value-type="float">
            <text:p>0.798594</text:p>
          </table:table-cell>
          <table:table-cell office:value-type="float" office:value="0.817046" calcext:value-type="float">
            <text:p>0.817046</text:p>
          </table:table-cell>
          <table:table-cell office:value-type="float" office:value="0.834751" calcext:value-type="float">
            <text:p>0.834751</text:p>
          </table:table-cell>
          <table:table-cell office:value-type="float" office:value="0.840946" calcext:value-type="float">
            <text:p>0.840946</text:p>
          </table:table-cell>
          <table:table-cell office:value-type="float" office:value="0.853884" calcext:value-type="float">
            <text:p>0.853884</text:p>
          </table:table-cell>
          <table:table-cell office:value-type="float" office:value="0.85672" calcext:value-type="float">
            <text:p>0.85672</text:p>
          </table:table-cell>
          <table:table-cell office:value-type="float" office:value="0.858089" calcext:value-type="float">
            <text:p>0.858089</text:p>
          </table:table-cell>
          <table:table-cell office:value-type="float" office:value="0.860011" calcext:value-type="float">
            <text:p>0.860011</text:p>
          </table:table-cell>
          <table:table-cell office:value-type="float" office:value="0.88182" calcext:value-type="float">
            <text:p>0.88182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07153" calcext:value-type="float">
            <text:p>0.80715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549275" calcext:value-type="float">
            <text:p>0.549275</text:p>
          </table:table-cell>
          <table:table-cell office:value-type="float" office:value="0.805351" calcext:value-type="float">
            <text:p>0.805351</text:p>
          </table:table-cell>
          <table:table-cell office:value-type="float" office:value="0.826083" calcext:value-type="float">
            <text:p>0.826083</text:p>
          </table:table-cell>
          <table:table-cell office:value-type="float" office:value="0.839503" calcext:value-type="float">
            <text:p>0.839503</text:p>
          </table:table-cell>
          <table:table-cell office:value-type="float" office:value="0.847516" calcext:value-type="float">
            <text:p>0.847516</text:p>
          </table:table-cell>
          <table:table-cell office:value-type="float" office:value="0.856237" calcext:value-type="float">
            <text:p>0.856237</text:p>
          </table:table-cell>
          <table:table-cell office:value-type="float" office:value="0.857675" calcext:value-type="float">
            <text:p>0.857675</text:p>
          </table:table-cell>
          <table:table-cell office:value-type="float" office:value="0.858739" calcext:value-type="float">
            <text:p>0.858739</text:p>
          </table:table-cell>
          <table:table-cell office:value-type="float" office:value="0.862821" calcext:value-type="float">
            <text:p>0.862821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0.915034" calcext:value-type="float">
            <text:p>0.915034</text:p>
          </table:table-cell>
          <table:table-cell office:value-type="float" office:value="0.819052" calcext:value-type="float">
            <text:p>0.8190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431752" calcext:value-type="float">
            <text:p>0.431752</text:p>
          </table:table-cell>
          <table:table-cell office:value-type="float" office:value="0.805047" calcext:value-type="float">
            <text:p>0.805047</text:p>
          </table:table-cell>
          <table:table-cell office:value-type="float" office:value="0.826671" calcext:value-type="float">
            <text:p>0.826671</text:p>
          </table:table-cell>
          <table:table-cell office:value-type="float" office:value="0.839533" calcext:value-type="float">
            <text:p>0.839533</text:p>
          </table:table-cell>
          <table:table-cell office:value-type="float" office:value="0.845636" calcext:value-type="float">
            <text:p>0.845636</text:p>
          </table:table-cell>
          <table:table-cell office:value-type="float" office:value="0.855814" calcext:value-type="float">
            <text:p>0.855814</text:p>
          </table:table-cell>
          <table:table-cell office:value-type="float" office:value="0.857559" calcext:value-type="float">
            <text:p>0.857559</text:p>
          </table:table-cell>
          <table:table-cell office:value-type="float" office:value="0.858779" calcext:value-type="float">
            <text:p>0.858779</text:p>
          </table:table-cell>
          <table:table-cell office:value-type="float" office:value="0.864463" calcext:value-type="float">
            <text:p>0.864463</text:p>
          </table:table-cell>
          <table:table-cell office:value-type="float" office:value="0.882774" calcext:value-type="float">
            <text:p>0.882774</text:p>
          </table:table-cell>
          <table:table-cell office:value-type="float" office:value="0.915034" calcext:value-type="float">
            <text:p>0.915034</text:p>
          </table:table-cell>
          <table:table-cell office:value-type="float" office:value="0.806803" calcext:value-type="float">
            <text:p>0.8068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357998" calcext:value-type="float">
            <text:p>0.357998</text:p>
          </table:table-cell>
          <table:table-cell office:value-type="float" office:value="0.797489" calcext:value-type="float">
            <text:p>0.797489</text:p>
          </table:table-cell>
          <table:table-cell office:value-type="float" office:value="0.811995" calcext:value-type="float">
            <text:p>0.811995</text:p>
          </table:table-cell>
          <table:table-cell office:value-type="float" office:value="0.828344" calcext:value-type="float">
            <text:p>0.828344</text:p>
          </table:table-cell>
          <table:table-cell office:value-type="float" office:value="0.840253" calcext:value-type="float">
            <text:p>0.840253</text:p>
          </table:table-cell>
          <table:table-cell office:value-type="float" office:value="0.853053" calcext:value-type="float">
            <text:p>0.853053</text:p>
          </table:table-cell>
          <table:table-cell office:value-type="float" office:value="0.857089" calcext:value-type="float">
            <text:p>0.857089</text:p>
          </table:table-cell>
          <table:table-cell office:value-type="float" office:value="0.858215" calcext:value-type="float">
            <text:p>0.858215</text:p>
          </table:table-cell>
          <table:table-cell office:value-type="float" office:value="0.861649" calcext:value-type="float">
            <text:p>0.861649</text:p>
          </table:table-cell>
          <table:table-cell office:value-type="float" office:value="0.886771" calcext:value-type="float">
            <text:p>0.886771</text:p>
          </table:table-cell>
          <table:table-cell office:value-type="float" office:value="0.916621" calcext:value-type="float">
            <text:p>0.916621</text:p>
          </table:table-cell>
          <table:table-cell office:value-type="float" office:value="0.795286" calcext:value-type="float">
            <text:p>0.79528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573805" calcext:value-type="float">
            <text:p>0.573805</text:p>
          </table:table-cell>
          <table:table-cell office:value-type="float" office:value="0.796316" calcext:value-type="float">
            <text:p>0.796316</text:p>
          </table:table-cell>
          <table:table-cell office:value-type="float" office:value="0.808256" calcext:value-type="float">
            <text:p>0.808256</text:p>
          </table:table-cell>
          <table:table-cell office:value-type="float" office:value="0.821923" calcext:value-type="float">
            <text:p>0.821923</text:p>
          </table:table-cell>
          <table:table-cell office:value-type="float" office:value="0.837662" calcext:value-type="float">
            <text:p>0.837662</text:p>
          </table:table-cell>
          <table:table-cell office:value-type="float" office:value="0.849643" calcext:value-type="float">
            <text:p>0.849643</text:p>
          </table:table-cell>
          <table:table-cell office:value-type="float" office:value="0.856913" calcext:value-type="float">
            <text:p>0.856913</text:p>
          </table:table-cell>
          <table:table-cell office:value-type="float" office:value="0.858425" calcext:value-type="float">
            <text:p>0.858425</text:p>
          </table:table-cell>
          <table:table-cell office:value-type="float" office:value="0.865524" calcext:value-type="float">
            <text:p>0.865524</text:p>
          </table:table-cell>
          <table:table-cell office:value-type="float" office:value="0.895338" calcext:value-type="float">
            <text:p>0.895338</text:p>
          </table:table-cell>
          <table:table-cell office:value-type="float" office:value="0.916621" calcext:value-type="float">
            <text:p>0.916621</text:p>
          </table:table-cell>
          <table:table-cell office:value-type="float" office:value="0.81638" calcext:value-type="float">
            <text:p>0.8163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531231" calcext:value-type="float">
            <text:p>0.531231</text:p>
          </table:table-cell>
          <table:table-cell office:value-type="float" office:value="0.798892" calcext:value-type="float">
            <text:p>0.798892</text:p>
          </table:table-cell>
          <table:table-cell office:value-type="float" office:value="0.812093" calcext:value-type="float">
            <text:p>0.812093</text:p>
          </table:table-cell>
          <table:table-cell office:value-type="float" office:value="0.831133" calcext:value-type="float">
            <text:p>0.831133</text:p>
          </table:table-cell>
          <table:table-cell office:value-type="float" office:value="0.845064" calcext:value-type="float">
            <text:p>0.845064</text:p>
          </table:table-cell>
          <table:table-cell office:value-type="float" office:value="0.856466" calcext:value-type="float">
            <text:p>0.856466</text:p>
          </table:table-cell>
          <table:table-cell office:value-type="float" office:value="0.857941" calcext:value-type="float">
            <text:p>0.857941</text:p>
          </table:table-cell>
          <table:table-cell office:value-type="float" office:value="0.861315" calcext:value-type="float">
            <text:p>0.861315</text:p>
          </table:table-cell>
          <table:table-cell office:value-type="float" office:value="0.872333" calcext:value-type="float">
            <text:p>0.872333</text:p>
          </table:table-cell>
          <table:table-cell office:value-type="float" office:value="0.901278" calcext:value-type="float">
            <text:p>0.901278</text:p>
          </table:table-cell>
          <table:table-cell office:value-type="float" office:value="0.916621" calcext:value-type="float">
            <text:p>0.916621</text:p>
          </table:table-cell>
          <table:table-cell office:value-type="float" office:value="0.816775" calcext:value-type="float">
            <text:p>0.81677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508203" calcext:value-type="float">
            <text:p>0.508203</text:p>
          </table:table-cell>
          <table:table-cell office:value-type="float" office:value="0.802669" calcext:value-type="float">
            <text:p>0.802669</text:p>
          </table:table-cell>
          <table:table-cell office:value-type="float" office:value="0.817299" calcext:value-type="float">
            <text:p>0.817299</text:p>
          </table:table-cell>
          <table:table-cell office:value-type="float" office:value="0.837559" calcext:value-type="float">
            <text:p>0.837559</text:p>
          </table:table-cell>
          <table:table-cell office:value-type="float" office:value="0.849202" calcext:value-type="float">
            <text:p>0.849202</text:p>
          </table:table-cell>
          <table:table-cell office:value-type="float" office:value="0.857344" calcext:value-type="float">
            <text:p>0.857344</text:p>
          </table:table-cell>
          <table:table-cell office:value-type="float" office:value="0.860072" calcext:value-type="float">
            <text:p>0.860072</text:p>
          </table:table-cell>
          <table:table-cell office:value-type="float" office:value="0.867675" calcext:value-type="float">
            <text:p>0.867675</text:p>
          </table:table-cell>
          <table:table-cell office:value-type="float" office:value="0.875986" calcext:value-type="float">
            <text:p>0.875986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7149" calcext:value-type="float">
            <text:p>0.917149</text:p>
          </table:table-cell>
          <table:table-cell office:value-type="float" office:value="0.818305" calcext:value-type="float">
            <text:p>0.81830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670598" calcext:value-type="float">
            <text:p>0.670598</text:p>
          </table:table-cell>
          <table:table-cell office:value-type="float" office:value="0.803601" calcext:value-type="float">
            <text:p>0.803601</text:p>
          </table:table-cell>
          <table:table-cell office:value-type="float" office:value="0.826768" calcext:value-type="float">
            <text:p>0.826768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856836" calcext:value-type="float">
            <text:p>0.856836</text:p>
          </table:table-cell>
          <table:table-cell office:value-type="float" office:value="0.858453" calcext:value-type="float">
            <text:p>0.858453</text:p>
          </table:table-cell>
          <table:table-cell office:value-type="float" office:value="0.860345" calcext:value-type="float">
            <text:p>0.860345</text:p>
          </table:table-cell>
          <table:table-cell office:value-type="float" office:value="0.867998" calcext:value-type="float">
            <text:p>0.867998</text:p>
          </table:table-cell>
          <table:table-cell office:value-type="float" office:value="0.876182" calcext:value-type="float">
            <text:p>0.876182</text:p>
          </table:table-cell>
          <table:table-cell office:value-type="float" office:value="0.904644" calcext:value-type="float">
            <text:p>0.904644</text:p>
          </table:table-cell>
          <table:table-cell office:value-type="float" office:value="0.917149" calcext:value-type="float">
            <text:p>0.917149</text:p>
          </table:table-cell>
          <table:table-cell office:value-type="float" office:value="0.837302" calcext:value-type="float">
            <text:p>0.83730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501639" calcext:value-type="float">
            <text:p>0.501639</text:p>
          </table:table-cell>
          <table:table-cell office:value-type="float" office:value="0.803374" calcext:value-type="float">
            <text:p>0.803374</text:p>
          </table:table-cell>
          <table:table-cell office:value-type="float" office:value="0.825736" calcext:value-type="float">
            <text:p>0.825736</text:p>
          </table:table-cell>
          <table:table-cell office:value-type="float" office:value="0.842415" calcext:value-type="float">
            <text:p>0.842415</text:p>
          </table:table-cell>
          <table:table-cell office:value-type="float" office:value="0.856316" calcext:value-type="float">
            <text:p>0.856316</text:p>
          </table:table-cell>
          <table:table-cell office:value-type="float" office:value="0.858953" calcext:value-type="float">
            <text:p>0.858953</text:p>
          </table:table-cell>
          <table:table-cell office:value-type="float" office:value="0.863094" calcext:value-type="float">
            <text:p>0.863094</text:p>
          </table:table-cell>
          <table:table-cell office:value-type="float" office:value="0.871974" calcext:value-type="float">
            <text:p>0.871974</text:p>
          </table:table-cell>
          <table:table-cell office:value-type="float" office:value="0.877587" calcext:value-type="float">
            <text:p>0.877587</text:p>
          </table:table-cell>
          <table:table-cell office:value-type="float" office:value="0.906677" calcext:value-type="float">
            <text:p>0.906677</text:p>
          </table:table-cell>
          <table:table-cell office:value-type="float" office:value="0.917149" calcext:value-type="float">
            <text:p>0.917149</text:p>
          </table:table-cell>
          <table:table-cell office:value-type="float" office:value="0.820776" calcext:value-type="float">
            <text:p>0.82077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58018" calcext:value-type="float">
            <text:p>0.58018</text:p>
          </table:table-cell>
          <table:table-cell office:value-type="float" office:value="0.803914" calcext:value-type="float">
            <text:p>0.803914</text:p>
          </table:table-cell>
          <table:table-cell office:value-type="float" office:value="0.832257" calcext:value-type="float">
            <text:p>0.832257</text:p>
          </table:table-cell>
          <table:table-cell office:value-type="float" office:value="0.846251" calcext:value-type="float">
            <text:p>0.846251</text:p>
          </table:table-cell>
          <table:table-cell office:value-type="float" office:value="0.857314" calcext:value-type="float">
            <text:p>0.857314</text:p>
          </table:table-cell>
          <table:table-cell office:value-type="float" office:value="0.859857" calcext:value-type="float">
            <text:p>0.859857</text:p>
          </table:table-cell>
          <table:table-cell office:value-type="float" office:value="0.864998" calcext:value-type="float">
            <text:p>0.864998</text:p>
          </table:table-cell>
          <table:table-cell office:value-type="float" office:value="0.872432" calcext:value-type="float">
            <text:p>0.872432</text:p>
          </table:table-cell>
          <table:table-cell office:value-type="float" office:value="0.879972" calcext:value-type="float">
            <text:p>0.879972</text:p>
          </table:table-cell>
          <table:table-cell office:value-type="float" office:value="0.90808" calcext:value-type="float">
            <text:p>0.90808</text:p>
          </table:table-cell>
          <table:table-cell office:value-type="float" office:value="0.917149" calcext:value-type="float">
            <text:p>0.917149</text:p>
          </table:table-cell>
          <table:table-cell office:value-type="float" office:value="0.830526" calcext:value-type="float">
            <text:p>0.83052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509597" calcext:value-type="float">
            <text:p>0.509597</text:p>
          </table:table-cell>
          <table:table-cell office:value-type="float" office:value="0.800709" calcext:value-type="float">
            <text:p>0.800709</text:p>
          </table:table-cell>
          <table:table-cell office:value-type="float" office:value="0.823738" calcext:value-type="float">
            <text:p>0.823738</text:p>
          </table:table-cell>
          <table:table-cell office:value-type="float" office:value="0.842211" calcext:value-type="float">
            <text:p>0.842211</text:p>
          </table:table-cell>
          <table:table-cell office:value-type="float" office:value="0.856329" calcext:value-type="float">
            <text:p>0.856329</text:p>
          </table:table-cell>
          <table:table-cell office:value-type="float" office:value="0.858311" calcext:value-type="float">
            <text:p>0.858311</text:p>
          </table:table-cell>
          <table:table-cell office:value-type="float" office:value="0.862876" calcext:value-type="float">
            <text:p>0.862876</text:p>
          </table:table-cell>
          <table:table-cell office:value-type="float" office:value="0.87233" calcext:value-type="float">
            <text:p>0.87233</text:p>
          </table:table-cell>
          <table:table-cell office:value-type="float" office:value="0.878444" calcext:value-type="float">
            <text:p>0.878444</text:p>
          </table:table-cell>
          <table:table-cell office:value-type="float" office:value="0.911176" calcext:value-type="float">
            <text:p>0.911176</text:p>
          </table:table-cell>
          <table:table-cell office:value-type="float" office:value="0.917149" calcext:value-type="float">
            <text:p>0.917149</text:p>
          </table:table-cell>
          <table:table-cell office:value-type="float" office:value="0.821572" calcext:value-type="float">
            <text:p>0.82157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592959" calcext:value-type="float">
            <text:p>0.592959</text:p>
          </table:table-cell>
          <table:table-cell office:value-type="float" office:value="0.815211" calcext:value-type="float">
            <text:p>0.815211</text:p>
          </table:table-cell>
          <table:table-cell office:value-type="float" office:value="0.838976" calcext:value-type="float">
            <text:p>0.838976</text:p>
          </table:table-cell>
          <table:table-cell office:value-type="float" office:value="0.849926" calcext:value-type="float">
            <text:p>0.849926</text:p>
          </table:table-cell>
          <table:table-cell office:value-type="float" office:value="0.85756" calcext:value-type="float">
            <text:p>0.85756</text:p>
          </table:table-cell>
          <table:table-cell office:value-type="float" office:value="0.859855" calcext:value-type="float">
            <text:p>0.859855</text:p>
          </table:table-cell>
          <table:table-cell office:value-type="float" office:value="0.867838" calcext:value-type="float">
            <text:p>0.867838</text:p>
          </table:table-cell>
          <table:table-cell office:value-type="float" office:value="0.874231" calcext:value-type="float">
            <text:p>0.874231</text:p>
          </table:table-cell>
          <table:table-cell office:value-type="float" office:value="0.891218" calcext:value-type="float">
            <text:p>0.891218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917218" calcext:value-type="float">
            <text:p>0.917218</text:p>
          </table:table-cell>
          <table:table-cell office:value-type="float" office:value="0.836388" calcext:value-type="float">
            <text:p>0.8363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638853" calcext:value-type="float">
            <text:p>0.638853</text:p>
          </table:table-cell>
          <table:table-cell office:value-type="float" office:value="0.801906" calcext:value-type="float">
            <text:p>0.801906</text:p>
          </table:table-cell>
          <table:table-cell office:value-type="float" office:value="0.83237" calcext:value-type="float">
            <text:p>0.83237</text:p>
          </table:table-cell>
          <table:table-cell office:value-type="float" office:value="0.852799" calcext:value-type="float">
            <text:p>0.852799</text:p>
          </table:table-cell>
          <table:table-cell office:value-type="float" office:value="0.857653" calcext:value-type="float">
            <text:p>0.857653</text:p>
          </table:table-cell>
          <table:table-cell office:value-type="float" office:value="0.859436" calcext:value-type="float">
            <text:p>0.859436</text:p>
          </table:table-cell>
          <table:table-cell office:value-type="float" office:value="0.866485" calcext:value-type="float">
            <text:p>0.866485</text:p>
          </table:table-cell>
          <table:table-cell office:value-type="float" office:value="0.873516" calcext:value-type="float">
            <text:p>0.873516</text:p>
          </table:table-cell>
          <table:table-cell office:value-type="float" office:value="0.884284" calcext:value-type="float">
            <text:p>0.884284</text:p>
          </table:table-cell>
          <table:table-cell office:value-type="float" office:value="0.914699" calcext:value-type="float">
            <text:p>0.914699</text:p>
          </table:table-cell>
          <table:table-cell office:value-type="float" office:value="0.917586" calcext:value-type="float">
            <text:p>0.917586</text:p>
          </table:table-cell>
          <table:table-cell office:value-type="float" office:value="0.8382" calcext:value-type="float">
            <text:p>0.83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38418" calcext:value-type="float">
            <text:p>0.638418</text:p>
          </table:table-cell>
          <table:table-cell office:value-type="float" office:value="0.794609" calcext:value-type="float">
            <text:p>0.794609</text:p>
          </table:table-cell>
          <table:table-cell office:value-type="float" office:value="0.824825" calcext:value-type="float">
            <text:p>0.824825</text:p>
          </table:table-cell>
          <table:table-cell office:value-type="float" office:value="0.849189" calcext:value-type="float">
            <text:p>0.849189</text:p>
          </table:table-cell>
          <table:table-cell office:value-type="float" office:value="0.857657" calcext:value-type="float">
            <text:p>0.857657</text:p>
          </table:table-cell>
          <table:table-cell office:value-type="float" office:value="0.859434" calcext:value-type="float">
            <text:p>0.859434</text:p>
          </table:table-cell>
          <table:table-cell office:value-type="float" office:value="0.864998" calcext:value-type="float">
            <text:p>0.864998</text:p>
          </table:table-cell>
          <table:table-cell office:value-type="float" office:value="0.873144" calcext:value-type="float">
            <text:p>0.873144</text:p>
          </table:table-cell>
          <table:table-cell office:value-type="float" office:value="0.887039" calcext:value-type="float">
            <text:p>0.887039</text:p>
          </table:table-cell>
          <table:table-cell office:value-type="float" office:value="0.91656" calcext:value-type="float">
            <text:p>0.91656</text:p>
          </table:table-cell>
          <table:table-cell office:value-type="float" office:value="0.917793" calcext:value-type="float">
            <text:p>0.917793</text:p>
          </table:table-cell>
          <table:table-cell office:value-type="float" office:value="0.836587" calcext:value-type="float">
            <text:p>0.83658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607466" calcext:value-type="float">
            <text:p>0.607466</text:p>
          </table:table-cell>
          <table:table-cell office:value-type="float" office:value="0.795185" calcext:value-type="float">
            <text:p>0.795185</text:p>
          </table:table-cell>
          <table:table-cell office:value-type="float" office:value="0.816107" calcext:value-type="float">
            <text:p>0.816107</text:p>
          </table:table-cell>
          <table:table-cell office:value-type="float" office:value="0.849355" calcext:value-type="float">
            <text:p>0.849355</text:p>
          </table:table-cell>
          <table:table-cell office:value-type="float" office:value="0.857476" calcext:value-type="float">
            <text:p>0.857476</text:p>
          </table:table-cell>
          <table:table-cell office:value-type="float" office:value="0.859597" calcext:value-type="float">
            <text:p>0.859597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73353" calcext:value-type="float">
            <text:p>0.873353</text:p>
          </table:table-cell>
          <table:table-cell office:value-type="float" office:value="0.888326" calcext:value-type="float">
            <text:p>0.888326</text:p>
          </table:table-cell>
          <table:table-cell office:value-type="float" office:value="0.916672" calcext:value-type="float">
            <text:p>0.916672</text:p>
          </table:table-cell>
          <table:table-cell office:value-type="float" office:value="0.917793" calcext:value-type="float">
            <text:p>0.917793</text:p>
          </table:table-cell>
          <table:table-cell office:value-type="float" office:value="0.833119" calcext:value-type="float">
            <text:p>0.8331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667614" calcext:value-type="float">
            <text:p>0.667614</text:p>
          </table:table-cell>
          <table:table-cell office:value-type="float" office:value="0.792906" calcext:value-type="float">
            <text:p>0.792906</text:p>
          </table:table-cell>
          <table:table-cell office:value-type="float" office:value="0.809516" calcext:value-type="float">
            <text:p>0.809516</text:p>
          </table:table-cell>
          <table:table-cell office:value-type="float" office:value="0.836853" calcext:value-type="float">
            <text:p>0.836853</text:p>
          </table:table-cell>
          <table:table-cell office:value-type="float" office:value="0.856755" calcext:value-type="float">
            <text:p>0.856755</text:p>
          </table:table-cell>
          <table:table-cell office:value-type="float" office:value="0.859846" calcext:value-type="float">
            <text:p>0.859846</text:p>
          </table:table-cell>
          <table:table-cell office:value-type="float" office:value="0.871845" calcext:value-type="float">
            <text:p>0.871845</text:p>
          </table:table-cell>
          <table:table-cell office:value-type="float" office:value="0.874825" calcext:value-type="float">
            <text:p>0.874825</text:p>
          </table:table-cell>
          <table:table-cell office:value-type="float" office:value="0.897718" calcext:value-type="float">
            <text:p>0.897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8471" calcext:value-type="float">
            <text:p>0.83847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664059" calcext:value-type="float">
            <text:p>0.664059</text:p>
          </table:table-cell>
          <table:table-cell office:value-type="float" office:value="0.794793" calcext:value-type="float">
            <text:p>0.794793</text:p>
          </table:table-cell>
          <table:table-cell office:value-type="float" office:value="0.812876" calcext:value-type="float">
            <text:p>0.812876</text:p>
          </table:table-cell>
          <table:table-cell office:value-type="float" office:value="0.836786" calcext:value-type="float">
            <text:p>0.836786</text:p>
          </table:table-cell>
          <table:table-cell office:value-type="float" office:value="0.856605" calcext:value-type="float">
            <text:p>0.856605</text:p>
          </table:table-cell>
          <table:table-cell office:value-type="float" office:value="0.858452" calcext:value-type="float">
            <text:p>0.858452</text:p>
          </table:table-cell>
          <table:table-cell office:value-type="float" office:value="0.865401" calcext:value-type="float">
            <text:p>0.865401</text:p>
          </table:table-cell>
          <table:table-cell office:value-type="float" office:value="0.873132" calcext:value-type="float">
            <text:p>0.873132</text:p>
          </table:table-cell>
          <table:table-cell office:value-type="float" office:value="0.878672" calcext:value-type="float">
            <text:p>0.878672</text:p>
          </table:table-cell>
          <table:table-cell office:value-type="float" office:value="0.910828" calcext:value-type="float">
            <text:p>0.91082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516" calcext:value-type="float">
            <text:p>0.835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704791" calcext:value-type="float">
            <text:p>0.704791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810762" calcext:value-type="float">
            <text:p>0.810762</text:p>
          </table:table-cell>
          <table:table-cell office:value-type="float" office:value="0.827221" calcext:value-type="float">
            <text:p>0.827221</text:p>
          </table:table-cell>
          <table:table-cell office:value-type="float" office:value="0.854947" calcext:value-type="float">
            <text:p>0.854947</text:p>
          </table:table-cell>
          <table:table-cell office:value-type="float" office:value="0.858815" calcext:value-type="float">
            <text:p>0.858815</text:p>
          </table:table-cell>
          <table:table-cell office:value-type="float" office:value="0.868521" calcext:value-type="float">
            <text:p>0.868521</text:p>
          </table:table-cell>
          <table:table-cell office:value-type="float" office:value="0.873478" calcext:value-type="float">
            <text:p>0.873478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0.916503" calcext:value-type="float">
            <text:p>0.91650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9895" calcext:value-type="float">
            <text:p>0.83989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552049" calcext:value-type="float">
            <text:p>0.552049</text:p>
          </table:table-cell>
          <table:table-cell office:value-type="float" office:value="0.788462" calcext:value-type="float">
            <text:p>0.788462</text:p>
          </table:table-cell>
          <table:table-cell office:value-type="float" office:value="0.802433" calcext:value-type="float">
            <text:p>0.802433</text:p>
          </table:table-cell>
          <table:table-cell office:value-type="float" office:value="0.819692" calcext:value-type="float">
            <text:p>0.819692</text:p>
          </table:table-cell>
          <table:table-cell office:value-type="float" office:value="0.841289" calcext:value-type="float">
            <text:p>0.841289</text:p>
          </table:table-cell>
          <table:table-cell office:value-type="float" office:value="0.857405" calcext:value-type="float">
            <text:p>0.857405</text:p>
          </table:table-cell>
          <table:table-cell office:value-type="float" office:value="0.861174" calcext:value-type="float">
            <text:p>0.861174</text:p>
          </table:table-cell>
          <table:table-cell office:value-type="float" office:value="0.872393" calcext:value-type="float">
            <text:p>0.872393</text:p>
          </table:table-cell>
          <table:table-cell office:value-type="float" office:value="0.880295" calcext:value-type="float">
            <text:p>0.880295</text:p>
          </table:table-cell>
          <table:table-cell office:value-type="float" office:value="0.913697" calcext:value-type="float">
            <text:p>0.91369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18889" calcext:value-type="float">
            <text:p>0.81888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623938" calcext:value-type="float">
            <text:p>0.623938</text:p>
          </table:table-cell>
          <table:table-cell office:value-type="float" office:value="0.789923" calcext:value-type="float">
            <text:p>0.789923</text:p>
          </table:table-cell>
          <table:table-cell office:value-type="float" office:value="0.800822" calcext:value-type="float">
            <text:p>0.800822</text:p>
          </table:table-cell>
          <table:table-cell office:value-type="float" office:value="0.813862" calcext:value-type="float">
            <text:p>0.813862</text:p>
          </table:table-cell>
          <table:table-cell office:value-type="float" office:value="0.835486" calcext:value-type="float">
            <text:p>0.835486</text:p>
          </table:table-cell>
          <table:table-cell office:value-type="float" office:value="0.857232" calcext:value-type="float">
            <text:p>0.857232</text:p>
          </table:table-cell>
          <table:table-cell office:value-type="float" office:value="0.859394" calcext:value-type="float">
            <text:p>0.859394</text:p>
          </table:table-cell>
          <table:table-cell office:value-type="float" office:value="0.866887" calcext:value-type="float">
            <text:p>0.866887</text:p>
          </table:table-cell>
          <table:table-cell office:value-type="float" office:value="0.885569" calcext:value-type="float">
            <text:p>0.885569</text:p>
          </table:table-cell>
          <table:table-cell office:value-type="float" office:value="0.915755" calcext:value-type="float">
            <text:p>0.91575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24887" calcext:value-type="float">
            <text:p>0.82488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624277" calcext:value-type="float">
            <text:p>0.624277</text:p>
          </table:table-cell>
          <table:table-cell office:value-type="float" office:value="0.792344" calcext:value-type="float">
            <text:p>0.792344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20202" calcext:value-type="float">
            <text:p>0.820202</text:p>
          </table:table-cell>
          <table:table-cell office:value-type="float" office:value="0.851601" calcext:value-type="float">
            <text:p>0.851601</text:p>
          </table:table-cell>
          <table:table-cell office:value-type="float" office:value="0.858746" calcext:value-type="float">
            <text:p>0.858746</text:p>
          </table:table-cell>
          <table:table-cell office:value-type="float" office:value="0.861578" calcext:value-type="float">
            <text:p>0.861578</text:p>
          </table:table-cell>
          <table:table-cell office:value-type="float" office:value="0.872752" calcext:value-type="float">
            <text:p>0.872752</text:p>
          </table:table-cell>
          <table:table-cell office:value-type="float" office:value="0.882846" calcext:value-type="float">
            <text:p>0.882846</text:p>
          </table:table-cell>
          <table:table-cell office:value-type="float" office:value="0.915697" calcext:value-type="float">
            <text:p>0.91569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28515" calcext:value-type="float">
            <text:p>0.82851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426914" calcext:value-type="float">
            <text:p>0.426914</text:p>
          </table:table-cell>
          <table:table-cell office:value-type="float" office:value="0.792046" calcext:value-type="float">
            <text:p>0.792046</text:p>
          </table:table-cell>
          <table:table-cell office:value-type="float" office:value="0.805468" calcext:value-type="float">
            <text:p>0.805468</text:p>
          </table:table-cell>
          <table:table-cell office:value-type="float" office:value="0.823508" calcext:value-type="float">
            <text:p>0.823508</text:p>
          </table:table-cell>
          <table:table-cell office:value-type="float" office:value="0.850063" calcext:value-type="float">
            <text:p>0.850063</text:p>
          </table:table-cell>
          <table:table-cell office:value-type="float" office:value="0.858857" calcext:value-type="float">
            <text:p>0.858857</text:p>
          </table:table-cell>
          <table:table-cell office:value-type="float" office:value="0.865187" calcext:value-type="float">
            <text:p>0.865187</text:p>
          </table:table-cell>
          <table:table-cell office:value-type="float" office:value="0.873883" calcext:value-type="float">
            <text:p>0.873883</text:p>
          </table:table-cell>
          <table:table-cell office:value-type="float" office:value="0.895745" calcext:value-type="float">
            <text:p>0.895745</text:p>
          </table:table-cell>
          <table:table-cell office:value-type="float" office:value="0.915987" calcext:value-type="float">
            <text:p>0.91598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10766" calcext:value-type="float">
            <text:p>0.81076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787833" calcext:value-type="float">
            <text:p>0.787833</text:p>
          </table:table-cell>
          <table:table-cell office:value-type="float" office:value="0.79989" calcext:value-type="float">
            <text:p>0.79989</text:p>
          </table:table-cell>
          <table:table-cell office:value-type="float" office:value="0.815982" calcext:value-type="float">
            <text:p>0.815982</text:p>
          </table:table-cell>
          <table:table-cell office:value-type="float" office:value="0.835644" calcext:value-type="float">
            <text:p>0.835644</text:p>
          </table:table-cell>
          <table:table-cell office:value-type="float" office:value="0.857893" calcext:value-type="float">
            <text:p>0.857893</text:p>
          </table:table-cell>
          <table:table-cell office:value-type="float" office:value="0.860126" calcext:value-type="float">
            <text:p>0.860126</text:p>
          </table:table-cell>
          <table:table-cell office:value-type="float" office:value="0.870498" calcext:value-type="float">
            <text:p>0.870498</text:p>
          </table:table-cell>
          <table:table-cell office:value-type="float" office:value="0.885917" calcext:value-type="float">
            <text:p>0.885917</text:p>
          </table:table-cell>
          <table:table-cell office:value-type="float" office:value="0.91586" calcext:value-type="float">
            <text:p>0.9158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05017" calcext:value-type="float">
            <text:p>0.8050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5221" calcext:value-type="float">
            <text:p>0.55221</text:p>
          </table:table-cell>
          <table:table-cell office:value-type="float" office:value="0.787584" calcext:value-type="float">
            <text:p>0.787584</text:p>
          </table:table-cell>
          <table:table-cell office:value-type="float" office:value="0.79781" calcext:value-type="float">
            <text:p>0.79781</text:p>
          </table:table-cell>
          <table:table-cell office:value-type="float" office:value="0.810393" calcext:value-type="float">
            <text:p>0.810393</text:p>
          </table:table-cell>
          <table:table-cell office:value-type="float" office:value="0.826261" calcext:value-type="float">
            <text:p>0.826261</text:p>
          </table:table-cell>
          <table:table-cell office:value-type="float" office:value="0.851139" calcext:value-type="float">
            <text:p>0.851139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63548" calcext:value-type="float">
            <text:p>0.863548</text:p>
          </table:table-cell>
          <table:table-cell office:value-type="float" office:value="0.873284" calcext:value-type="float">
            <text:p>0.873284</text:p>
          </table:table-cell>
          <table:table-cell office:value-type="float" office:value="0.90629" calcext:value-type="float">
            <text:p>0.9062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1273" calcext:value-type="float">
            <text:p>0.8127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47701" calcext:value-type="float">
            <text:p>0.747701</text:p>
          </table:table-cell>
          <table:table-cell office:value-type="float" office:value="0.782055" calcext:value-type="float">
            <text:p>0.782055</text:p>
          </table:table-cell>
          <table:table-cell office:value-type="float" office:value="0.794461" calcext:value-type="float">
            <text:p>0.794461</text:p>
          </table:table-cell>
          <table:table-cell office:value-type="float" office:value="0.801398" calcext:value-type="float">
            <text:p>0.801398</text:p>
          </table:table-cell>
          <table:table-cell office:value-type="float" office:value="0.820466" calcext:value-type="float">
            <text:p>0.820466</text:p>
          </table:table-cell>
          <table:table-cell office:value-type="float" office:value="0.844184" calcext:value-type="float">
            <text:p>0.844184</text:p>
          </table:table-cell>
          <table:table-cell office:value-type="float" office:value="0.858518" calcext:value-type="float">
            <text:p>0.858518</text:p>
          </table:table-cell>
          <table:table-cell office:value-type="float" office:value="0.862676" calcext:value-type="float">
            <text:p>0.862676</text:p>
          </table:table-cell>
          <table:table-cell office:value-type="float" office:value="0.873087" calcext:value-type="float">
            <text:p>0.873087</text:p>
          </table:table-cell>
          <table:table-cell office:value-type="float" office:value="0.884468" calcext:value-type="float">
            <text:p>0.884468</text:p>
          </table:table-cell>
          <table:table-cell office:value-type="float" office:value="0.915908" calcext:value-type="float">
            <text:p>0.91590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3722" calcext:value-type="float">
            <text:p>0.84372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622383" calcext:value-type="float">
            <text:p>0.622383</text:p>
          </table:table-cell>
          <table:table-cell office:value-type="float" office:value="0.794445" calcext:value-type="float">
            <text:p>0.794445</text:p>
          </table:table-cell>
          <table:table-cell office:value-type="float" office:value="0.806989" calcext:value-type="float">
            <text:p>0.806989</text:p>
          </table:table-cell>
          <table:table-cell office:value-type="float" office:value="0.826466" calcext:value-type="float">
            <text:p>0.826466</text:p>
          </table:table-cell>
          <table:table-cell office:value-type="float" office:value="0.853138" calcext:value-type="float">
            <text:p>0.853138</text:p>
          </table:table-cell>
          <table:table-cell office:value-type="float" office:value="0.859432" calcext:value-type="float">
            <text:p>0.859432</text:p>
          </table:table-cell>
          <table:table-cell office:value-type="float" office:value="0.86514" calcext:value-type="float">
            <text:p>0.86514</text:p>
          </table:table-cell>
          <table:table-cell office:value-type="float" office:value="0.873048" calcext:value-type="float">
            <text:p>0.873048</text:p>
          </table:table-cell>
          <table:table-cell office:value-type="float" office:value="0.883697" calcext:value-type="float">
            <text:p>0.883697</text:p>
          </table:table-cell>
          <table:table-cell office:value-type="float" office:value="0.916357" calcext:value-type="float">
            <text:p>0.91635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0109" calcext:value-type="float">
            <text:p>0.83010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575279" calcext:value-type="float">
            <text:p>0.575279</text:p>
          </table:table-cell>
          <table:table-cell office:value-type="float" office:value="0.79764" calcext:value-type="float">
            <text:p>0.79764</text:p>
          </table:table-cell>
          <table:table-cell office:value-type="float" office:value="0.812878" calcext:value-type="float">
            <text:p>0.812878</text:p>
          </table:table-cell>
          <table:table-cell office:value-type="float" office:value="0.829995" calcext:value-type="float">
            <text:p>0.829995</text:p>
          </table:table-cell>
          <table:table-cell office:value-type="float" office:value="0.856924" calcext:value-type="float">
            <text:p>0.856924</text:p>
          </table:table-cell>
          <table:table-cell office:value-type="float" office:value="0.859415" calcext:value-type="float">
            <text:p>0.859415</text:p>
          </table:table-cell>
          <table:table-cell office:value-type="float" office:value="0.867287" calcext:value-type="float">
            <text:p>0.867287</text:p>
          </table:table-cell>
          <table:table-cell office:value-type="float" office:value="0.873397" calcext:value-type="float">
            <text:p>0.873397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916336" calcext:value-type="float">
            <text:p>0.91633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27805" calcext:value-type="float">
            <text:p>0.8278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638595" calcext:value-type="float">
            <text:p>0.638595</text:p>
          </table:table-cell>
          <table:table-cell office:value-type="float" office:value="0.79461" calcext:value-type="float">
            <text:p>0.79461</text:p>
          </table:table-cell>
          <table:table-cell office:value-type="float" office:value="0.816937" calcext:value-type="float">
            <text:p>0.816937</text:p>
          </table:table-cell>
          <table:table-cell office:value-type="float" office:value="0.830099" calcext:value-type="float">
            <text:p>0.830099</text:p>
          </table:table-cell>
          <table:table-cell office:value-type="float" office:value="0.856438" calcext:value-type="float">
            <text:p>0.856438</text:p>
          </table:table-cell>
          <table:table-cell office:value-type="float" office:value="0.858662" calcext:value-type="float">
            <text:p>0.858662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873733" calcext:value-type="float">
            <text:p>0.873733</text:p>
          </table:table-cell>
          <table:table-cell office:value-type="float" office:value="0.887493" calcext:value-type="float">
            <text:p>0.887493</text:p>
          </table:table-cell>
          <table:table-cell office:value-type="float" office:value="0.916229" calcext:value-type="float">
            <text:p>0.91622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3803" calcext:value-type="float">
            <text:p>0.83380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620754" calcext:value-type="float">
            <text:p>0.620754</text:p>
          </table:table-cell>
          <table:table-cell office:value-type="float" office:value="0.791306" calcext:value-type="float">
            <text:p>0.791306</text:p>
          </table:table-cell>
          <table:table-cell office:value-type="float" office:value="0.810139" calcext:value-type="float">
            <text:p>0.810139</text:p>
          </table:table-cell>
          <table:table-cell office:value-type="float" office:value="0.824057" calcext:value-type="float">
            <text:p>0.824057</text:p>
          </table:table-cell>
          <table:table-cell office:value-type="float" office:value="0.841586" calcext:value-type="float">
            <text:p>0.841586</text:p>
          </table:table-cell>
          <table:table-cell office:value-type="float" office:value="0.857718" calcext:value-type="float">
            <text:p>0.857718</text:p>
          </table:table-cell>
          <table:table-cell office:value-type="float" office:value="0.860194" calcext:value-type="float">
            <text:p>0.860194</text:p>
          </table:table-cell>
          <table:table-cell office:value-type="float" office:value="0.871683" calcext:value-type="float">
            <text:p>0.871683</text:p>
          </table:table-cell>
          <table:table-cell office:value-type="float" office:value="0.881209" calcext:value-type="float">
            <text:p>0.881209</text:p>
          </table:table-cell>
          <table:table-cell office:value-type="float" office:value="0.916244" calcext:value-type="float">
            <text:p>0.91624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27489" calcext:value-type="float">
            <text:p>0.8274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547644" calcext:value-type="float">
            <text:p>0.547644</text:p>
          </table:table-cell>
          <table:table-cell office:value-type="float" office:value="0.793502" calcext:value-type="float">
            <text:p>0.793502</text:p>
          </table:table-cell>
          <table:table-cell office:value-type="float" office:value="0.819255" calcext:value-type="float">
            <text:p>0.819255</text:p>
          </table:table-cell>
          <table:table-cell office:value-type="float" office:value="0.831216" calcext:value-type="float">
            <text:p>0.831216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9462" calcext:value-type="float">
            <text:p>0.859462</text:p>
          </table:table-cell>
          <table:table-cell office:value-type="float" office:value="0.868703" calcext:value-type="float">
            <text:p>0.868703</text:p>
          </table:table-cell>
          <table:table-cell office:value-type="float" office:value="0.874492" calcext:value-type="float">
            <text:p>0.874492</text:p>
          </table:table-cell>
          <table:table-cell office:value-type="float" office:value="0.890883" calcext:value-type="float">
            <text:p>0.890883</text:p>
          </table:table-cell>
          <table:table-cell office:value-type="float" office:value="0.916438" calcext:value-type="float">
            <text:p>0.91643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25869" calcext:value-type="float">
            <text:p>0.82586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645551" calcext:value-type="float">
            <text:p>0.64555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821189" calcext:value-type="float">
            <text:p>0.821189</text:p>
          </table:table-cell>
          <table:table-cell office:value-type="float" office:value="0.831322" calcext:value-type="float">
            <text:p>0.831322</text:p>
          </table:table-cell>
          <table:table-cell office:value-type="float" office:value="0.856722" calcext:value-type="float">
            <text:p>0.856722</text:p>
          </table:table-cell>
          <table:table-cell office:value-type="float" office:value="0.858711" calcext:value-type="float">
            <text:p>0.858711</text:p>
          </table:table-cell>
          <table:table-cell office:value-type="float" office:value="0.864031" calcext:value-type="float">
            <text:p>0.864031</text:p>
          </table:table-cell>
          <table:table-cell office:value-type="float" office:value="0.873952" calcext:value-type="float">
            <text:p>0.873952</text:p>
          </table:table-cell>
          <table:table-cell office:value-type="float" office:value="0.881747" calcext:value-type="float">
            <text:p>0.881747</text:p>
          </table:table-cell>
          <table:table-cell office:value-type="float" office:value="0.915945" calcext:value-type="float">
            <text:p>0.91594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4847" calcext:value-type="float">
            <text:p>0.83484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673731" calcext:value-type="float">
            <text:p>0.673731</text:p>
          </table:table-cell>
          <table:table-cell office:value-type="float" office:value="0.802228" calcext:value-type="float">
            <text:p>0.802228</text:p>
          </table:table-cell>
          <table:table-cell office:value-type="float" office:value="0.823609" calcext:value-type="float">
            <text:p>0.823609</text:p>
          </table:table-cell>
          <table:table-cell office:value-type="float" office:value="0.842928" calcext:value-type="float">
            <text:p>0.842928</text:p>
          </table:table-cell>
          <table:table-cell office:value-type="float" office:value="0.858547" calcext:value-type="float">
            <text:p>0.858547</text:p>
          </table:table-cell>
          <table:table-cell office:value-type="float" office:value="0.861106" calcext:value-type="float">
            <text:p>0.861106</text:p>
          </table:table-cell>
          <table:table-cell office:value-type="float" office:value="0.872359" calcext:value-type="float">
            <text:p>0.872359</text:p>
          </table:table-cell>
          <table:table-cell office:value-type="float" office:value="0.87454" calcext:value-type="float">
            <text:p>0.87454</text:p>
          </table:table-cell>
          <table:table-cell office:value-type="float" office:value="0.897485" calcext:value-type="float">
            <text:p>0.897485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2336" calcext:value-type="float">
            <text:p>0.84233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64132" calcext:value-type="float">
            <text:p>0.64132</text:p>
          </table:table-cell>
          <table:table-cell office:value-type="float" office:value="0.800289" calcext:value-type="float">
            <text:p>0.800289</text:p>
          </table:table-cell>
          <table:table-cell office:value-type="float" office:value="0.823507" calcext:value-type="float">
            <text:p>0.823507</text:p>
          </table:table-cell>
          <table:table-cell office:value-type="float" office:value="0.839654" calcext:value-type="float">
            <text:p>0.839654</text:p>
          </table:table-cell>
          <table:table-cell office:value-type="float" office:value="0.859356" calcext:value-type="float">
            <text:p>0.859356</text:p>
          </table:table-cell>
          <table:table-cell office:value-type="float" office:value="0.866555" calcext:value-type="float">
            <text:p>0.866555</text:p>
          </table:table-cell>
          <table:table-cell office:value-type="float" office:value="0.87347" calcext:value-type="float">
            <text:p>0.87347</text:p>
          </table:table-cell>
          <table:table-cell office:value-type="float" office:value="0.875561" calcext:value-type="float">
            <text:p>0.875561</text:p>
          </table:table-cell>
          <table:table-cell office:value-type="float" office:value="0.914016" calcext:value-type="float">
            <text:p>0.914016</text:p>
          </table:table-cell>
          <table:table-cell office:value-type="float" office:value="0.916993" calcext:value-type="float">
            <text:p>0.91699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1072" calcext:value-type="float">
            <text:p>0.84107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682486" calcext:value-type="float">
            <text:p>0.682486</text:p>
          </table:table-cell>
          <table:table-cell office:value-type="float" office:value="0.810379" calcext:value-type="float">
            <text:p>0.810379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58083" calcext:value-type="float">
            <text:p>0.858083</text:p>
          </table:table-cell>
          <table:table-cell office:value-type="float" office:value="0.861711" calcext:value-type="float">
            <text:p>0.861711</text:p>
          </table:table-cell>
          <table:table-cell office:value-type="float" office:value="0.871602" calcext:value-type="float">
            <text:p>0.871602</text:p>
          </table:table-cell>
          <table:table-cell office:value-type="float" office:value="0.87372" calcext:value-type="float">
            <text:p>0.87372</text:p>
          </table:table-cell>
          <table:table-cell office:value-type="float" office:value="0.875607" calcext:value-type="float">
            <text:p>0.875607</text:p>
          </table:table-cell>
          <table:table-cell office:value-type="float" office:value="0.910987" calcext:value-type="float">
            <text:p>0.910987</text:p>
          </table:table-cell>
          <table:table-cell office:value-type="float" office:value="0.917208" calcext:value-type="float">
            <text:p>0.91720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883" calcext:value-type="float">
            <text:p>0.848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646543" calcext:value-type="float">
            <text:p>0.646543</text:p>
          </table:table-cell>
          <table:table-cell office:value-type="float" office:value="0.803845" calcext:value-type="float">
            <text:p>0.803845</text:p>
          </table:table-cell>
          <table:table-cell office:value-type="float" office:value="0.823683" calcext:value-type="float">
            <text:p>0.823683</text:p>
          </table:table-cell>
          <table:table-cell office:value-type="float" office:value="0.839731" calcext:value-type="float">
            <text:p>0.839731</text:p>
          </table:table-cell>
          <table:table-cell office:value-type="float" office:value="0.859208" calcext:value-type="float">
            <text:p>0.859208</text:p>
          </table:table-cell>
          <table:table-cell office:value-type="float" office:value="0.868261" calcext:value-type="float">
            <text:p>0.868261</text:p>
          </table:table-cell>
          <table:table-cell office:value-type="float" office:value="0.87362" calcext:value-type="float">
            <text:p>0.87362</text:p>
          </table:table-cell>
          <table:table-cell office:value-type="float" office:value="0.884145" calcext:value-type="float">
            <text:p>0.884145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7011" calcext:value-type="float">
            <text:p>0.91701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3125" calcext:value-type="float">
            <text:p>0.8431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616664" calcext:value-type="float">
            <text:p>0.616664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.823341" calcext:value-type="float">
            <text:p>0.823341</text:p>
          </table:table-cell>
          <table:table-cell office:value-type="float" office:value="0.824355" calcext:value-type="float">
            <text:p>0.824355</text:p>
          </table:table-cell>
          <table:table-cell office:value-type="float" office:value="0.847117" calcext:value-type="float">
            <text:p>0.847117</text:p>
          </table:table-cell>
          <table:table-cell office:value-type="float" office:value="0.862794" calcext:value-type="float">
            <text:p>0.862794</text:p>
          </table:table-cell>
          <table:table-cell office:value-type="float" office:value="0.873738" calcext:value-type="float">
            <text:p>0.873738</text:p>
          </table:table-cell>
          <table:table-cell office:value-type="float" office:value="0.908018" calcext:value-type="float">
            <text:p>0.908018</text:p>
          </table:table-cell>
          <table:table-cell office:value-type="float" office:value="0.915971" calcext:value-type="float">
            <text:p>0.915971</text:p>
          </table:table-cell>
          <table:table-cell office:value-type="float" office:value="0.917109" calcext:value-type="float">
            <text:p>0.91710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9235" calcext:value-type="float">
            <text:p>0.8392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668243" calcext:value-type="float">
            <text:p>0.668243</text:p>
          </table:table-cell>
          <table:table-cell office:value-type="float" office:value="0.800193" calcext:value-type="float">
            <text:p>0.800193</text:p>
          </table:table-cell>
          <table:table-cell office:value-type="float" office:value="0.823346" calcext:value-type="float">
            <text:p>0.823346</text:p>
          </table:table-cell>
          <table:table-cell office:value-type="float" office:value="0.824161" calcext:value-type="float">
            <text:p>0.824161</text:p>
          </table:table-cell>
          <table:table-cell office:value-type="float" office:value="0.830408" calcext:value-type="float">
            <text:p>0.830408</text:p>
          </table:table-cell>
          <table:table-cell office:value-type="float" office:value="0.857928" calcext:value-type="float">
            <text:p>0.857928</text:p>
          </table:table-cell>
          <table:table-cell office:value-type="float" office:value="0.867722" calcext:value-type="float">
            <text:p>0.867722</text:p>
          </table:table-cell>
          <table:table-cell office:value-type="float" office:value="0.883926" calcext:value-type="float">
            <text:p>0.883926</text:p>
          </table:table-cell>
          <table:table-cell office:value-type="float" office:value="0.915654" calcext:value-type="float">
            <text:p>0.915654</text:p>
          </table:table-cell>
          <table:table-cell office:value-type="float" office:value="0.917041" calcext:value-type="float">
            <text:p>0.91704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38862" calcext:value-type="float">
            <text:p>0.8388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70529" calcext:value-type="float">
            <text:p>0.670529</text:p>
          </table:table-cell>
          <table:table-cell office:value-type="float" office:value="0.779054" calcext:value-type="float">
            <text:p>0.779054</text:p>
          </table:table-cell>
          <table:table-cell office:value-type="float" office:value="0.800259" calcext:value-type="float">
            <text:p>0.800259</text:p>
          </table:table-cell>
          <table:table-cell office:value-type="float" office:value="0.823444" calcext:value-type="float">
            <text:p>0.823444</text:p>
          </table:table-cell>
          <table:table-cell office:value-type="float" office:value="0.824182" calcext:value-type="float">
            <text:p>0.824182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.854947" calcext:value-type="float">
            <text:p>0.854947</text:p>
          </table:table-cell>
          <table:table-cell office:value-type="float" office:value="0.862407" calcext:value-type="float">
            <text:p>0.862407</text:p>
          </table:table-cell>
          <table:table-cell office:value-type="float" office:value="0.878164" calcext:value-type="float">
            <text:p>0.878164</text:p>
          </table:table-cell>
          <table:table-cell office:value-type="float" office:value="0.915505" calcext:value-type="float">
            <text:p>0.915505</text:p>
          </table:table-cell>
          <table:table-cell office:value-type="float" office:value="0.917015" calcext:value-type="float">
            <text:p>0.91701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8141" calcext:value-type="float">
            <text:p>0.84814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742508" calcext:value-type="float">
            <text:p>0.742508</text:p>
          </table:table-cell>
          <table:table-cell office:value-type="float" office:value="0.820347" calcext:value-type="float">
            <text:p>0.820347</text:p>
          </table:table-cell>
          <table:table-cell office:value-type="float" office:value="0.824015" calcext:value-type="float">
            <text:p>0.824015</text:p>
          </table:table-cell>
          <table:table-cell office:value-type="float" office:value="0.82478" calcext:value-type="float">
            <text:p>0.82478</text:p>
          </table:table-cell>
          <table:table-cell office:value-type="float" office:value="0.849433" calcext:value-type="float">
            <text:p>0.849433</text:p>
          </table:table-cell>
          <table:table-cell office:value-type="float" office:value="0.858994" calcext:value-type="float">
            <text:p>0.858994</text:p>
          </table:table-cell>
          <table:table-cell office:value-type="float" office:value="0.866583" calcext:value-type="float">
            <text:p>0.866583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16906" calcext:value-type="float">
            <text:p>0.91690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1209" calcext:value-type="float">
            <text:p>0.8512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34621" calcext:value-type="float">
            <text:p>0.534621</text:p>
          </table:table-cell>
          <table:table-cell office:value-type="float" office:value="0.769447" calcext:value-type="float">
            <text:p>0.769447</text:p>
          </table:table-cell>
          <table:table-cell office:value-type="float" office:value="0.823462" calcext:value-type="float">
            <text:p>0.823462</text:p>
          </table:table-cell>
          <table:table-cell office:value-type="float" office:value="0.824328" calcext:value-type="float">
            <text:p>0.824328</text:p>
          </table:table-cell>
          <table:table-cell office:value-type="float" office:value="0.836716" calcext:value-type="float">
            <text:p>0.836716</text:p>
          </table:table-cell>
          <table:table-cell office:value-type="float" office:value="0.85938" calcext:value-type="float">
            <text:p>0.85938</text:p>
          </table:table-cell>
          <table:table-cell office:value-type="float" office:value="0.864418" calcext:value-type="float">
            <text:p>0.864418</text:p>
          </table:table-cell>
          <table:table-cell office:value-type="float" office:value="0.876682" calcext:value-type="float">
            <text:p>0.876682</text:p>
          </table:table-cell>
          <table:table-cell office:value-type="float" office:value="0.914892" calcext:value-type="float">
            <text:p>0.914892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0257" calcext:value-type="float">
            <text:p>0.86025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739811" calcext:value-type="float">
            <text:p>0.739811</text:p>
          </table:table-cell>
          <table:table-cell office:value-type="float" office:value="0.82391" calcext:value-type="float">
            <text:p>0.82391</text:p>
          </table:table-cell>
          <table:table-cell office:value-type="float" office:value="0.824722" calcext:value-type="float">
            <text:p>0.824722</text:p>
          </table:table-cell>
          <table:table-cell office:value-type="float" office:value="0.853414" calcext:value-type="float">
            <text:p>0.853414</text:p>
          </table:table-cell>
          <table:table-cell office:value-type="float" office:value="0.860463" calcext:value-type="float">
            <text:p>0.860463</text:p>
          </table:table-cell>
          <table:table-cell office:value-type="float" office:value="0.869292" calcext:value-type="float">
            <text:p>0.869292</text:p>
          </table:table-cell>
          <table:table-cell office:value-type="float" office:value="0.874944" calcext:value-type="float">
            <text:p>0.874944</text:p>
          </table:table-cell>
          <table:table-cell office:value-type="float" office:value="0.912161" calcext:value-type="float">
            <text:p>0.912161</text:p>
          </table:table-cell>
          <table:table-cell office:value-type="float" office:value="0.916123" calcext:value-type="float">
            <text:p>0.916123</text:p>
          </table:table-cell>
          <table:table-cell office:value-type="float" office:value="0.917024" calcext:value-type="float">
            <text:p>0.91702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9186" calcext:value-type="float">
            <text:p>0.85918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746003" calcext:value-type="float">
            <text:p>0.746003</text:p>
          </table:table-cell>
          <table:table-cell office:value-type="float" office:value="0.82221" calcext:value-type="float">
            <text:p>0.82221</text:p>
          </table:table-cell>
          <table:table-cell office:value-type="float" office:value="0.824541" calcext:value-type="float">
            <text:p>0.824541</text:p>
          </table:table-cell>
          <table:table-cell office:value-type="float" office:value="0.854538" calcext:value-type="float">
            <text:p>0.854538</text:p>
          </table:table-cell>
          <table:table-cell office:value-type="float" office:value="0.865532" calcext:value-type="float">
            <text:p>0.865532</text:p>
          </table:table-cell>
          <table:table-cell office:value-type="float" office:value="0.873299" calcext:value-type="float">
            <text:p>0.873299</text:p>
          </table:table-cell>
          <table:table-cell office:value-type="float" office:value="0.879883" calcext:value-type="float">
            <text:p>0.879883</text:p>
          </table:table-cell>
          <table:table-cell office:value-type="float" office:value="0.914898" calcext:value-type="float">
            <text:p>0.914898</text:p>
          </table:table-cell>
          <table:table-cell office:value-type="float" office:value="0.916163" calcext:value-type="float">
            <text:p>0.916163</text:p>
          </table:table-cell>
          <table:table-cell office:value-type="float" office:value="0.916894" calcext:value-type="float">
            <text:p>0.91689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1396" calcext:value-type="float">
            <text:p>0.86139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50736" calcext:value-type="float">
            <text:p>0.750736</text:p>
          </table:table-cell>
          <table:table-cell office:value-type="float" office:value="0.793379" calcext:value-type="float">
            <text:p>0.793379</text:p>
          </table:table-cell>
          <table:table-cell office:value-type="float" office:value="0.823674" calcext:value-type="float">
            <text:p>0.823674</text:p>
          </table:table-cell>
          <table:table-cell office:value-type="float" office:value="0.829202" calcext:value-type="float">
            <text:p>0.829202</text:p>
          </table:table-cell>
          <table:table-cell office:value-type="float" office:value="0.857282" calcext:value-type="float">
            <text:p>0.857282</text:p>
          </table:table-cell>
          <table:table-cell office:value-type="float" office:value="0.862103" calcext:value-type="float">
            <text:p>0.862103</text:p>
          </table:table-cell>
          <table:table-cell office:value-type="float" office:value="0.872199" calcext:value-type="float">
            <text:p>0.872199</text:p>
          </table:table-cell>
          <table:table-cell office:value-type="float" office:value="0.874875" calcext:value-type="float">
            <text:p>0.874875</text:p>
          </table:table-cell>
          <table:table-cell office:value-type="float" office:value="0.909378" calcext:value-type="float">
            <text:p>0.909378</text:p>
          </table:table-cell>
          <table:table-cell office:value-type="float" office:value="0.915808" calcext:value-type="float">
            <text:p>0.915808</text:p>
          </table:table-cell>
          <table:table-cell office:value-type="float" office:value="0.916821" calcext:value-type="float">
            <text:p>0.91682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5472" calcext:value-type="float">
            <text:p>0.86547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50736" calcext:value-type="float">
            <text:p>0.750736</text:p>
          </table:table-cell>
          <table:table-cell office:value-type="float" office:value="0.789505" calcext:value-type="float">
            <text:p>0.789505</text:p>
          </table:table-cell>
          <table:table-cell office:value-type="float" office:value="0.819921" calcext:value-type="float">
            <text:p>0.819921</text:p>
          </table:table-cell>
          <table:table-cell office:value-type="float" office:value="0.824155" calcext:value-type="float">
            <text:p>0.824155</text:p>
          </table:table-cell>
          <table:table-cell office:value-type="float" office:value="0.840485" calcext:value-type="float">
            <text:p>0.840485</text:p>
          </table:table-cell>
          <table:table-cell office:value-type="float" office:value="0.859392" calcext:value-type="float">
            <text:p>0.859392</text:p>
          </table:table-cell>
          <table:table-cell office:value-type="float" office:value="0.867287" calcext:value-type="float">
            <text:p>0.867287</text:p>
          </table:table-cell>
          <table:table-cell office:value-type="float" office:value="0.873678" calcext:value-type="float">
            <text:p>0.873678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16931" calcext:value-type="float">
            <text:p>0.91693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0355" calcext:value-type="float">
            <text:p>0.86035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83172" calcext:value-type="float">
            <text:p>0.783172</text:p>
          </table:table-cell>
          <table:table-cell office:value-type="float" office:value="0.789445" calcext:value-type="float">
            <text:p>0.789445</text:p>
          </table:table-cell>
          <table:table-cell office:value-type="float" office:value="0.815397" calcext:value-type="float">
            <text:p>0.815397</text:p>
          </table:table-cell>
          <table:table-cell office:value-type="float" office:value="0.82401" calcext:value-type="float">
            <text:p>0.82401</text:p>
          </table:table-cell>
          <table:table-cell office:value-type="float" office:value="0.833332" calcext:value-type="float">
            <text:p>0.833332</text:p>
          </table:table-cell>
          <table:table-cell office:value-type="float" office:value="0.858359" calcext:value-type="float">
            <text:p>0.858359</text:p>
          </table:table-cell>
          <table:table-cell office:value-type="float" office:value="0.865225" calcext:value-type="float">
            <text:p>0.865225</text:p>
          </table:table-cell>
          <table:table-cell office:value-type="float" office:value="0.873653" calcext:value-type="float">
            <text:p>0.873653</text:p>
          </table:table-cell>
          <table:table-cell office:value-type="float" office:value="0.902926" calcext:value-type="float">
            <text:p>0.902926</text:p>
          </table:table-cell>
          <table:table-cell office:value-type="float" office:value="0.915586" calcext:value-type="float">
            <text:p>0.915586</text:p>
          </table:table-cell>
          <table:table-cell office:value-type="float" office:value="0.917036" calcext:value-type="float">
            <text:p>0.91703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9497" calcext:value-type="float">
            <text:p>0.85949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750903" calcext:value-type="float">
            <text:p>0.750903</text:p>
          </table:table-cell>
          <table:table-cell office:value-type="float" office:value="0.817459" calcext:value-type="float">
            <text:p>0.817459</text:p>
          </table:table-cell>
          <table:table-cell office:value-type="float" office:value="0.824021" calcext:value-type="float">
            <text:p>0.824021</text:p>
          </table:table-cell>
          <table:table-cell office:value-type="float" office:value="0.835485" calcext:value-type="float">
            <text:p>0.835485</text:p>
          </table:table-cell>
          <table:table-cell office:value-type="float" office:value="0.857278" calcext:value-type="float">
            <text:p>0.857278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0.873107" calcext:value-type="float">
            <text:p>0.873107</text:p>
          </table:table-cell>
          <table:table-cell office:value-type="float" office:value="0.88843" calcext:value-type="float">
            <text:p>0.88843</text:p>
          </table:table-cell>
          <table:table-cell office:value-type="float" office:value="0.91529" calcext:value-type="float">
            <text:p>0.91529</text:p>
          </table:table-cell>
          <table:table-cell office:value-type="float" office:value="0.917006" calcext:value-type="float">
            <text:p>0.91700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4483" calcext:value-type="float">
            <text:p>0.8544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3264" calcext:value-type="float">
            <text:p>0.783264</text:p>
          </table:table-cell>
          <table:table-cell office:value-type="float" office:value="0.79219" calcext:value-type="float">
            <text:p>0.79219</text:p>
          </table:table-cell>
          <table:table-cell office:value-type="float" office:value="0.816847" calcext:value-type="float">
            <text:p>0.816847</text:p>
          </table:table-cell>
          <table:table-cell office:value-type="float" office:value="0.823771" calcext:value-type="float">
            <text:p>0.823771</text:p>
          </table:table-cell>
          <table:table-cell office:value-type="float" office:value="0.825178" calcext:value-type="float">
            <text:p>0.825178</text:p>
          </table:table-cell>
          <table:table-cell office:value-type="float" office:value="0.853423" calcext:value-type="float">
            <text:p>0.853423</text:p>
          </table:table-cell>
          <table:table-cell office:value-type="float" office:value="0.859868" calcext:value-type="float">
            <text:p>0.859868</text:p>
          </table:table-cell>
          <table:table-cell office:value-type="float" office:value="0.870467" calcext:value-type="float">
            <text:p>0.870467</text:p>
          </table:table-cell>
          <table:table-cell office:value-type="float" office:value="0.874034" calcext:value-type="float">
            <text:p>0.874034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916153" calcext:value-type="float">
            <text:p>0.91615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3064" calcext:value-type="float">
            <text:p>0.85306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713655" calcext:value-type="float">
            <text:p>0.713655</text:p>
          </table:table-cell>
          <table:table-cell office:value-type="float" office:value="0.818901" calcext:value-type="float">
            <text:p>0.818901</text:p>
          </table:table-cell>
          <table:table-cell office:value-type="float" office:value="0.823946" calcext:value-type="float">
            <text:p>0.823946</text:p>
          </table:table-cell>
          <table:table-cell office:value-type="float" office:value="0.840903" calcext:value-type="float">
            <text:p>0.840903</text:p>
          </table:table-cell>
          <table:table-cell office:value-type="float" office:value="0.858363" calcext:value-type="float">
            <text:p>0.858363</text:p>
          </table:table-cell>
          <table:table-cell office:value-type="float" office:value="0.864667" calcext:value-type="float">
            <text:p>0.864667</text:p>
          </table:table-cell>
          <table:table-cell office:value-type="float" office:value="0.871909" calcext:value-type="float">
            <text:p>0.871909</text:p>
          </table:table-cell>
          <table:table-cell office:value-type="float" office:value="0.87633" calcext:value-type="float">
            <text:p>0.87633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91603" calcext:value-type="float">
            <text:p>0.9160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49862" calcext:value-type="float">
            <text:p>0.8498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83609" calcext:value-type="float">
            <text:p>0.783609</text:p>
          </table:table-cell>
          <table:table-cell office:value-type="float" office:value="0.790666" calcext:value-type="float">
            <text:p>0.790666</text:p>
          </table:table-cell>
          <table:table-cell office:value-type="float" office:value="0.818155" calcext:value-type="float">
            <text:p>0.818155</text:p>
          </table:table-cell>
          <table:table-cell office:value-type="float" office:value="0.823971" calcext:value-type="float">
            <text:p>0.823971</text:p>
          </table:table-cell>
          <table:table-cell office:value-type="float" office:value="0.838554" calcext:value-type="float">
            <text:p>0.838554</text:p>
          </table:table-cell>
          <table:table-cell office:value-type="float" office:value="0.857676" calcext:value-type="float">
            <text:p>0.857676</text:p>
          </table:table-cell>
          <table:table-cell office:value-type="float" office:value="0.864534" calcext:value-type="float">
            <text:p>0.864534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89248" calcext:value-type="float">
            <text:p>0.89248</text:p>
          </table:table-cell>
          <table:table-cell office:value-type="float" office:value="0.914221" calcext:value-type="float">
            <text:p>0.914221</text:p>
          </table:table-cell>
          <table:table-cell office:value-type="float" office:value="0.916133" calcext:value-type="float">
            <text:p>0.91613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8931" calcext:value-type="float">
            <text:p>0.85893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749686" calcext:value-type="float">
            <text:p>0.749686</text:p>
          </table:table-cell>
          <table:table-cell office:value-type="float" office:value="0.822603" calcext:value-type="float">
            <text:p>0.822603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57195" calcext:value-type="float">
            <text:p>0.857195</text:p>
          </table:table-cell>
          <table:table-cell office:value-type="float" office:value="0.860082" calcext:value-type="float">
            <text:p>0.860082</text:p>
          </table:table-cell>
          <table:table-cell office:value-type="float" office:value="0.872925" calcext:value-type="float">
            <text:p>0.872925</text:p>
          </table:table-cell>
          <table:table-cell office:value-type="float" office:value="0.879541" calcext:value-type="float">
            <text:p>0.879541</text:p>
          </table:table-cell>
          <table:table-cell office:value-type="float" office:value="0.91414" calcext:value-type="float">
            <text:p>0.91414</text:p>
          </table:table-cell>
          <table:table-cell office:value-type="float" office:value="0.915451" calcext:value-type="float">
            <text:p>0.915451</text:p>
          </table:table-cell>
          <table:table-cell office:value-type="float" office:value="0.917163" calcext:value-type="float">
            <text:p>0.91716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1629" calcext:value-type="float">
            <text:p>0.86162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0.824014" calcext:value-type="float">
            <text:p>0.824014</text:p>
          </table:table-cell>
          <table:table-cell office:value-type="float" office:value="0.840825" calcext:value-type="float">
            <text:p>0.840825</text:p>
          </table:table-cell>
          <table:table-cell office:value-type="float" office:value="0.85839" calcext:value-type="float">
            <text:p>0.85839</text:p>
          </table:table-cell>
          <table:table-cell office:value-type="float" office:value="0.862717" calcext:value-type="float">
            <text:p>0.862717</text:p>
          </table:table-cell>
          <table:table-cell office:value-type="float" office:value="0.873972" calcext:value-type="float">
            <text:p>0.873972</text:p>
          </table:table-cell>
          <table:table-cell office:value-type="float" office:value="0.900314" calcext:value-type="float">
            <text:p>0.900314</text:p>
          </table:table-cell>
          <table:table-cell office:value-type="float" office:value="0.914566" calcext:value-type="float">
            <text:p>0.914566</text:p>
          </table:table-cell>
          <table:table-cell office:value-type="float" office:value="0.915857" calcext:value-type="float">
            <text:p>0.915857</text:p>
          </table:table-cell>
          <table:table-cell office:value-type="float" office:value="0.917286" calcext:value-type="float">
            <text:p>0.91728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7091" calcext:value-type="float">
            <text:p>0.8670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76296" calcext:value-type="float">
            <text:p>0.76296</text:p>
          </table:table-cell>
          <table:table-cell office:value-type="float" office:value="0.823936" calcext:value-type="float">
            <text:p>0.823936</text:p>
          </table:table-cell>
          <table:table-cell office:value-type="float" office:value="0.847746" calcext:value-type="float">
            <text:p>0.847746</text:p>
          </table:table-cell>
          <table:table-cell office:value-type="float" office:value="0.859415" calcext:value-type="float">
            <text:p>0.859415</text:p>
          </table:table-cell>
          <table:table-cell office:value-type="float" office:value="0.866195" calcext:value-type="float">
            <text:p>0.866195</text:p>
          </table:table-cell>
          <table:table-cell office:value-type="float" office:value="0.874638" calcext:value-type="float">
            <text:p>0.874638</text:p>
          </table:table-cell>
          <table:table-cell office:value-type="float" office:value="0.911956" calcext:value-type="float">
            <text:p>0.911956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16031" calcext:value-type="float">
            <text:p>0.916031</text:p>
          </table:table-cell>
          <table:table-cell office:value-type="float" office:value="0.917253" calcext:value-type="float">
            <text:p>0.91725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9523" calcext:value-type="float">
            <text:p>0.8695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683337" calcext:value-type="float">
            <text:p>0.683337</text:p>
          </table:table-cell>
          <table:table-cell office:value-type="float" office:value="0.823632" calcext:value-type="float">
            <text:p>0.823632</text:p>
          </table:table-cell>
          <table:table-cell office:value-type="float" office:value="0.82942" calcext:value-type="float">
            <text:p>0.82942</text:p>
          </table:table-cell>
          <table:table-cell office:value-type="float" office:value="0.857055" calcext:value-type="float">
            <text:p>0.857055</text:p>
          </table:table-cell>
          <table:table-cell office:value-type="float" office:value="0.862528" calcext:value-type="float">
            <text:p>0.862528</text:p>
          </table:table-cell>
          <table:table-cell office:value-type="float" office:value="0.874314" calcext:value-type="float">
            <text:p>0.874314</text:p>
          </table:table-cell>
          <table:table-cell office:value-type="float" office:value="0.913561" calcext:value-type="float">
            <text:p>0.913561</text:p>
          </table:table-cell>
          <table:table-cell office:value-type="float" office:value="0.914915" calcext:value-type="float">
            <text:p>0.914915</text:p>
          </table:table-cell>
          <table:table-cell office:value-type="float" office:value="0.915821" calcext:value-type="float">
            <text:p>0.915821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59174" calcext:value-type="float">
            <text:p>0.8591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763044" calcext:value-type="float">
            <text:p>0.763044</text:p>
          </table:table-cell>
          <table:table-cell office:value-type="float" office:value="0.823836" calcext:value-type="float">
            <text:p>0.823836</text:p>
          </table:table-cell>
          <table:table-cell office:value-type="float" office:value="0.840692" calcext:value-type="float">
            <text:p>0.840692</text:p>
          </table:table-cell>
          <table:table-cell office:value-type="float" office:value="0.858776" calcext:value-type="float">
            <text:p>0.858776</text:p>
          </table:table-cell>
          <table:table-cell office:value-type="float" office:value="0.86871" calcext:value-type="float">
            <text:p>0.86871</text:p>
          </table:table-cell>
          <table:table-cell office:value-type="float" office:value="0.875244" calcext:value-type="float">
            <text:p>0.875244</text:p>
          </table:table-cell>
          <table:table-cell office:value-type="float" office:value="0.910002" calcext:value-type="float">
            <text:p>0.910002</text:p>
          </table:table-cell>
          <table:table-cell office:value-type="float" office:value="0.915117" calcext:value-type="float">
            <text:p>0.915117</text:p>
          </table:table-cell>
          <table:table-cell office:value-type="float" office:value="0.916054" calcext:value-type="float">
            <text:p>0.916054</text:p>
          </table:table-cell>
          <table:table-cell office:value-type="float" office:value="0.917054" calcext:value-type="float">
            <text:p>0.91705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8853" calcext:value-type="float">
            <text:p>0.86885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766061" calcext:value-type="float">
            <text:p>0.766061</text:p>
          </table:table-cell>
          <table:table-cell office:value-type="float" office:value="0.824099" calcext:value-type="float">
            <text:p>0.824099</text:p>
          </table:table-cell>
          <table:table-cell office:value-type="float" office:value="0.843221" calcext:value-type="float">
            <text:p>0.843221</text:p>
          </table:table-cell>
          <table:table-cell office:value-type="float" office:value="0.859068" calcext:value-type="float">
            <text:p>0.859068</text:p>
          </table:table-cell>
          <table:table-cell office:value-type="float" office:value="0.872055" calcext:value-type="float">
            <text:p>0.872055</text:p>
          </table:table-cell>
          <table:table-cell office:value-type="float" office:value="0.875716" calcext:value-type="float">
            <text:p>0.875716</text:p>
          </table:table-cell>
          <table:table-cell office:value-type="float" office:value="0.914139" calcext:value-type="float">
            <text:p>0.914139</text:p>
          </table:table-cell>
          <table:table-cell office:value-type="float" office:value="0.915303" calcext:value-type="float">
            <text:p>0.915303</text:p>
          </table:table-cell>
          <table:table-cell office:value-type="float" office:value="0.916331" calcext:value-type="float">
            <text:p>0.916331</text:p>
          </table:table-cell>
          <table:table-cell office:value-type="float" office:value="0.917171" calcext:value-type="float">
            <text:p>0.91717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0316" calcext:value-type="float">
            <text:p>0.8703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732716" calcext:value-type="float">
            <text:p>0.732716</text:p>
          </table:table-cell>
          <table:table-cell office:value-type="float" office:value="0.829733" calcext:value-type="float">
            <text:p>0.829733</text:p>
          </table:table-cell>
          <table:table-cell office:value-type="float" office:value="0.851026" calcext:value-type="float">
            <text:p>0.851026</text:p>
          </table:table-cell>
          <table:table-cell office:value-type="float" office:value="0.868511" calcext:value-type="float">
            <text:p>0.868511</text:p>
          </table:table-cell>
          <table:table-cell office:value-type="float" office:value="0.877218" calcext:value-type="float">
            <text:p>0.877218</text:p>
          </table:table-cell>
          <table:table-cell office:value-type="float" office:value="0.913986" calcext:value-type="float">
            <text:p>0.913986</text:p>
          </table:table-cell>
          <table:table-cell office:value-type="float" office:value="0.914951" calcext:value-type="float">
            <text:p>0.914951</text:p>
          </table:table-cell>
          <table:table-cell office:value-type="float" office:value="0.915551" calcext:value-type="float">
            <text:p>0.915551</text:p>
          </table:table-cell>
          <table:table-cell office:value-type="float" office:value="0.916395" calcext:value-type="float">
            <text:p>0.916395</text:p>
          </table:table-cell>
          <table:table-cell office:value-type="float" office:value="0.91717" calcext:value-type="float">
            <text:p>0.9171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3726" calcext:value-type="float">
            <text:p>0.87372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682886" calcext:value-type="float">
            <text:p>0.682886</text:p>
          </table:table-cell>
          <table:table-cell office:value-type="float" office:value="0.824094" calcext:value-type="float">
            <text:p>0.824094</text:p>
          </table:table-cell>
          <table:table-cell office:value-type="float" office:value="0.841737" calcext:value-type="float">
            <text:p>0.841737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74016" calcext:value-type="float">
            <text:p>0.874016</text:p>
          </table:table-cell>
          <table:table-cell office:value-type="float" office:value="0.890634" calcext:value-type="float">
            <text:p>0.890634</text:p>
          </table:table-cell>
          <table:table-cell office:value-type="float" office:value="0.914714" calcext:value-type="float">
            <text:p>0.914714</text:p>
          </table:table-cell>
          <table:table-cell office:value-type="float" office:value="0.915324" calcext:value-type="float">
            <text:p>0.915324</text:p>
          </table:table-cell>
          <table:table-cell office:value-type="float" office:value="0.916294" calcext:value-type="float">
            <text:p>0.916294</text:p>
          </table:table-cell>
          <table:table-cell office:value-type="float" office:value="0.917171" calcext:value-type="float">
            <text:p>0.91717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4046" calcext:value-type="float">
            <text:p>0.86404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762023" calcext:value-type="float">
            <text:p>0.762023</text:p>
          </table:table-cell>
          <table:table-cell office:value-type="float" office:value="0.827702" calcext:value-type="float">
            <text:p>0.827702</text:p>
          </table:table-cell>
          <table:table-cell office:value-type="float" office:value="0.85329" calcext:value-type="float">
            <text:p>0.85329</text:p>
          </table:table-cell>
          <table:table-cell office:value-type="float" office:value="0.869866" calcext:value-type="float">
            <text:p>0.869866</text:p>
          </table:table-cell>
          <table:table-cell office:value-type="float" office:value="0.87493" calcext:value-type="float">
            <text:p>0.8749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14825" calcext:value-type="float">
            <text:p>0.914825</text:p>
          </table:table-cell>
          <table:table-cell office:value-type="float" office:value="0.915649" calcext:value-type="float">
            <text:p>0.915649</text:p>
          </table:table-cell>
          <table:table-cell office:value-type="float" office:value="0.916506" calcext:value-type="float">
            <text:p>0.916506</text:p>
          </table:table-cell>
          <table:table-cell office:value-type="float" office:value="0.91743" calcext:value-type="float">
            <text:p>0.9174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6232" calcext:value-type="float">
            <text:p>0.87623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709083" calcext:value-type="float">
            <text:p>0.709083</text:p>
          </table:table-cell>
          <table:table-cell office:value-type="float" office:value="0.824699" calcext:value-type="float">
            <text:p>0.824699</text:p>
          </table:table-cell>
          <table:table-cell office:value-type="float" office:value="0.851753" calcext:value-type="float">
            <text:p>0.851753</text:p>
          </table:table-cell>
          <table:table-cell office:value-type="float" office:value="0.867041" calcext:value-type="float">
            <text:p>0.867041</text:p>
          </table:table-cell>
          <table:table-cell office:value-type="float" office:value="0.874526" calcext:value-type="float">
            <text:p>0.874526</text:p>
          </table:table-cell>
          <table:table-cell office:value-type="float" office:value="0.89644" calcext:value-type="float">
            <text:p>0.89644</text:p>
          </table:table-cell>
          <table:table-cell office:value-type="float" office:value="0.914591" calcext:value-type="float">
            <text:p>0.914591</text:p>
          </table:table-cell>
          <table:table-cell office:value-type="float" office:value="0.915187" calcext:value-type="float">
            <text:p>0.915187</text:p>
          </table:table-cell>
          <table:table-cell office:value-type="float" office:value="0.916149" calcext:value-type="float">
            <text:p>0.916149</text:p>
          </table:table-cell>
          <table:table-cell office:value-type="float" office:value="0.917161" calcext:value-type="float">
            <text:p>0.91716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8663" calcext:value-type="float">
            <text:p>0.86866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682307" calcext:value-type="float">
            <text:p>0.682307</text:p>
          </table:table-cell>
          <table:table-cell office:value-type="float" office:value="0.824272" calcext:value-type="float">
            <text:p>0.824272</text:p>
          </table:table-cell>
          <table:table-cell office:value-type="float" office:value="0.849723" calcext:value-type="float">
            <text:p>0.849723</text:p>
          </table:table-cell>
          <table:table-cell office:value-type="float" office:value="0.866297" calcext:value-type="float">
            <text:p>0.866297</text:p>
          </table:table-cell>
          <table:table-cell office:value-type="float" office:value="0.87426" calcext:value-type="float">
            <text:p>0.87426</text:p>
          </table:table-cell>
          <table:table-cell office:value-type="float" office:value="0.90796" calcext:value-type="float">
            <text:p>0.90796</text:p>
          </table:table-cell>
          <table:table-cell office:value-type="float" office:value="0.914705" calcext:value-type="float">
            <text:p>0.914705</text:p>
          </table:table-cell>
          <table:table-cell office:value-type="float" office:value="0.915417" calcext:value-type="float">
            <text:p>0.915417</text:p>
          </table:table-cell>
          <table:table-cell office:value-type="float" office:value="0.916352" calcext:value-type="float">
            <text:p>0.916352</text:p>
          </table:table-cell>
          <table:table-cell office:value-type="float" office:value="0.917308" calcext:value-type="float">
            <text:p>0.91730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686" calcext:value-type="float">
            <text:p>0.8668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642546" calcext:value-type="float">
            <text:p>0.642546</text:p>
          </table:table-cell>
          <table:table-cell office:value-type="float" office:value="0.836091" calcext:value-type="float">
            <text:p>0.836091</text:p>
          </table:table-cell>
          <table:table-cell office:value-type="float" office:value="0.859175" calcext:value-type="float">
            <text:p>0.859175</text:p>
          </table:table-cell>
          <table:table-cell office:value-type="float" office:value="0.868456" calcext:value-type="float">
            <text:p>0.868456</text:p>
          </table:table-cell>
          <table:table-cell office:value-type="float" office:value="0.874402" calcext:value-type="float">
            <text:p>0.874402</text:p>
          </table:table-cell>
          <table:table-cell office:value-type="float" office:value="0.902602" calcext:value-type="float">
            <text:p>0.902602</text:p>
          </table:table-cell>
          <table:table-cell office:value-type="float" office:value="0.914898" calcext:value-type="float">
            <text:p>0.914898</text:p>
          </table:table-cell>
          <table:table-cell office:value-type="float" office:value="0.91558" calcext:value-type="float">
            <text:p>0.91558</text:p>
          </table:table-cell>
          <table:table-cell office:value-type="float" office:value="0.916614" calcext:value-type="float">
            <text:p>0.916614</text:p>
          </table:table-cell>
          <table:table-cell office:value-type="float" office:value="0.917485" calcext:value-type="float">
            <text:p>0.91748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64785" calcext:value-type="float">
            <text:p>0.86478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27287" calcext:value-type="float">
            <text:p>0.527287</text:p>
          </table:table-cell>
          <table:table-cell office:value-type="float" office:value="0.781795" calcext:value-type="float">
            <text:p>0.781795</text:p>
          </table:table-cell>
          <table:table-cell office:value-type="float" office:value="0.845648" calcext:value-type="float">
            <text:p>0.845648</text:p>
          </table:table-cell>
          <table:table-cell office:value-type="float" office:value="0.860262" calcext:value-type="float">
            <text:p>0.860262</text:p>
          </table:table-cell>
          <table:table-cell office:value-type="float" office:value="0.87236" calcext:value-type="float">
            <text:p>0.87236</text:p>
          </table:table-cell>
          <table:table-cell office:value-type="float" office:value="0.875485" calcext:value-type="float">
            <text:p>0.87548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239" calcext:value-type="float">
            <text:p>0.915239</text:p>
          </table:table-cell>
          <table:table-cell office:value-type="float" office:value="0.915898" calcext:value-type="float">
            <text:p>0.915898</text:p>
          </table:table-cell>
          <table:table-cell office:value-type="float" office:value="0.916595" calcext:value-type="float">
            <text:p>0.916595</text:p>
          </table:table-cell>
          <table:table-cell office:value-type="float" office:value="0.917356" calcext:value-type="float">
            <text:p>0.91735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1464" calcext:value-type="float">
            <text:p>0.88146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71034" calcext:value-type="float">
            <text:p>0.171034</text:p>
          </table:table-cell>
          <table:table-cell office:value-type="float" office:value="0.768115" calcext:value-type="float">
            <text:p>0.768115</text:p>
          </table:table-cell>
          <table:table-cell office:value-type="float" office:value="0.836582" calcext:value-type="float">
            <text:p>0.836582</text:p>
          </table:table-cell>
          <table:table-cell office:value-type="float" office:value="0.862082" calcext:value-type="float">
            <text:p>0.862082</text:p>
          </table:table-cell>
          <table:table-cell office:value-type="float" office:value="0.873277" calcext:value-type="float">
            <text:p>0.873277</text:p>
          </table:table-cell>
          <table:table-cell office:value-type="float" office:value="0.884975" calcext:value-type="float">
            <text:p>0.884975</text:p>
          </table:table-cell>
          <table:table-cell office:value-type="float" office:value="0.914118" calcext:value-type="float">
            <text:p>0.914118</text:p>
          </table:table-cell>
          <table:table-cell office:value-type="float" office:value="0.915133" calcext:value-type="float">
            <text:p>0.915133</text:p>
          </table:table-cell>
          <table:table-cell office:value-type="float" office:value="0.915914" calcext:value-type="float">
            <text:p>0.915914</text:p>
          </table:table-cell>
          <table:table-cell office:value-type="float" office:value="0.916752" calcext:value-type="float">
            <text:p>0.916752</text:p>
          </table:table-cell>
          <table:table-cell office:value-type="float" office:value="0.917513" calcext:value-type="float">
            <text:p>0.91751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0446" calcext:value-type="float">
            <text:p>0.88044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723539" calcext:value-type="float">
            <text:p>0.723539</text:p>
          </table:table-cell>
          <table:table-cell office:value-type="float" office:value="0.833637" calcext:value-type="float">
            <text:p>0.833637</text:p>
          </table:table-cell>
          <table:table-cell office:value-type="float" office:value="0.860454" calcext:value-type="float">
            <text:p>0.860454</text:p>
          </table:table-cell>
          <table:table-cell office:value-type="float" office:value="0.873077" calcext:value-type="float">
            <text:p>0.873077</text:p>
          </table:table-cell>
          <table:table-cell office:value-type="float" office:value="0.875901" calcext:value-type="float">
            <text:p>0.875901</text:p>
          </table:table-cell>
          <table:table-cell office:value-type="float" office:value="0.912775" calcext:value-type="float">
            <text:p>0.912775</text:p>
          </table:table-cell>
          <table:table-cell office:value-type="float" office:value="0.914711" calcext:value-type="float">
            <text:p>0.914711</text:p>
          </table:table-cell>
          <table:table-cell office:value-type="float" office:value="0.915402" calcext:value-type="float">
            <text:p>0.915402</text:p>
          </table:table-cell>
          <table:table-cell office:value-type="float" office:value="0.916549" calcext:value-type="float">
            <text:p>0.916549</text:p>
          </table:table-cell>
          <table:table-cell office:value-type="float" office:value="0.917653" calcext:value-type="float">
            <text:p>0.91765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437" calcext:value-type="float">
            <text:p>0.8743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717161" calcext:value-type="float">
            <text:p>0.717161</text:p>
          </table:table-cell>
          <table:table-cell office:value-type="float" office:value="0.837813" calcext:value-type="float">
            <text:p>0.837813</text:p>
          </table:table-cell>
          <table:table-cell office:value-type="float" office:value="0.860187" calcext:value-type="float">
            <text:p>0.860187</text:p>
          </table:table-cell>
          <table:table-cell office:value-type="float" office:value="0.872744" calcext:value-type="float">
            <text:p>0.872744</text:p>
          </table:table-cell>
          <table:table-cell office:value-type="float" office:value="0.87571" calcext:value-type="float">
            <text:p>0.87571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15071" calcext:value-type="float">
            <text:p>0.915071</text:p>
          </table:table-cell>
          <table:table-cell office:value-type="float" office:value="0.915956" calcext:value-type="float">
            <text:p>0.915956</text:p>
          </table:table-cell>
          <table:table-cell office:value-type="float" office:value="0.91699" calcext:value-type="float">
            <text:p>0.91699</text:p>
          </table:table-cell>
          <table:table-cell office:value-type="float" office:value="0.917725" calcext:value-type="float">
            <text:p>0.91772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3726" calcext:value-type="float">
            <text:p>0.87372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27494" calcext:value-type="float">
            <text:p>0.727494</text:p>
          </table:table-cell>
          <table:table-cell office:value-type="float" office:value="0.797386" calcext:value-type="float">
            <text:p>0.797386</text:p>
          </table:table-cell>
          <table:table-cell office:value-type="float" office:value="0.839537" calcext:value-type="float">
            <text:p>0.839537</text:p>
          </table:table-cell>
          <table:table-cell office:value-type="float" office:value="0.86132" calcext:value-type="float">
            <text:p>0.86132</text:p>
          </table:table-cell>
          <table:table-cell office:value-type="float" office:value="0.874028" calcext:value-type="float">
            <text:p>0.874028</text:p>
          </table:table-cell>
          <table:table-cell office:value-type="float" office:value="0.876191" calcext:value-type="float">
            <text:p>0.876191</text:p>
          </table:table-cell>
          <table:table-cell office:value-type="float" office:value="0.912247" calcext:value-type="float">
            <text:p>0.912247</text:p>
          </table:table-cell>
          <table:table-cell office:value-type="float" office:value="0.915216" calcext:value-type="float">
            <text:p>0.915216</text:p>
          </table:table-cell>
          <table:table-cell office:value-type="float" office:value="0.916153" calcext:value-type="float">
            <text:p>0.916153</text:p>
          </table:table-cell>
          <table:table-cell office:value-type="float" office:value="0.917023" calcext:value-type="float">
            <text:p>0.917023</text:p>
          </table:table-cell>
          <table:table-cell office:value-type="float" office:value="0.917567" calcext:value-type="float">
            <text:p>0.91756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2667" calcext:value-type="float">
            <text:p>0.88266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37218" calcext:value-type="float">
            <text:p>0.537218</text:p>
          </table:table-cell>
          <table:table-cell office:value-type="float" office:value="0.771252" calcext:value-type="float">
            <text:p>0.771252</text:p>
          </table:table-cell>
          <table:table-cell office:value-type="float" office:value="0.834371" calcext:value-type="float">
            <text:p>0.834371</text:p>
          </table:table-cell>
          <table:table-cell office:value-type="float" office:value="0.861541" calcext:value-type="float">
            <text:p>0.861541</text:p>
          </table:table-cell>
          <table:table-cell office:value-type="float" office:value="0.874549" calcext:value-type="float">
            <text:p>0.874549</text:p>
          </table:table-cell>
          <table:table-cell office:value-type="float" office:value="0.889291" calcext:value-type="float">
            <text:p>0.889291</text:p>
          </table:table-cell>
          <table:table-cell office:value-type="float" office:value="0.914502" calcext:value-type="float">
            <text:p>0.914502</text:p>
          </table:table-cell>
          <table:table-cell office:value-type="float" office:value="0.915046" calcext:value-type="float">
            <text:p>0.915046</text:p>
          </table:table-cell>
          <table:table-cell office:value-type="float" office:value="0.915821" calcext:value-type="float">
            <text:p>0.915821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917544" calcext:value-type="float">
            <text:p>0.91754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1075" calcext:value-type="float">
            <text:p>0.88107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28805" calcext:value-type="float">
            <text:p>0.728805</text:p>
          </table:table-cell>
          <table:table-cell office:value-type="float" office:value="0.811575" calcext:value-type="float">
            <text:p>0.811575</text:p>
          </table:table-cell>
          <table:table-cell office:value-type="float" office:value="0.849876" calcext:value-type="float">
            <text:p>0.849876</text:p>
          </table:table-cell>
          <table:table-cell office:value-type="float" office:value="0.869538" calcext:value-type="float">
            <text:p>0.869538</text:p>
          </table:table-cell>
          <table:table-cell office:value-type="float" office:value="0.875714" calcext:value-type="float">
            <text:p>0.875714</text:p>
          </table:table-cell>
          <table:table-cell office:value-type="float" office:value="0.912072" calcext:value-type="float">
            <text:p>0.912072</text:p>
          </table:table-cell>
          <table:table-cell office:value-type="float" office:value="0.914808" calcext:value-type="float">
            <text:p>0.914808</text:p>
          </table:table-cell>
          <table:table-cell office:value-type="float" office:value="0.915283" calcext:value-type="float">
            <text:p>0.915283</text:p>
          </table:table-cell>
          <table:table-cell office:value-type="float" office:value="0.916344" calcext:value-type="float">
            <text:p>0.916344</text:p>
          </table:table-cell>
          <table:table-cell office:value-type="float" office:value="0.916914" calcext:value-type="float">
            <text:p>0.916914</text:p>
          </table:table-cell>
          <table:table-cell office:value-type="float" office:value="0.917525" calcext:value-type="float">
            <text:p>0.91752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9965" calcext:value-type="float">
            <text:p>0.88996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86391" calcext:value-type="float">
            <text:p>0.086391</text:p>
          </table:table-cell>
          <table:table-cell office:value-type="float" office:value="0.769463" calcext:value-type="float">
            <text:p>0.769463</text:p>
          </table:table-cell>
          <table:table-cell office:value-type="float" office:value="0.846748" calcext:value-type="float">
            <text:p>0.846748</text:p>
          </table:table-cell>
          <table:table-cell office:value-type="float" office:value="0.869484" calcext:value-type="float">
            <text:p>0.869484</text:p>
          </table:table-cell>
          <table:table-cell office:value-type="float" office:value="0.892891" calcext:value-type="float">
            <text:p>0.892891</text:p>
          </table:table-cell>
          <table:table-cell office:value-type="float" office:value="0.914524" calcext:value-type="float">
            <text:p>0.914524</text:p>
          </table:table-cell>
          <table:table-cell office:value-type="float" office:value="0.915111" calcext:value-type="float">
            <text:p>0.915111</text:p>
          </table:table-cell>
          <table:table-cell office:value-type="float" office:value="0.91626" calcext:value-type="float">
            <text:p>0.91626</text:p>
          </table:table-cell>
          <table:table-cell office:value-type="float" office:value="0.916811" calcext:value-type="float">
            <text:p>0.916811</text:p>
          </table:table-cell>
          <table:table-cell office:value-type="float" office:value="0.91708" calcext:value-type="float">
            <text:p>0.91708</text:p>
          </table:table-cell>
          <table:table-cell office:value-type="float" office:value="0.917537" calcext:value-type="float">
            <text:p>0.91753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7591" calcext:value-type="float">
            <text:p>0.88759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764094" calcext:value-type="float">
            <text:p>0.764094</text:p>
          </table:table-cell>
          <table:table-cell office:value-type="float" office:value="0.841416" calcext:value-type="float">
            <text:p>0.841416</text:p>
          </table:table-cell>
          <table:table-cell office:value-type="float" office:value="0.870613" calcext:value-type="float">
            <text:p>0.870613</text:p>
          </table:table-cell>
          <table:table-cell office:value-type="float" office:value="0.914053" calcext:value-type="float">
            <text:p>0.914053</text:p>
          </table:table-cell>
          <table:table-cell office:value-type="float" office:value="0.914976" calcext:value-type="float">
            <text:p>0.914976</text:p>
          </table:table-cell>
          <table:table-cell office:value-type="float" office:value="0.915464" calcext:value-type="float">
            <text:p>0.915464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916783" calcext:value-type="float">
            <text:p>0.916783</text:p>
          </table:table-cell>
          <table:table-cell office:value-type="float" office:value="0.917017" calcext:value-type="float">
            <text:p>0.917017</text:p>
          </table:table-cell>
          <table:table-cell office:value-type="float" office:value="0.917498" calcext:value-type="float">
            <text:p>0.91749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8834" calcext:value-type="float">
            <text:p>0.88883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771287" calcext:value-type="float">
            <text:p>0.771287</text:p>
          </table:table-cell>
          <table:table-cell office:value-type="float" office:value="0.831943" calcext:value-type="float">
            <text:p>0.831943</text:p>
          </table:table-cell>
          <table:table-cell office:value-type="float" office:value="0.860538" calcext:value-type="float">
            <text:p>0.860538</text:p>
          </table:table-cell>
          <table:table-cell office:value-type="float" office:value="0.914617" calcext:value-type="float">
            <text:p>0.914617</text:p>
          </table:table-cell>
          <table:table-cell office:value-type="float" office:value="0.915059" calcext:value-type="float">
            <text:p>0.915059</text:p>
          </table:table-cell>
          <table:table-cell office:value-type="float" office:value="0.915738" calcext:value-type="float">
            <text:p>0.915738</text:p>
          </table:table-cell>
          <table:table-cell office:value-type="float" office:value="0.916511" calcext:value-type="float">
            <text:p>0.916511</text:p>
          </table:table-cell>
          <table:table-cell office:value-type="float" office:value="0.916797" calcext:value-type="float">
            <text:p>0.916797</text:p>
          </table:table-cell>
          <table:table-cell office:value-type="float" office:value="0.917094" calcext:value-type="float">
            <text:p>0.917094</text:p>
          </table:table-cell>
          <table:table-cell office:value-type="float" office:value="0.917595" calcext:value-type="float">
            <text:p>0.91759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7718" calcext:value-type="float">
            <text:p>0.88771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730918" calcext:value-type="float">
            <text:p>0.730918</text:p>
          </table:table-cell>
          <table:table-cell office:value-type="float" office:value="0.839655" calcext:value-type="float">
            <text:p>0.839655</text:p>
          </table:table-cell>
          <table:table-cell office:value-type="float" office:value="0.871954" calcext:value-type="float">
            <text:p>0.871954</text:p>
          </table:table-cell>
          <table:table-cell office:value-type="float" office:value="0.914715" calcext:value-type="float">
            <text:p>0.914715</text:p>
          </table:table-cell>
          <table:table-cell office:value-type="float" office:value="0.915209" calcext:value-type="float">
            <text:p>0.915209</text:p>
          </table:table-cell>
          <table:table-cell office:value-type="float" office:value="0.915933" calcext:value-type="float">
            <text:p>0.915933</text:p>
          </table:table-cell>
          <table:table-cell office:value-type="float" office:value="0.916593" calcext:value-type="float">
            <text:p>0.916593</text:p>
          </table:table-cell>
          <table:table-cell office:value-type="float" office:value="0.916841" calcext:value-type="float">
            <text:p>0.916841</text:p>
          </table:table-cell>
          <table:table-cell office:value-type="float" office:value="0.917206" calcext:value-type="float">
            <text:p>0.917206</text:p>
          </table:table-cell>
          <table:table-cell office:value-type="float" office:value="0.917543" calcext:value-type="float">
            <text:p>0.91754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5657" calcext:value-type="float">
            <text:p>0.8856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77078" calcext:value-type="float">
            <text:p>0.77078</text:p>
          </table:table-cell>
          <table:table-cell office:value-type="float" office:value="0.848028" calcext:value-type="float">
            <text:p>0.848028</text:p>
          </table:table-cell>
          <table:table-cell office:value-type="float" office:value="0.862889" calcext:value-type="float">
            <text:p>0.862889</text:p>
          </table:table-cell>
          <table:table-cell office:value-type="float" office:value="0.909754" calcext:value-type="float">
            <text:p>0.909754</text:p>
          </table:table-cell>
          <table:table-cell office:value-type="float" office:value="0.915191" calcext:value-type="float">
            <text:p>0.915191</text:p>
          </table:table-cell>
          <table:table-cell office:value-type="float" office:value="0.915843" calcext:value-type="float">
            <text:p>0.915843</text:p>
          </table:table-cell>
          <table:table-cell office:value-type="float" office:value="0.91653" calcext:value-type="float">
            <text:p>0.91653</text:p>
          </table:table-cell>
          <table:table-cell office:value-type="float" office:value="0.916861" calcext:value-type="float">
            <text:p>0.916861</text:p>
          </table:table-cell>
          <table:table-cell office:value-type="float" office:value="0.917247" calcext:value-type="float">
            <text:p>0.917247</text:p>
          </table:table-cell>
          <table:table-cell office:value-type="float" office:value="0.917715" calcext:value-type="float">
            <text:p>0.91771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9084" calcext:value-type="float">
            <text:p>0.8890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83701" calcext:value-type="float">
            <text:p>0.783701</text:p>
          </table:table-cell>
          <table:table-cell office:value-type="float" office:value="0.825821" calcext:value-type="float">
            <text:p>0.825821</text:p>
          </table:table-cell>
          <table:table-cell office:value-type="float" office:value="0.856563" calcext:value-type="float">
            <text:p>0.856563</text:p>
          </table:table-cell>
          <table:table-cell office:value-type="float" office:value="0.872795" calcext:value-type="float">
            <text:p>0.872795</text:p>
          </table:table-cell>
          <table:table-cell office:value-type="float" office:value="0.914761" calcext:value-type="float">
            <text:p>0.914761</text:p>
          </table:table-cell>
          <table:table-cell office:value-type="float" office:value="0.915308" calcext:value-type="float">
            <text:p>0.915308</text:p>
          </table:table-cell>
          <table:table-cell office:value-type="float" office:value="0.91597" calcext:value-type="float">
            <text:p>0.91597</text:p>
          </table:table-cell>
          <table:table-cell office:value-type="float" office:value="0.916554" calcext:value-type="float">
            <text:p>0.916554</text:p>
          </table:table-cell>
          <table:table-cell office:value-type="float" office:value="0.916863" calcext:value-type="float">
            <text:p>0.916863</text:p>
          </table:table-cell>
          <table:table-cell office:value-type="float" office:value="0.917248" calcext:value-type="float">
            <text:p>0.917248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696" calcext:value-type="float">
            <text:p>0.8969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864163" calcext:value-type="float">
            <text:p>0.864163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15044" calcext:value-type="float">
            <text:p>0.915044</text:p>
          </table:table-cell>
          <table:table-cell office:value-type="float" office:value="0.915721" calcext:value-type="float">
            <text:p>0.915721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6821" calcext:value-type="float">
            <text:p>0.916821</text:p>
          </table:table-cell>
          <table:table-cell office:value-type="float" office:value="0.917092" calcext:value-type="float">
            <text:p>0.917092</text:p>
          </table:table-cell>
          <table:table-cell office:value-type="float" office:value="0.917308" calcext:value-type="float">
            <text:p>0.917308</text:p>
          </table:table-cell>
          <table:table-cell office:value-type="float" office:value="0.917647" calcext:value-type="float">
            <text:p>0.91764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05" calcext:value-type="float">
            <text:p>0.88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701624" calcext:value-type="float">
            <text:p>0.701624</text:p>
          </table:table-cell>
          <table:table-cell office:value-type="float" office:value="0.863043" calcext:value-type="float">
            <text:p>0.863043</text:p>
          </table:table-cell>
          <table:table-cell office:value-type="float" office:value="0.896764" calcext:value-type="float">
            <text:p>0.896764</text:p>
          </table:table-cell>
          <table:table-cell office:value-type="float" office:value="0.915125" calcext:value-type="float">
            <text:p>0.915125</text:p>
          </table:table-cell>
          <table:table-cell office:value-type="float" office:value="0.915646" calcext:value-type="float">
            <text:p>0.915646</text:p>
          </table:table-cell>
          <table:table-cell office:value-type="float" office:value="0.916414" calcext:value-type="float">
            <text:p>0.916414</text:p>
          </table:table-cell>
          <table:table-cell office:value-type="float" office:value="0.91692" calcext:value-type="float">
            <text:p>0.91692</text:p>
          </table:table-cell>
          <table:table-cell office:value-type="float" office:value="0.917192" calcext:value-type="float">
            <text:p>0.917192</text:p>
          </table:table-cell>
          <table:table-cell office:value-type="float" office:value="0.917328" calcext:value-type="float">
            <text:p>0.917328</text:p>
          </table:table-cell>
          <table:table-cell office:value-type="float" office:value="0.917783" calcext:value-type="float">
            <text:p>0.91778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7784" calcext:value-type="float">
            <text:p>0.88778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89793" calcext:value-type="float">
            <text:p>0.789793</text:p>
          </table:table-cell>
          <table:table-cell office:value-type="float" office:value="0.839302" calcext:value-type="float">
            <text:p>0.839302</text:p>
          </table:table-cell>
          <table:table-cell office:value-type="float" office:value="0.865653" calcext:value-type="float">
            <text:p>0.865653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91504" calcext:value-type="float">
            <text:p>0.91504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16234" calcext:value-type="float">
            <text:p>0.916234</text:p>
          </table:table-cell>
          <table:table-cell office:value-type="float" office:value="0.916782" calcext:value-type="float">
            <text:p>0.916782</text:p>
          </table:table-cell>
          <table:table-cell office:value-type="float" office:value="0.917009" calcext:value-type="float">
            <text:p>0.917009</text:p>
          </table:table-cell>
          <table:table-cell office:value-type="float" office:value="0.917322" calcext:value-type="float">
            <text:p>0.917322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1549" calcext:value-type="float">
            <text:p>0.90154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643061" calcext:value-type="float">
            <text:p>0.643061</text:p>
          </table:table-cell>
          <table:table-cell office:value-type="float" office:value="0.870044" calcext:value-type="float">
            <text:p>0.870044</text:p>
          </table:table-cell>
          <table:table-cell office:value-type="float" office:value="0.912692" calcext:value-type="float">
            <text:p>0.912692</text:p>
          </table:table-cell>
          <table:table-cell office:value-type="float" office:value="0.915292" calcext:value-type="float">
            <text:p>0.915292</text:p>
          </table:table-cell>
          <table:table-cell office:value-type="float" office:value="0.91583" calcext:value-type="float">
            <text:p>0.91583</text:p>
          </table:table-cell>
          <table:table-cell office:value-type="float" office:value="0.916443" calcext:value-type="float">
            <text:p>0.916443</text:p>
          </table:table-cell>
          <table:table-cell office:value-type="float" office:value="0.916866" calcext:value-type="float">
            <text:p>0.916866</text:p>
          </table:table-cell>
          <table:table-cell office:value-type="float" office:value="0.917043" calcext:value-type="float">
            <text:p>0.917043</text:p>
          </table:table-cell>
          <table:table-cell office:value-type="float" office:value="0.917328" calcext:value-type="float">
            <text:p>0.917328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4228" calcext:value-type="float">
            <text:p>0.88422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589229" calcext:value-type="float">
            <text:p>0.589229</text:p>
          </table:table-cell>
          <table:table-cell office:value-type="float" office:value="0.877879" calcext:value-type="float">
            <text:p>0.877879</text:p>
          </table:table-cell>
          <table:table-cell office:value-type="float" office:value="0.91473" calcext:value-type="float">
            <text:p>0.91473</text:p>
          </table:table-cell>
          <table:table-cell office:value-type="float" office:value="0.915361" calcext:value-type="float">
            <text:p>0.915361</text:p>
          </table:table-cell>
          <table:table-cell office:value-type="float" office:value="0.915771" calcext:value-type="float">
            <text:p>0.915771</text:p>
          </table:table-cell>
          <table:table-cell office:value-type="float" office:value="0.916387" calcext:value-type="float">
            <text:p>0.916387</text:p>
          </table:table-cell>
          <table:table-cell office:value-type="float" office:value="0.91682" calcext:value-type="float">
            <text:p>0.91682</text:p>
          </table:table-cell>
          <table:table-cell office:value-type="float" office:value="0.917082" calcext:value-type="float">
            <text:p>0.917082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838" calcext:value-type="float">
            <text:p>0.91783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9843" calcext:value-type="float">
            <text:p>0.87984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673883" calcext:value-type="float">
            <text:p>0.673883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14682" calcext:value-type="float">
            <text:p>0.914682</text:p>
          </table:table-cell>
          <table:table-cell office:value-type="float" office:value="0.915286" calcext:value-type="float">
            <text:p>0.915286</text:p>
          </table:table-cell>
          <table:table-cell office:value-type="float" office:value="0.915718" calcext:value-type="float">
            <text:p>0.915718</text:p>
          </table:table-cell>
          <table:table-cell office:value-type="float" office:value="0.916297" calcext:value-type="float">
            <text:p>0.916297</text:p>
          </table:table-cell>
          <table:table-cell office:value-type="float" office:value="0.916729" calcext:value-type="float">
            <text:p>0.916729</text:p>
          </table:table-cell>
          <table:table-cell office:value-type="float" office:value="0.916989" calcext:value-type="float">
            <text:p>0.916989</text:p>
          </table:table-cell>
          <table:table-cell office:value-type="float" office:value="0.91732" calcext:value-type="float">
            <text:p>0.91732</text:p>
          </table:table-cell>
          <table:table-cell office:value-type="float" office:value="0.917636" calcext:value-type="float">
            <text:p>0.91763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857" calcext:value-type="float">
            <text:p>0.888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676397" calcext:value-type="float">
            <text:p>0.676397</text:p>
          </table:table-cell>
          <table:table-cell office:value-type="float" office:value="0.88538" calcext:value-type="float">
            <text:p>0.88538</text:p>
          </table:table-cell>
          <table:table-cell office:value-type="float" office:value="0.914799" calcext:value-type="float">
            <text:p>0.914799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915468" calcext:value-type="float">
            <text:p>0.915468</text:p>
          </table:table-cell>
          <table:table-cell office:value-type="float" office:value="0.91613" calcext:value-type="float">
            <text:p>0.91613</text:p>
          </table:table-cell>
          <table:table-cell office:value-type="float" office:value="0.916469" calcext:value-type="float">
            <text:p>0.916469</text:p>
          </table:table-cell>
          <table:table-cell office:value-type="float" office:value="0.916826" calcext:value-type="float">
            <text:p>0.916826</text:p>
          </table:table-cell>
          <table:table-cell office:value-type="float" office:value="0.917049" calcext:value-type="float">
            <text:p>0.917049</text:p>
          </table:table-cell>
          <table:table-cell office:value-type="float" office:value="0.917485" calcext:value-type="float">
            <text:p>0.91748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9114" calcext:value-type="float">
            <text:p>0.8891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722711" calcext:value-type="float">
            <text:p>0.722711</text:p>
          </table:table-cell>
          <table:table-cell office:value-type="float" office:value="0.876997" calcext:value-type="float">
            <text:p>0.876997</text:p>
          </table:table-cell>
          <table:table-cell office:value-type="float" office:value="0.914632" calcext:value-type="float">
            <text:p>0.914632</text:p>
          </table:table-cell>
          <table:table-cell office:value-type="float" office:value="0.915118" calcext:value-type="float">
            <text:p>0.915118</text:p>
          </table:table-cell>
          <table:table-cell office:value-type="float" office:value="0.915487" calcext:value-type="float">
            <text:p>0.915487</text:p>
          </table:table-cell>
          <table:table-cell office:value-type="float" office:value="0.916237" calcext:value-type="float">
            <text:p>0.916237</text:p>
          </table:table-cell>
          <table:table-cell office:value-type="float" office:value="0.916624" calcext:value-type="float">
            <text:p>0.916624</text:p>
          </table:table-cell>
          <table:table-cell office:value-type="float" office:value="0.916846" calcext:value-type="float">
            <text:p>0.916846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17608" calcext:value-type="float">
            <text:p>0.91760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294" calcext:value-type="float">
            <text:p>0.8929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767675" calcext:value-type="float">
            <text:p>0.767675</text:p>
          </table:table-cell>
          <table:table-cell office:value-type="float" office:value="0.883297" calcext:value-type="float">
            <text:p>0.883297</text:p>
          </table:table-cell>
          <table:table-cell office:value-type="float" office:value="0.914634" calcext:value-type="float">
            <text:p>0.914634</text:p>
          </table:table-cell>
          <table:table-cell office:value-type="float" office:value="0.915129" calcext:value-type="float">
            <text:p>0.915129</text:p>
          </table:table-cell>
          <table:table-cell office:value-type="float" office:value="0.915595" calcext:value-type="float">
            <text:p>0.91559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6915" calcext:value-type="float">
            <text:p>0.916915</text:p>
          </table:table-cell>
          <table:table-cell office:value-type="float" office:value="0.917279" calcext:value-type="float">
            <text:p>0.917279</text:p>
          </table:table-cell>
          <table:table-cell office:value-type="float" office:value="0.917668" calcext:value-type="float">
            <text:p>0.91766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8129" calcext:value-type="float">
            <text:p>0.89812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6663" calcext:value-type="float">
            <text:p>0.76663</text:p>
          </table:table-cell>
          <table:table-cell office:value-type="float" office:value="0.889841" calcext:value-type="float">
            <text:p>0.889841</text:p>
          </table:table-cell>
          <table:table-cell office:value-type="float" office:value="0.914677" calcext:value-type="float">
            <text:p>0.914677</text:p>
          </table:table-cell>
          <table:table-cell office:value-type="float" office:value="0.914939" calcext:value-type="float">
            <text:p>0.914939</text:p>
          </table:table-cell>
          <table:table-cell office:value-type="float" office:value="0.915274" calcext:value-type="float">
            <text:p>0.915274</text:p>
          </table:table-cell>
          <table:table-cell office:value-type="float" office:value="0.915892" calcext:value-type="float">
            <text:p>0.915892</text:p>
          </table:table-cell>
          <table:table-cell office:value-type="float" office:value="0.916539" calcext:value-type="float">
            <text:p>0.916539</text:p>
          </table:table-cell>
          <table:table-cell office:value-type="float" office:value="0.916837" calcext:value-type="float">
            <text:p>0.916837</text:p>
          </table:table-cell>
          <table:table-cell office:value-type="float" office:value="0.917241" calcext:value-type="float">
            <text:p>0.917241</text:p>
          </table:table-cell>
          <table:table-cell office:value-type="float" office:value="0.917599" calcext:value-type="float">
            <text:p>0.91759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8547" calcext:value-type="float">
            <text:p>0.89854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678825" calcext:value-type="float">
            <text:p>0.678825</text:p>
          </table:table-cell>
          <table:table-cell office:value-type="float" office:value="0.875048" calcext:value-type="float">
            <text:p>0.875048</text:p>
          </table:table-cell>
          <table:table-cell office:value-type="float" office:value="0.91438" calcext:value-type="float">
            <text:p>0.91438</text:p>
          </table:table-cell>
          <table:table-cell office:value-type="float" office:value="0.91496" calcext:value-type="float">
            <text:p>0.9149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916586" calcext:value-type="float">
            <text:p>0.916586</text:p>
          </table:table-cell>
          <table:table-cell office:value-type="float" office:value="0.916908" calcext:value-type="float">
            <text:p>0.916908</text:p>
          </table:table-cell>
          <table:table-cell office:value-type="float" office:value="0.917325" calcext:value-type="float">
            <text:p>0.917325</text:p>
          </table:table-cell>
          <table:table-cell office:value-type="float" office:value="0.917675" calcext:value-type="float">
            <text:p>0.91767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88295" calcext:value-type="float">
            <text:p>0.88829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770828" calcext:value-type="float">
            <text:p>0.770828</text:p>
          </table:table-cell>
          <table:table-cell office:value-type="float" office:value="0.891516" calcext:value-type="float">
            <text:p>0.891516</text:p>
          </table:table-cell>
          <table:table-cell office:value-type="float" office:value="0.914654" calcext:value-type="float">
            <text:p>0.914654</text:p>
          </table:table-cell>
          <table:table-cell office:value-type="float" office:value="0.915025" calcext:value-type="float">
            <text:p>0.915025</text:p>
          </table:table-cell>
          <table:table-cell office:value-type="float" office:value="0.915405" calcext:value-type="float">
            <text:p>0.915405</text:p>
          </table:table-cell>
          <table:table-cell office:value-type="float" office:value="0.916192" calcext:value-type="float">
            <text:p>0.916192</text:p>
          </table:table-cell>
          <table:table-cell office:value-type="float" office:value="0.916636" calcext:value-type="float">
            <text:p>0.916636</text:p>
          </table:table-cell>
          <table:table-cell office:value-type="float" office:value="0.916994" calcext:value-type="float">
            <text:p>0.916994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814" calcext:value-type="float">
            <text:p>0.91781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924" calcext:value-type="float">
            <text:p>0.8992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728146" calcext:value-type="float">
            <text:p>0.728146</text:p>
          </table:table-cell>
          <table:table-cell office:value-type="float" office:value="0.890221" calcext:value-type="float">
            <text:p>0.890221</text:p>
          </table:table-cell>
          <table:table-cell office:value-type="float" office:value="0.914733" calcext:value-type="float">
            <text:p>0.914733</text:p>
          </table:table-cell>
          <table:table-cell office:value-type="float" office:value="0.915239" calcext:value-type="float">
            <text:p>0.915239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0.916516" calcext:value-type="float">
            <text:p>0.916516</text:p>
          </table:table-cell>
          <table:table-cell office:value-type="float" office:value="0.916852" calcext:value-type="float">
            <text:p>0.916852</text:p>
          </table:table-cell>
          <table:table-cell office:value-type="float" office:value="0.917159" calcext:value-type="float">
            <text:p>0.917159</text:p>
          </table:table-cell>
          <table:table-cell office:value-type="float" office:value="0.917346" calcext:value-type="float">
            <text:p>0.917346</text:p>
          </table:table-cell>
          <table:table-cell office:value-type="float" office:value="0.917901" calcext:value-type="float">
            <text:p>0.91790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4992" calcext:value-type="float">
            <text:p>0.89499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15153" calcext:value-type="float">
            <text:p>0.815153</text:p>
          </table:table-cell>
          <table:table-cell office:value-type="float" office:value="0.87757" calcext:value-type="float">
            <text:p>0.87757</text:p>
          </table:table-cell>
          <table:table-cell office:value-type="float" office:value="0.914217" calcext:value-type="float">
            <text:p>0.914217</text:p>
          </table:table-cell>
          <table:table-cell office:value-type="float" office:value="0.915123" calcext:value-type="float">
            <text:p>0.915123</text:p>
          </table:table-cell>
          <table:table-cell office:value-type="float" office:value="0.915492" calcext:value-type="float">
            <text:p>0.915492</text:p>
          </table:table-cell>
          <table:table-cell office:value-type="float" office:value="0.91647" calcext:value-type="float">
            <text:p>0.91647</text:p>
          </table:table-cell>
          <table:table-cell office:value-type="float" office:value="0.916798" calcext:value-type="float">
            <text:p>0.916798</text:p>
          </table:table-cell>
          <table:table-cell office:value-type="float" office:value="0.917189" calcext:value-type="float">
            <text:p>0.917189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789" calcext:value-type="float">
            <text:p>0.91778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2313" calcext:value-type="float">
            <text:p>0.9023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13169" calcext:value-type="float">
            <text:p>0.813169</text:p>
          </table:table-cell>
          <table:table-cell office:value-type="float" office:value="0.873567" calcext:value-type="float">
            <text:p>0.873567</text:p>
          </table:table-cell>
          <table:table-cell office:value-type="float" office:value="0.913418" calcext:value-type="float">
            <text:p>0.913418</text:p>
          </table:table-cell>
          <table:table-cell office:value-type="float" office:value="0.915244" calcext:value-type="float">
            <text:p>0.915244</text:p>
          </table:table-cell>
          <table:table-cell office:value-type="float" office:value="0.915979" calcext:value-type="float">
            <text:p>0.915979</text:p>
          </table:table-cell>
          <table:table-cell office:value-type="float" office:value="0.916637" calcext:value-type="float">
            <text:p>0.916637</text:p>
          </table:table-cell>
          <table:table-cell office:value-type="float" office:value="0.91692" calcext:value-type="float">
            <text:p>0.91692</text:p>
          </table:table-cell>
          <table:table-cell office:value-type="float" office:value="0.917298" calcext:value-type="float">
            <text:p>0.917298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713" calcext:value-type="float">
            <text:p>0.91771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1728" calcext:value-type="float">
            <text:p>0.90172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603536" calcext:value-type="float">
            <text:p>0.603536</text:p>
          </table:table-cell>
          <table:table-cell office:value-type="float" office:value="0.860429" calcext:value-type="float">
            <text:p>0.860429</text:p>
          </table:table-cell>
          <table:table-cell office:value-type="float" office:value="0.908089" calcext:value-type="float">
            <text:p>0.908089</text:p>
          </table:table-cell>
          <table:table-cell office:value-type="float" office:value="0.915016" calcext:value-type="float">
            <text:p>0.915016</text:p>
          </table:table-cell>
          <table:table-cell office:value-type="float" office:value="0.915655" calcext:value-type="float">
            <text:p>0.915655</text:p>
          </table:table-cell>
          <table:table-cell office:value-type="float" office:value="0.916549" calcext:value-type="float">
            <text:p>0.916549</text:p>
          </table:table-cell>
          <table:table-cell office:value-type="float" office:value="0.916834" calcext:value-type="float">
            <text:p>0.916834</text:p>
          </table:table-cell>
          <table:table-cell office:value-type="float" office:value="0.917105" calcext:value-type="float">
            <text:p>0.917105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677" calcext:value-type="float">
            <text:p>0.91767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78822" calcext:value-type="float">
            <text:p>0.87882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729576" calcext:value-type="float">
            <text:p>0.729576</text:p>
          </table:table-cell>
          <table:table-cell office:value-type="float" office:value="0.87639" calcext:value-type="float">
            <text:p>0.87639</text:p>
          </table:table-cell>
          <table:table-cell office:value-type="float" office:value="0.914566" calcext:value-type="float">
            <text:p>0.91456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5847" calcext:value-type="float">
            <text:p>0.915847</text:p>
          </table:table-cell>
          <table:table-cell office:value-type="float" office:value="0.916611" calcext:value-type="float">
            <text:p>0.916611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917267" calcext:value-type="float">
            <text:p>0.917267</text:p>
          </table:table-cell>
          <table:table-cell office:value-type="float" office:value="0.917354" calcext:value-type="float">
            <text:p>0.917354</text:p>
          </table:table-cell>
          <table:table-cell office:value-type="float" office:value="0.917987" calcext:value-type="float">
            <text:p>0.91798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3781" calcext:value-type="float">
            <text:p>0.89378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822069" calcext:value-type="float">
            <text:p>0.822069</text:p>
          </table:table-cell>
          <table:table-cell office:value-type="float" office:value="0.857964" calcext:value-type="float">
            <text:p>0.857964</text:p>
          </table:table-cell>
          <table:table-cell office:value-type="float" office:value="0.88474" calcext:value-type="float">
            <text:p>0.88474</text:p>
          </table:table-cell>
          <table:table-cell office:value-type="float" office:value="0.914515" calcext:value-type="float">
            <text:p>0.914515</text:p>
          </table:table-cell>
          <table:table-cell office:value-type="float" office:value="0.915252" calcext:value-type="float">
            <text:p>0.915252</text:p>
          </table:table-cell>
          <table:table-cell office:value-type="float" office:value="0.915728" calcext:value-type="float">
            <text:p>0.915728</text:p>
          </table:table-cell>
          <table:table-cell office:value-type="float" office:value="0.916611" calcext:value-type="float">
            <text:p>0.916611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0.917148" calcext:value-type="float">
            <text:p>0.917148</text:p>
          </table:table-cell>
          <table:table-cell office:value-type="float" office:value="0.91734" calcext:value-type="float">
            <text:p>0.91734</text:p>
          </table:table-cell>
          <table:table-cell office:value-type="float" office:value="0.917898" calcext:value-type="float">
            <text:p>0.91789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7411" calcext:value-type="float">
            <text:p>0.90741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66207" calcext:value-type="float">
            <text:p>0.766207</text:p>
          </table:table-cell>
          <table:table-cell office:value-type="float" office:value="0.854189" calcext:value-type="float">
            <text:p>0.854189</text:p>
          </table:table-cell>
          <table:table-cell office:value-type="float" office:value="0.912622" calcext:value-type="float">
            <text:p>0.912622</text:p>
          </table:table-cell>
          <table:table-cell office:value-type="float" office:value="0.914954" calcext:value-type="float">
            <text:p>0.914954</text:p>
          </table:table-cell>
          <table:table-cell office:value-type="float" office:value="0.915348" calcext:value-type="float">
            <text:p>0.915348</text:p>
          </table:table-cell>
          <table:table-cell office:value-type="float" office:value="0.91574" calcext:value-type="float">
            <text:p>0.91574</text:p>
          </table:table-cell>
          <table:table-cell office:value-type="float" office:value="0.916523" calcext:value-type="float">
            <text:p>0.916523</text:p>
          </table:table-cell>
          <table:table-cell office:value-type="float" office:value="0.916918" calcext:value-type="float">
            <text:p>0.916918</text:p>
          </table:table-cell>
          <table:table-cell office:value-type="float" office:value="0.917298" calcext:value-type="float">
            <text:p>0.917298</text:p>
          </table:table-cell>
          <table:table-cell office:value-type="float" office:value="0.917424" calcext:value-type="float">
            <text:p>0.917424</text:p>
          </table:table-cell>
          <table:table-cell office:value-type="float" office:value="0.91803" calcext:value-type="float">
            <text:p>0.9180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9905" calcext:value-type="float">
            <text:p>0.9099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66207" calcext:value-type="float">
            <text:p>0.766207</text:p>
          </table:table-cell>
          <table:table-cell office:value-type="float" office:value="0.867275" calcext:value-type="float">
            <text:p>0.867275</text:p>
          </table:table-cell>
          <table:table-cell office:value-type="float" office:value="0.913503" calcext:value-type="float">
            <text:p>0.913503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15339" calcext:value-type="float">
            <text:p>0.915339</text:p>
          </table:table-cell>
          <table:table-cell office:value-type="float" office:value="0.915953" calcext:value-type="float">
            <text:p>0.915953</text:p>
          </table:table-cell>
          <table:table-cell office:value-type="float" office:value="0.916624" calcext:value-type="float">
            <text:p>0.916624</text:p>
          </table:table-cell>
          <table:table-cell office:value-type="float" office:value="0.916947" calcext:value-type="float">
            <text:p>0.916947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45" calcext:value-type="float">
            <text:p>0.917445</text:p>
          </table:table-cell>
          <table:table-cell office:value-type="float" office:value="0.918069" calcext:value-type="float">
            <text:p>0.91806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1353" calcext:value-type="float">
            <text:p>0.91135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22799" calcext:value-type="float">
            <text:p>0.822799</text:p>
          </table:table-cell>
          <table:table-cell office:value-type="float" office:value="0.914355" calcext:value-type="float">
            <text:p>0.914355</text:p>
          </table:table-cell>
          <table:table-cell office:value-type="float" office:value="0.915174" calcext:value-type="float">
            <text:p>0.915174</text:p>
          </table:table-cell>
          <table:table-cell office:value-type="float" office:value="0.915456" calcext:value-type="float">
            <text:p>0.915456</text:p>
          </table:table-cell>
          <table:table-cell office:value-type="float" office:value="0.916215" calcext:value-type="float">
            <text:p>0.916215</text:p>
          </table:table-cell>
          <table:table-cell office:value-type="float" office:value="0.916754" calcext:value-type="float">
            <text:p>0.916754</text:p>
          </table:table-cell>
          <table:table-cell office:value-type="float" office:value="0.917108" calcext:value-type="float">
            <text:p>0.917108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78" calcext:value-type="float">
            <text:p>0.917478</text:p>
          </table:table-cell>
          <table:table-cell office:value-type="float" office:value="0.918164" calcext:value-type="float">
            <text:p>0.91816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7084" calcext:value-type="float">
            <text:p>0.90708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751701" calcext:value-type="float">
            <text:p>0.751701</text:p>
          </table:table-cell>
          <table:table-cell office:value-type="float" office:value="0.868769" calcext:value-type="float">
            <text:p>0.868769</text:p>
          </table:table-cell>
          <table:table-cell office:value-type="float" office:value="0.914498" calcext:value-type="float">
            <text:p>0.914498</text:p>
          </table:table-cell>
          <table:table-cell office:value-type="float" office:value="0.915276" calcext:value-type="float">
            <text:p>0.915276</text:p>
          </table:table-cell>
          <table:table-cell office:value-type="float" office:value="0.915479" calcext:value-type="float">
            <text:p>0.915479</text:p>
          </table:table-cell>
          <table:table-cell office:value-type="float" office:value="0.916221" calcext:value-type="float">
            <text:p>0.916221</text:p>
          </table:table-cell>
          <table:table-cell office:value-type="float" office:value="0.916721" calcext:value-type="float">
            <text:p>0.916721</text:p>
          </table:table-cell>
          <table:table-cell office:value-type="float" office:value="0.917049" calcext:value-type="float">
            <text:p>0.917049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46" calcext:value-type="float">
            <text:p>0.917446</text:p>
          </table:table-cell>
          <table:table-cell office:value-type="float" office:value="0.918169" calcext:value-type="float">
            <text:p>0.91816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1696" calcext:value-type="float">
            <text:p>0.911696</text:p>
          </table:table-cell>
          <table:table-cell>
            <draw:frame draw:z-index="0" draw:style-name="gr1" draw:text-style-name="P1" svg:width="22.348cm" svg:height="12.57cm" svg:x="0.005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858966" calcext:value-type="float">
            <text:p>0.858966</text:p>
          </table:table-cell>
          <table:table-cell office:value-type="float" office:value="0.892313" calcext:value-type="float">
            <text:p>0.892313</text:p>
          </table:table-cell>
          <table:table-cell office:value-type="float" office:value="0.914876" calcext:value-type="float">
            <text:p>0.914876</text:p>
          </table:table-cell>
          <table:table-cell office:value-type="float" office:value="0.915286" calcext:value-type="float">
            <text:p>0.915286</text:p>
          </table:table-cell>
          <table:table-cell office:value-type="float" office:value="0.915453" calcext:value-type="float">
            <text:p>0.915453</text:p>
          </table:table-cell>
          <table:table-cell office:value-type="float" office:value="0.91579" calcext:value-type="float">
            <text:p>0.91579</text:p>
          </table:table-cell>
          <table:table-cell office:value-type="float" office:value="0.916691" calcext:value-type="float">
            <text:p>0.916691</text:p>
          </table:table-cell>
          <table:table-cell office:value-type="float" office:value="0.916938" calcext:value-type="float">
            <text:p>0.916938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09" calcext:value-type="float">
            <text:p>0.917409</text:p>
          </table:table-cell>
          <table:table-cell office:value-type="float" office:value="0.917983" calcext:value-type="float">
            <text:p>0.91798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4007" calcext:value-type="float">
            <text:p>0.9140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38874" calcext:value-type="float">
            <text:p>0.838874</text:p>
          </table:table-cell>
          <table:table-cell office:value-type="float" office:value="0.89631" calcext:value-type="float">
            <text:p>0.89631</text:p>
          </table:table-cell>
          <table:table-cell office:value-type="float" office:value="0.914711" calcext:value-type="float">
            <text:p>0.914711</text:p>
          </table:table-cell>
          <table:table-cell office:value-type="float" office:value="0.915152" calcext:value-type="float">
            <text:p>0.915152</text:p>
          </table:table-cell>
          <table:table-cell office:value-type="float" office:value="0.915452" calcext:value-type="float">
            <text:p>0.915452</text:p>
          </table:table-cell>
          <table:table-cell office:value-type="float" office:value="0.915923" calcext:value-type="float">
            <text:p>0.915923</text:p>
          </table:table-cell>
          <table:table-cell office:value-type="float" office:value="0.916751" calcext:value-type="float">
            <text:p>0.916751</text:p>
          </table:table-cell>
          <table:table-cell office:value-type="float" office:value="0.91714" calcext:value-type="float">
            <text:p>0.91714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33" calcext:value-type="float">
            <text:p>0.917433</text:p>
          </table:table-cell>
          <table:table-cell office:value-type="float" office:value="0.918032" calcext:value-type="float">
            <text:p>0.918032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4424" calcext:value-type="float">
            <text:p>0.91442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38874" calcext:value-type="float">
            <text:p>0.838874</text:p>
          </table:table-cell>
          <table:table-cell office:value-type="float" office:value="0.892717" calcext:value-type="float">
            <text:p>0.892717</text:p>
          </table:table-cell>
          <table:table-cell office:value-type="float" office:value="0.914483" calcext:value-type="float">
            <text:p>0.914483</text:p>
          </table:table-cell>
          <table:table-cell office:value-type="float" office:value="0.915169" calcext:value-type="float">
            <text:p>0.915169</text:p>
          </table:table-cell>
          <table:table-cell office:value-type="float" office:value="0.915452" calcext:value-type="float">
            <text:p>0.915452</text:p>
          </table:table-cell>
          <table:table-cell office:value-type="float" office:value="0.915536" calcext:value-type="float">
            <text:p>0.915536</text:p>
          </table:table-cell>
          <table:table-cell office:value-type="float" office:value="0.916603" calcext:value-type="float">
            <text:p>0.916603</text:p>
          </table:table-cell>
          <table:table-cell office:value-type="float" office:value="0.91701" calcext:value-type="float">
            <text:p>0.91701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378" calcext:value-type="float">
            <text:p>0.917378</text:p>
          </table:table-cell>
          <table:table-cell office:value-type="float" office:value="0.917857" calcext:value-type="float">
            <text:p>0.917857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3954" calcext:value-type="float">
            <text:p>0.91395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718622" calcext:value-type="float">
            <text:p>0.718622</text:p>
          </table:table-cell>
          <table:table-cell office:value-type="float" office:value="0.914451" calcext:value-type="float">
            <text:p>0.914451</text:p>
          </table:table-cell>
          <table:table-cell office:value-type="float" office:value="0.915157" calcext:value-type="float">
            <text:p>0.915157</text:p>
          </table:table-cell>
          <table:table-cell office:value-type="float" office:value="0.915462" calcext:value-type="float">
            <text:p>0.915462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0.916801" calcext:value-type="float">
            <text:p>0.916801</text:p>
          </table:table-cell>
          <table:table-cell office:value-type="float" office:value="0.917102" calcext:value-type="float">
            <text:p>0.917102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363" calcext:value-type="float">
            <text:p>0.917363</text:p>
          </table:table-cell>
          <table:table-cell office:value-type="float" office:value="0.917913" calcext:value-type="float">
            <text:p>0.91791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6621" calcext:value-type="float">
            <text:p>0.89662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06744" calcext:value-type="float">
            <text:p>0.806744</text:p>
          </table:table-cell>
          <table:table-cell office:value-type="float" office:value="0.914984" calcext:value-type="float">
            <text:p>0.914984</text:p>
          </table:table-cell>
          <table:table-cell office:value-type="float" office:value="0.915422" calcext:value-type="float">
            <text:p>0.915422</text:p>
          </table:table-cell>
          <table:table-cell office:value-type="float" office:value="0.915485" calcext:value-type="float">
            <text:p>0.915485</text:p>
          </table:table-cell>
          <table:table-cell office:value-type="float" office:value="0.916469" calcext:value-type="float">
            <text:p>0.916469</text:p>
          </table:table-cell>
          <table:table-cell office:value-type="float" office:value="0.916939" calcext:value-type="float">
            <text:p>0.916939</text:p>
          </table:table-cell>
          <table:table-cell office:value-type="float" office:value="0.917332" calcext:value-type="float">
            <text:p>0.917332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17" calcext:value-type="float">
            <text:p>0.917417</text:p>
          </table:table-cell>
          <table:table-cell office:value-type="float" office:value="0.917939" calcext:value-type="float">
            <text:p>0.91793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5606" calcext:value-type="float">
            <text:p>0.9056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00252" calcext:value-type="float">
            <text:p>0.800252</text:p>
          </table:table-cell>
          <table:table-cell office:value-type="float" office:value="0.914678" calcext:value-type="float">
            <text:p>0.914678</text:p>
          </table:table-cell>
          <table:table-cell office:value-type="float" office:value="0.915385" calcext:value-type="float">
            <text:p>0.915385</text:p>
          </table:table-cell>
          <table:table-cell office:value-type="float" office:value="0.915537" calcext:value-type="float">
            <text:p>0.915537</text:p>
          </table:table-cell>
          <table:table-cell office:value-type="float" office:value="0.916749" calcext:value-type="float">
            <text:p>0.916749</text:p>
          </table:table-cell>
          <table:table-cell office:value-type="float" office:value="0.917026" calcext:value-type="float">
            <text:p>0.917026</text:p>
          </table:table-cell>
          <table:table-cell table:number-columns-repeated="2" office:value-type="float" office:value="0.917333" calcext:value-type="float">
            <text:p>0.917333</text:p>
          </table:table-cell>
          <table:table-cell office:value-type="float" office:value="0.917459" calcext:value-type="float">
            <text:p>0.917459</text:p>
          </table:table-cell>
          <table:table-cell office:value-type="float" office:value="0.917999" calcext:value-type="float">
            <text:p>0.91799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4975" calcext:value-type="float">
            <text:p>0.90497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43934" calcext:value-type="float">
            <text:p>0.843934</text:p>
          </table:table-cell>
          <table:table-cell office:value-type="float" office:value="0.914583" calcext:value-type="float">
            <text:p>0.914583</text:p>
          </table:table-cell>
          <table:table-cell office:value-type="float" office:value="0.915176" calcext:value-type="float">
            <text:p>0.915176</text:p>
          </table:table-cell>
          <table:table-cell office:value-type="float" office:value="0.915533" calcext:value-type="float">
            <text:p>0.915533</text:p>
          </table:table-cell>
          <table:table-cell office:value-type="float" office:value="0.916605" calcext:value-type="float">
            <text:p>0.916605</text:p>
          </table:table-cell>
          <table:table-cell office:value-type="float" office:value="0.916929" calcext:value-type="float">
            <text:p>0.916929</text:p>
          </table:table-cell>
          <table:table-cell office:value-type="float" office:value="0.917015" calcext:value-type="float">
            <text:p>0.917015</text:p>
          </table:table-cell>
          <table:table-cell office:value-type="float" office:value="0.917324" calcext:value-type="float">
            <text:p>0.917324</text:p>
          </table:table-cell>
          <table:table-cell office:value-type="float" office:value="0.917344" calcext:value-type="float">
            <text:p>0.917344</text:p>
          </table:table-cell>
          <table:table-cell office:value-type="float" office:value="0.917866" calcext:value-type="float">
            <text:p>0.91786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9231" calcext:value-type="float">
            <text:p>0.90923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1793" calcext:value-type="float">
            <text:p>0.021793</text:p>
          </table:table-cell>
          <table:table-cell office:value-type="float" office:value="0.774928" calcext:value-type="float">
            <text:p>0.774928</text:p>
          </table:table-cell>
          <table:table-cell office:value-type="float" office:value="0.913569" calcext:value-type="float">
            <text:p>0.913569</text:p>
          </table:table-cell>
          <table:table-cell office:value-type="float" office:value="0.914863" calcext:value-type="float">
            <text:p>0.914863</text:p>
          </table:table-cell>
          <table:table-cell office:value-type="float" office:value="0.915225" calcext:value-type="float">
            <text:p>0.915225</text:p>
          </table:table-cell>
          <table:table-cell office:value-type="float" office:value="0.915625" calcext:value-type="float">
            <text:p>0.915625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0.916948" calcext:value-type="float">
            <text:p>0.916948</text:p>
          </table:table-cell>
          <table:table-cell office:value-type="float" office:value="0.917202" calcext:value-type="float">
            <text:p>0.917202</text:p>
          </table:table-cell>
          <table:table-cell office:value-type="float" office:value="0.917361" calcext:value-type="float">
            <text:p>0.917361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2023" calcext:value-type="float">
            <text:p>0.90202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78593" calcext:value-type="float">
            <text:p>0.78593</text:p>
          </table:table-cell>
          <table:table-cell office:value-type="float" office:value="0.913699" calcext:value-type="float">
            <text:p>0.913699</text:p>
          </table:table-cell>
          <table:table-cell office:value-type="float" office:value="0.914815" calcext:value-type="float">
            <text:p>0.914815</text:p>
          </table:table-cell>
          <table:table-cell office:value-type="float" office:value="0.915239" calcext:value-type="float">
            <text:p>0.915239</text:p>
          </table:table-cell>
          <table:table-cell office:value-type="float" office:value="0.915666" calcext:value-type="float">
            <text:p>0.915666</text:p>
          </table:table-cell>
          <table:table-cell office:value-type="float" office:value="0.916597" calcext:value-type="float">
            <text:p>0.916597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0.917338" calcext:value-type="float">
            <text:p>0.917338</text:p>
          </table:table-cell>
          <table:table-cell office:value-type="float" office:value="0.917769" calcext:value-type="float">
            <text:p>0.91776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3117" calcext:value-type="float">
            <text:p>0.90311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840253" calcext:value-type="float">
            <text:p>0.840253</text:p>
          </table:table-cell>
          <table:table-cell office:value-type="float" office:value="0.862863" calcext:value-type="float">
            <text:p>0.862863</text:p>
          </table:table-cell>
          <table:table-cell office:value-type="float" office:value="0.913534" calcext:value-type="float">
            <text:p>0.913534</text:p>
          </table:table-cell>
          <table:table-cell office:value-type="float" office:value="0.914583" calcext:value-type="float">
            <text:p>0.914583</text:p>
          </table:table-cell>
          <table:table-cell office:value-type="float" office:value="0.915017" calcext:value-type="float">
            <text:p>0.915017</text:p>
          </table:table-cell>
          <table:table-cell office:value-type="float" office:value="0.915405" calcext:value-type="float">
            <text:p>0.915405</text:p>
          </table:table-cell>
          <table:table-cell office:value-type="float" office:value="0.915926" calcext:value-type="float">
            <text:p>0.915926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91694" calcext:value-type="float">
            <text:p>0.91694</text:p>
          </table:table-cell>
          <table:table-cell office:value-type="float" office:value="0.91732" calcext:value-type="float">
            <text:p>0.91732</text:p>
          </table:table-cell>
          <table:table-cell office:value-type="float" office:value="0.91761" calcext:value-type="float">
            <text:p>0.9176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10594" calcext:value-type="float">
            <text:p>0.91059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761026" calcext:value-type="float">
            <text:p>0.761026</text:p>
          </table:table-cell>
          <table:table-cell office:value-type="float" office:value="0.891295" calcext:value-type="float">
            <text:p>0.891295</text:p>
          </table:table-cell>
          <table:table-cell office:value-type="float" office:value="0.913833" calcext:value-type="float">
            <text:p>0.913833</text:p>
          </table:table-cell>
          <table:table-cell office:value-type="float" office:value="0.915037" calcext:value-type="float">
            <text:p>0.915037</text:p>
          </table:table-cell>
          <table:table-cell office:value-type="float" office:value="0.915401" calcext:value-type="float">
            <text:p>0.915401</text:p>
          </table:table-cell>
          <table:table-cell office:value-type="float" office:value="0.916036" calcext:value-type="float">
            <text:p>0.916036</text:p>
          </table:table-cell>
          <table:table-cell office:value-type="float" office:value="0.916751" calcext:value-type="float">
            <text:p>0.916751</text:p>
          </table:table-cell>
          <table:table-cell office:value-type="float" office:value="0.917114" calcext:value-type="float">
            <text:p>0.917114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622" calcext:value-type="float">
            <text:p>0.917622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8145" calcext:value-type="float">
            <text:p>0.89814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767644" calcext:value-type="float">
            <text:p>0.767644</text:p>
          </table:table-cell>
          <table:table-cell office:value-type="float" office:value="0.913076" calcext:value-type="float">
            <text:p>0.913076</text:p>
          </table:table-cell>
          <table:table-cell office:value-type="float" office:value="0.914253" calcext:value-type="float">
            <text:p>0.914253</text:p>
          </table:table-cell>
          <table:table-cell office:value-type="float" office:value="0.915178" calcext:value-type="float">
            <text:p>0.915178</text:p>
          </table:table-cell>
          <table:table-cell office:value-type="float" office:value="0.915463" calcext:value-type="float">
            <text:p>0.915463</text:p>
          </table:table-cell>
          <table:table-cell office:value-type="float" office:value="0.916347" calcext:value-type="float">
            <text:p>0.916347</text:p>
          </table:table-cell>
          <table:table-cell office:value-type="float" office:value="0.916763" calcext:value-type="float">
            <text:p>0.916763</text:p>
          </table:table-cell>
          <table:table-cell office:value-type="float" office:value="0.917131" calcext:value-type="float">
            <text:p>0.917131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744" calcext:value-type="float">
            <text:p>0.917744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1093" calcext:value-type="float">
            <text:p>0.90109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42207" calcext:value-type="float">
            <text:p>0.142207</text:p>
          </table:table-cell>
          <table:table-cell office:value-type="float" office:value="0.816822" calcext:value-type="float">
            <text:p>0.816822</text:p>
          </table:table-cell>
          <table:table-cell office:value-type="float" office:value="0.913446" calcext:value-type="float">
            <text:p>0.913446</text:p>
          </table:table-cell>
          <table:table-cell office:value-type="float" office:value="0.91487" calcext:value-type="float">
            <text:p>0.91487</text:p>
          </table:table-cell>
          <table:table-cell office:value-type="float" office:value="0.915275" calcext:value-type="float">
            <text:p>0.915275</text:p>
          </table:table-cell>
          <table:table-cell office:value-type="float" office:value="0.915472" calcext:value-type="float">
            <text:p>0.915472</text:p>
          </table:table-cell>
          <table:table-cell office:value-type="float" office:value="0.916145" calcext:value-type="float">
            <text:p>0.916145</text:p>
          </table:table-cell>
          <table:table-cell office:value-type="float" office:value="0.916737" calcext:value-type="float">
            <text:p>0.916737</text:p>
          </table:table-cell>
          <table:table-cell office:value-type="float" office:value="0.917034" calcext:value-type="float">
            <text:p>0.917034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746" calcext:value-type="float">
            <text:p>0.91774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6088" calcext:value-type="float">
            <text:p>0.9060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26506" calcext:value-type="float">
            <text:p>0.626506</text:p>
          </table:table-cell>
          <table:table-cell office:value-type="float" office:value="0.834876" calcext:value-type="float">
            <text:p>0.834876</text:p>
          </table:table-cell>
          <table:table-cell office:value-type="float" office:value="0.895139" calcext:value-type="float">
            <text:p>0.895139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0.915071" calcext:value-type="float">
            <text:p>0.915071</text:p>
          </table:table-cell>
          <table:table-cell office:value-type="float" office:value="0.915439" calcext:value-type="float">
            <text:p>0.915439</text:p>
          </table:table-cell>
          <table:table-cell office:value-type="float" office:value="0.915823" calcext:value-type="float">
            <text:p>0.915823</text:p>
          </table:table-cell>
          <table:table-cell office:value-type="float" office:value="0.916648" calcext:value-type="float">
            <text:p>0.916648</text:p>
          </table:table-cell>
          <table:table-cell office:value-type="float" office:value="0.916876" calcext:value-type="float">
            <text:p>0.916876</text:p>
          </table:table-cell>
          <table:table-cell office:value-type="float" office:value="0.917347" calcext:value-type="float">
            <text:p>0.917347</text:p>
          </table:table-cell>
          <table:table-cell office:value-type="float" office:value="0.917815" calcext:value-type="float">
            <text:p>0.917815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5898" calcext:value-type="float">
            <text:p>0.90589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726152" calcext:value-type="float">
            <text:p>0.726152</text:p>
          </table:table-cell>
          <table:table-cell office:value-type="float" office:value="0.89786" calcext:value-type="float">
            <text:p>0.89786</text:p>
          </table:table-cell>
          <table:table-cell office:value-type="float" office:value="0.914407" calcext:value-type="float">
            <text:p>0.914407</text:p>
          </table:table-cell>
          <table:table-cell office:value-type="float" office:value="0.91518" calcext:value-type="float">
            <text:p>0.91518</text:p>
          </table:table-cell>
          <table:table-cell office:value-type="float" office:value="0.915453" calcext:value-type="float">
            <text:p>0.915453</text:p>
          </table:table-cell>
          <table:table-cell office:value-type="float" office:value="0.915763" calcext:value-type="float">
            <text:p>0.915763</text:p>
          </table:table-cell>
          <table:table-cell office:value-type="float" office:value="0.916598" calcext:value-type="float">
            <text:p>0.916598</text:p>
          </table:table-cell>
          <table:table-cell office:value-type="float" office:value="0.916898" calcext:value-type="float">
            <text:p>0.916898</text:p>
          </table:table-cell>
          <table:table-cell office:value-type="float" office:value="0.917351" calcext:value-type="float">
            <text:p>0.917351</text:p>
          </table:table-cell>
          <table:table-cell office:value-type="float" office:value="0.917879" calcext:value-type="float">
            <text:p>0.91787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5354" calcext:value-type="float">
            <text:p>0.8953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775456" calcext:value-type="float">
            <text:p>0.775456</text:p>
          </table:table-cell>
          <table:table-cell office:value-type="float" office:value="0.913424" calcext:value-type="float">
            <text:p>0.913424</text:p>
          </table:table-cell>
          <table:table-cell office:value-type="float" office:value="0.915006" calcext:value-type="float">
            <text:p>0.915006</text:p>
          </table:table-cell>
          <table:table-cell office:value-type="float" office:value="0.915417" calcext:value-type="float">
            <text:p>0.915417</text:p>
          </table:table-cell>
          <table:table-cell office:value-type="float" office:value="0.91548" calcext:value-type="float">
            <text:p>0.91548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0.916755" calcext:value-type="float">
            <text:p>0.916755</text:p>
          </table:table-cell>
          <table:table-cell office:value-type="float" office:value="0.917138" calcext:value-type="float">
            <text:p>0.917138</text:p>
          </table:table-cell>
          <table:table-cell office:value-type="float" office:value="0.917401" calcext:value-type="float">
            <text:p>0.917401</text:p>
          </table:table-cell>
          <table:table-cell office:value-type="float" office:value="0.917969" calcext:value-type="float">
            <text:p>0.917969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2022" calcext:value-type="float">
            <text:p>0.90202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67996" calcext:value-type="float">
            <text:p>0.67996</text:p>
          </table:table-cell>
          <table:table-cell office:value-type="float" office:value="0.897652" calcext:value-type="float">
            <text:p>0.897652</text:p>
          </table:table-cell>
          <table:table-cell office:value-type="float" office:value="0.914855" calcext:value-type="float">
            <text:p>0.914855</text:p>
          </table:table-cell>
          <table:table-cell office:value-type="float" office:value="0.915209" calcext:value-type="float">
            <text:p>0.915209</text:p>
          </table:table-cell>
          <table:table-cell office:value-type="float" office:value="0.915448" calcext:value-type="float">
            <text:p>0.915448</text:p>
          </table:table-cell>
          <table:table-cell office:value-type="float" office:value="0.91564" calcext:value-type="float">
            <text:p>0.91564</text:p>
          </table:table-cell>
          <table:table-cell office:value-type="float" office:value="0.916578" calcext:value-type="float">
            <text:p>0.916578</text:p>
          </table:table-cell>
          <table:table-cell office:value-type="float" office:value="0.916994" calcext:value-type="float">
            <text:p>0.916994</text:p>
          </table:table-cell>
          <table:table-cell office:value-type="float" office:value="0.917351" calcext:value-type="float">
            <text:p>0.91735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0749" calcext:value-type="float">
            <text:p>0.89074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77181" calcext:value-type="float">
            <text:p>0.77181</text:p>
          </table:table-cell>
          <table:table-cell office:value-type="float" office:value="0.895231" calcext:value-type="float">
            <text:p>0.895231</text:p>
          </table:table-cell>
          <table:table-cell office:value-type="float" office:value="0.914918" calcext:value-type="float">
            <text:p>0.914918</text:p>
          </table:table-cell>
          <table:table-cell office:value-type="float" office:value="0.915199" calcext:value-type="float">
            <text:p>0.915199</text:p>
          </table:table-cell>
          <table:table-cell office:value-type="float" office:value="0.915448" calcext:value-type="float">
            <text:p>0.915448</text:p>
          </table:table-cell>
          <table:table-cell office:value-type="float" office:value="0.915603" calcext:value-type="float">
            <text:p>0.915603</text:p>
          </table:table-cell>
          <table:table-cell office:value-type="float" office:value="0.916609" calcext:value-type="float">
            <text:p>0.916609</text:p>
          </table:table-cell>
          <table:table-cell office:value-type="float" office:value="0.916972" calcext:value-type="float">
            <text:p>0.916972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782" calcext:value-type="float">
            <text:p>0.917782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9691" calcext:value-type="float">
            <text:p>0.8996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802715" calcext:value-type="float">
            <text:p>0.802715</text:p>
          </table:table-cell>
          <table:table-cell office:value-type="float" office:value="0.892602" calcext:value-type="float">
            <text:p>0.892602</text:p>
          </table:table-cell>
          <table:table-cell office:value-type="float" office:value="0.914885" calcext:value-type="float">
            <text:p>0.914885</text:p>
          </table:table-cell>
          <table:table-cell office:value-type="float" office:value="0.915228" calcext:value-type="float">
            <text:p>0.915228</text:p>
          </table:table-cell>
          <table:table-cell office:value-type="float" office:value="0.915469" calcext:value-type="float">
            <text:p>0.915469</text:p>
          </table:table-cell>
          <table:table-cell office:value-type="float" office:value="0.916224" calcext:value-type="float">
            <text:p>0.916224</text:p>
          </table:table-cell>
          <table:table-cell office:value-type="float" office:value="0.916882" calcext:value-type="float">
            <text:p>0.916882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17409" calcext:value-type="float">
            <text:p>0.917409</text:p>
          </table:table-cell>
          <table:table-cell office:value-type="float" office:value="0.917866" calcext:value-type="float">
            <text:p>0.91786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2656" calcext:value-type="float">
            <text:p>0.9026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824115" calcext:value-type="float">
            <text:p>0.824115</text:p>
          </table:table-cell>
          <table:table-cell office:value-type="float" office:value="0.848197" calcext:value-type="float">
            <text:p>0.848197</text:p>
          </table:table-cell>
          <table:table-cell office:value-type="float" office:value="0.904291" calcext:value-type="float">
            <text:p>0.904291</text:p>
          </table:table-cell>
          <table:table-cell office:value-type="float" office:value="0.914929" calcext:value-type="float">
            <text:p>0.914929</text:p>
          </table:table-cell>
          <table:table-cell office:value-type="float" office:value="0.915343" calcext:value-type="float">
            <text:p>0.915343</text:p>
          </table:table-cell>
          <table:table-cell office:value-type="float" office:value="0.915501" calcext:value-type="float">
            <text:p>0.915501</text:p>
          </table:table-cell>
          <table:table-cell office:value-type="float" office:value="0.916291" calcext:value-type="float">
            <text:p>0.916291</text:p>
          </table:table-cell>
          <table:table-cell office:value-type="float" office:value="0.916908" calcext:value-type="float">
            <text:p>0.916908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17451" calcext:value-type="float">
            <text:p>0.917451</text:p>
          </table:table-cell>
          <table:table-cell office:value-type="float" office:value="0.917936" calcext:value-type="float">
            <text:p>0.917936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908418" calcext:value-type="float">
            <text:p>0.90841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762884" calcext:value-type="float">
            <text:p>0.762884</text:p>
          </table:table-cell>
          <table:table-cell office:value-type="float" office:value="0.904392" calcext:value-type="float">
            <text:p>0.904392</text:p>
          </table:table-cell>
          <table:table-cell office:value-type="float" office:value="0.915014" calcext:value-type="float">
            <text:p>0.915014</text:p>
          </table:table-cell>
          <table:table-cell office:value-type="float" office:value="0.915391" calcext:value-type="float">
            <text:p>0.915391</text:p>
          </table:table-cell>
          <table:table-cell office:value-type="float" office:value="0.915505" calcext:value-type="float">
            <text:p>0.915505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916897" calcext:value-type="float">
            <text:p>0.916897</text:p>
          </table:table-cell>
          <table:table-cell office:value-type="float" office:value="0.917262" calcext:value-type="float">
            <text:p>0.917262</text:p>
          </table:table-cell>
          <table:table-cell office:value-type="float" office:value="0.91743" calcext:value-type="float">
            <text:p>0.91743</text:p>
          </table:table-cell>
          <table:table-cell office:value-type="float" office:value="0.917801" calcext:value-type="float">
            <text:p>0.91780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0.899879" calcext:value-type="float">
            <text:p>0.89987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811229" calcext:value-type="float">
            <text:p>0.811229</text:p>
          </table:table-cell>
          <table:table-cell office:value-type="float" office:value="0.914789" calcext:value-type="float">
            <text:p>0.914789</text:p>
          </table:table-cell>
          <table:table-cell office:value-type="float" office:value="0.915246" calcext:value-type="float">
            <text:p>0.915246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915594" calcext:value-type="float">
            <text:p>0.915594</text:p>
          </table:table-cell>
          <table:table-cell office:value-type="float" office:value="0.916313" calcext:value-type="float">
            <text:p>0.916313</text:p>
          </table:table-cell>
          <table:table-cell office:value-type="float" office:value="0.916898" calcext:value-type="float">
            <text:p>0.916898</text:p>
          </table:table-cell>
          <table:table-cell office:value-type="float" office:value="0.917322" calcext:value-type="float">
            <text:p>0.917322</text:p>
          </table:table-cell>
          <table:table-cell office:value-type="float" office:value="0.917471" calcext:value-type="float">
            <text:p>0.917471</text:p>
          </table:table-cell>
          <table:table-cell office:value-type="float" office:value="0.918014" calcext:value-type="float">
            <text:p>0.918014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905835" calcext:value-type="float">
            <text:p>0.90583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38736" calcext:value-type="float">
            <text:p>0.838736</text:p>
          </table:table-cell>
          <table:table-cell office:value-type="float" office:value="0.862703" calcext:value-type="float">
            <text:p>0.862703</text:p>
          </table:table-cell>
          <table:table-cell office:value-type="float" office:value="0.914792" calcext:value-type="float">
            <text:p>0.914792</text:p>
          </table:table-cell>
          <table:table-cell office:value-type="float" office:value="0.915241" calcext:value-type="float">
            <text:p>0.915241</text:p>
          </table:table-cell>
          <table:table-cell office:value-type="float" office:value="0.915487" calcext:value-type="float">
            <text:p>0.915487</text:p>
          </table:table-cell>
          <table:table-cell office:value-type="float" office:value="0.915716" calcext:value-type="float">
            <text:p>0.915716</text:p>
          </table:table-cell>
          <table:table-cell office:value-type="float" office:value="0.916392" calcext:value-type="float">
            <text:p>0.916392</text:p>
          </table:table-cell>
          <table:table-cell office:value-type="float" office:value="0.917008" calcext:value-type="float">
            <text:p>0.917008</text:p>
          </table:table-cell>
          <table:table-cell office:value-type="float" office:value="0.917389" calcext:value-type="float">
            <text:p>0.917389</text:p>
          </table:table-cell>
          <table:table-cell office:value-type="float" office:value="0.917641" calcext:value-type="float">
            <text:p>0.917641</text:p>
          </table:table-cell>
          <table:table-cell office:value-type="float" office:value="0.918267" calcext:value-type="float">
            <text:p>0.918267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911064" calcext:value-type="float">
            <text:p>0.9110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763607" calcext:value-type="float">
            <text:p>0.763607</text:p>
          </table:table-cell>
          <table:table-cell office:value-type="float" office:value="0.903475" calcext:value-type="float">
            <text:p>0.903475</text:p>
          </table:table-cell>
          <table:table-cell office:value-type="float" office:value="0.915076" calcext:value-type="float">
            <text:p>0.915076</text:p>
          </table:table-cell>
          <table:table-cell office:value-type="float" office:value="0.91548" calcext:value-type="float">
            <text:p>0.91548</text:p>
          </table:table-cell>
          <table:table-cell office:value-type="float" office:value="0.915582" calcext:value-type="float">
            <text:p>0.915582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0.91697" calcext:value-type="float">
            <text:p>0.91697</text:p>
          </table:table-cell>
          <table:table-cell office:value-type="float" office:value="0.91726" calcext:value-type="float">
            <text:p>0.91726</text:p>
          </table:table-cell>
          <table:table-cell office:value-type="float" office:value="0.917602" calcext:value-type="float">
            <text:p>0.917602</text:p>
          </table:table-cell>
          <table:table-cell office:value-type="float" office:value="0.918217" calcext:value-type="float">
            <text:p>0.918217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899948" calcext:value-type="float">
            <text:p>0.8999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42667" calcext:value-type="float">
            <text:p>0.142667</text:p>
          </table:table-cell>
          <table:table-cell office:value-type="float" office:value="0.816915" calcext:value-type="float">
            <text:p>0.816915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915015" calcext:value-type="float">
            <text:p>0.915015</text:p>
          </table:table-cell>
          <table:table-cell office:value-type="float" office:value="0.915457" calcext:value-type="float">
            <text:p>0.915457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16079" calcext:value-type="float">
            <text:p>0.916079</text:p>
          </table:table-cell>
          <table:table-cell office:value-type="float" office:value="0.916944" calcext:value-type="float">
            <text:p>0.916944</text:p>
          </table:table-cell>
          <table:table-cell office:value-type="float" office:value="0.917207" calcext:value-type="float">
            <text:p>0.917207</text:p>
          </table:table-cell>
          <table:table-cell office:value-type="float" office:value="0.91748" calcext:value-type="float">
            <text:p>0.91748</text:p>
          </table:table-cell>
          <table:table-cell office:value-type="float" office:value="0.918151" calcext:value-type="float">
            <text:p>0.918151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906279" calcext:value-type="float">
            <text:p>0.90627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804066" calcext:value-type="float">
            <text:p>0.804066</text:p>
          </table:table-cell>
          <table:table-cell office:value-type="float" office:value="0.905677" calcext:value-type="float">
            <text:p>0.905677</text:p>
          </table:table-cell>
          <table:table-cell office:value-type="float" office:value="0.914843" calcext:value-type="float">
            <text:p>0.914843</text:p>
          </table:table-cell>
          <table:table-cell office:value-type="float" office:value="0.915182" calcext:value-type="float">
            <text:p>0.915182</text:p>
          </table:table-cell>
          <table:table-cell office:value-type="float" office:value="0.91547" calcext:value-type="float">
            <text:p>0.91547</text:p>
          </table:table-cell>
          <table:table-cell office:value-type="float" office:value="0.915557" calcext:value-type="float">
            <text:p>0.915557</text:p>
          </table:table-cell>
          <table:table-cell office:value-type="float" office:value="0.916497" calcext:value-type="float">
            <text:p>0.916497</text:p>
          </table:table-cell>
          <table:table-cell office:value-type="float" office:value="0.917051" calcext:value-type="float">
            <text:p>0.917051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903968" calcext:value-type="float">
            <text:p>0.90396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771728" calcext:value-type="float">
            <text:p>0.771728</text:p>
          </table:table-cell>
          <table:table-cell office:value-type="float" office:value="0.911545" calcext:value-type="float">
            <text:p>0.911545</text:p>
          </table:table-cell>
          <table:table-cell office:value-type="float" office:value="0.91507" calcext:value-type="float">
            <text:p>0.91507</text:p>
          </table:table-cell>
          <table:table-cell office:value-type="float" office:value="0.915367" calcext:value-type="float">
            <text:p>0.915367</text:p>
          </table:table-cell>
          <table:table-cell office:value-type="float" office:value="0.91554" calcext:value-type="float">
            <text:p>0.91554</text:p>
          </table:table-cell>
          <table:table-cell office:value-type="float" office:value="0.916324" calcext:value-type="float">
            <text:p>0.916324</text:p>
          </table:table-cell>
          <table:table-cell office:value-type="float" office:value="0.917037" calcext:value-type="float">
            <text:p>0.917037</text:p>
          </table:table-cell>
          <table:table-cell office:value-type="float" office:value="0.917283" calcext:value-type="float">
            <text:p>0.917283</text:p>
          </table:table-cell>
          <table:table-cell office:value-type="float" office:value="0.917474" calcext:value-type="float">
            <text:p>0.917474</text:p>
          </table:table-cell>
          <table:table-cell office:value-type="float" office:value="0.918039" calcext:value-type="float">
            <text:p>0.918039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0.901541" calcext:value-type="float">
            <text:p>0.9015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3T09:43:19.063727374</dc:date>
    <meta:editing-duration>PT3M42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532cm" svg:height="11.118cm">
          <chart:coordinate-region svg:x="2.178cm" svg:y="0.452cm" svg:width="16.781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00205">
                <text:p>0.000205</text:p>
                <draw:g>
                  <svg:desc>accuracy.C2:accuracy.C201</svg:desc>
                </draw:g>
              </table:table-cell>
              <table:table-cell office:value-type="float" office:value="0.00067">
                <text:p>0.00067</text:p>
                <draw:g>
                  <svg:desc>accuracy.D2:accuracy.D201</svg:desc>
                </draw:g>
              </table:table-cell>
              <table:table-cell office:value-type="float" office:value="0.001534">
                <text:p>0.001534</text:p>
                <draw:g>
                  <svg:desc>accuracy.E2:accuracy.E201</svg:desc>
                </draw:g>
              </table:table-cell>
              <table:table-cell office:value-type="float" office:value="0.00439">
                <text:p>0.00439</text:p>
                <draw:g>
                  <svg:desc>accuracy.F2:accuracy.F201</svg:desc>
                </draw:g>
              </table:table-cell>
              <table:table-cell office:value-type="float" office:value="0.021833">
                <text:p>0.021833</text:p>
                <draw:g>
                  <svg:desc>accuracy.G2:accuracy.G201</svg:desc>
                </draw:g>
              </table:table-cell>
              <table:table-cell office:value-type="float" office:value="0.053266">
                <text:p>0.053266</text:p>
                <draw:g>
                  <svg:desc>accuracy.H2:accuracy.H201</svg:desc>
                </draw:g>
              </table:table-cell>
              <table:table-cell office:value-type="float" office:value="0.115457">
                <text:p>0.115457</text:p>
                <draw:g>
                  <svg:desc>accuracy.I2:accuracy.I201</svg:desc>
                </draw:g>
              </table:table-cell>
              <table:table-cell office:value-type="float" office:value="0.158947">
                <text:p>0.158947</text:p>
                <draw:g>
                  <svg:desc>accuracy.J2:accuracy.J201</svg:desc>
                </draw:g>
              </table:table-cell>
              <table:table-cell office:value-type="float" office:value="0.369469">
                <text:p>0.369469</text:p>
                <draw:g>
                  <svg:desc>accuracy.K2:accuracy.K201</svg:desc>
                </draw:g>
              </table:table-cell>
              <table:table-cell office:value-type="float" office:value="0.759523">
                <text:p>0.759523</text:p>
                <draw:g>
                  <svg:desc>accuracy.L2:accuracy.L201</svg:desc>
                </draw:g>
              </table:table-cell>
              <table:table-cell office:value-type="float" office:value="0.818736">
                <text:p>0.818736</text:p>
                <draw:g>
                  <svg:desc>accuracy.M2:accuracy.M201</svg:desc>
                </draw:g>
              </table:table-cell>
              <table:table-cell office:value-type="float" office:value="0.148529">
                <text:p>0.148529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8">
                <text:p>0.000108</text:p>
              </table:table-cell>
              <table:table-cell office:value-type="float" office:value="0.07654">
                <text:p>0.07654</text:p>
              </table:table-cell>
              <table:table-cell office:value-type="float" office:value="0.165118">
                <text:p>0.165118</text:p>
              </table:table-cell>
              <table:table-cell office:value-type="float" office:value="0.393999">
                <text:p>0.393999</text:p>
              </table:table-cell>
              <table:table-cell office:value-type="float" office:value="0.657032">
                <text:p>0.657032</text:p>
              </table:table-cell>
              <table:table-cell office:value-type="float" office:value="0.768932">
                <text:p>0.768932</text:p>
              </table:table-cell>
              <table:table-cell office:value-type="float" office:value="0.782983">
                <text:p>0.782983</text:p>
              </table:table-cell>
              <table:table-cell office:value-type="float" office:value="0.805868">
                <text:p>0.805868</text:p>
              </table:table-cell>
              <table:table-cell office:value-type="float" office:value="0.852253">
                <text:p>0.852253</text:p>
              </table:table-cell>
              <table:table-cell office:value-type="float" office:value="0.365058">
                <text:p>0.3650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968">
                <text:p>0.042968</text:p>
              </table:table-cell>
              <table:table-cell office:value-type="float" office:value="0.266198">
                <text:p>0.266198</text:p>
              </table:table-cell>
              <table:table-cell office:value-type="float" office:value="0.576989">
                <text:p>0.576989</text:p>
              </table:table-cell>
              <table:table-cell office:value-type="float" office:value="0.738963">
                <text:p>0.738963</text:p>
              </table:table-cell>
              <table:table-cell office:value-type="float" office:value="0.774797">
                <text:p>0.774797</text:p>
              </table:table-cell>
              <table:table-cell office:value-type="float" office:value="0.782746">
                <text:p>0.782746</text:p>
              </table:table-cell>
              <table:table-cell office:value-type="float" office:value="0.785195">
                <text:p>0.785195</text:p>
              </table:table-cell>
              <table:table-cell office:value-type="float" office:value="0.815462">
                <text:p>0.815462</text:p>
              </table:table-cell>
              <table:table-cell office:value-type="float" office:value="0.852253">
                <text:p>0.852253</text:p>
              </table:table-cell>
              <table:table-cell office:value-type="float" office:value="0.478332">
                <text:p>0.4783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282">
                <text:p>0.018282</text:p>
              </table:table-cell>
              <table:table-cell office:value-type="float" office:value="0.321223">
                <text:p>0.321223</text:p>
              </table:table-cell>
              <table:table-cell office:value-type="float" office:value="0.667378">
                <text:p>0.667378</text:p>
              </table:table-cell>
              <table:table-cell office:value-type="float" office:value="0.761003">
                <text:p>0.761003</text:p>
              </table:table-cell>
              <table:table-cell office:value-type="float" office:value="0.780469">
                <text:p>0.780469</text:p>
              </table:table-cell>
              <table:table-cell office:value-type="float" office:value="0.783044">
                <text:p>0.783044</text:p>
              </table:table-cell>
              <table:table-cell office:value-type="float" office:value="0.788659">
                <text:p>0.788659</text:p>
              </table:table-cell>
              <table:table-cell office:value-type="float" office:value="0.825084">
                <text:p>0.825084</text:p>
              </table:table-cell>
              <table:table-cell office:value-type="float" office:value="0.852253">
                <text:p>0.852253</text:p>
              </table:table-cell>
              <table:table-cell office:value-type="float" office:value="0.494514">
                <text:p>0.4945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.090087">
                <text:p>0.090087</text:p>
              </table:table-cell>
              <table:table-cell office:value-type="float" office:value="0.569666">
                <text:p>0.569666</text:p>
              </table:table-cell>
              <table:table-cell office:value-type="float" office:value="0.734769">
                <text:p>0.734769</text:p>
              </table:table-cell>
              <table:table-cell office:value-type="float" office:value="0.77153">
                <text:p>0.77153</text:p>
              </table:table-cell>
              <table:table-cell office:value-type="float" office:value="0.782013">
                <text:p>0.782013</text:p>
              </table:table-cell>
              <table:table-cell office:value-type="float" office:value="0.783303">
                <text:p>0.783303</text:p>
              </table:table-cell>
              <table:table-cell office:value-type="float" office:value="0.792477">
                <text:p>0.792477</text:p>
              </table:table-cell>
              <table:table-cell office:value-type="float" office:value="0.835321">
                <text:p>0.835321</text:p>
              </table:table-cell>
              <table:table-cell office:value-type="float" office:value="0.858161">
                <text:p>0.858161</text:p>
              </table:table-cell>
              <table:table-cell office:value-type="float" office:value="0.535917">
                <text:p>0.5359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613">
                <text:p>0.115613</text:p>
              </table:table-cell>
              <table:table-cell office:value-type="float" office:value="0.614237">
                <text:p>0.614237</text:p>
              </table:table-cell>
              <table:table-cell office:value-type="float" office:value="0.745148">
                <text:p>0.745148</text:p>
              </table:table-cell>
              <table:table-cell office:value-type="float" office:value="0.77659">
                <text:p>0.77659</text:p>
              </table:table-cell>
              <table:table-cell office:value-type="float" office:value="0.782326">
                <text:p>0.782326</text:p>
              </table:table-cell>
              <table:table-cell office:value-type="float" office:value="0.783639">
                <text:p>0.783639</text:p>
              </table:table-cell>
              <table:table-cell office:value-type="float" office:value="0.801069">
                <text:p>0.801069</text:p>
              </table:table-cell>
              <table:table-cell office:value-type="float" office:value="0.834867">
                <text:p>0.834867</text:p>
              </table:table-cell>
              <table:table-cell office:value-type="float" office:value="0.858161">
                <text:p>0.858161</text:p>
              </table:table-cell>
              <table:table-cell office:value-type="float" office:value="0.545349">
                <text:p>0.545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654">
                <text:p>0.155654</text:p>
              </table:table-cell>
              <table:table-cell office:value-type="float" office:value="0.664787">
                <text:p>0.664787</text:p>
              </table:table-cell>
              <table:table-cell office:value-type="float" office:value="0.760244">
                <text:p>0.760244</text:p>
              </table:table-cell>
              <table:table-cell office:value-type="float" office:value="0.779075">
                <text:p>0.779075</text:p>
              </table:table-cell>
              <table:table-cell office:value-type="float" office:value="0.782593">
                <text:p>0.782593</text:p>
              </table:table-cell>
              <table:table-cell office:value-type="float" office:value="0.784544">
                <text:p>0.784544</text:p>
              </table:table-cell>
              <table:table-cell office:value-type="float" office:value="0.807711">
                <text:p>0.807711</text:p>
              </table:table-cell>
              <table:table-cell office:value-type="float" office:value="0.839805">
                <text:p>0.839805</text:p>
              </table:table-cell>
              <table:table-cell office:value-type="float" office:value="0.859149">
                <text:p>0.859149</text:p>
              </table:table-cell>
              <table:table-cell office:value-type="float" office:value="0.557441">
                <text:p>0.5574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946">
                <text:p>0.251946</text:p>
              </table:table-cell>
              <table:table-cell office:value-type="float" office:value="0.716278">
                <text:p>0.716278</text:p>
              </table:table-cell>
              <table:table-cell office:value-type="float" office:value="0.771728">
                <text:p>0.771728</text:p>
              </table:table-cell>
              <table:table-cell office:value-type="float" office:value="0.781451">
                <text:p>0.781451</text:p>
              </table:table-cell>
              <table:table-cell office:value-type="float" office:value="0.782834">
                <text:p>0.782834</text:p>
              </table:table-cell>
              <table:table-cell office:value-type="float" office:value="0.78513">
                <text:p>0.78513</text:p>
              </table:table-cell>
              <table:table-cell office:value-type="float" office:value="0.807805">
                <text:p>0.807805</text:p>
              </table:table-cell>
              <table:table-cell office:value-type="float" office:value="0.84037">
                <text:p>0.84037</text:p>
              </table:table-cell>
              <table:table-cell office:value-type="float" office:value="0.859149">
                <text:p>0.859149</text:p>
              </table:table-cell>
              <table:table-cell office:value-type="float" office:value="0.573754">
                <text:p>0.5737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1152">
                <text:p>0.001152</text:p>
              </table:table-cell>
              <table:table-cell office:value-type="float" office:value="0.432279">
                <text:p>0.432279</text:p>
              </table:table-cell>
              <table:table-cell office:value-type="float" office:value="0.741178">
                <text:p>0.741178</text:p>
              </table:table-cell>
              <table:table-cell office:value-type="float" office:value="0.777132">
                <text:p>0.777132</text:p>
              </table:table-cell>
              <table:table-cell office:value-type="float" office:value="0.781891">
                <text:p>0.781891</text:p>
              </table:table-cell>
              <table:table-cell office:value-type="float" office:value="0.782979">
                <text:p>0.782979</text:p>
              </table:table-cell>
              <table:table-cell office:value-type="float" office:value="0.790367">
                <text:p>0.790367</text:p>
              </table:table-cell>
              <table:table-cell office:value-type="float" office:value="0.821556">
                <text:p>0.821556</text:p>
              </table:table-cell>
              <table:table-cell office:value-type="float" office:value="0.848847">
                <text:p>0.848847</text:p>
              </table:table-cell>
              <table:table-cell office:value-type="float" office:value="0.865402">
                <text:p>0.865402</text:p>
              </table:table-cell>
              <table:table-cell office:value-type="float" office:value="0.597738">
                <text:p>0.597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15466">
                <text:p>0.015466</text:p>
              </table:table-cell>
              <table:table-cell office:value-type="float" office:value="0.481655">
                <text:p>0.481655</text:p>
              </table:table-cell>
              <table:table-cell office:value-type="float" office:value="0.753595">
                <text:p>0.753595</text:p>
              </table:table-cell>
              <table:table-cell office:value-type="float" office:value="0.78021">
                <text:p>0.78021</text:p>
              </table:table-cell>
              <table:table-cell office:value-type="float" office:value="0.782297">
                <text:p>0.782297</text:p>
              </table:table-cell>
              <table:table-cell office:value-type="float" office:value="0.783417">
                <text:p>0.783417</text:p>
              </table:table-cell>
              <table:table-cell office:value-type="float" office:value="0.791444">
                <text:p>0.791444</text:p>
              </table:table-cell>
              <table:table-cell office:value-type="float" office:value="0.817356">
                <text:p>0.817356</text:p>
              </table:table-cell>
              <table:table-cell office:value-type="float" office:value="0.845209">
                <text:p>0.845209</text:p>
              </table:table-cell>
              <table:table-cell office:value-type="float" office:value="0.865402">
                <text:p>0.865402</text:p>
              </table:table-cell>
              <table:table-cell office:value-type="float" office:value="0.605065">
                <text:p>0.6050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42336">
                <text:p>0.142336</text:p>
              </table:table-cell>
              <table:table-cell office:value-type="float" office:value="0.744575">
                <text:p>0.744575</text:p>
              </table:table-cell>
              <table:table-cell office:value-type="float" office:value="0.779732">
                <text:p>0.779732</text:p>
              </table:table-cell>
              <table:table-cell office:value-type="float" office:value="0.782261">
                <text:p>0.782261</text:p>
              </table:table-cell>
              <table:table-cell office:value-type="float" office:value="0.783606">
                <text:p>0.783606</text:p>
              </table:table-cell>
              <table:table-cell office:value-type="float" office:value="0.792514">
                <text:p>0.792514</text:p>
              </table:table-cell>
              <table:table-cell office:value-type="float" office:value="0.817808">
                <text:p>0.817808</text:p>
              </table:table-cell>
              <table:table-cell office:value-type="float" office:value="0.830314">
                <text:p>0.830314</text:p>
              </table:table-cell>
              <table:table-cell office:value-type="float" office:value="0.85727">
                <text:p>0.85727</text:p>
              </table:table-cell>
              <table:table-cell office:value-type="float" office:value="0.865402">
                <text:p>0.865402</text:p>
              </table:table-cell>
              <table:table-cell office:value-type="float" office:value="0.653041">
                <text:p>0.653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4503">
                <text:p>0.004503</text:p>
              </table:table-cell>
              <table:table-cell office:value-type="float" office:value="0.635141">
                <text:p>0.635141</text:p>
              </table:table-cell>
              <table:table-cell office:value-type="float" office:value="0.776739">
                <text:p>0.776739</text:p>
              </table:table-cell>
              <table:table-cell office:value-type="float" office:value="0.782161">
                <text:p>0.782161</text:p>
              </table:table-cell>
              <table:table-cell office:value-type="float" office:value="0.784193">
                <text:p>0.784193</text:p>
              </table:table-cell>
              <table:table-cell office:value-type="float" office:value="0.803259">
                <text:p>0.803259</text:p>
              </table:table-cell>
              <table:table-cell office:value-type="float" office:value="0.819297">
                <text:p>0.819297</text:p>
              </table:table-cell>
              <table:table-cell office:value-type="float" office:value="0.831589">
                <text:p>0.831589</text:p>
              </table:table-cell>
              <table:table-cell office:value-type="float" office:value="0.856955">
                <text:p>0.856955</text:p>
              </table:table-cell>
              <table:table-cell office:value-type="float" office:value="0.865402">
                <text:p>0.865402</text:p>
              </table:table-cell>
              <table:table-cell office:value-type="float" office:value="0.629384">
                <text:p>0.6293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3228">
                <text:p>0.23228</text:p>
              </table:table-cell>
              <table:table-cell office:value-type="float" office:value="0.762959">
                <text:p>0.762959</text:p>
              </table:table-cell>
              <table:table-cell office:value-type="float" office:value="0.780283">
                <text:p>0.780283</text:p>
              </table:table-cell>
              <table:table-cell office:value-type="float" office:value="0.783109">
                <text:p>0.783109</text:p>
              </table:table-cell>
              <table:table-cell office:value-type="float" office:value="0.785761">
                <text:p>0.785761</text:p>
              </table:table-cell>
              <table:table-cell office:value-type="float" office:value="0.805864">
                <text:p>0.805864</text:p>
              </table:table-cell>
              <table:table-cell office:value-type="float" office:value="0.82237">
                <text:p>0.82237</text:p>
              </table:table-cell>
              <table:table-cell office:value-type="float" office:value="0.835578">
                <text:p>0.835578</text:p>
              </table:table-cell>
              <table:table-cell office:value-type="float" office:value="0.8588">
                <text:p>0.8588</text:p>
              </table:table-cell>
              <table:table-cell office:value-type="float" office:value="0.865402">
                <text:p>0.865402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508636">
                <text:p>0.508636</text:p>
              </table:table-cell>
              <table:table-cell office:value-type="float" office:value="0.775108">
                <text:p>0.775108</text:p>
              </table:table-cell>
              <table:table-cell office:value-type="float" office:value="0.781966">
                <text:p>0.781966</text:p>
              </table:table-cell>
              <table:table-cell office:value-type="float" office:value="0.784017">
                <text:p>0.784017</text:p>
              </table:table-cell>
              <table:table-cell office:value-type="float" office:value="0.794356">
                <text:p>0.794356</text:p>
              </table:table-cell>
              <table:table-cell office:value-type="float" office:value="0.814391">
                <text:p>0.814391</text:p>
              </table:table-cell>
              <table:table-cell office:value-type="float" office:value="0.824715">
                <text:p>0.824715</text:p>
              </table:table-cell>
              <table:table-cell office:value-type="float" office:value="0.836066">
                <text:p>0.836066</text:p>
              </table:table-cell>
              <table:table-cell office:value-type="float" office:value="0.859892">
                <text:p>0.859892</text:p>
              </table:table-cell>
              <table:table-cell office:value-type="float" office:value="0.865402">
                <text:p>0.865402</text:p>
              </table:table-cell>
              <table:table-cell office:value-type="float" office:value="0.697915">
                <text:p>0.6979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69823">
                <text:p>0.269823</text:p>
              </table:table-cell>
              <table:table-cell office:value-type="float" office:value="0.77248">
                <text:p>0.77248</text:p>
              </table:table-cell>
              <table:table-cell office:value-type="float" office:value="0.781664">
                <text:p>0.781664</text:p>
              </table:table-cell>
              <table:table-cell office:value-type="float" office:value="0.783653">
                <text:p>0.783653</text:p>
              </table:table-cell>
              <table:table-cell office:value-type="float" office:value="0.793849">
                <text:p>0.793849</text:p>
              </table:table-cell>
              <table:table-cell office:value-type="float" office:value="0.811009">
                <text:p>0.811009</text:p>
              </table:table-cell>
              <table:table-cell office:value-type="float" office:value="0.821862">
                <text:p>0.821862</text:p>
              </table:table-cell>
              <table:table-cell office:value-type="float" office:value="0.834156">
                <text:p>0.834156</text:p>
              </table:table-cell>
              <table:table-cell office:value-type="float" office:value="0.858922">
                <text:p>0.858922</text:p>
              </table:table-cell>
              <table:table-cell office:value-type="float" office:value="0.865402">
                <text:p>0.865402</text:p>
              </table:table-cell>
              <table:table-cell office:value-type="float" office:value="0.672742">
                <text:p>0.6727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582031">
                <text:p>0.582031</text:p>
              </table:table-cell>
              <table:table-cell office:value-type="float" office:value="0.780491">
                <text:p>0.780491</text:p>
              </table:table-cell>
              <table:table-cell office:value-type="float" office:value="0.782486">
                <text:p>0.782486</text:p>
              </table:table-cell>
              <table:table-cell office:value-type="float" office:value="0.784649">
                <text:p>0.784649</text:p>
              </table:table-cell>
              <table:table-cell office:value-type="float" office:value="0.797462">
                <text:p>0.797462</text:p>
              </table:table-cell>
              <table:table-cell office:value-type="float" office:value="0.814083">
                <text:p>0.814083</text:p>
              </table:table-cell>
              <table:table-cell office:value-type="float" office:value="0.824474">
                <text:p>0.824474</text:p>
              </table:table-cell>
              <table:table-cell office:value-type="float" office:value="0.835598">
                <text:p>0.835598</text:p>
              </table:table-cell>
              <table:table-cell office:value-type="float" office:value="0.857726">
                <text:p>0.857726</text:p>
              </table:table-cell>
              <table:table-cell office:value-type="float" office:value="0.865402">
                <text:p>0.865402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36">
                <text:p>0.000036</text:p>
              </table:table-cell>
              <table:table-cell office:value-type="float" office:value="0.609094">
                <text:p>0.609094</text:p>
              </table:table-cell>
              <table:table-cell office:value-type="float" office:value="0.780793">
                <text:p>0.780793</text:p>
              </table:table-cell>
              <table:table-cell office:value-type="float" office:value="0.782783">
                <text:p>0.782783</text:p>
              </table:table-cell>
              <table:table-cell office:value-type="float" office:value="0.784952">
                <text:p>0.784952</text:p>
              </table:table-cell>
              <table:table-cell office:value-type="float" office:value="0.800637">
                <text:p>0.800637</text:p>
              </table:table-cell>
              <table:table-cell office:value-type="float" office:value="0.816029">
                <text:p>0.816029</text:p>
              </table:table-cell>
              <table:table-cell office:value-type="float" office:value="0.82457">
                <text:p>0.82457</text:p>
              </table:table-cell>
              <table:table-cell office:value-type="float" office:value="0.835126">
                <text:p>0.835126</text:p>
              </table:table-cell>
              <table:table-cell office:value-type="float" office:value="0.8558">
                <text:p>0.8558</text:p>
              </table:table-cell>
              <table:table-cell office:value-type="float" office:value="0.865402">
                <text:p>0.865402</text:p>
              </table:table-cell>
              <table:table-cell office:value-type="float" office:value="0.708982">
                <text:p>0.7089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523569">
                <text:p>0.523569</text:p>
              </table:table-cell>
              <table:table-cell office:value-type="float" office:value="0.781755">
                <text:p>0.781755</text:p>
              </table:table-cell>
              <table:table-cell office:value-type="float" office:value="0.783108">
                <text:p>0.783108</text:p>
              </table:table-cell>
              <table:table-cell office:value-type="float" office:value="0.78528">
                <text:p>0.78528</text:p>
              </table:table-cell>
              <table:table-cell office:value-type="float" office:value="0.79793">
                <text:p>0.79793</text:p>
              </table:table-cell>
              <table:table-cell office:value-type="float" office:value="0.811702">
                <text:p>0.811702</text:p>
              </table:table-cell>
              <table:table-cell office:value-type="float" office:value="0.820754">
                <text:p>0.820754</text:p>
              </table:table-cell>
              <table:table-cell office:value-type="float" office:value="0.835422">
                <text:p>0.835422</text:p>
              </table:table-cell>
              <table:table-cell office:value-type="float" office:value="0.854645">
                <text:p>0.854645</text:p>
              </table:table-cell>
              <table:table-cell office:value-type="float" office:value="0.865402">
                <text:p>0.865402</text:p>
              </table:table-cell>
              <table:table-cell office:value-type="float" office:value="0.699417">
                <text:p>0.699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45562">
                <text:p>0.445562</text:p>
              </table:table-cell>
              <table:table-cell office:value-type="float" office:value="0.781444">
                <text:p>0.781444</text:p>
              </table:table-cell>
              <table:table-cell office:value-type="float" office:value="0.78344">
                <text:p>0.78344</text:p>
              </table:table-cell>
              <table:table-cell office:value-type="float" office:value="0.789492">
                <text:p>0.789492</text:p>
              </table:table-cell>
              <table:table-cell office:value-type="float" office:value="0.80152">
                <text:p>0.80152</text:p>
              </table:table-cell>
              <table:table-cell office:value-type="float" office:value="0.813464">
                <text:p>0.813464</text:p>
              </table:table-cell>
              <table:table-cell office:value-type="float" office:value="0.824355">
                <text:p>0.824355</text:p>
              </table:table-cell>
              <table:table-cell office:value-type="float" office:value="0.836328">
                <text:p>0.836328</text:p>
              </table:table-cell>
              <table:table-cell office:value-type="float" office:value="0.852859">
                <text:p>0.852859</text:p>
              </table:table-cell>
              <table:table-cell office:value-type="float" office:value="0.865402">
                <text:p>0.865402</text:p>
              </table:table-cell>
              <table:table-cell office:value-type="float" office:value="0.692846">
                <text:p>0.6928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71284">
                <text:p>0.471284</text:p>
              </table:table-cell>
              <table:table-cell office:value-type="float" office:value="0.776391">
                <text:p>0.776391</text:p>
              </table:table-cell>
              <table:table-cell office:value-type="float" office:value="0.783226">
                <text:p>0.783226</text:p>
              </table:table-cell>
              <table:table-cell office:value-type="float" office:value="0.786575">
                <text:p>0.786575</text:p>
              </table:table-cell>
              <table:table-cell office:value-type="float" office:value="0.798482">
                <text:p>0.798482</text:p>
              </table:table-cell>
              <table:table-cell office:value-type="float" office:value="0.808826">
                <text:p>0.808826</text:p>
              </table:table-cell>
              <table:table-cell office:value-type="float" office:value="0.824955">
                <text:p>0.824955</text:p>
              </table:table-cell>
              <table:table-cell office:value-type="float" office:value="0.838285">
                <text:p>0.838285</text:p>
              </table:table-cell>
              <table:table-cell office:value-type="float" office:value="0.855431">
                <text:p>0.855431</text:p>
              </table:table-cell>
              <table:table-cell office:value-type="float" office:value="0.865402">
                <text:p>0.865402</text:p>
              </table:table-cell>
              <table:table-cell office:value-type="float" office:value="0.694346">
                <text:p>0.6943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37751">
                <text:p>0.437751</text:p>
              </table:table-cell>
              <table:table-cell office:value-type="float" office:value="0.781386">
                <text:p>0.781386</text:p>
              </table:table-cell>
              <table:table-cell office:value-type="float" office:value="0.783474">
                <text:p>0.783474</text:p>
              </table:table-cell>
              <table:table-cell office:value-type="float" office:value="0.787438">
                <text:p>0.787438</text:p>
              </table:table-cell>
              <table:table-cell office:value-type="float" office:value="0.79926">
                <text:p>0.79926</text:p>
              </table:table-cell>
              <table:table-cell office:value-type="float" office:value="0.80983">
                <text:p>0.80983</text:p>
              </table:table-cell>
              <table:table-cell office:value-type="float" office:value="0.82886">
                <text:p>0.82886</text:p>
              </table:table-cell>
              <table:table-cell office:value-type="float" office:value="0.838224">
                <text:p>0.838224</text:p>
              </table:table-cell>
              <table:table-cell office:value-type="float" office:value="0.853517">
                <text:p>0.853517</text:p>
              </table:table-cell>
              <table:table-cell office:value-type="float" office:value="0.865402">
                <text:p>0.865402</text:p>
              </table:table-cell>
              <table:table-cell office:value-type="float" office:value="0.691974">
                <text:p>0.6919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81977">
                <text:p>0.181977</text:p>
              </table:table-cell>
              <table:table-cell office:value-type="float" office:value="0.76732">
                <text:p>0.76732</text:p>
              </table:table-cell>
              <table:table-cell office:value-type="float" office:value="0.783137">
                <text:p>0.783137</text:p>
              </table:table-cell>
              <table:table-cell office:value-type="float" office:value="0.785452">
                <text:p>0.785452</text:p>
              </table:table-cell>
              <table:table-cell office:value-type="float" office:value="0.796557">
                <text:p>0.796557</text:p>
              </table:table-cell>
              <table:table-cell office:value-type="float" office:value="0.802231">
                <text:p>0.802231</text:p>
              </table:table-cell>
              <table:table-cell office:value-type="float" office:value="0.816645">
                <text:p>0.816645</text:p>
              </table:table-cell>
              <table:table-cell office:value-type="float" office:value="0.834329">
                <text:p>0.834329</text:p>
              </table:table-cell>
              <table:table-cell office:value-type="float" office:value="0.839138">
                <text:p>0.839138</text:p>
              </table:table-cell>
              <table:table-cell office:value-type="float" office:value="0.856575">
                <text:p>0.856575</text:p>
              </table:table-cell>
              <table:table-cell office:value-type="float" office:value="0.865402">
                <text:p>0.865402</text:p>
              </table:table-cell>
              <table:table-cell office:value-type="float" office:value="0.746336">
                <text:p>0.7463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620298">
                <text:p>0.620298</text:p>
              </table:table-cell>
              <table:table-cell office:value-type="float" office:value="0.782492">
                <text:p>0.782492</text:p>
              </table:table-cell>
              <table:table-cell office:value-type="float" office:value="0.785334">
                <text:p>0.785334</text:p>
              </table:table-cell>
              <table:table-cell office:value-type="float" office:value="0.79743">
                <text:p>0.79743</text:p>
              </table:table-cell>
              <table:table-cell office:value-type="float" office:value="0.805228">
                <text:p>0.805228</text:p>
              </table:table-cell>
              <table:table-cell office:value-type="float" office:value="0.820902">
                <text:p>0.820902</text:p>
              </table:table-cell>
              <table:table-cell office:value-type="float" office:value="0.837854">
                <text:p>0.837854</text:p>
              </table:table-cell>
              <table:table-cell office:value-type="float" office:value="0.846684">
                <text:p>0.846684</text:p>
              </table:table-cell>
              <table:table-cell office:value-type="float" office:value="0.860332">
                <text:p>0.860332</text:p>
              </table:table-cell>
              <table:table-cell office:value-type="float" office:value="0.868713">
                <text:p>0.868713</text:p>
              </table:table-cell>
              <table:table-cell office:value-type="float" office:value="0.715655">
                <text:p>0.7156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618223">
                <text:p>0.618223</text:p>
              </table:table-cell>
              <table:table-cell office:value-type="float" office:value="0.782347">
                <text:p>0.782347</text:p>
              </table:table-cell>
              <table:table-cell office:value-type="float" office:value="0.78497">
                <text:p>0.78497</text:p>
              </table:table-cell>
              <table:table-cell office:value-type="float" office:value="0.798554">
                <text:p>0.798554</text:p>
              </table:table-cell>
              <table:table-cell office:value-type="float" office:value="0.808544">
                <text:p>0.808544</text:p>
              </table:table-cell>
              <table:table-cell office:value-type="float" office:value="0.823413">
                <text:p>0.823413</text:p>
              </table:table-cell>
              <table:table-cell office:value-type="float" office:value="0.836722">
                <text:p>0.836722</text:p>
              </table:table-cell>
              <table:table-cell office:value-type="float" office:value="0.844143">
                <text:p>0.844143</text:p>
              </table:table-cell>
              <table:table-cell office:value-type="float" office:value="0.857972">
                <text:p>0.857972</text:p>
              </table:table-cell>
              <table:table-cell office:value-type="float" office:value="0.868713">
                <text:p>0.868713</text:p>
              </table:table-cell>
              <table:table-cell office:value-type="float" office:value="0.715489">
                <text:p>0.7154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911">
                <text:p>0.003911</text:p>
              </table:table-cell>
              <table:table-cell office:value-type="float" office:value="0.771632">
                <text:p>0.771632</text:p>
              </table:table-cell>
              <table:table-cell office:value-type="float" office:value="0.783449">
                <text:p>0.783449</text:p>
              </table:table-cell>
              <table:table-cell office:value-type="float" office:value="0.791662">
                <text:p>0.791662</text:p>
              </table:table-cell>
              <table:table-cell office:value-type="float" office:value="0.801687">
                <text:p>0.801687</text:p>
              </table:table-cell>
              <table:table-cell office:value-type="float" office:value="0.808955">
                <text:p>0.808955</text:p>
              </table:table-cell>
              <table:table-cell office:value-type="float" office:value="0.819764">
                <text:p>0.819764</text:p>
              </table:table-cell>
              <table:table-cell office:value-type="float" office:value="0.83223">
                <text:p>0.83223</text:p>
              </table:table-cell>
              <table:table-cell office:value-type="float" office:value="0.841676">
                <text:p>0.841676</text:p>
              </table:table-cell>
              <table:table-cell office:value-type="float" office:value="0.857586">
                <text:p>0.857586</text:p>
              </table:table-cell>
              <table:table-cell office:value-type="float" office:value="0.868713">
                <text:p>0.868713</text:p>
              </table:table-cell>
              <table:table-cell office:value-type="float" office:value="0.731255">
                <text:p>0.7312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5683">
                <text:p>0.25683</text:p>
              </table:table-cell>
              <table:table-cell office:value-type="float" office:value="0.776303">
                <text:p>0.776303</text:p>
              </table:table-cell>
              <table:table-cell office:value-type="float" office:value="0.784599">
                <text:p>0.784599</text:p>
              </table:table-cell>
              <table:table-cell office:value-type="float" office:value="0.797455">
                <text:p>0.797455</text:p>
              </table:table-cell>
              <table:table-cell office:value-type="float" office:value="0.803643">
                <text:p>0.803643</text:p>
              </table:table-cell>
              <table:table-cell office:value-type="float" office:value="0.811522">
                <text:p>0.811522</text:p>
              </table:table-cell>
              <table:table-cell office:value-type="float" office:value="0.824928">
                <text:p>0.824928</text:p>
              </table:table-cell>
              <table:table-cell office:value-type="float" office:value="0.835706">
                <text:p>0.835706</text:p>
              </table:table-cell>
              <table:table-cell office:value-type="float" office:value="0.843489">
                <text:p>0.843489</text:p>
              </table:table-cell>
              <table:table-cell office:value-type="float" office:value="0.85776">
                <text:p>0.85776</text:p>
              </table:table-cell>
              <table:table-cell office:value-type="float" office:value="0.868713">
                <text:p>0.868713</text:p>
              </table:table-cell>
              <table:table-cell office:value-type="float" office:value="0.759223">
                <text:p>0.7592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717113">
                <text:p>0.717113</text:p>
              </table:table-cell>
              <table:table-cell office:value-type="float" office:value="0.783509">
                <text:p>0.783509</text:p>
              </table:table-cell>
              <table:table-cell office:value-type="float" office:value="0.797089">
                <text:p>0.797089</text:p>
              </table:table-cell>
              <table:table-cell office:value-type="float" office:value="0.803171">
                <text:p>0.803171</text:p>
              </table:table-cell>
              <table:table-cell office:value-type="float" office:value="0.813963">
                <text:p>0.813963</text:p>
              </table:table-cell>
              <table:table-cell office:value-type="float" office:value="0.827645">
                <text:p>0.827645</text:p>
              </table:table-cell>
              <table:table-cell office:value-type="float" office:value="0.836202">
                <text:p>0.836202</text:p>
              </table:table-cell>
              <table:table-cell office:value-type="float" office:value="0.844315">
                <text:p>0.844315</text:p>
              </table:table-cell>
              <table:table-cell office:value-type="float" office:value="0.859069">
                <text:p>0.859069</text:p>
              </table:table-cell>
              <table:table-cell office:value-type="float" office:value="0.868713">
                <text:p>0.868713</text:p>
              </table:table-cell>
              <table:table-cell office:value-type="float" office:value="0.728208">
                <text:p>0.7282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7577">
                <text:p>0.037577</text:p>
              </table:table-cell>
              <table:table-cell office:value-type="float" office:value="0.768379">
                <text:p>0.768379</text:p>
              </table:table-cell>
              <table:table-cell office:value-type="float" office:value="0.786911">
                <text:p>0.786911</text:p>
              </table:table-cell>
              <table:table-cell office:value-type="float" office:value="0.799522">
                <text:p>0.799522</text:p>
              </table:table-cell>
              <table:table-cell office:value-type="float" office:value="0.809567">
                <text:p>0.809567</text:p>
              </table:table-cell>
              <table:table-cell office:value-type="float" office:value="0.825633">
                <text:p>0.825633</text:p>
              </table:table-cell>
              <table:table-cell office:value-type="float" office:value="0.833343">
                <text:p>0.833343</text:p>
              </table:table-cell>
              <table:table-cell office:value-type="float" office:value="0.837986">
                <text:p>0.837986</text:p>
              </table:table-cell>
              <table:table-cell office:value-type="float" office:value="0.84884">
                <text:p>0.84884</text:p>
              </table:table-cell>
              <table:table-cell office:value-type="float" office:value="0.860284">
                <text:p>0.860284</text:p>
              </table:table-cell>
              <table:table-cell office:value-type="float" office:value="0.870575">
                <text:p>0.870575</text:p>
              </table:table-cell>
              <table:table-cell office:value-type="float" office:value="0.740804">
                <text:p>0.7408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543787">
                <text:p>0.543787</text:p>
              </table:table-cell>
              <table:table-cell office:value-type="float" office:value="0.782855">
                <text:p>0.782855</text:p>
              </table:table-cell>
              <table:table-cell office:value-type="float" office:value="0.793601">
                <text:p>0.793601</text:p>
              </table:table-cell>
              <table:table-cell office:value-type="float" office:value="0.806654">
                <text:p>0.806654</text:p>
              </table:table-cell>
              <table:table-cell office:value-type="float" office:value="0.823945">
                <text:p>0.823945</text:p>
              </table:table-cell>
              <table:table-cell office:value-type="float" office:value="0.8327">
                <text:p>0.8327</text:p>
              </table:table-cell>
              <table:table-cell office:value-type="float" office:value="0.837951">
                <text:p>0.837951</text:p>
              </table:table-cell>
              <table:table-cell office:value-type="float" office:value="0.846379">
                <text:p>0.846379</text:p>
              </table:table-cell>
              <table:table-cell office:value-type="float" office:value="0.859291">
                <text:p>0.859291</text:p>
              </table:table-cell>
              <table:table-cell office:value-type="float" office:value="0.870575">
                <text:p>0.870575</text:p>
              </table:table-cell>
              <table:table-cell office:value-type="float" office:value="0.712716">
                <text:p>0.7127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563078">
                <text:p>0.563078</text:p>
              </table:table-cell>
              <table:table-cell office:value-type="float" office:value="0.781437">
                <text:p>0.781437</text:p>
              </table:table-cell>
              <table:table-cell office:value-type="float" office:value="0.787548">
                <text:p>0.787548</text:p>
              </table:table-cell>
              <table:table-cell office:value-type="float" office:value="0.806622">
                <text:p>0.806622</text:p>
              </table:table-cell>
              <table:table-cell office:value-type="float" office:value="0.823549">
                <text:p>0.823549</text:p>
              </table:table-cell>
              <table:table-cell office:value-type="float" office:value="0.833986">
                <text:p>0.833986</text:p>
              </table:table-cell>
              <table:table-cell office:value-type="float" office:value="0.83943">
                <text:p>0.83943</text:p>
              </table:table-cell>
              <table:table-cell office:value-type="float" office:value="0.847108">
                <text:p>0.847108</text:p>
              </table:table-cell>
              <table:table-cell office:value-type="float" office:value="0.859339">
                <text:p>0.859339</text:p>
              </table:table-cell>
              <table:table-cell office:value-type="float" office:value="0.870575">
                <text:p>0.870575</text:p>
              </table:table-cell>
              <table:table-cell office:value-type="float" office:value="0.71421">
                <text:p>0.714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068">
                <text:p>0.150068</text:p>
              </table:table-cell>
              <table:table-cell office:value-type="float" office:value="0.779074">
                <text:p>0.779074</text:p>
              </table:table-cell>
              <table:table-cell office:value-type="float" office:value="0.784891">
                <text:p>0.784891</text:p>
              </table:table-cell>
              <table:table-cell office:value-type="float" office:value="0.797562">
                <text:p>0.797562</text:p>
              </table:table-cell>
              <table:table-cell office:value-type="float" office:value="0.816707">
                <text:p>0.816707</text:p>
              </table:table-cell>
              <table:table-cell office:value-type="float" office:value="0.828761">
                <text:p>0.828761</text:p>
              </table:table-cell>
              <table:table-cell office:value-type="float" office:value="0.836614">
                <text:p>0.836614</text:p>
              </table:table-cell>
              <table:table-cell office:value-type="float" office:value="0.842146">
                <text:p>0.842146</text:p>
              </table:table-cell>
              <table:table-cell office:value-type="float" office:value="0.851706">
                <text:p>0.851706</text:p>
              </table:table-cell>
              <table:table-cell office:value-type="float" office:value="0.859249">
                <text:p>0.859249</text:p>
              </table:table-cell>
              <table:table-cell office:value-type="float" office:value="0.870575">
                <text:p>0.870575</text:p>
              </table:table-cell>
              <table:table-cell office:value-type="float" office:value="0.754678">
                <text:p>0.75467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6576">
                <text:p>0.386576</text:p>
              </table:table-cell>
              <table:table-cell office:value-type="float" office:value="0.782653">
                <text:p>0.782653</text:p>
              </table:table-cell>
              <table:table-cell office:value-type="float" office:value="0.790539">
                <text:p>0.790539</text:p>
              </table:table-cell>
              <table:table-cell office:value-type="float" office:value="0.806224">
                <text:p>0.806224</text:p>
              </table:table-cell>
              <table:table-cell office:value-type="float" office:value="0.820351">
                <text:p>0.820351</text:p>
              </table:table-cell>
              <table:table-cell office:value-type="float" office:value="0.83089">
                <text:p>0.83089</text:p>
              </table:table-cell>
              <table:table-cell office:value-type="float" office:value="0.83819">
                <text:p>0.83819</text:p>
              </table:table-cell>
              <table:table-cell office:value-type="float" office:value="0.842263">
                <text:p>0.842263</text:p>
              </table:table-cell>
              <table:table-cell office:value-type="float" office:value="0.85006">
                <text:p>0.85006</text:p>
              </table:table-cell>
              <table:table-cell office:value-type="float" office:value="0.85934">
                <text:p>0.85934</text:p>
              </table:table-cell>
              <table:table-cell office:value-type="float" office:value="0.870575">
                <text:p>0.870575</text:p>
              </table:table-cell>
              <table:table-cell office:value-type="float" office:value="0.780709">
                <text:p>0.7807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496">
                <text:p>0.07496</text:p>
              </table:table-cell>
              <table:table-cell office:value-type="float" office:value="0.781844">
                <text:p>0.781844</text:p>
              </table:table-cell>
              <table:table-cell office:value-type="float" office:value="0.798021">
                <text:p>0.798021</text:p>
              </table:table-cell>
              <table:table-cell office:value-type="float" office:value="0.809886">
                <text:p>0.809886</text:p>
              </table:table-cell>
              <table:table-cell office:value-type="float" office:value="0.825545">
                <text:p>0.825545</text:p>
              </table:table-cell>
              <table:table-cell office:value-type="float" office:value="0.834039">
                <text:p>0.834039</text:p>
              </table:table-cell>
              <table:table-cell office:value-type="float" office:value="0.839632">
                <text:p>0.839632</text:p>
              </table:table-cell>
              <table:table-cell office:value-type="float" office:value="0.842902">
                <text:p>0.842902</text:p>
              </table:table-cell>
              <table:table-cell office:value-type="float" office:value="0.850715">
                <text:p>0.850715</text:p>
              </table:table-cell>
              <table:table-cell office:value-type="float" office:value="0.858959">
                <text:p>0.858959</text:p>
              </table:table-cell>
              <table:table-cell office:value-type="float" office:value="0.870575">
                <text:p>0.870575</text:p>
              </table:table-cell>
              <table:table-cell office:value-type="float" office:value="0.75165">
                <text:p>0.751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84037">
                <text:p>0.384037</text:p>
              </table:table-cell>
              <table:table-cell office:value-type="float" office:value="0.791547">
                <text:p>0.791547</text:p>
              </table:table-cell>
              <table:table-cell office:value-type="float" office:value="0.805576">
                <text:p>0.805576</text:p>
              </table:table-cell>
              <table:table-cell office:value-type="float" office:value="0.815951">
                <text:p>0.815951</text:p>
              </table:table-cell>
              <table:table-cell office:value-type="float" office:value="0.827953">
                <text:p>0.827953</text:p>
              </table:table-cell>
              <table:table-cell office:value-type="float" office:value="0.836155">
                <text:p>0.836155</text:p>
              </table:table-cell>
              <table:table-cell office:value-type="float" office:value="0.840054">
                <text:p>0.840054</text:p>
              </table:table-cell>
              <table:table-cell office:value-type="float" office:value="0.84272">
                <text:p>0.84272</text:p>
              </table:table-cell>
              <table:table-cell office:value-type="float" office:value="0.848671">
                <text:p>0.848671</text:p>
              </table:table-cell>
              <table:table-cell office:value-type="float" office:value="0.860061">
                <text:p>0.860061</text:p>
              </table:table-cell>
              <table:table-cell office:value-type="float" office:value="0.870575">
                <text:p>0.870575</text:p>
              </table:table-cell>
              <table:table-cell office:value-type="float" office:value="0.785272">
                <text:p>0.7852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92055">
                <text:p>0.392055</text:p>
              </table:table-cell>
              <table:table-cell office:value-type="float" office:value="0.797622">
                <text:p>0.797622</text:p>
              </table:table-cell>
              <table:table-cell office:value-type="float" office:value="0.810475">
                <text:p>0.810475</text:p>
              </table:table-cell>
              <table:table-cell office:value-type="float" office:value="0.823689">
                <text:p>0.823689</text:p>
              </table:table-cell>
              <table:table-cell office:value-type="float" office:value="0.832234">
                <text:p>0.832234</text:p>
              </table:table-cell>
              <table:table-cell office:value-type="float" office:value="0.837699">
                <text:p>0.837699</text:p>
              </table:table-cell>
              <table:table-cell office:value-type="float" office:value="0.841348">
                <text:p>0.841348</text:p>
              </table:table-cell>
              <table:table-cell office:value-type="float" office:value="0.843829">
                <text:p>0.843829</text:p>
              </table:table-cell>
              <table:table-cell office:value-type="float" office:value="0.853976">
                <text:p>0.853976</text:p>
              </table:table-cell>
              <table:table-cell office:value-type="float" office:value="0.862102">
                <text:p>0.862102</text:p>
              </table:table-cell>
              <table:table-cell office:value-type="float" office:value="0.87246">
                <text:p>0.87246</text:p>
              </table:table-cell>
              <table:table-cell office:value-type="float" office:value="0.789503">
                <text:p>0.7895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7701">
                <text:p>0.507701</text:p>
              </table:table-cell>
              <table:table-cell office:value-type="float" office:value="0.802006">
                <text:p>0.802006</text:p>
              </table:table-cell>
              <table:table-cell office:value-type="float" office:value="0.811011">
                <text:p>0.811011</text:p>
              </table:table-cell>
              <table:table-cell office:value-type="float" office:value="0.822383">
                <text:p>0.822383</text:p>
              </table:table-cell>
              <table:table-cell office:value-type="float" office:value="0.831415">
                <text:p>0.831415</text:p>
              </table:table-cell>
              <table:table-cell office:value-type="float" office:value="0.836574">
                <text:p>0.836574</text:p>
              </table:table-cell>
              <table:table-cell office:value-type="float" office:value="0.839648">
                <text:p>0.839648</text:p>
              </table:table-cell>
              <table:table-cell office:value-type="float" office:value="0.843479">
                <text:p>0.843479</text:p>
              </table:table-cell>
              <table:table-cell office:value-type="float" office:value="0.85362">
                <text:p>0.85362</text:p>
              </table:table-cell>
              <table:table-cell office:value-type="float" office:value="0.864194">
                <text:p>0.864194</text:p>
              </table:table-cell>
              <table:table-cell office:value-type="float" office:value="0.901034">
                <text:p>0.901034</text:p>
              </table:table-cell>
              <table:table-cell office:value-type="float" office:value="0.801203">
                <text:p>0.8012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30915">
                <text:p>0.430915</text:p>
              </table:table-cell>
              <table:table-cell office:value-type="float" office:value="0.798393">
                <text:p>0.798393</text:p>
              </table:table-cell>
              <table:table-cell office:value-type="float" office:value="0.80818">
                <text:p>0.80818</text:p>
              </table:table-cell>
              <table:table-cell office:value-type="float" office:value="0.821269">
                <text:p>0.821269</text:p>
              </table:table-cell>
              <table:table-cell office:value-type="float" office:value="0.833102">
                <text:p>0.833102</text:p>
              </table:table-cell>
              <table:table-cell office:value-type="float" office:value="0.836939">
                <text:p>0.836939</text:p>
              </table:table-cell>
              <table:table-cell office:value-type="float" office:value="0.838969">
                <text:p>0.838969</text:p>
              </table:table-cell>
              <table:table-cell office:value-type="float" office:value="0.841437">
                <text:p>0.841437</text:p>
              </table:table-cell>
              <table:table-cell office:value-type="float" office:value="0.849718">
                <text:p>0.849718</text:p>
              </table:table-cell>
              <table:table-cell office:value-type="float" office:value="0.861689">
                <text:p>0.861689</text:p>
              </table:table-cell>
              <table:table-cell office:value-type="float" office:value="0.901034">
                <text:p>0.901034</text:p>
              </table:table-cell>
              <table:table-cell office:value-type="float" office:value="0.792061">
                <text:p>0.7920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5134">
                <text:p>0.235134</text:p>
              </table:table-cell>
              <table:table-cell office:value-type="float" office:value="0.799057">
                <text:p>0.799057</text:p>
              </table:table-cell>
              <table:table-cell office:value-type="float" office:value="0.807659">
                <text:p>0.807659</text:p>
              </table:table-cell>
              <table:table-cell office:value-type="float" office:value="0.823087">
                <text:p>0.823087</text:p>
              </table:table-cell>
              <table:table-cell office:value-type="float" office:value="0.833326">
                <text:p>0.833326</text:p>
              </table:table-cell>
              <table:table-cell office:value-type="float" office:value="0.837022">
                <text:p>0.837022</text:p>
              </table:table-cell>
              <table:table-cell office:value-type="float" office:value="0.83854">
                <text:p>0.83854</text:p>
              </table:table-cell>
              <table:table-cell office:value-type="float" office:value="0.841299">
                <text:p>0.841299</text:p>
              </table:table-cell>
              <table:table-cell office:value-type="float" office:value="0.849085">
                <text:p>0.849085</text:p>
              </table:table-cell>
              <table:table-cell office:value-type="float" office:value="0.862009">
                <text:p>0.862009</text:p>
              </table:table-cell>
              <table:table-cell office:value-type="float" office:value="0.901034">
                <text:p>0.901034</text:p>
              </table:table-cell>
              <table:table-cell office:value-type="float" office:value="0.772622">
                <text:p>0.77262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97089">
                <text:p>0.397089</text:p>
              </table:table-cell>
              <table:table-cell office:value-type="float" office:value="0.803147">
                <text:p>0.803147</text:p>
              </table:table-cell>
              <table:table-cell office:value-type="float" office:value="0.823855">
                <text:p>0.823855</text:p>
              </table:table-cell>
              <table:table-cell office:value-type="float" office:value="0.834034">
                <text:p>0.834034</text:p>
              </table:table-cell>
              <table:table-cell office:value-type="float" office:value="0.836594">
                <text:p>0.836594</text:p>
              </table:table-cell>
              <table:table-cell office:value-type="float" office:value="0.837905">
                <text:p>0.837905</text:p>
              </table:table-cell>
              <table:table-cell office:value-type="float" office:value="0.839887">
                <text:p>0.839887</text:p>
              </table:table-cell>
              <table:table-cell office:value-type="float" office:value="0.843153">
                <text:p>0.843153</text:p>
              </table:table-cell>
              <table:table-cell office:value-type="float" office:value="0.850274">
                <text:p>0.850274</text:p>
              </table:table-cell>
              <table:table-cell office:value-type="float" office:value="0.864244">
                <text:p>0.864244</text:p>
              </table:table-cell>
              <table:table-cell office:value-type="float" office:value="0.901034">
                <text:p>0.901034</text:p>
              </table:table-cell>
              <table:table-cell office:value-type="float" office:value="0.793018">
                <text:p>0.7930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91301">
                <text:p>0.591301</text:p>
              </table:table-cell>
              <table:table-cell office:value-type="float" office:value="0.804761">
                <text:p>0.804761</text:p>
              </table:table-cell>
              <table:table-cell office:value-type="float" office:value="0.823397">
                <text:p>0.823397</text:p>
              </table:table-cell>
              <table:table-cell office:value-type="float" office:value="0.833948">
                <text:p>0.833948</text:p>
              </table:table-cell>
              <table:table-cell office:value-type="float" office:value="0.836647">
                <text:p>0.836647</text:p>
              </table:table-cell>
              <table:table-cell office:value-type="float" office:value="0.838009">
                <text:p>0.838009</text:p>
              </table:table-cell>
              <table:table-cell office:value-type="float" office:value="0.839475">
                <text:p>0.839475</text:p>
              </table:table-cell>
              <table:table-cell office:value-type="float" office:value="0.844061">
                <text:p>0.844061</text:p>
              </table:table-cell>
              <table:table-cell office:value-type="float" office:value="0.854495">
                <text:p>0.854495</text:p>
              </table:table-cell>
              <table:table-cell office:value-type="float" office:value="0.864333">
                <text:p>0.864333</text:p>
              </table:table-cell>
              <table:table-cell office:value-type="float" office:value="0.901034">
                <text:p>0.901034</text:p>
              </table:table-cell>
              <table:table-cell office:value-type="float" office:value="0.813043">
                <text:p>0.8130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2847">
                <text:p>0.352847</text:p>
              </table:table-cell>
              <table:table-cell office:value-type="float" office:value="0.799306">
                <text:p>0.799306</text:p>
              </table:table-cell>
              <table:table-cell office:value-type="float" office:value="0.805702">
                <text:p>0.805702</text:p>
              </table:table-cell>
              <table:table-cell office:value-type="float" office:value="0.821624">
                <text:p>0.821624</text:p>
              </table:table-cell>
              <table:table-cell office:value-type="float" office:value="0.833874">
                <text:p>0.833874</text:p>
              </table:table-cell>
              <table:table-cell office:value-type="float" office:value="0.837472">
                <text:p>0.837472</text:p>
              </table:table-cell>
              <table:table-cell office:value-type="float" office:value="0.839205">
                <text:p>0.839205</text:p>
              </table:table-cell>
              <table:table-cell office:value-type="float" office:value="0.842547">
                <text:p>0.842547</text:p>
              </table:table-cell>
              <table:table-cell office:value-type="float" office:value="0.852178">
                <text:p>0.852178</text:p>
              </table:table-cell>
              <table:table-cell office:value-type="float" office:value="0.868717">
                <text:p>0.868717</text:p>
              </table:table-cell>
              <table:table-cell office:value-type="float" office:value="0.910667">
                <text:p>0.910667</text:p>
              </table:table-cell>
              <table:table-cell office:value-type="float" office:value="0.785347">
                <text:p>0.7853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71803">
                <text:p>0.471803</text:p>
              </table:table-cell>
              <table:table-cell office:value-type="float" office:value="0.799986">
                <text:p>0.799986</text:p>
              </table:table-cell>
              <table:table-cell office:value-type="float" office:value="0.807494">
                <text:p>0.807494</text:p>
              </table:table-cell>
              <table:table-cell office:value-type="float" office:value="0.825678">
                <text:p>0.825678</text:p>
              </table:table-cell>
              <table:table-cell office:value-type="float" office:value="0.834722">
                <text:p>0.834722</text:p>
              </table:table-cell>
              <table:table-cell office:value-type="float" office:value="0.83767">
                <text:p>0.83767</text:p>
              </table:table-cell>
              <table:table-cell office:value-type="float" office:value="0.839452">
                <text:p>0.839452</text:p>
              </table:table-cell>
              <table:table-cell office:value-type="float" office:value="0.84186">
                <text:p>0.84186</text:p>
              </table:table-cell>
              <table:table-cell office:value-type="float" office:value="0.852274">
                <text:p>0.852274</text:p>
              </table:table-cell>
              <table:table-cell office:value-type="float" office:value="0.870632">
                <text:p>0.870632</text:p>
              </table:table-cell>
              <table:table-cell office:value-type="float" office:value="0.910667">
                <text:p>0.910667</text:p>
              </table:table-cell>
              <table:table-cell office:value-type="float" office:value="0.798157">
                <text:p>0.79815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34603">
                <text:p>0.434603</text:p>
              </table:table-cell>
              <table:table-cell office:value-type="float" office:value="0.798013">
                <text:p>0.798013</text:p>
              </table:table-cell>
              <table:table-cell office:value-type="float" office:value="0.80837">
                <text:p>0.80837</text:p>
              </table:table-cell>
              <table:table-cell office:value-type="float" office:value="0.826263">
                <text:p>0.826263</text:p>
              </table:table-cell>
              <table:table-cell office:value-type="float" office:value="0.835736">
                <text:p>0.835736</text:p>
              </table:table-cell>
              <table:table-cell office:value-type="float" office:value="0.83793">
                <text:p>0.83793</text:p>
              </table:table-cell>
              <table:table-cell office:value-type="float" office:value="0.839876">
                <text:p>0.839876</text:p>
              </table:table-cell>
              <table:table-cell office:value-type="float" office:value="0.844363">
                <text:p>0.844363</text:p>
              </table:table-cell>
              <table:table-cell office:value-type="float" office:value="0.853395">
                <text:p>0.853395</text:p>
              </table:table-cell>
              <table:table-cell office:value-type="float" office:value="0.868666">
                <text:p>0.868666</text:p>
              </table:table-cell>
              <table:table-cell office:value-type="float" office:value="0.910667">
                <text:p>0.910667</text:p>
              </table:table-cell>
              <table:table-cell office:value-type="float" office:value="0.794721">
                <text:p>0.7947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71998">
                <text:p>0.571998</text:p>
              </table:table-cell>
              <table:table-cell office:value-type="float" office:value="0.798464">
                <text:p>0.798464</text:p>
              </table:table-cell>
              <table:table-cell office:value-type="float" office:value="0.8094">
                <text:p>0.8094</text:p>
              </table:table-cell>
              <table:table-cell office:value-type="float" office:value="0.82809">
                <text:p>0.82809</text:p>
              </table:table-cell>
              <table:table-cell office:value-type="float" office:value="0.836568">
                <text:p>0.836568</text:p>
              </table:table-cell>
              <table:table-cell office:value-type="float" office:value="0.838446">
                <text:p>0.838446</text:p>
              </table:table-cell>
              <table:table-cell office:value-type="float" office:value="0.839859">
                <text:p>0.839859</text:p>
              </table:table-cell>
              <table:table-cell office:value-type="float" office:value="0.844153">
                <text:p>0.844153</text:p>
              </table:table-cell>
              <table:table-cell office:value-type="float" office:value="0.854384">
                <text:p>0.854384</text:p>
              </table:table-cell>
              <table:table-cell office:value-type="float" office:value="0.870277">
                <text:p>0.870277</text:p>
              </table:table-cell>
              <table:table-cell office:value-type="float" office:value="0.910667">
                <text:p>0.910667</text:p>
              </table:table-cell>
              <table:table-cell office:value-type="float" office:value="0.809164">
                <text:p>0.8091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7236">
                <text:p>0.47236</text:p>
              </table:table-cell>
              <table:table-cell office:value-type="float" office:value="0.798997">
                <text:p>0.798997</text:p>
              </table:table-cell>
              <table:table-cell office:value-type="float" office:value="0.80959">
                <text:p>0.80959</text:p>
              </table:table-cell>
              <table:table-cell office:value-type="float" office:value="0.828321">
                <text:p>0.828321</text:p>
              </table:table-cell>
              <table:table-cell office:value-type="float" office:value="0.836541">
                <text:p>0.836541</text:p>
              </table:table-cell>
              <table:table-cell office:value-type="float" office:value="0.838244">
                <text:p>0.838244</text:p>
              </table:table-cell>
              <table:table-cell office:value-type="float" office:value="0.840437">
                <text:p>0.840437</text:p>
              </table:table-cell>
              <table:table-cell office:value-type="float" office:value="0.846456">
                <text:p>0.846456</text:p>
              </table:table-cell>
              <table:table-cell office:value-type="float" office:value="0.855692">
                <text:p>0.855692</text:p>
              </table:table-cell>
              <table:table-cell office:value-type="float" office:value="0.869166">
                <text:p>0.869166</text:p>
              </table:table-cell>
              <table:table-cell office:value-type="float" office:value="0.910667">
                <text:p>0.910667</text:p>
              </table:table-cell>
              <table:table-cell office:value-type="float" office:value="0.79958">
                <text:p>0.799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94267">
                <text:p>0.394267</text:p>
              </table:table-cell>
              <table:table-cell office:value-type="float" office:value="0.799659">
                <text:p>0.799659</text:p>
              </table:table-cell>
              <table:table-cell office:value-type="float" office:value="0.811528">
                <text:p>0.811528</text:p>
              </table:table-cell>
              <table:table-cell office:value-type="float" office:value="0.828364">
                <text:p>0.828364</text:p>
              </table:table-cell>
              <table:table-cell office:value-type="float" office:value="0.83701">
                <text:p>0.83701</text:p>
              </table:table-cell>
              <table:table-cell office:value-type="float" office:value="0.839471">
                <text:p>0.839471</text:p>
              </table:table-cell>
              <table:table-cell office:value-type="float" office:value="0.843061">
                <text:p>0.843061</text:p>
              </table:table-cell>
              <table:table-cell office:value-type="float" office:value="0.853037">
                <text:p>0.853037</text:p>
              </table:table-cell>
              <table:table-cell office:value-type="float" office:value="0.857375">
                <text:p>0.857375</text:p>
              </table:table-cell>
              <table:table-cell office:value-type="float" office:value="0.87171">
                <text:p>0.87171</text:p>
              </table:table-cell>
              <table:table-cell office:value-type="float" office:value="0.913149">
                <text:p>0.913149</text:p>
              </table:table-cell>
              <table:table-cell office:value-type="float" office:value="0.793548">
                <text:p>0.7935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8772">
                <text:p>0.498772</text:p>
              </table:table-cell>
              <table:table-cell office:value-type="float" office:value="0.80668">
                <text:p>0.80668</text:p>
              </table:table-cell>
              <table:table-cell office:value-type="float" office:value="0.821453">
                <text:p>0.821453</text:p>
              </table:table-cell>
              <table:table-cell office:value-type="float" office:value="0.8342">
                <text:p>0.8342</text:p>
              </table:table-cell>
              <table:table-cell office:value-type="float" office:value="0.838411">
                <text:p>0.838411</text:p>
              </table:table-cell>
              <table:table-cell office:value-type="float" office:value="0.840295">
                <text:p>0.840295</text:p>
              </table:table-cell>
              <table:table-cell office:value-type="float" office:value="0.844048">
                <text:p>0.844048</text:p>
              </table:table-cell>
              <table:table-cell office:value-type="float" office:value="0.853392">
                <text:p>0.853392</text:p>
              </table:table-cell>
              <table:table-cell office:value-type="float" office:value="0.857455">
                <text:p>0.857455</text:p>
              </table:table-cell>
              <table:table-cell office:value-type="float" office:value="0.868254">
                <text:p>0.868254</text:p>
              </table:table-cell>
              <table:table-cell office:value-type="float" office:value="0.913149">
                <text:p>0.913149</text:p>
              </table:table-cell>
              <table:table-cell office:value-type="float" office:value="0.806296">
                <text:p>0.806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977">
                <text:p>0.35977</text:p>
              </table:table-cell>
              <table:table-cell office:value-type="float" office:value="0.798817">
                <text:p>0.798817</text:p>
              </table:table-cell>
              <table:table-cell office:value-type="float" office:value="0.813652">
                <text:p>0.813652</text:p>
              </table:table-cell>
              <table:table-cell office:value-type="float" office:value="0.830841">
                <text:p>0.830841</text:p>
              </table:table-cell>
              <table:table-cell office:value-type="float" office:value="0.838109">
                <text:p>0.838109</text:p>
              </table:table-cell>
              <table:table-cell office:value-type="float" office:value="0.839824">
                <text:p>0.839824</text:p>
              </table:table-cell>
              <table:table-cell office:value-type="float" office:value="0.844928">
                <text:p>0.844928</text:p>
              </table:table-cell>
              <table:table-cell office:value-type="float" office:value="0.853769">
                <text:p>0.853769</text:p>
              </table:table-cell>
              <table:table-cell office:value-type="float" office:value="0.857136">
                <text:p>0.857136</text:p>
              </table:table-cell>
              <table:table-cell office:value-type="float" office:value="0.869406">
                <text:p>0.869406</text:p>
              </table:table-cell>
              <table:table-cell office:value-type="float" office:value="0.913149">
                <text:p>0.913149</text:p>
              </table:table-cell>
              <table:table-cell office:value-type="float" office:value="0.790625">
                <text:p>0.7906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26186">
                <text:p>0.426186</text:p>
              </table:table-cell>
              <table:table-cell office:value-type="float" office:value="0.798029">
                <text:p>0.798029</text:p>
              </table:table-cell>
              <table:table-cell office:value-type="float" office:value="0.817438">
                <text:p>0.817438</text:p>
              </table:table-cell>
              <table:table-cell office:value-type="float" office:value="0.833893">
                <text:p>0.833893</text:p>
              </table:table-cell>
              <table:table-cell office:value-type="float" office:value="0.838787">
                <text:p>0.838787</text:p>
              </table:table-cell>
              <table:table-cell office:value-type="float" office:value="0.840052">
                <text:p>0.840052</text:p>
              </table:table-cell>
              <table:table-cell office:value-type="float" office:value="0.843924">
                <text:p>0.843924</text:p>
              </table:table-cell>
              <table:table-cell office:value-type="float" office:value="0.85297">
                <text:p>0.85297</text:p>
              </table:table-cell>
              <table:table-cell office:value-type="float" office:value="0.857126">
                <text:p>0.857126</text:p>
              </table:table-cell>
              <table:table-cell office:value-type="float" office:value="0.871669">
                <text:p>0.871669</text:p>
              </table:table-cell>
              <table:table-cell office:value-type="float" office:value="0.913149">
                <text:p>0.913149</text:p>
              </table:table-cell>
              <table:table-cell office:value-type="float" office:value="0.798007">
                <text:p>0.7980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0632">
                <text:p>0.60632</text:p>
              </table:table-cell>
              <table:table-cell office:value-type="float" office:value="0.801045">
                <text:p>0.801045</text:p>
              </table:table-cell>
              <table:table-cell office:value-type="float" office:value="0.817747">
                <text:p>0.817747</text:p>
              </table:table-cell>
              <table:table-cell office:value-type="float" office:value="0.83537">
                <text:p>0.83537</text:p>
              </table:table-cell>
              <table:table-cell office:value-type="float" office:value="0.838702">
                <text:p>0.838702</text:p>
              </table:table-cell>
              <table:table-cell office:value-type="float" office:value="0.840215">
                <text:p>0.840215</text:p>
              </table:table-cell>
              <table:table-cell office:value-type="float" office:value="0.844068">
                <text:p>0.844068</text:p>
              </table:table-cell>
              <table:table-cell office:value-type="float" office:value="0.853224">
                <text:p>0.853224</text:p>
              </table:table-cell>
              <table:table-cell office:value-type="float" office:value="0.857038">
                <text:p>0.857038</text:p>
              </table:table-cell>
              <table:table-cell office:value-type="float" office:value="0.872755">
                <text:p>0.872755</text:p>
              </table:table-cell>
              <table:table-cell office:value-type="float" office:value="0.913149">
                <text:p>0.913149</text:p>
              </table:table-cell>
              <table:table-cell office:value-type="float" office:value="0.816648">
                <text:p>0.8166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0659">
                <text:p>0.70659</text:p>
              </table:table-cell>
              <table:table-cell office:value-type="float" office:value="0.799184">
                <text:p>0.799184</text:p>
              </table:table-cell>
              <table:table-cell office:value-type="float" office:value="0.816489">
                <text:p>0.816489</text:p>
              </table:table-cell>
              <table:table-cell office:value-type="float" office:value="0.832634">
                <text:p>0.832634</text:p>
              </table:table-cell>
              <table:table-cell office:value-type="float" office:value="0.837428">
                <text:p>0.837428</text:p>
              </table:table-cell>
              <table:table-cell office:value-type="float" office:value="0.839191">
                <text:p>0.839191</text:p>
              </table:table-cell>
              <table:table-cell office:value-type="float" office:value="0.840463">
                <text:p>0.840463</text:p>
              </table:table-cell>
              <table:table-cell office:value-type="float" office:value="0.8445">
                <text:p>0.8445</text:p>
              </table:table-cell>
              <table:table-cell office:value-type="float" office:value="0.854932">
                <text:p>0.854932</text:p>
              </table:table-cell>
              <table:table-cell office:value-type="float" office:value="0.865008">
                <text:p>0.865008</text:p>
              </table:table-cell>
              <table:table-cell office:value-type="float" office:value="0.913149">
                <text:p>0.913149</text:p>
              </table:table-cell>
              <table:table-cell office:value-type="float" office:value="0.823642">
                <text:p>0.82364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66078">
                <text:p>0.666078</text:p>
              </table:table-cell>
              <table:table-cell office:value-type="float" office:value="0.803622">
                <text:p>0.803622</text:p>
              </table:table-cell>
              <table:table-cell office:value-type="float" office:value="0.821505">
                <text:p>0.821505</text:p>
              </table:table-cell>
              <table:table-cell office:value-type="float" office:value="0.833808">
                <text:p>0.833808</text:p>
              </table:table-cell>
              <table:table-cell office:value-type="float" office:value="0.837201">
                <text:p>0.837201</text:p>
              </table:table-cell>
              <table:table-cell office:value-type="float" office:value="0.838847">
                <text:p>0.838847</text:p>
              </table:table-cell>
              <table:table-cell office:value-type="float" office:value="0.840363">
                <text:p>0.840363</text:p>
              </table:table-cell>
              <table:table-cell office:value-type="float" office:value="0.844016">
                <text:p>0.844016</text:p>
              </table:table-cell>
              <table:table-cell office:value-type="float" office:value="0.854799">
                <text:p>0.854799</text:p>
              </table:table-cell>
              <table:table-cell office:value-type="float" office:value="0.863856">
                <text:p>0.863856</text:p>
              </table:table-cell>
              <table:table-cell office:value-type="float" office:value="0.913149">
                <text:p>0.913149</text:p>
              </table:table-cell>
              <table:table-cell office:value-type="float" office:value="0.82041">
                <text:p>0.820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24676">
                <text:p>0.624676</text:p>
              </table:table-cell>
              <table:table-cell office:value-type="float" office:value="0.801832">
                <text:p>0.801832</text:p>
              </table:table-cell>
              <table:table-cell office:value-type="float" office:value="0.817013">
                <text:p>0.817013</text:p>
              </table:table-cell>
              <table:table-cell office:value-type="float" office:value="0.830462">
                <text:p>0.830462</text:p>
              </table:table-cell>
              <table:table-cell office:value-type="float" office:value="0.836576">
                <text:p>0.836576</text:p>
              </table:table-cell>
              <table:table-cell office:value-type="float" office:value="0.839064">
                <text:p>0.839064</text:p>
              </table:table-cell>
              <table:table-cell office:value-type="float" office:value="0.840801">
                <text:p>0.840801</text:p>
              </table:table-cell>
              <table:table-cell office:value-type="float" office:value="0.846431">
                <text:p>0.846431</text:p>
              </table:table-cell>
              <table:table-cell office:value-type="float" office:value="0.855979">
                <text:p>0.855979</text:p>
              </table:table-cell>
              <table:table-cell office:value-type="float" office:value="0.868141">
                <text:p>0.868141</text:p>
              </table:table-cell>
              <table:table-cell office:value-type="float" office:value="0.913149">
                <text:p>0.913149</text:p>
              </table:table-cell>
              <table:table-cell office:value-type="float" office:value="0.816098">
                <text:p>0.8160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535">
                <text:p>0.7535</text:p>
              </table:table-cell>
              <table:table-cell office:value-type="float" office:value="0.81131">
                <text:p>0.81131</text:p>
              </table:table-cell>
              <table:table-cell office:value-type="float" office:value="0.827839">
                <text:p>0.827839</text:p>
              </table:table-cell>
              <table:table-cell office:value-type="float" office:value="0.832698">
                <text:p>0.832698</text:p>
              </table:table-cell>
              <table:table-cell office:value-type="float" office:value="0.837351">
                <text:p>0.837351</text:p>
              </table:table-cell>
              <table:table-cell office:value-type="float" office:value="0.839363">
                <text:p>0.839363</text:p>
              </table:table-cell>
              <table:table-cell office:value-type="float" office:value="0.843233">
                <text:p>0.843233</text:p>
              </table:table-cell>
              <table:table-cell office:value-type="float" office:value="0.8536">
                <text:p>0.8536</text:p>
              </table:table-cell>
              <table:table-cell office:value-type="float" office:value="0.857184">
                <text:p>0.857184</text:p>
              </table:table-cell>
              <table:table-cell office:value-type="float" office:value="0.869968">
                <text:p>0.869968</text:p>
              </table:table-cell>
              <table:table-cell office:value-type="float" office:value="0.913149">
                <text:p>0.913149</text:p>
              </table:table-cell>
              <table:table-cell office:value-type="float" office:value="0.832605">
                <text:p>0.83260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89886">
                <text:p>0.589886</text:p>
              </table:table-cell>
              <table:table-cell office:value-type="float" office:value="0.807683">
                <text:p>0.807683</text:p>
              </table:table-cell>
              <table:table-cell office:value-type="float" office:value="0.827072">
                <text:p>0.827072</text:p>
              </table:table-cell>
              <table:table-cell office:value-type="float" office:value="0.832052">
                <text:p>0.832052</text:p>
              </table:table-cell>
              <table:table-cell office:value-type="float" office:value="0.837338">
                <text:p>0.837338</text:p>
              </table:table-cell>
              <table:table-cell office:value-type="float" office:value="0.839343">
                <text:p>0.839343</text:p>
              </table:table-cell>
              <table:table-cell office:value-type="float" office:value="0.841686">
                <text:p>0.841686</text:p>
              </table:table-cell>
              <table:table-cell office:value-type="float" office:value="0.851994">
                <text:p>0.851994</text:p>
              </table:table-cell>
              <table:table-cell office:value-type="float" office:value="0.857369">
                <text:p>0.857369</text:p>
              </table:table-cell>
              <table:table-cell office:value-type="float" office:value="0.868866">
                <text:p>0.868866</text:p>
              </table:table-cell>
              <table:table-cell office:value-type="float" office:value="0.913149">
                <text:p>0.913149</text:p>
              </table:table-cell>
              <table:table-cell office:value-type="float" office:value="0.815329">
                <text:p>0.81532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1319">
                <text:p>0.71319</text:p>
              </table:table-cell>
              <table:table-cell office:value-type="float" office:value="0.8142">
                <text:p>0.8142</text:p>
              </table:table-cell>
              <table:table-cell office:value-type="float" office:value="0.828524">
                <text:p>0.828524</text:p>
              </table:table-cell>
              <table:table-cell office:value-type="float" office:value="0.834051">
                <text:p>0.834051</text:p>
              </table:table-cell>
              <table:table-cell office:value-type="float" office:value="0.838249">
                <text:p>0.838249</text:p>
              </table:table-cell>
              <table:table-cell office:value-type="float" office:value="0.839662">
                <text:p>0.839662</text:p>
              </table:table-cell>
              <table:table-cell office:value-type="float" office:value="0.841552">
                <text:p>0.841552</text:p>
              </table:table-cell>
              <table:table-cell office:value-type="float" office:value="0.849036">
                <text:p>0.849036</text:p>
              </table:table-cell>
              <table:table-cell office:value-type="float" office:value="0.857177">
                <text:p>0.857177</text:p>
              </table:table-cell>
              <table:table-cell office:value-type="float" office:value="0.869074">
                <text:p>0.869074</text:p>
              </table:table-cell>
              <table:table-cell office:value-type="float" office:value="0.913149">
                <text:p>0.913149</text:p>
              </table:table-cell>
              <table:table-cell office:value-type="float" office:value="0.828471">
                <text:p>0.8284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32433">
                <text:p>0.432433</text:p>
              </table:table-cell>
              <table:table-cell office:value-type="float" office:value="0.800536">
                <text:p>0.800536</text:p>
              </table:table-cell>
              <table:table-cell office:value-type="float" office:value="0.818108">
                <text:p>0.818108</text:p>
              </table:table-cell>
              <table:table-cell office:value-type="float" office:value="0.829064">
                <text:p>0.829064</text:p>
              </table:table-cell>
              <table:table-cell office:value-type="float" office:value="0.834067">
                <text:p>0.834067</text:p>
              </table:table-cell>
              <table:table-cell office:value-type="float" office:value="0.838679">
                <text:p>0.838679</text:p>
              </table:table-cell>
              <table:table-cell office:value-type="float" office:value="0.840351">
                <text:p>0.840351</text:p>
              </table:table-cell>
              <table:table-cell office:value-type="float" office:value="0.844262">
                <text:p>0.844262</text:p>
              </table:table-cell>
              <table:table-cell office:value-type="float" office:value="0.855845">
                <text:p>0.855845</text:p>
              </table:table-cell>
              <table:table-cell office:value-type="float" office:value="0.866437">
                <text:p>0.866437</text:p>
              </table:table-cell>
              <table:table-cell office:value-type="float" office:value="0.913149">
                <text:p>0.913149</text:p>
              </table:table-cell>
              <table:table-cell office:value-type="float" office:value="0.795978">
                <text:p>0.7959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4088">
                <text:p>0.44088</text:p>
              </table:table-cell>
              <table:table-cell office:value-type="float" office:value="0.805029">
                <text:p>0.805029</text:p>
              </table:table-cell>
              <table:table-cell office:value-type="float" office:value="0.826677">
                <text:p>0.826677</text:p>
              </table:table-cell>
              <table:table-cell office:value-type="float" office:value="0.833057">
                <text:p>0.833057</text:p>
              </table:table-cell>
              <table:table-cell office:value-type="float" office:value="0.838044">
                <text:p>0.838044</text:p>
              </table:table-cell>
              <table:table-cell office:value-type="float" office:value="0.83929">
                <text:p>0.83929</text:p>
              </table:table-cell>
              <table:table-cell office:value-type="float" office:value="0.840875">
                <text:p>0.840875</text:p>
              </table:table-cell>
              <table:table-cell office:value-type="float" office:value="0.850447">
                <text:p>0.850447</text:p>
              </table:table-cell>
              <table:table-cell office:value-type="float" office:value="0.85699">
                <text:p>0.85699</text:p>
              </table:table-cell>
              <table:table-cell office:value-type="float" office:value="0.872766">
                <text:p>0.872766</text:p>
              </table:table-cell>
              <table:table-cell office:value-type="float" office:value="0.913149">
                <text:p>0.913149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75649">
                <text:p>0.475649</text:p>
              </table:table-cell>
              <table:table-cell office:value-type="float" office:value="0.810799">
                <text:p>0.810799</text:p>
              </table:table-cell>
              <table:table-cell office:value-type="float" office:value="0.829383">
                <text:p>0.829383</text:p>
              </table:table-cell>
              <table:table-cell office:value-type="float" office:value="0.836854">
                <text:p>0.836854</text:p>
              </table:table-cell>
              <table:table-cell office:value-type="float" office:value="0.838862">
                <text:p>0.838862</text:p>
              </table:table-cell>
              <table:table-cell office:value-type="float" office:value="0.840579">
                <text:p>0.840579</text:p>
              </table:table-cell>
              <table:table-cell office:value-type="float" office:value="0.84196">
                <text:p>0.84196</text:p>
              </table:table-cell>
              <table:table-cell office:value-type="float" office:value="0.85251">
                <text:p>0.85251</text:p>
              </table:table-cell>
              <table:table-cell office:value-type="float" office:value="0.857069">
                <text:p>0.857069</text:p>
              </table:table-cell>
              <table:table-cell office:value-type="float" office:value="0.875716">
                <text:p>0.875716</text:p>
              </table:table-cell>
              <table:table-cell office:value-type="float" office:value="0.913149">
                <text:p>0.913149</text:p>
              </table:table-cell>
              <table:table-cell office:value-type="float" office:value="0.805938">
                <text:p>0.80593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0452">
                <text:p>0.450452</text:p>
              </table:table-cell>
              <table:table-cell office:value-type="float" office:value="0.809325">
                <text:p>0.809325</text:p>
              </table:table-cell>
              <table:table-cell office:value-type="float" office:value="0.830384">
                <text:p>0.830384</text:p>
              </table:table-cell>
              <table:table-cell office:value-type="float" office:value="0.837492">
                <text:p>0.837492</text:p>
              </table:table-cell>
              <table:table-cell office:value-type="float" office:value="0.839234">
                <text:p>0.839234</text:p>
              </table:table-cell>
              <table:table-cell office:value-type="float" office:value="0.840679">
                <text:p>0.840679</text:p>
              </table:table-cell>
              <table:table-cell office:value-type="float" office:value="0.843124">
                <text:p>0.843124</text:p>
              </table:table-cell>
              <table:table-cell office:value-type="float" office:value="0.853657">
                <text:p>0.853657</text:p>
              </table:table-cell>
              <table:table-cell office:value-type="float" office:value="0.857441">
                <text:p>0.857441</text:p>
              </table:table-cell>
              <table:table-cell office:value-type="float" office:value="0.877061">
                <text:p>0.877061</text:p>
              </table:table-cell>
              <table:table-cell office:value-type="float" office:value="0.913149">
                <text:p>0.913149</text:p>
              </table:table-cell>
              <table:table-cell office:value-type="float" office:value="0.803885">
                <text:p>0.803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0625">
                <text:p>0.550625</text:p>
              </table:table-cell>
              <table:table-cell office:value-type="float" office:value="0.807321">
                <text:p>0.807321</text:p>
              </table:table-cell>
              <table:table-cell office:value-type="float" office:value="0.826502">
                <text:p>0.826502</text:p>
              </table:table-cell>
              <table:table-cell office:value-type="float" office:value="0.836984">
                <text:p>0.836984</text:p>
              </table:table-cell>
              <table:table-cell office:value-type="float" office:value="0.839015">
                <text:p>0.839015</text:p>
              </table:table-cell>
              <table:table-cell office:value-type="float" office:value="0.840444">
                <text:p>0.840444</text:p>
              </table:table-cell>
              <table:table-cell office:value-type="float" office:value="0.84409">
                <text:p>0.84409</text:p>
              </table:table-cell>
              <table:table-cell office:value-type="float" office:value="0.854678">
                <text:p>0.854678</text:p>
              </table:table-cell>
              <table:table-cell office:value-type="float" office:value="0.857259">
                <text:p>0.857259</text:p>
              </table:table-cell>
              <table:table-cell office:value-type="float" office:value="0.872554">
                <text:p>0.872554</text:p>
              </table:table-cell>
              <table:table-cell office:value-type="float" office:value="0.913149">
                <text:p>0.913149</text:p>
              </table:table-cell>
              <table:table-cell office:value-type="float" office:value="0.812947">
                <text:p>0.8129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94513">
                <text:p>0.594513</text:p>
              </table:table-cell>
              <table:table-cell office:value-type="float" office:value="0.810199">
                <text:p>0.810199</text:p>
              </table:table-cell>
              <table:table-cell office:value-type="float" office:value="0.828518">
                <text:p>0.828518</text:p>
              </table:table-cell>
              <table:table-cell office:value-type="float" office:value="0.836815">
                <text:p>0.836815</text:p>
              </table:table-cell>
              <table:table-cell office:value-type="float" office:value="0.838976">
                <text:p>0.838976</text:p>
              </table:table-cell>
              <table:table-cell office:value-type="float" office:value="0.840509">
                <text:p>0.840509</text:p>
              </table:table-cell>
              <table:table-cell office:value-type="float" office:value="0.845748">
                <text:p>0.845748</text:p>
              </table:table-cell>
              <table:table-cell office:value-type="float" office:value="0.855003">
                <text:p>0.855003</text:p>
              </table:table-cell>
              <table:table-cell office:value-type="float" office:value="0.857002">
                <text:p>0.857002</text:p>
              </table:table-cell>
              <table:table-cell office:value-type="float" office:value="0.871451">
                <text:p>0.871451</text:p>
              </table:table-cell>
              <table:table-cell office:value-type="float" office:value="0.913816">
                <text:p>0.913816</text:p>
              </table:table-cell>
              <table:table-cell office:value-type="float" office:value="0.817873">
                <text:p>0.81787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6748">
                <text:p>0.646748</text:p>
              </table:table-cell>
              <table:table-cell office:value-type="float" office:value="0.816963">
                <text:p>0.816963</text:p>
              </table:table-cell>
              <table:table-cell office:value-type="float" office:value="0.83231">
                <text:p>0.83231</text:p>
              </table:table-cell>
              <table:table-cell office:value-type="float" office:value="0.838113">
                <text:p>0.838113</text:p>
              </table:table-cell>
              <table:table-cell office:value-type="float" office:value="0.839737">
                <text:p>0.839737</text:p>
              </table:table-cell>
              <table:table-cell office:value-type="float" office:value="0.840843">
                <text:p>0.840843</text:p>
              </table:table-cell>
              <table:table-cell office:value-type="float" office:value="0.847636">
                <text:p>0.847636</text:p>
              </table:table-cell>
              <table:table-cell office:value-type="float" office:value="0.854805">
                <text:p>0.854805</text:p>
              </table:table-cell>
              <table:table-cell office:value-type="float" office:value="0.857094">
                <text:p>0.857094</text:p>
              </table:table-cell>
              <table:table-cell office:value-type="float" office:value="0.868811">
                <text:p>0.868811</text:p>
              </table:table-cell>
              <table:table-cell office:value-type="float" office:value="0.913816">
                <text:p>0.913816</text:p>
              </table:table-cell>
              <table:table-cell office:value-type="float" office:value="0.824306">
                <text:p>0.8243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79723">
                <text:p>0.679723</text:p>
              </table:table-cell>
              <table:table-cell office:value-type="float" office:value="0.821176">
                <text:p>0.821176</text:p>
              </table:table-cell>
              <table:table-cell office:value-type="float" office:value="0.831572">
                <text:p>0.831572</text:p>
              </table:table-cell>
              <table:table-cell office:value-type="float" office:value="0.838372">
                <text:p>0.838372</text:p>
              </table:table-cell>
              <table:table-cell office:value-type="float" office:value="0.839947">
                <text:p>0.839947</text:p>
              </table:table-cell>
              <table:table-cell office:value-type="float" office:value="0.843771">
                <text:p>0.843771</text:p>
              </table:table-cell>
              <table:table-cell office:value-type="float" office:value="0.854478">
                <text:p>0.854478</text:p>
              </table:table-cell>
              <table:table-cell office:value-type="float" office:value="0.856293">
                <text:p>0.856293</text:p>
              </table:table-cell>
              <table:table-cell office:value-type="float" office:value="0.857813">
                <text:p>0.857813</text:p>
              </table:table-cell>
              <table:table-cell office:value-type="float" office:value="0.870567">
                <text:p>0.870567</text:p>
              </table:table-cell>
              <table:table-cell office:value-type="float" office:value="0.913816">
                <text:p>0.913816</text:p>
              </table:table-cell>
              <table:table-cell office:value-type="float" office:value="0.829371">
                <text:p>0.8293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5394">
                <text:p>0.595394</text:p>
              </table:table-cell>
              <table:table-cell office:value-type="float" office:value="0.815851">
                <text:p>0.815851</text:p>
              </table:table-cell>
              <table:table-cell office:value-type="float" office:value="0.831654">
                <text:p>0.831654</text:p>
              </table:table-cell>
              <table:table-cell office:value-type="float" office:value="0.838959">
                <text:p>0.838959</text:p>
              </table:table-cell>
              <table:table-cell office:value-type="float" office:value="0.840372">
                <text:p>0.840372</text:p>
              </table:table-cell>
              <table:table-cell office:value-type="float" office:value="0.843431">
                <text:p>0.843431</text:p>
              </table:table-cell>
              <table:table-cell office:value-type="float" office:value="0.85361">
                <text:p>0.85361</text:p>
              </table:table-cell>
              <table:table-cell office:value-type="float" office:value="0.855884">
                <text:p>0.855884</text:p>
              </table:table-cell>
              <table:table-cell office:value-type="float" office:value="0.857063">
                <text:p>0.857063</text:p>
              </table:table-cell>
              <table:table-cell office:value-type="float" office:value="0.868099">
                <text:p>0.868099</text:p>
              </table:table-cell>
              <table:table-cell office:value-type="float" office:value="0.913816">
                <text:p>0.913816</text:p>
              </table:table-cell>
              <table:table-cell office:value-type="float" office:value="0.820032">
                <text:p>0.8200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31267">
                <text:p>0.631267</text:p>
              </table:table-cell>
              <table:table-cell office:value-type="float" office:value="0.814875">
                <text:p>0.814875</text:p>
              </table:table-cell>
              <table:table-cell office:value-type="float" office:value="0.830491">
                <text:p>0.830491</text:p>
              </table:table-cell>
              <table:table-cell office:value-type="float" office:value="0.837954">
                <text:p>0.837954</text:p>
              </table:table-cell>
              <table:table-cell office:value-type="float" office:value="0.840308">
                <text:p>0.840308</text:p>
              </table:table-cell>
              <table:table-cell office:value-type="float" office:value="0.845949">
                <text:p>0.845949</text:p>
              </table:table-cell>
              <table:table-cell office:value-type="float" office:value="0.85399">
                <text:p>0.85399</text:p>
              </table:table-cell>
              <table:table-cell office:value-type="float" office:value="0.856137">
                <text:p>0.856137</text:p>
              </table:table-cell>
              <table:table-cell office:value-type="float" office:value="0.857632">
                <text:p>0.857632</text:p>
              </table:table-cell>
              <table:table-cell office:value-type="float" office:value="0.873736">
                <text:p>0.873736</text:p>
              </table:table-cell>
              <table:table-cell office:value-type="float" office:value="0.913816">
                <text:p>0.913816</text:p>
              </table:table-cell>
              <table:table-cell office:value-type="float" office:value="0.824234">
                <text:p>0.8242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972">
                <text:p>0.62972</text:p>
              </table:table-cell>
              <table:table-cell office:value-type="float" office:value="0.815037">
                <text:p>0.815037</text:p>
              </table:table-cell>
              <table:table-cell office:value-type="float" office:value="0.834882">
                <text:p>0.834882</text:p>
              </table:table-cell>
              <table:table-cell office:value-type="float" office:value="0.839878">
                <text:p>0.839878</text:p>
              </table:table-cell>
              <table:table-cell office:value-type="float" office:value="0.840926">
                <text:p>0.840926</text:p>
              </table:table-cell>
              <table:table-cell office:value-type="float" office:value="0.848922">
                <text:p>0.848922</text:p>
              </table:table-cell>
              <table:table-cell office:value-type="float" office:value="0.855352">
                <text:p>0.855352</text:p>
              </table:table-cell>
              <table:table-cell office:value-type="float" office:value="0.856444">
                <text:p>0.856444</text:p>
              </table:table-cell>
              <table:table-cell office:value-type="float" office:value="0.857966">
                <text:p>0.857966</text:p>
              </table:table-cell>
              <table:table-cell office:value-type="float" office:value="0.87537">
                <text:p>0.87537</text:p>
              </table:table-cell>
              <table:table-cell office:value-type="float" office:value="0.913816">
                <text:p>0.913816</text:p>
              </table:table-cell>
              <table:table-cell office:value-type="float" office:value="0.82545">
                <text:p>0.8254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8121">
                <text:p>0.528121</text:p>
              </table:table-cell>
              <table:table-cell office:value-type="float" office:value="0.811868">
                <text:p>0.811868</text:p>
              </table:table-cell>
              <table:table-cell office:value-type="float" office:value="0.835283">
                <text:p>0.835283</text:p>
              </table:table-cell>
              <table:table-cell office:value-type="float" office:value="0.839546">
                <text:p>0.839546</text:p>
              </table:table-cell>
              <table:table-cell office:value-type="float" office:value="0.840664">
                <text:p>0.840664</text:p>
              </table:table-cell>
              <table:table-cell office:value-type="float" office:value="0.845013">
                <text:p>0.845013</text:p>
              </table:table-cell>
              <table:table-cell office:value-type="float" office:value="0.854667">
                <text:p>0.854667</text:p>
              </table:table-cell>
              <table:table-cell office:value-type="float" office:value="0.856416">
                <text:p>0.856416</text:p>
              </table:table-cell>
              <table:table-cell office:value-type="float" office:value="0.857866">
                <text:p>0.857866</text:p>
              </table:table-cell>
              <table:table-cell office:value-type="float" office:value="0.872749">
                <text:p>0.872749</text:p>
              </table:table-cell>
              <table:table-cell office:value-type="float" office:value="0.914851">
                <text:p>0.914851</text:p>
              </table:table-cell>
              <table:table-cell office:value-type="float" office:value="0.814219">
                <text:p>0.8142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56479">
                <text:p>0.556479</text:p>
              </table:table-cell>
              <table:table-cell office:value-type="float" office:value="0.802351">
                <text:p>0.802351</text:p>
              </table:table-cell>
              <table:table-cell office:value-type="float" office:value="0.827794">
                <text:p>0.827794</text:p>
              </table:table-cell>
              <table:table-cell office:value-type="float" office:value="0.838753">
                <text:p>0.838753</text:p>
              </table:table-cell>
              <table:table-cell office:value-type="float" office:value="0.840386">
                <text:p>0.840386</text:p>
              </table:table-cell>
              <table:table-cell office:value-type="float" office:value="0.847408">
                <text:p>0.847408</text:p>
              </table:table-cell>
              <table:table-cell office:value-type="float" office:value="0.855549">
                <text:p>0.855549</text:p>
              </table:table-cell>
              <table:table-cell office:value-type="float" office:value="0.856922">
                <text:p>0.856922</text:p>
              </table:table-cell>
              <table:table-cell office:value-type="float" office:value="0.858043">
                <text:p>0.858043</text:p>
              </table:table-cell>
              <table:table-cell office:value-type="float" office:value="0.872236">
                <text:p>0.872236</text:p>
              </table:table-cell>
              <table:table-cell office:value-type="float" office:value="0.914851">
                <text:p>0.914851</text:p>
              </table:table-cell>
              <table:table-cell office:value-type="float" office:value="0.815592">
                <text:p>0.81559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06994">
                <text:p>0.606994</text:p>
              </table:table-cell>
              <table:table-cell office:value-type="float" office:value="0.81433">
                <text:p>0.81433</text:p>
              </table:table-cell>
              <table:table-cell office:value-type="float" office:value="0.837576">
                <text:p>0.837576</text:p>
              </table:table-cell>
              <table:table-cell office:value-type="float" office:value="0.839684">
                <text:p>0.839684</text:p>
              </table:table-cell>
              <table:table-cell office:value-type="float" office:value="0.842179">
                <text:p>0.842179</text:p>
              </table:table-cell>
              <table:table-cell office:value-type="float" office:value="0.851561">
                <text:p>0.851561</text:p>
              </table:table-cell>
              <table:table-cell office:value-type="float" office:value="0.855986">
                <text:p>0.855986</text:p>
              </table:table-cell>
              <table:table-cell office:value-type="float" office:value="0.857287">
                <text:p>0.857287</text:p>
              </table:table-cell>
              <table:table-cell office:value-type="float" office:value="0.858168">
                <text:p>0.858168</text:p>
              </table:table-cell>
              <table:table-cell office:value-type="float" office:value="0.876152">
                <text:p>0.876152</text:p>
              </table:table-cell>
              <table:table-cell office:value-type="float" office:value="0.914851">
                <text:p>0.914851</text:p>
              </table:table-cell>
              <table:table-cell office:value-type="float" office:value="0.823992">
                <text:p>0.8239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22336">
                <text:p>0.622336</text:p>
              </table:table-cell>
              <table:table-cell office:value-type="float" office:value="0.806813">
                <text:p>0.806813</text:p>
              </table:table-cell>
              <table:table-cell office:value-type="float" office:value="0.832995">
                <text:p>0.832995</text:p>
              </table:table-cell>
              <table:table-cell office:value-type="float" office:value="0.839469">
                <text:p>0.839469</text:p>
              </table:table-cell>
              <table:table-cell office:value-type="float" office:value="0.841854">
                <text:p>0.841854</text:p>
              </table:table-cell>
              <table:table-cell office:value-type="float" office:value="0.853305">
                <text:p>0.853305</text:p>
              </table:table-cell>
              <table:table-cell office:value-type="float" office:value="0.856341">
                <text:p>0.856341</text:p>
              </table:table-cell>
              <table:table-cell office:value-type="float" office:value="0.857386">
                <text:p>0.857386</text:p>
              </table:table-cell>
              <table:table-cell office:value-type="float" office:value="0.858309">
                <text:p>0.858309</text:p>
              </table:table-cell>
              <table:table-cell office:value-type="float" office:value="0.876797">
                <text:p>0.876797</text:p>
              </table:table-cell>
              <table:table-cell office:value-type="float" office:value="0.914851">
                <text:p>0.914851</text:p>
              </table:table-cell>
              <table:table-cell office:value-type="float" office:value="0.82456">
                <text:p>0.824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49143">
                <text:p>0.649143</text:p>
              </table:table-cell>
              <table:table-cell office:value-type="float" office:value="0.807075">
                <text:p>0.807075</text:p>
              </table:table-cell>
              <table:table-cell office:value-type="float" office:value="0.827794">
                <text:p>0.827794</text:p>
              </table:table-cell>
              <table:table-cell office:value-type="float" office:value="0.839578">
                <text:p>0.839578</text:p>
              </table:table-cell>
              <table:table-cell office:value-type="float" office:value="0.843898">
                <text:p>0.843898</text:p>
              </table:table-cell>
              <table:table-cell office:value-type="float" office:value="0.854918">
                <text:p>0.854918</text:p>
              </table:table-cell>
              <table:table-cell office:value-type="float" office:value="0.85639">
                <text:p>0.85639</text:p>
              </table:table-cell>
              <table:table-cell office:value-type="float" office:value="0.857406">
                <text:p>0.857406</text:p>
              </table:table-cell>
              <table:table-cell office:value-type="float" office:value="0.858162">
                <text:p>0.858162</text:p>
              </table:table-cell>
              <table:table-cell office:value-type="float" office:value="0.872376">
                <text:p>0.872376</text:p>
              </table:table-cell>
              <table:table-cell office:value-type="float" office:value="0.914851">
                <text:p>0.914851</text:p>
              </table:table-cell>
              <table:table-cell office:value-type="float" office:value="0.826674">
                <text:p>0.8266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54754">
                <text:p>0.454754</text:p>
              </table:table-cell>
              <table:table-cell office:value-type="float" office:value="0.80801">
                <text:p>0.80801</text:p>
              </table:table-cell>
              <table:table-cell office:value-type="float" office:value="0.83028">
                <text:p>0.83028</text:p>
              </table:table-cell>
              <table:table-cell office:value-type="float" office:value="0.839764">
                <text:p>0.839764</text:p>
              </table:table-cell>
              <table:table-cell office:value-type="float" office:value="0.841231">
                <text:p>0.841231</text:p>
              </table:table-cell>
              <table:table-cell office:value-type="float" office:value="0.8527">
                <text:p>0.8527</text:p>
              </table:table-cell>
              <table:table-cell office:value-type="float" office:value="0.856129">
                <text:p>0.856129</text:p>
              </table:table-cell>
              <table:table-cell office:value-type="float" office:value="0.857231">
                <text:p>0.857231</text:p>
              </table:table-cell>
              <table:table-cell office:value-type="float" office:value="0.858089">
                <text:p>0.858089</text:p>
              </table:table-cell>
              <table:table-cell office:value-type="float" office:value="0.87146">
                <text:p>0.87146</text:p>
              </table:table-cell>
              <table:table-cell office:value-type="float" office:value="0.914851">
                <text:p>0.914851</text:p>
              </table:table-cell>
              <table:table-cell office:value-type="float" office:value="0.806965">
                <text:p>0.80696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70849">
                <text:p>0.670849</text:p>
              </table:table-cell>
              <table:table-cell office:value-type="float" office:value="0.814507">
                <text:p>0.814507</text:p>
              </table:table-cell>
              <table:table-cell office:value-type="float" office:value="0.829538">
                <text:p>0.829538</text:p>
              </table:table-cell>
              <table:table-cell office:value-type="float" office:value="0.839469">
                <text:p>0.839469</text:p>
              </table:table-cell>
              <table:table-cell office:value-type="float" office:value="0.840949">
                <text:p>0.840949</text:p>
              </table:table-cell>
              <table:table-cell office:value-type="float" office:value="0.851189">
                <text:p>0.851189</text:p>
              </table:table-cell>
              <table:table-cell office:value-type="float" office:value="0.856179">
                <text:p>0.856179</text:p>
              </table:table-cell>
              <table:table-cell office:value-type="float" office:value="0.857313">
                <text:p>0.857313</text:p>
              </table:table-cell>
              <table:table-cell office:value-type="float" office:value="0.85824">
                <text:p>0.85824</text:p>
              </table:table-cell>
              <table:table-cell office:value-type="float" office:value="0.871411">
                <text:p>0.871411</text:p>
              </table:table-cell>
              <table:table-cell office:value-type="float" office:value="0.914851">
                <text:p>0.914851</text:p>
              </table:table-cell>
              <table:table-cell office:value-type="float" office:value="0.828964">
                <text:p>0.82896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1297">
                <text:p>0.71297</text:p>
              </table:table-cell>
              <table:table-cell office:value-type="float" office:value="0.813629">
                <text:p>0.813629</text:p>
              </table:table-cell>
              <table:table-cell office:value-type="float" office:value="0.828777">
                <text:p>0.828777</text:p>
              </table:table-cell>
              <table:table-cell office:value-type="float" office:value="0.83916">
                <text:p>0.83916</text:p>
              </table:table-cell>
              <table:table-cell office:value-type="float" office:value="0.841484">
                <text:p>0.841484</text:p>
              </table:table-cell>
              <table:table-cell office:value-type="float" office:value="0.853336">
                <text:p>0.853336</text:p>
              </table:table-cell>
              <table:table-cell office:value-type="float" office:value="0.856259">
                <text:p>0.856259</text:p>
              </table:table-cell>
              <table:table-cell office:value-type="float" office:value="0.857387">
                <text:p>0.857387</text:p>
              </table:table-cell>
              <table:table-cell office:value-type="float" office:value="0.858511">
                <text:p>0.858511</text:p>
              </table:table-cell>
              <table:table-cell office:value-type="float" office:value="0.875361">
                <text:p>0.875361</text:p>
              </table:table-cell>
              <table:table-cell office:value-type="float" office:value="0.914851">
                <text:p>0.914851</text:p>
              </table:table-cell>
              <table:table-cell office:value-type="float" office:value="0.833687">
                <text:p>0.8336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87408">
                <text:p>0.587408</text:p>
              </table:table-cell>
              <table:table-cell office:value-type="float" office:value="0.806562">
                <text:p>0.806562</text:p>
              </table:table-cell>
              <table:table-cell office:value-type="float" office:value="0.826033">
                <text:p>0.826033</text:p>
              </table:table-cell>
              <table:table-cell office:value-type="float" office:value="0.839685">
                <text:p>0.839685</text:p>
              </table:table-cell>
              <table:table-cell office:value-type="float" office:value="0.847511">
                <text:p>0.847511</text:p>
              </table:table-cell>
              <table:table-cell office:value-type="float" office:value="0.85564">
                <text:p>0.85564</text:p>
              </table:table-cell>
              <table:table-cell office:value-type="float" office:value="0.856868">
                <text:p>0.856868</text:p>
              </table:table-cell>
              <table:table-cell office:value-type="float" office:value="0.857801">
                <text:p>0.857801</text:p>
              </table:table-cell>
              <table:table-cell office:value-type="float" office:value="0.858643">
                <text:p>0.858643</text:p>
              </table:table-cell>
              <table:table-cell office:value-type="float" office:value="0.873449">
                <text:p>0.873449</text:p>
              </table:table-cell>
              <table:table-cell office:value-type="float" office:value="0.914851">
                <text:p>0.914851</text:p>
              </table:table-cell>
              <table:table-cell office:value-type="float" office:value="0.82096">
                <text:p>0.820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66033">
                <text:p>0.666033</text:p>
              </table:table-cell>
              <table:table-cell office:value-type="float" office:value="0.8027">
                <text:p>0.8027</text:p>
              </table:table-cell>
              <table:table-cell office:value-type="float" office:value="0.82433">
                <text:p>0.82433</text:p>
              </table:table-cell>
              <table:table-cell office:value-type="float" office:value="0.839666">
                <text:p>0.839666</text:p>
              </table:table-cell>
              <table:table-cell office:value-type="float" office:value="0.849817">
                <text:p>0.849817</text:p>
              </table:table-cell>
              <table:table-cell office:value-type="float" office:value="0.855902">
                <text:p>0.855902</text:p>
              </table:table-cell>
              <table:table-cell office:value-type="float" office:value="0.857111">
                <text:p>0.857111</text:p>
              </table:table-cell>
              <table:table-cell office:value-type="float" office:value="0.857809">
                <text:p>0.857809</text:p>
              </table:table-cell>
              <table:table-cell office:value-type="float" office:value="0.858746">
                <text:p>0.858746</text:p>
              </table:table-cell>
              <table:table-cell office:value-type="float" office:value="0.875455">
                <text:p>0.875455</text:p>
              </table:table-cell>
              <table:table-cell office:value-type="float" office:value="0.914851">
                <text:p>0.914851</text:p>
              </table:table-cell>
              <table:table-cell office:value-type="float" office:value="0.828757">
                <text:p>0.8287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69674">
                <text:p>0.469674</text:p>
              </table:table-cell>
              <table:table-cell office:value-type="float" office:value="0.798594">
                <text:p>0.798594</text:p>
              </table:table-cell>
              <table:table-cell office:value-type="float" office:value="0.817046">
                <text:p>0.817046</text:p>
              </table:table-cell>
              <table:table-cell office:value-type="float" office:value="0.834751">
                <text:p>0.834751</text:p>
              </table:table-cell>
              <table:table-cell office:value-type="float" office:value="0.840946">
                <text:p>0.840946</text:p>
              </table:table-cell>
              <table:table-cell office:value-type="float" office:value="0.853884">
                <text:p>0.853884</text:p>
              </table:table-cell>
              <table:table-cell office:value-type="float" office:value="0.85672">
                <text:p>0.85672</text:p>
              </table:table-cell>
              <table:table-cell office:value-type="float" office:value="0.858089">
                <text:p>0.858089</text:p>
              </table:table-cell>
              <table:table-cell office:value-type="float" office:value="0.860011">
                <text:p>0.860011</text:p>
              </table:table-cell>
              <table:table-cell office:value-type="float" office:value="0.88182">
                <text:p>0.88182</text:p>
              </table:table-cell>
              <table:table-cell office:value-type="float" office:value="0.914851">
                <text:p>0.914851</text:p>
              </table:table-cell>
              <table:table-cell office:value-type="float" office:value="0.807153">
                <text:p>0.8071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49275">
                <text:p>0.549275</text:p>
              </table:table-cell>
              <table:table-cell office:value-type="float" office:value="0.805351">
                <text:p>0.805351</text:p>
              </table:table-cell>
              <table:table-cell office:value-type="float" office:value="0.826083">
                <text:p>0.826083</text:p>
              </table:table-cell>
              <table:table-cell office:value-type="float" office:value="0.839503">
                <text:p>0.839503</text:p>
              </table:table-cell>
              <table:table-cell office:value-type="float" office:value="0.847516">
                <text:p>0.847516</text:p>
              </table:table-cell>
              <table:table-cell office:value-type="float" office:value="0.856237">
                <text:p>0.856237</text:p>
              </table:table-cell>
              <table:table-cell office:value-type="float" office:value="0.857675">
                <text:p>0.857675</text:p>
              </table:table-cell>
              <table:table-cell office:value-type="float" office:value="0.858739">
                <text:p>0.858739</text:p>
              </table:table-cell>
              <table:table-cell office:value-type="float" office:value="0.862821">
                <text:p>0.862821</text:p>
              </table:table-cell>
              <table:table-cell office:value-type="float" office:value="0.887324">
                <text:p>0.887324</text:p>
              </table:table-cell>
              <table:table-cell office:value-type="float" office:value="0.915034">
                <text:p>0.915034</text:p>
              </table:table-cell>
              <table:table-cell office:value-type="float" office:value="0.819052">
                <text:p>0.8190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31752">
                <text:p>0.431752</text:p>
              </table:table-cell>
              <table:table-cell office:value-type="float" office:value="0.805047">
                <text:p>0.805047</text:p>
              </table:table-cell>
              <table:table-cell office:value-type="float" office:value="0.826671">
                <text:p>0.826671</text:p>
              </table:table-cell>
              <table:table-cell office:value-type="float" office:value="0.839533">
                <text:p>0.839533</text:p>
              </table:table-cell>
              <table:table-cell office:value-type="float" office:value="0.845636">
                <text:p>0.845636</text:p>
              </table:table-cell>
              <table:table-cell office:value-type="float" office:value="0.855814">
                <text:p>0.855814</text:p>
              </table:table-cell>
              <table:table-cell office:value-type="float" office:value="0.857559">
                <text:p>0.857559</text:p>
              </table:table-cell>
              <table:table-cell office:value-type="float" office:value="0.858779">
                <text:p>0.858779</text:p>
              </table:table-cell>
              <table:table-cell office:value-type="float" office:value="0.864463">
                <text:p>0.864463</text:p>
              </table:table-cell>
              <table:table-cell office:value-type="float" office:value="0.882774">
                <text:p>0.882774</text:p>
              </table:table-cell>
              <table:table-cell office:value-type="float" office:value="0.915034">
                <text:p>0.915034</text:p>
              </table:table-cell>
              <table:table-cell office:value-type="float" office:value="0.806803">
                <text:p>0.8068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57998">
                <text:p>0.357998</text:p>
              </table:table-cell>
              <table:table-cell office:value-type="float" office:value="0.797489">
                <text:p>0.797489</text:p>
              </table:table-cell>
              <table:table-cell office:value-type="float" office:value="0.811995">
                <text:p>0.811995</text:p>
              </table:table-cell>
              <table:table-cell office:value-type="float" office:value="0.828344">
                <text:p>0.828344</text:p>
              </table:table-cell>
              <table:table-cell office:value-type="float" office:value="0.840253">
                <text:p>0.840253</text:p>
              </table:table-cell>
              <table:table-cell office:value-type="float" office:value="0.853053">
                <text:p>0.853053</text:p>
              </table:table-cell>
              <table:table-cell office:value-type="float" office:value="0.857089">
                <text:p>0.857089</text:p>
              </table:table-cell>
              <table:table-cell office:value-type="float" office:value="0.858215">
                <text:p>0.858215</text:p>
              </table:table-cell>
              <table:table-cell office:value-type="float" office:value="0.861649">
                <text:p>0.861649</text:p>
              </table:table-cell>
              <table:table-cell office:value-type="float" office:value="0.886771">
                <text:p>0.886771</text:p>
              </table:table-cell>
              <table:table-cell office:value-type="float" office:value="0.916621">
                <text:p>0.916621</text:p>
              </table:table-cell>
              <table:table-cell office:value-type="float" office:value="0.795286">
                <text:p>0.7952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73805">
                <text:p>0.573805</text:p>
              </table:table-cell>
              <table:table-cell office:value-type="float" office:value="0.796316">
                <text:p>0.796316</text:p>
              </table:table-cell>
              <table:table-cell office:value-type="float" office:value="0.808256">
                <text:p>0.808256</text:p>
              </table:table-cell>
              <table:table-cell office:value-type="float" office:value="0.821923">
                <text:p>0.821923</text:p>
              </table:table-cell>
              <table:table-cell office:value-type="float" office:value="0.837662">
                <text:p>0.837662</text:p>
              </table:table-cell>
              <table:table-cell office:value-type="float" office:value="0.849643">
                <text:p>0.849643</text:p>
              </table:table-cell>
              <table:table-cell office:value-type="float" office:value="0.856913">
                <text:p>0.856913</text:p>
              </table:table-cell>
              <table:table-cell office:value-type="float" office:value="0.858425">
                <text:p>0.858425</text:p>
              </table:table-cell>
              <table:table-cell office:value-type="float" office:value="0.865524">
                <text:p>0.865524</text:p>
              </table:table-cell>
              <table:table-cell office:value-type="float" office:value="0.895338">
                <text:p>0.895338</text:p>
              </table:table-cell>
              <table:table-cell office:value-type="float" office:value="0.916621">
                <text:p>0.916621</text:p>
              </table:table-cell>
              <table:table-cell office:value-type="float" office:value="0.81638">
                <text:p>0.8163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31231">
                <text:p>0.531231</text:p>
              </table:table-cell>
              <table:table-cell office:value-type="float" office:value="0.798892">
                <text:p>0.798892</text:p>
              </table:table-cell>
              <table:table-cell office:value-type="float" office:value="0.812093">
                <text:p>0.812093</text:p>
              </table:table-cell>
              <table:table-cell office:value-type="float" office:value="0.831133">
                <text:p>0.831133</text:p>
              </table:table-cell>
              <table:table-cell office:value-type="float" office:value="0.845064">
                <text:p>0.845064</text:p>
              </table:table-cell>
              <table:table-cell office:value-type="float" office:value="0.856466">
                <text:p>0.856466</text:p>
              </table:table-cell>
              <table:table-cell office:value-type="float" office:value="0.857941">
                <text:p>0.857941</text:p>
              </table:table-cell>
              <table:table-cell office:value-type="float" office:value="0.861315">
                <text:p>0.861315</text:p>
              </table:table-cell>
              <table:table-cell office:value-type="float" office:value="0.872333">
                <text:p>0.872333</text:p>
              </table:table-cell>
              <table:table-cell office:value-type="float" office:value="0.901278">
                <text:p>0.901278</text:p>
              </table:table-cell>
              <table:table-cell office:value-type="float" office:value="0.916621">
                <text:p>0.916621</text:p>
              </table:table-cell>
              <table:table-cell office:value-type="float" office:value="0.816775">
                <text:p>0.8167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08203">
                <text:p>0.508203</text:p>
              </table:table-cell>
              <table:table-cell office:value-type="float" office:value="0.802669">
                <text:p>0.802669</text:p>
              </table:table-cell>
              <table:table-cell office:value-type="float" office:value="0.817299">
                <text:p>0.817299</text:p>
              </table:table-cell>
              <table:table-cell office:value-type="float" office:value="0.837559">
                <text:p>0.837559</text:p>
              </table:table-cell>
              <table:table-cell office:value-type="float" office:value="0.849202">
                <text:p>0.849202</text:p>
              </table:table-cell>
              <table:table-cell office:value-type="float" office:value="0.857344">
                <text:p>0.857344</text:p>
              </table:table-cell>
              <table:table-cell office:value-type="float" office:value="0.860072">
                <text:p>0.860072</text:p>
              </table:table-cell>
              <table:table-cell office:value-type="float" office:value="0.867675">
                <text:p>0.867675</text:p>
              </table:table-cell>
              <table:table-cell office:value-type="float" office:value="0.875986">
                <text:p>0.875986</text:p>
              </table:table-cell>
              <table:table-cell office:value-type="float" office:value="0.907045">
                <text:p>0.907045</text:p>
              </table:table-cell>
              <table:table-cell office:value-type="float" office:value="0.917149">
                <text:p>0.917149</text:p>
              </table:table-cell>
              <table:table-cell office:value-type="float" office:value="0.818305">
                <text:p>0.8183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70598">
                <text:p>0.670598</text:p>
              </table:table-cell>
              <table:table-cell office:value-type="float" office:value="0.803601">
                <text:p>0.803601</text:p>
              </table:table-cell>
              <table:table-cell office:value-type="float" office:value="0.826768">
                <text:p>0.826768</text:p>
              </table:table-cell>
              <table:table-cell office:value-type="float" office:value="0.847599">
                <text:p>0.847599</text:p>
              </table:table-cell>
              <table:table-cell office:value-type="float" office:value="0.856836">
                <text:p>0.856836</text:p>
              </table:table-cell>
              <table:table-cell office:value-type="float" office:value="0.858453">
                <text:p>0.858453</text:p>
              </table:table-cell>
              <table:table-cell office:value-type="float" office:value="0.860345">
                <text:p>0.860345</text:p>
              </table:table-cell>
              <table:table-cell office:value-type="float" office:value="0.867998">
                <text:p>0.867998</text:p>
              </table:table-cell>
              <table:table-cell office:value-type="float" office:value="0.876182">
                <text:p>0.876182</text:p>
              </table:table-cell>
              <table:table-cell office:value-type="float" office:value="0.904644">
                <text:p>0.904644</text:p>
              </table:table-cell>
              <table:table-cell office:value-type="float" office:value="0.917149">
                <text:p>0.917149</text:p>
              </table:table-cell>
              <table:table-cell office:value-type="float" office:value="0.837302">
                <text:p>0.8373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1639">
                <text:p>0.501639</text:p>
              </table:table-cell>
              <table:table-cell office:value-type="float" office:value="0.803374">
                <text:p>0.803374</text:p>
              </table:table-cell>
              <table:table-cell office:value-type="float" office:value="0.825736">
                <text:p>0.825736</text:p>
              </table:table-cell>
              <table:table-cell office:value-type="float" office:value="0.842415">
                <text:p>0.842415</text:p>
              </table:table-cell>
              <table:table-cell office:value-type="float" office:value="0.856316">
                <text:p>0.856316</text:p>
              </table:table-cell>
              <table:table-cell office:value-type="float" office:value="0.858953">
                <text:p>0.858953</text:p>
              </table:table-cell>
              <table:table-cell office:value-type="float" office:value="0.863094">
                <text:p>0.863094</text:p>
              </table:table-cell>
              <table:table-cell office:value-type="float" office:value="0.871974">
                <text:p>0.871974</text:p>
              </table:table-cell>
              <table:table-cell office:value-type="float" office:value="0.877587">
                <text:p>0.877587</text:p>
              </table:table-cell>
              <table:table-cell office:value-type="float" office:value="0.906677">
                <text:p>0.906677</text:p>
              </table:table-cell>
              <table:table-cell office:value-type="float" office:value="0.917149">
                <text:p>0.917149</text:p>
              </table:table-cell>
              <table:table-cell office:value-type="float" office:value="0.820776">
                <text:p>0.8207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8018">
                <text:p>0.58018</text:p>
              </table:table-cell>
              <table:table-cell office:value-type="float" office:value="0.803914">
                <text:p>0.803914</text:p>
              </table:table-cell>
              <table:table-cell office:value-type="float" office:value="0.832257">
                <text:p>0.832257</text:p>
              </table:table-cell>
              <table:table-cell office:value-type="float" office:value="0.846251">
                <text:p>0.846251</text:p>
              </table:table-cell>
              <table:table-cell office:value-type="float" office:value="0.857314">
                <text:p>0.857314</text:p>
              </table:table-cell>
              <table:table-cell office:value-type="float" office:value="0.859857">
                <text:p>0.859857</text:p>
              </table:table-cell>
              <table:table-cell office:value-type="float" office:value="0.864998">
                <text:p>0.864998</text:p>
              </table:table-cell>
              <table:table-cell office:value-type="float" office:value="0.872432">
                <text:p>0.872432</text:p>
              </table:table-cell>
              <table:table-cell office:value-type="float" office:value="0.879972">
                <text:p>0.879972</text:p>
              </table:table-cell>
              <table:table-cell office:value-type="float" office:value="0.90808">
                <text:p>0.90808</text:p>
              </table:table-cell>
              <table:table-cell office:value-type="float" office:value="0.917149">
                <text:p>0.917149</text:p>
              </table:table-cell>
              <table:table-cell office:value-type="float" office:value="0.830526">
                <text:p>0.83052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97">
                <text:p>0.509597</text:p>
              </table:table-cell>
              <table:table-cell office:value-type="float" office:value="0.800709">
                <text:p>0.800709</text:p>
              </table:table-cell>
              <table:table-cell office:value-type="float" office:value="0.823738">
                <text:p>0.823738</text:p>
              </table:table-cell>
              <table:table-cell office:value-type="float" office:value="0.842211">
                <text:p>0.842211</text:p>
              </table:table-cell>
              <table:table-cell office:value-type="float" office:value="0.856329">
                <text:p>0.856329</text:p>
              </table:table-cell>
              <table:table-cell office:value-type="float" office:value="0.858311">
                <text:p>0.858311</text:p>
              </table:table-cell>
              <table:table-cell office:value-type="float" office:value="0.862876">
                <text:p>0.862876</text:p>
              </table:table-cell>
              <table:table-cell office:value-type="float" office:value="0.87233">
                <text:p>0.87233</text:p>
              </table:table-cell>
              <table:table-cell office:value-type="float" office:value="0.878444">
                <text:p>0.878444</text:p>
              </table:table-cell>
              <table:table-cell office:value-type="float" office:value="0.911176">
                <text:p>0.911176</text:p>
              </table:table-cell>
              <table:table-cell office:value-type="float" office:value="0.917149">
                <text:p>0.917149</text:p>
              </table:table-cell>
              <table:table-cell office:value-type="float" office:value="0.821572">
                <text:p>0.8215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92959">
                <text:p>0.592959</text:p>
              </table:table-cell>
              <table:table-cell office:value-type="float" office:value="0.815211">
                <text:p>0.815211</text:p>
              </table:table-cell>
              <table:table-cell office:value-type="float" office:value="0.838976">
                <text:p>0.838976</text:p>
              </table:table-cell>
              <table:table-cell office:value-type="float" office:value="0.849926">
                <text:p>0.849926</text:p>
              </table:table-cell>
              <table:table-cell office:value-type="float" office:value="0.85756">
                <text:p>0.85756</text:p>
              </table:table-cell>
              <table:table-cell office:value-type="float" office:value="0.859855">
                <text:p>0.859855</text:p>
              </table:table-cell>
              <table:table-cell office:value-type="float" office:value="0.867838">
                <text:p>0.867838</text:p>
              </table:table-cell>
              <table:table-cell office:value-type="float" office:value="0.874231">
                <text:p>0.874231</text:p>
              </table:table-cell>
              <table:table-cell office:value-type="float" office:value="0.891218">
                <text:p>0.891218</text:p>
              </table:table-cell>
              <table:table-cell office:value-type="float" office:value="0.916103">
                <text:p>0.916103</text:p>
              </table:table-cell>
              <table:table-cell office:value-type="float" office:value="0.917218">
                <text:p>0.917218</text:p>
              </table:table-cell>
              <table:table-cell office:value-type="float" office:value="0.836388">
                <text:p>0.8363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38853">
                <text:p>0.638853</text:p>
              </table:table-cell>
              <table:table-cell office:value-type="float" office:value="0.801906">
                <text:p>0.801906</text:p>
              </table:table-cell>
              <table:table-cell office:value-type="float" office:value="0.83237">
                <text:p>0.83237</text:p>
              </table:table-cell>
              <table:table-cell office:value-type="float" office:value="0.852799">
                <text:p>0.852799</text:p>
              </table:table-cell>
              <table:table-cell office:value-type="float" office:value="0.857653">
                <text:p>0.857653</text:p>
              </table:table-cell>
              <table:table-cell office:value-type="float" office:value="0.859436">
                <text:p>0.859436</text:p>
              </table:table-cell>
              <table:table-cell office:value-type="float" office:value="0.866485">
                <text:p>0.866485</text:p>
              </table:table-cell>
              <table:table-cell office:value-type="float" office:value="0.873516">
                <text:p>0.873516</text:p>
              </table:table-cell>
              <table:table-cell office:value-type="float" office:value="0.884284">
                <text:p>0.884284</text:p>
              </table:table-cell>
              <table:table-cell office:value-type="float" office:value="0.914699">
                <text:p>0.914699</text:p>
              </table:table-cell>
              <table:table-cell office:value-type="float" office:value="0.917586">
                <text:p>0.917586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8418">
                <text:p>0.638418</text:p>
              </table:table-cell>
              <table:table-cell office:value-type="float" office:value="0.794609">
                <text:p>0.794609</text:p>
              </table:table-cell>
              <table:table-cell office:value-type="float" office:value="0.824825">
                <text:p>0.824825</text:p>
              </table:table-cell>
              <table:table-cell office:value-type="float" office:value="0.849189">
                <text:p>0.849189</text:p>
              </table:table-cell>
              <table:table-cell office:value-type="float" office:value="0.857657">
                <text:p>0.857657</text:p>
              </table:table-cell>
              <table:table-cell office:value-type="float" office:value="0.859434">
                <text:p>0.859434</text:p>
              </table:table-cell>
              <table:table-cell office:value-type="float" office:value="0.864998">
                <text:p>0.864998</text:p>
              </table:table-cell>
              <table:table-cell office:value-type="float" office:value="0.873144">
                <text:p>0.873144</text:p>
              </table:table-cell>
              <table:table-cell office:value-type="float" office:value="0.887039">
                <text:p>0.887039</text:p>
              </table:table-cell>
              <table:table-cell office:value-type="float" office:value="0.91656">
                <text:p>0.91656</text:p>
              </table:table-cell>
              <table:table-cell office:value-type="float" office:value="0.917793">
                <text:p>0.917793</text:p>
              </table:table-cell>
              <table:table-cell office:value-type="float" office:value="0.836587">
                <text:p>0.83658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07466">
                <text:p>0.607466</text:p>
              </table:table-cell>
              <table:table-cell office:value-type="float" office:value="0.795185">
                <text:p>0.795185</text:p>
              </table:table-cell>
              <table:table-cell office:value-type="float" office:value="0.816107">
                <text:p>0.816107</text:p>
              </table:table-cell>
              <table:table-cell office:value-type="float" office:value="0.849355">
                <text:p>0.849355</text:p>
              </table:table-cell>
              <table:table-cell office:value-type="float" office:value="0.857476">
                <text:p>0.857476</text:p>
              </table:table-cell>
              <table:table-cell office:value-type="float" office:value="0.859597">
                <text:p>0.85959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3353">
                <text:p>0.873353</text:p>
              </table:table-cell>
              <table:table-cell office:value-type="float" office:value="0.888326">
                <text:p>0.888326</text:p>
              </table:table-cell>
              <table:table-cell office:value-type="float" office:value="0.916672">
                <text:p>0.916672</text:p>
              </table:table-cell>
              <table:table-cell office:value-type="float" office:value="0.917793">
                <text:p>0.917793</text:p>
              </table:table-cell>
              <table:table-cell office:value-type="float" office:value="0.833119">
                <text:p>0.8331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67614">
                <text:p>0.667614</text:p>
              </table:table-cell>
              <table:table-cell office:value-type="float" office:value="0.792906">
                <text:p>0.792906</text:p>
              </table:table-cell>
              <table:table-cell office:value-type="float" office:value="0.809516">
                <text:p>0.809516</text:p>
              </table:table-cell>
              <table:table-cell office:value-type="float" office:value="0.836853">
                <text:p>0.836853</text:p>
              </table:table-cell>
              <table:table-cell office:value-type="float" office:value="0.856755">
                <text:p>0.856755</text:p>
              </table:table-cell>
              <table:table-cell office:value-type="float" office:value="0.859846">
                <text:p>0.859846</text:p>
              </table:table-cell>
              <table:table-cell office:value-type="float" office:value="0.871845">
                <text:p>0.871845</text:p>
              </table:table-cell>
              <table:table-cell office:value-type="float" office:value="0.874825">
                <text:p>0.874825</text:p>
              </table:table-cell>
              <table:table-cell office:value-type="float" office:value="0.897718">
                <text:p>0.897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91823">
                <text:p>0.91823</text:p>
              </table:table-cell>
              <table:table-cell office:value-type="float" office:value="0.838471">
                <text:p>0.83847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64059">
                <text:p>0.664059</text:p>
              </table:table-cell>
              <table:table-cell office:value-type="float" office:value="0.794793">
                <text:p>0.794793</text:p>
              </table:table-cell>
              <table:table-cell office:value-type="float" office:value="0.812876">
                <text:p>0.812876</text:p>
              </table:table-cell>
              <table:table-cell office:value-type="float" office:value="0.836786">
                <text:p>0.836786</text:p>
              </table:table-cell>
              <table:table-cell office:value-type="float" office:value="0.856605">
                <text:p>0.856605</text:p>
              </table:table-cell>
              <table:table-cell office:value-type="float" office:value="0.858452">
                <text:p>0.858452</text:p>
              </table:table-cell>
              <table:table-cell office:value-type="float" office:value="0.865401">
                <text:p>0.865401</text:p>
              </table:table-cell>
              <table:table-cell office:value-type="float" office:value="0.873132">
                <text:p>0.873132</text:p>
              </table:table-cell>
              <table:table-cell office:value-type="float" office:value="0.878672">
                <text:p>0.878672</text:p>
              </table:table-cell>
              <table:table-cell office:value-type="float" office:value="0.910828">
                <text:p>0.910828</text:p>
              </table:table-cell>
              <table:table-cell office:value-type="float" office:value="0.91823">
                <text:p>0.91823</text:p>
              </table:table-cell>
              <table:table-cell office:value-type="float" office:value="0.83516">
                <text:p>0.8351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04791">
                <text:p>0.704791</text:p>
              </table:table-cell>
              <table:table-cell office:value-type="float" office:value="0.7958">
                <text:p>0.7958</text:p>
              </table:table-cell>
              <table:table-cell office:value-type="float" office:value="0.810762">
                <text:p>0.810762</text:p>
              </table:table-cell>
              <table:table-cell office:value-type="float" office:value="0.827221">
                <text:p>0.827221</text:p>
              </table:table-cell>
              <table:table-cell office:value-type="float" office:value="0.854947">
                <text:p>0.854947</text:p>
              </table:table-cell>
              <table:table-cell office:value-type="float" office:value="0.858815">
                <text:p>0.858815</text:p>
              </table:table-cell>
              <table:table-cell office:value-type="float" office:value="0.868521">
                <text:p>0.868521</text:p>
              </table:table-cell>
              <table:table-cell office:value-type="float" office:value="0.873478">
                <text:p>0.873478</text:p>
              </table:table-cell>
              <table:table-cell office:value-type="float" office:value="0.88811">
                <text:p>0.88811</text:p>
              </table:table-cell>
              <table:table-cell office:value-type="float" office:value="0.916503">
                <text:p>0.916503</text:p>
              </table:table-cell>
              <table:table-cell office:value-type="float" office:value="0.91823">
                <text:p>0.91823</text:p>
              </table:table-cell>
              <table:table-cell office:value-type="float" office:value="0.839895">
                <text:p>0.8398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52049">
                <text:p>0.552049</text:p>
              </table:table-cell>
              <table:table-cell office:value-type="float" office:value="0.788462">
                <text:p>0.788462</text:p>
              </table:table-cell>
              <table:table-cell office:value-type="float" office:value="0.802433">
                <text:p>0.802433</text:p>
              </table:table-cell>
              <table:table-cell office:value-type="float" office:value="0.819692">
                <text:p>0.819692</text:p>
              </table:table-cell>
              <table:table-cell office:value-type="float" office:value="0.841289">
                <text:p>0.841289</text:p>
              </table:table-cell>
              <table:table-cell office:value-type="float" office:value="0.857405">
                <text:p>0.857405</text:p>
              </table:table-cell>
              <table:table-cell office:value-type="float" office:value="0.861174">
                <text:p>0.861174</text:p>
              </table:table-cell>
              <table:table-cell office:value-type="float" office:value="0.872393">
                <text:p>0.872393</text:p>
              </table:table-cell>
              <table:table-cell office:value-type="float" office:value="0.880295">
                <text:p>0.880295</text:p>
              </table:table-cell>
              <table:table-cell office:value-type="float" office:value="0.913697">
                <text:p>0.913697</text:p>
              </table:table-cell>
              <table:table-cell office:value-type="float" office:value="0.91823">
                <text:p>0.91823</text:p>
              </table:table-cell>
              <table:table-cell office:value-type="float" office:value="0.818889">
                <text:p>0.81888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23938">
                <text:p>0.623938</text:p>
              </table:table-cell>
              <table:table-cell office:value-type="float" office:value="0.789923">
                <text:p>0.789923</text:p>
              </table:table-cell>
              <table:table-cell office:value-type="float" office:value="0.800822">
                <text:p>0.800822</text:p>
              </table:table-cell>
              <table:table-cell office:value-type="float" office:value="0.813862">
                <text:p>0.813862</text:p>
              </table:table-cell>
              <table:table-cell office:value-type="float" office:value="0.835486">
                <text:p>0.835486</text:p>
              </table:table-cell>
              <table:table-cell office:value-type="float" office:value="0.857232">
                <text:p>0.857232</text:p>
              </table:table-cell>
              <table:table-cell office:value-type="float" office:value="0.859394">
                <text:p>0.859394</text:p>
              </table:table-cell>
              <table:table-cell office:value-type="float" office:value="0.866887">
                <text:p>0.866887</text:p>
              </table:table-cell>
              <table:table-cell office:value-type="float" office:value="0.885569">
                <text:p>0.885569</text:p>
              </table:table-cell>
              <table:table-cell office:value-type="float" office:value="0.915755">
                <text:p>0.915755</text:p>
              </table:table-cell>
              <table:table-cell office:value-type="float" office:value="0.91823">
                <text:p>0.91823</text:p>
              </table:table-cell>
              <table:table-cell office:value-type="float" office:value="0.824887">
                <text:p>0.8248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24277">
                <text:p>0.624277</text:p>
              </table:table-cell>
              <table:table-cell office:value-type="float" office:value="0.792344">
                <text:p>0.792344</text:p>
              </table:table-cell>
              <table:table-cell office:value-type="float" office:value="0.805109">
                <text:p>0.805109</text:p>
              </table:table-cell>
              <table:table-cell office:value-type="float" office:value="0.820202">
                <text:p>0.820202</text:p>
              </table:table-cell>
              <table:table-cell office:value-type="float" office:value="0.851601">
                <text:p>0.851601</text:p>
              </table:table-cell>
              <table:table-cell office:value-type="float" office:value="0.858746">
                <text:p>0.858746</text:p>
              </table:table-cell>
              <table:table-cell office:value-type="float" office:value="0.861578">
                <text:p>0.861578</text:p>
              </table:table-cell>
              <table:table-cell office:value-type="float" office:value="0.872752">
                <text:p>0.872752</text:p>
              </table:table-cell>
              <table:table-cell office:value-type="float" office:value="0.882846">
                <text:p>0.882846</text:p>
              </table:table-cell>
              <table:table-cell office:value-type="float" office:value="0.915697">
                <text:p>0.915697</text:p>
              </table:table-cell>
              <table:table-cell office:value-type="float" office:value="0.91823">
                <text:p>0.91823</text:p>
              </table:table-cell>
              <table:table-cell office:value-type="float" office:value="0.828515">
                <text:p>0.8285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26914">
                <text:p>0.426914</text:p>
              </table:table-cell>
              <table:table-cell office:value-type="float" office:value="0.792046">
                <text:p>0.792046</text:p>
              </table:table-cell>
              <table:table-cell office:value-type="float" office:value="0.805468">
                <text:p>0.805468</text:p>
              </table:table-cell>
              <table:table-cell office:value-type="float" office:value="0.823508">
                <text:p>0.823508</text:p>
              </table:table-cell>
              <table:table-cell office:value-type="float" office:value="0.850063">
                <text:p>0.850063</text:p>
              </table:table-cell>
              <table:table-cell office:value-type="float" office:value="0.858857">
                <text:p>0.858857</text:p>
              </table:table-cell>
              <table:table-cell office:value-type="float" office:value="0.865187">
                <text:p>0.865187</text:p>
              </table:table-cell>
              <table:table-cell office:value-type="float" office:value="0.873883">
                <text:p>0.873883</text:p>
              </table:table-cell>
              <table:table-cell office:value-type="float" office:value="0.895745">
                <text:p>0.895745</text:p>
              </table:table-cell>
              <table:table-cell office:value-type="float" office:value="0.915987">
                <text:p>0.915987</text:p>
              </table:table-cell>
              <table:table-cell office:value-type="float" office:value="0.91823">
                <text:p>0.91823</text:p>
              </table:table-cell>
              <table:table-cell office:value-type="float" office:value="0.810766">
                <text:p>0.8107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2053">
                <text:p>0.42053</text:p>
              </table:table-cell>
              <table:table-cell office:value-type="float" office:value="0.787833">
                <text:p>0.787833</text:p>
              </table:table-cell>
              <table:table-cell office:value-type="float" office:value="0.79989">
                <text:p>0.79989</text:p>
              </table:table-cell>
              <table:table-cell office:value-type="float" office:value="0.815982">
                <text:p>0.815982</text:p>
              </table:table-cell>
              <table:table-cell office:value-type="float" office:value="0.835644">
                <text:p>0.835644</text:p>
              </table:table-cell>
              <table:table-cell office:value-type="float" office:value="0.857893">
                <text:p>0.857893</text:p>
              </table:table-cell>
              <table:table-cell office:value-type="float" office:value="0.860126">
                <text:p>0.860126</text:p>
              </table:table-cell>
              <table:table-cell office:value-type="float" office:value="0.870498">
                <text:p>0.870498</text:p>
              </table:table-cell>
              <table:table-cell office:value-type="float" office:value="0.885917">
                <text:p>0.885917</text:p>
              </table:table-cell>
              <table:table-cell office:value-type="float" office:value="0.91586">
                <text:p>0.91586</text:p>
              </table:table-cell>
              <table:table-cell office:value-type="float" office:value="0.91823">
                <text:p>0.91823</text:p>
              </table:table-cell>
              <table:table-cell office:value-type="float" office:value="0.805017">
                <text:p>0.8050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221">
                <text:p>0.55221</text:p>
              </table:table-cell>
              <table:table-cell office:value-type="float" office:value="0.787584">
                <text:p>0.787584</text:p>
              </table:table-cell>
              <table:table-cell office:value-type="float" office:value="0.79781">
                <text:p>0.79781</text:p>
              </table:table-cell>
              <table:table-cell office:value-type="float" office:value="0.810393">
                <text:p>0.810393</text:p>
              </table:table-cell>
              <table:table-cell office:value-type="float" office:value="0.826261">
                <text:p>0.826261</text:p>
              </table:table-cell>
              <table:table-cell office:value-type="float" office:value="0.851139">
                <text:p>0.851139</text:p>
              </table:table-cell>
              <table:table-cell office:value-type="float" office:value="0.858783">
                <text:p>0.858783</text:p>
              </table:table-cell>
              <table:table-cell office:value-type="float" office:value="0.863548">
                <text:p>0.863548</text:p>
              </table:table-cell>
              <table:table-cell office:value-type="float" office:value="0.873284">
                <text:p>0.873284</text:p>
              </table:table-cell>
              <table:table-cell office:value-type="float" office:value="0.90629">
                <text:p>0.90629</text:p>
              </table:table-cell>
              <table:table-cell office:value-type="float" office:value="0.91823">
                <text:p>0.91823</text:p>
              </table:table-cell>
              <table:table-cell office:value-type="float" office:value="0.81273">
                <text:p>0.8127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82055">
                <text:p>0.782055</text:p>
              </table:table-cell>
              <table:table-cell office:value-type="float" office:value="0.794461">
                <text:p>0.794461</text:p>
              </table:table-cell>
              <table:table-cell office:value-type="float" office:value="0.801398">
                <text:p>0.801398</text:p>
              </table:table-cell>
              <table:table-cell office:value-type="float" office:value="0.820466">
                <text:p>0.820466</text:p>
              </table:table-cell>
              <table:table-cell office:value-type="float" office:value="0.844184">
                <text:p>0.844184</text:p>
              </table:table-cell>
              <table:table-cell office:value-type="float" office:value="0.858518">
                <text:p>0.858518</text:p>
              </table:table-cell>
              <table:table-cell office:value-type="float" office:value="0.862676">
                <text:p>0.862676</text:p>
              </table:table-cell>
              <table:table-cell office:value-type="float" office:value="0.873087">
                <text:p>0.873087</text:p>
              </table:table-cell>
              <table:table-cell office:value-type="float" office:value="0.884468">
                <text:p>0.884468</text:p>
              </table:table-cell>
              <table:table-cell office:value-type="float" office:value="0.915908">
                <text:p>0.915908</text:p>
              </table:table-cell>
              <table:table-cell office:value-type="float" office:value="0.91823">
                <text:p>0.91823</text:p>
              </table:table-cell>
              <table:table-cell office:value-type="float" office:value="0.843722">
                <text:p>0.84372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22383">
                <text:p>0.622383</text:p>
              </table:table-cell>
              <table:table-cell office:value-type="float" office:value="0.794445">
                <text:p>0.794445</text:p>
              </table:table-cell>
              <table:table-cell office:value-type="float" office:value="0.806989">
                <text:p>0.806989</text:p>
              </table:table-cell>
              <table:table-cell office:value-type="float" office:value="0.826466">
                <text:p>0.826466</text:p>
              </table:table-cell>
              <table:table-cell office:value-type="float" office:value="0.853138">
                <text:p>0.853138</text:p>
              </table:table-cell>
              <table:table-cell office:value-type="float" office:value="0.859432">
                <text:p>0.859432</text:p>
              </table:table-cell>
              <table:table-cell office:value-type="float" office:value="0.86514">
                <text:p>0.86514</text:p>
              </table:table-cell>
              <table:table-cell office:value-type="float" office:value="0.873048">
                <text:p>0.873048</text:p>
              </table:table-cell>
              <table:table-cell office:value-type="float" office:value="0.883697">
                <text:p>0.883697</text:p>
              </table:table-cell>
              <table:table-cell office:value-type="float" office:value="0.916357">
                <text:p>0.916357</text:p>
              </table:table-cell>
              <table:table-cell office:value-type="float" office:value="0.91823">
                <text:p>0.91823</text:p>
              </table:table-cell>
              <table:table-cell office:value-type="float" office:value="0.830109">
                <text:p>0.8301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5279">
                <text:p>0.575279</text:p>
              </table:table-cell>
              <table:table-cell office:value-type="float" office:value="0.79764">
                <text:p>0.79764</text:p>
              </table:table-cell>
              <table:table-cell office:value-type="float" office:value="0.812878">
                <text:p>0.812878</text:p>
              </table:table-cell>
              <table:table-cell office:value-type="float" office:value="0.829995">
                <text:p>0.829995</text:p>
              </table:table-cell>
              <table:table-cell office:value-type="float" office:value="0.856924">
                <text:p>0.856924</text:p>
              </table:table-cell>
              <table:table-cell office:value-type="float" office:value="0.859415">
                <text:p>0.859415</text:p>
              </table:table-cell>
              <table:table-cell office:value-type="float" office:value="0.867287">
                <text:p>0.867287</text:p>
              </table:table-cell>
              <table:table-cell office:value-type="float" office:value="0.873397">
                <text:p>0.873397</text:p>
              </table:table-cell>
              <table:table-cell office:value-type="float" office:value="0.8889">
                <text:p>0.8889</text:p>
              </table:table-cell>
              <table:table-cell office:value-type="float" office:value="0.916336">
                <text:p>0.916336</text:p>
              </table:table-cell>
              <table:table-cell office:value-type="float" office:value="0.91823">
                <text:p>0.91823</text:p>
              </table:table-cell>
              <table:table-cell office:value-type="float" office:value="0.827805">
                <text:p>0.8278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38595">
                <text:p>0.638595</text:p>
              </table:table-cell>
              <table:table-cell office:value-type="float" office:value="0.79461">
                <text:p>0.79461</text:p>
              </table:table-cell>
              <table:table-cell office:value-type="float" office:value="0.816937">
                <text:p>0.816937</text:p>
              </table:table-cell>
              <table:table-cell office:value-type="float" office:value="0.830099">
                <text:p>0.830099</text:p>
              </table:table-cell>
              <table:table-cell office:value-type="float" office:value="0.856438">
                <text:p>0.856438</text:p>
              </table:table-cell>
              <table:table-cell office:value-type="float" office:value="0.858662">
                <text:p>0.858662</text:p>
              </table:table-cell>
              <table:table-cell office:value-type="float" office:value="0.865234">
                <text:p>0.865234</text:p>
              </table:table-cell>
              <table:table-cell office:value-type="float" office:value="0.873733">
                <text:p>0.873733</text:p>
              </table:table-cell>
              <table:table-cell office:value-type="float" office:value="0.887493">
                <text:p>0.887493</text:p>
              </table:table-cell>
              <table:table-cell office:value-type="float" office:value="0.916229">
                <text:p>0.916229</text:p>
              </table:table-cell>
              <table:table-cell office:value-type="float" office:value="0.91823">
                <text:p>0.91823</text:p>
              </table:table-cell>
              <table:table-cell office:value-type="float" office:value="0.833803">
                <text:p>0.83380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20754">
                <text:p>0.620754</text:p>
              </table:table-cell>
              <table:table-cell office:value-type="float" office:value="0.791306">
                <text:p>0.791306</text:p>
              </table:table-cell>
              <table:table-cell office:value-type="float" office:value="0.810139">
                <text:p>0.810139</text:p>
              </table:table-cell>
              <table:table-cell office:value-type="float" office:value="0.824057">
                <text:p>0.824057</text:p>
              </table:table-cell>
              <table:table-cell office:value-type="float" office:value="0.841586">
                <text:p>0.841586</text:p>
              </table:table-cell>
              <table:table-cell office:value-type="float" office:value="0.857718">
                <text:p>0.857718</text:p>
              </table:table-cell>
              <table:table-cell office:value-type="float" office:value="0.860194">
                <text:p>0.860194</text:p>
              </table:table-cell>
              <table:table-cell office:value-type="float" office:value="0.871683">
                <text:p>0.871683</text:p>
              </table:table-cell>
              <table:table-cell office:value-type="float" office:value="0.881209">
                <text:p>0.881209</text:p>
              </table:table-cell>
              <table:table-cell office:value-type="float" office:value="0.916244">
                <text:p>0.916244</text:p>
              </table:table-cell>
              <table:table-cell office:value-type="float" office:value="0.91823">
                <text:p>0.91823</text:p>
              </table:table-cell>
              <table:table-cell office:value-type="float" office:value="0.827489">
                <text:p>0.82748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47644">
                <text:p>0.547644</text:p>
              </table:table-cell>
              <table:table-cell office:value-type="float" office:value="0.793502">
                <text:p>0.793502</text:p>
              </table:table-cell>
              <table:table-cell office:value-type="float" office:value="0.819255">
                <text:p>0.819255</text:p>
              </table:table-cell>
              <table:table-cell office:value-type="float" office:value="0.831216">
                <text:p>0.831216</text:p>
              </table:table-cell>
              <table:table-cell office:value-type="float" office:value="0.857098">
                <text:p>0.857098</text:p>
              </table:table-cell>
              <table:table-cell office:value-type="float" office:value="0.859462">
                <text:p>0.859462</text:p>
              </table:table-cell>
              <table:table-cell office:value-type="float" office:value="0.868703">
                <text:p>0.868703</text:p>
              </table:table-cell>
              <table:table-cell office:value-type="float" office:value="0.874492">
                <text:p>0.874492</text:p>
              </table:table-cell>
              <table:table-cell office:value-type="float" office:value="0.890883">
                <text:p>0.890883</text:p>
              </table:table-cell>
              <table:table-cell office:value-type="float" office:value="0.916438">
                <text:p>0.916438</text:p>
              </table:table-cell>
              <table:table-cell office:value-type="float" office:value="0.91823">
                <text:p>0.91823</text:p>
              </table:table-cell>
              <table:table-cell office:value-type="float" office:value="0.825869">
                <text:p>0.8258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45551">
                <text:p>0.645551</text:p>
              </table:table-cell>
              <table:table-cell office:value-type="float" office:value="0.7993">
                <text:p>0.7993</text:p>
              </table:table-cell>
              <table:table-cell office:value-type="float" office:value="0.821189">
                <text:p>0.821189</text:p>
              </table:table-cell>
              <table:table-cell office:value-type="float" office:value="0.831322">
                <text:p>0.831322</text:p>
              </table:table-cell>
              <table:table-cell office:value-type="float" office:value="0.856722">
                <text:p>0.856722</text:p>
              </table:table-cell>
              <table:table-cell office:value-type="float" office:value="0.858711">
                <text:p>0.858711</text:p>
              </table:table-cell>
              <table:table-cell office:value-type="float" office:value="0.864031">
                <text:p>0.864031</text:p>
              </table:table-cell>
              <table:table-cell office:value-type="float" office:value="0.873952">
                <text:p>0.873952</text:p>
              </table:table-cell>
              <table:table-cell office:value-type="float" office:value="0.881747">
                <text:p>0.881747</text:p>
              </table:table-cell>
              <table:table-cell office:value-type="float" office:value="0.915945">
                <text:p>0.915945</text:p>
              </table:table-cell>
              <table:table-cell office:value-type="float" office:value="0.91823">
                <text:p>0.91823</text:p>
              </table:table-cell>
              <table:table-cell office:value-type="float" office:value="0.834847">
                <text:p>0.83484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73731">
                <text:p>0.673731</text:p>
              </table:table-cell>
              <table:table-cell office:value-type="float" office:value="0.802228">
                <text:p>0.802228</text:p>
              </table:table-cell>
              <table:table-cell office:value-type="float" office:value="0.823609">
                <text:p>0.823609</text:p>
              </table:table-cell>
              <table:table-cell office:value-type="float" office:value="0.842928">
                <text:p>0.842928</text:p>
              </table:table-cell>
              <table:table-cell office:value-type="float" office:value="0.858547">
                <text:p>0.858547</text:p>
              </table:table-cell>
              <table:table-cell office:value-type="float" office:value="0.861106">
                <text:p>0.861106</text:p>
              </table:table-cell>
              <table:table-cell office:value-type="float" office:value="0.872359">
                <text:p>0.872359</text:p>
              </table:table-cell>
              <table:table-cell office:value-type="float" office:value="0.87454">
                <text:p>0.87454</text:p>
              </table:table-cell>
              <table:table-cell office:value-type="float" office:value="0.897485">
                <text:p>0.897485</text:p>
              </table:table-cell>
              <table:table-cell office:value-type="float" office:value="0.916825">
                <text:p>0.916825</text:p>
              </table:table-cell>
              <table:table-cell office:value-type="float" office:value="0.91823">
                <text:p>0.91823</text:p>
              </table:table-cell>
              <table:table-cell office:value-type="float" office:value="0.842336">
                <text:p>0.84233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4132">
                <text:p>0.64132</text:p>
              </table:table-cell>
              <table:table-cell office:value-type="float" office:value="0.800289">
                <text:p>0.800289</text:p>
              </table:table-cell>
              <table:table-cell office:value-type="float" office:value="0.823507">
                <text:p>0.823507</text:p>
              </table:table-cell>
              <table:table-cell office:value-type="float" office:value="0.839654">
                <text:p>0.839654</text:p>
              </table:table-cell>
              <table:table-cell office:value-type="float" office:value="0.859356">
                <text:p>0.859356</text:p>
              </table:table-cell>
              <table:table-cell office:value-type="float" office:value="0.866555">
                <text:p>0.866555</text:p>
              </table:table-cell>
              <table:table-cell office:value-type="float" office:value="0.87347">
                <text:p>0.87347</text:p>
              </table:table-cell>
              <table:table-cell office:value-type="float" office:value="0.875561">
                <text:p>0.875561</text:p>
              </table:table-cell>
              <table:table-cell office:value-type="float" office:value="0.914016">
                <text:p>0.914016</text:p>
              </table:table-cell>
              <table:table-cell office:value-type="float" office:value="0.916993">
                <text:p>0.916993</text:p>
              </table:table-cell>
              <table:table-cell office:value-type="float" office:value="0.91823">
                <text:p>0.91823</text:p>
              </table:table-cell>
              <table:table-cell office:value-type="float" office:value="0.841072">
                <text:p>0.8410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82486">
                <text:p>0.682486</text:p>
              </table:table-cell>
              <table:table-cell office:value-type="float" office:value="0.810379">
                <text:p>0.810379</text:p>
              </table:table-cell>
              <table:table-cell office:value-type="float" office:value="0.826518">
                <text:p>0.826518</text:p>
              </table:table-cell>
              <table:table-cell office:value-type="float" office:value="0.858083">
                <text:p>0.858083</text:p>
              </table:table-cell>
              <table:table-cell office:value-type="float" office:value="0.861711">
                <text:p>0.861711</text:p>
              </table:table-cell>
              <table:table-cell office:value-type="float" office:value="0.871602">
                <text:p>0.871602</text:p>
              </table:table-cell>
              <table:table-cell office:value-type="float" office:value="0.87372">
                <text:p>0.87372</text:p>
              </table:table-cell>
              <table:table-cell office:value-type="float" office:value="0.875607">
                <text:p>0.875607</text:p>
              </table:table-cell>
              <table:table-cell office:value-type="float" office:value="0.910987">
                <text:p>0.910987</text:p>
              </table:table-cell>
              <table:table-cell office:value-type="float" office:value="0.917208">
                <text:p>0.917208</text:p>
              </table:table-cell>
              <table:table-cell office:value-type="float" office:value="0.91823">
                <text:p>0.91823</text:p>
              </table:table-cell>
              <table:table-cell office:value-type="float" office:value="0.84883">
                <text:p>0.8488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46543">
                <text:p>0.646543</text:p>
              </table:table-cell>
              <table:table-cell office:value-type="float" office:value="0.803845">
                <text:p>0.803845</text:p>
              </table:table-cell>
              <table:table-cell office:value-type="float" office:value="0.823683">
                <text:p>0.823683</text:p>
              </table:table-cell>
              <table:table-cell office:value-type="float" office:value="0.839731">
                <text:p>0.839731</text:p>
              </table:table-cell>
              <table:table-cell office:value-type="float" office:value="0.859208">
                <text:p>0.859208</text:p>
              </table:table-cell>
              <table:table-cell office:value-type="float" office:value="0.868261">
                <text:p>0.868261</text:p>
              </table:table-cell>
              <table:table-cell office:value-type="float" office:value="0.87362">
                <text:p>0.87362</text:p>
              </table:table-cell>
              <table:table-cell office:value-type="float" office:value="0.884145">
                <text:p>0.884145</text:p>
              </table:table-cell>
              <table:table-cell office:value-type="float" office:value="0.915206">
                <text:p>0.915206</text:p>
              </table:table-cell>
              <table:table-cell office:value-type="float" office:value="0.917011">
                <text:p>0.917011</text:p>
              </table:table-cell>
              <table:table-cell office:value-type="float" office:value="0.91823">
                <text:p>0.91823</text:p>
              </table:table-cell>
              <table:table-cell office:value-type="float" office:value="0.843125">
                <text:p>0.84312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16664">
                <text:p>0.616664</text:p>
              </table:table-cell>
              <table:table-cell office:value-type="float" office:value="0.803237">
                <text:p>0.803237</text:p>
              </table:table-cell>
              <table:table-cell office:value-type="float" office:value="0.823341">
                <text:p>0.823341</text:p>
              </table:table-cell>
              <table:table-cell office:value-type="float" office:value="0.824355">
                <text:p>0.824355</text:p>
              </table:table-cell>
              <table:table-cell office:value-type="float" office:value="0.847117">
                <text:p>0.847117</text:p>
              </table:table-cell>
              <table:table-cell office:value-type="float" office:value="0.862794">
                <text:p>0.862794</text:p>
              </table:table-cell>
              <table:table-cell office:value-type="float" office:value="0.873738">
                <text:p>0.873738</text:p>
              </table:table-cell>
              <table:table-cell office:value-type="float" office:value="0.908018">
                <text:p>0.908018</text:p>
              </table:table-cell>
              <table:table-cell office:value-type="float" office:value="0.915971">
                <text:p>0.915971</text:p>
              </table:table-cell>
              <table:table-cell office:value-type="float" office:value="0.917109">
                <text:p>0.917109</text:p>
              </table:table-cell>
              <table:table-cell office:value-type="float" office:value="0.91823">
                <text:p>0.91823</text:p>
              </table:table-cell>
              <table:table-cell office:value-type="float" office:value="0.839235">
                <text:p>0.8392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68243">
                <text:p>0.668243</text:p>
              </table:table-cell>
              <table:table-cell office:value-type="float" office:value="0.800193">
                <text:p>0.800193</text:p>
              </table:table-cell>
              <table:table-cell office:value-type="float" office:value="0.823346">
                <text:p>0.823346</text:p>
              </table:table-cell>
              <table:table-cell office:value-type="float" office:value="0.824161">
                <text:p>0.824161</text:p>
              </table:table-cell>
              <table:table-cell office:value-type="float" office:value="0.830408">
                <text:p>0.830408</text:p>
              </table:table-cell>
              <table:table-cell office:value-type="float" office:value="0.857928">
                <text:p>0.857928</text:p>
              </table:table-cell>
              <table:table-cell office:value-type="float" office:value="0.867722">
                <text:p>0.867722</text:p>
              </table:table-cell>
              <table:table-cell office:value-type="float" office:value="0.883926">
                <text:p>0.883926</text:p>
              </table:table-cell>
              <table:table-cell office:value-type="float" office:value="0.915654">
                <text:p>0.915654</text:p>
              </table:table-cell>
              <table:table-cell office:value-type="float" office:value="0.917041">
                <text:p>0.917041</text:p>
              </table:table-cell>
              <table:table-cell office:value-type="float" office:value="0.91823">
                <text:p>0.91823</text:p>
              </table:table-cell>
              <table:table-cell office:value-type="float" office:value="0.838862">
                <text:p>0.8388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79054">
                <text:p>0.779054</text:p>
              </table:table-cell>
              <table:table-cell office:value-type="float" office:value="0.800259">
                <text:p>0.800259</text:p>
              </table:table-cell>
              <table:table-cell office:value-type="float" office:value="0.823444">
                <text:p>0.823444</text:p>
              </table:table-cell>
              <table:table-cell office:value-type="float" office:value="0.824182">
                <text:p>0.824182</text:p>
              </table:table-cell>
              <table:table-cell office:value-type="float" office:value="0.826432">
                <text:p>0.826432</text:p>
              </table:table-cell>
              <table:table-cell office:value-type="float" office:value="0.854947">
                <text:p>0.854947</text:p>
              </table:table-cell>
              <table:table-cell office:value-type="float" office:value="0.862407">
                <text:p>0.862407</text:p>
              </table:table-cell>
              <table:table-cell office:value-type="float" office:value="0.878164">
                <text:p>0.878164</text:p>
              </table:table-cell>
              <table:table-cell office:value-type="float" office:value="0.915505">
                <text:p>0.915505</text:p>
              </table:table-cell>
              <table:table-cell office:value-type="float" office:value="0.917015">
                <text:p>0.917015</text:p>
              </table:table-cell>
              <table:table-cell office:value-type="float" office:value="0.91823">
                <text:p>0.91823</text:p>
              </table:table-cell>
              <table:table-cell office:value-type="float" office:value="0.848141">
                <text:p>0.84814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42508">
                <text:p>0.742508</text:p>
              </table:table-cell>
              <table:table-cell office:value-type="float" office:value="0.820347">
                <text:p>0.820347</text:p>
              </table:table-cell>
              <table:table-cell office:value-type="float" office:value="0.824015">
                <text:p>0.824015</text:p>
              </table:table-cell>
              <table:table-cell office:value-type="float" office:value="0.82478">
                <text:p>0.82478</text:p>
              </table:table-cell>
              <table:table-cell office:value-type="float" office:value="0.849433">
                <text:p>0.849433</text:p>
              </table:table-cell>
              <table:table-cell office:value-type="float" office:value="0.858994">
                <text:p>0.858994</text:p>
              </table:table-cell>
              <table:table-cell office:value-type="float" office:value="0.866583">
                <text:p>0.866583</text:p>
              </table:table-cell>
              <table:table-cell office:value-type="float" office:value="0.892826">
                <text:p>0.892826</text:p>
              </table:table-cell>
              <table:table-cell office:value-type="float" office:value="0.9157">
                <text:p>0.9157</text:p>
              </table:table-cell>
              <table:table-cell office:value-type="float" office:value="0.916906">
                <text:p>0.916906</text:p>
              </table:table-cell>
              <table:table-cell office:value-type="float" office:value="0.91823">
                <text:p>0.91823</text:p>
              </table:table-cell>
              <table:table-cell office:value-type="float" office:value="0.851209">
                <text:p>0.85120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69447">
                <text:p>0.769447</text:p>
              </table:table-cell>
              <table:table-cell office:value-type="float" office:value="0.823462">
                <text:p>0.823462</text:p>
              </table:table-cell>
              <table:table-cell office:value-type="float" office:value="0.824328">
                <text:p>0.824328</text:p>
              </table:table-cell>
              <table:table-cell office:value-type="float" office:value="0.836716">
                <text:p>0.836716</text:p>
              </table:table-cell>
              <table:table-cell office:value-type="float" office:value="0.85938">
                <text:p>0.85938</text:p>
              </table:table-cell>
              <table:table-cell office:value-type="float" office:value="0.864418">
                <text:p>0.864418</text:p>
              </table:table-cell>
              <table:table-cell office:value-type="float" office:value="0.876682">
                <text:p>0.876682</text:p>
              </table:table-cell>
              <table:table-cell office:value-type="float" office:value="0.914892">
                <text:p>0.914892</text:p>
              </table:table-cell>
              <table:table-cell office:value-type="float" office:value="0.916249">
                <text:p>0.916249</text:p>
              </table:table-cell>
              <table:table-cell office:value-type="float" office:value="0.916992">
                <text:p>0.916992</text:p>
              </table:table-cell>
              <table:table-cell office:value-type="float" office:value="0.91823">
                <text:p>0.91823</text:p>
              </table:table-cell>
              <table:table-cell office:value-type="float" office:value="0.860257">
                <text:p>0.86025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39811">
                <text:p>0.739811</text:p>
              </table:table-cell>
              <table:table-cell office:value-type="float" office:value="0.82391">
                <text:p>0.82391</text:p>
              </table:table-cell>
              <table:table-cell office:value-type="float" office:value="0.824722">
                <text:p>0.824722</text:p>
              </table:table-cell>
              <table:table-cell office:value-type="float" office:value="0.853414">
                <text:p>0.853414</text:p>
              </table:table-cell>
              <table:table-cell office:value-type="float" office:value="0.860463">
                <text:p>0.860463</text:p>
              </table:table-cell>
              <table:table-cell office:value-type="float" office:value="0.869292">
                <text:p>0.869292</text:p>
              </table:table-cell>
              <table:table-cell office:value-type="float" office:value="0.874944">
                <text:p>0.874944</text:p>
              </table:table-cell>
              <table:table-cell office:value-type="float" office:value="0.912161">
                <text:p>0.912161</text:p>
              </table:table-cell>
              <table:table-cell office:value-type="float" office:value="0.916123">
                <text:p>0.916123</text:p>
              </table:table-cell>
              <table:table-cell office:value-type="float" office:value="0.917024">
                <text:p>0.917024</text:p>
              </table:table-cell>
              <table:table-cell office:value-type="float" office:value="0.91823">
                <text:p>0.91823</text:p>
              </table:table-cell>
              <table:table-cell office:value-type="float" office:value="0.859186">
                <text:p>0.8591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46003">
                <text:p>0.746003</text:p>
              </table:table-cell>
              <table:table-cell office:value-type="float" office:value="0.82221">
                <text:p>0.82221</text:p>
              </table:table-cell>
              <table:table-cell office:value-type="float" office:value="0.824541">
                <text:p>0.824541</text:p>
              </table:table-cell>
              <table:table-cell office:value-type="float" office:value="0.854538">
                <text:p>0.854538</text:p>
              </table:table-cell>
              <table:table-cell office:value-type="float" office:value="0.865532">
                <text:p>0.865532</text:p>
              </table:table-cell>
              <table:table-cell office:value-type="float" office:value="0.873299">
                <text:p>0.873299</text:p>
              </table:table-cell>
              <table:table-cell office:value-type="float" office:value="0.879883">
                <text:p>0.879883</text:p>
              </table:table-cell>
              <table:table-cell office:value-type="float" office:value="0.914898">
                <text:p>0.914898</text:p>
              </table:table-cell>
              <table:table-cell office:value-type="float" office:value="0.916163">
                <text:p>0.916163</text:p>
              </table:table-cell>
              <table:table-cell office:value-type="float" office:value="0.916894">
                <text:p>0.916894</text:p>
              </table:table-cell>
              <table:table-cell office:value-type="float" office:value="0.91823">
                <text:p>0.91823</text:p>
              </table:table-cell>
              <table:table-cell office:value-type="float" office:value="0.861396">
                <text:p>0.86139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93379">
                <text:p>0.793379</text:p>
              </table:table-cell>
              <table:table-cell office:value-type="float" office:value="0.823674">
                <text:p>0.823674</text:p>
              </table:table-cell>
              <table:table-cell office:value-type="float" office:value="0.829202">
                <text:p>0.829202</text:p>
              </table:table-cell>
              <table:table-cell office:value-type="float" office:value="0.857282">
                <text:p>0.857282</text:p>
              </table:table-cell>
              <table:table-cell office:value-type="float" office:value="0.862103">
                <text:p>0.862103</text:p>
              </table:table-cell>
              <table:table-cell office:value-type="float" office:value="0.872199">
                <text:p>0.872199</text:p>
              </table:table-cell>
              <table:table-cell office:value-type="float" office:value="0.874875">
                <text:p>0.874875</text:p>
              </table:table-cell>
              <table:table-cell office:value-type="float" office:value="0.909378">
                <text:p>0.909378</text:p>
              </table:table-cell>
              <table:table-cell office:value-type="float" office:value="0.915808">
                <text:p>0.915808</text:p>
              </table:table-cell>
              <table:table-cell office:value-type="float" office:value="0.916821">
                <text:p>0.916821</text:p>
              </table:table-cell>
              <table:table-cell office:value-type="float" office:value="0.91823">
                <text:p>0.91823</text:p>
              </table:table-cell>
              <table:table-cell office:value-type="float" office:value="0.865472">
                <text:p>0.8654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89505">
                <text:p>0.789505</text:p>
              </table:table-cell>
              <table:table-cell office:value-type="float" office:value="0.819921">
                <text:p>0.819921</text:p>
              </table:table-cell>
              <table:table-cell office:value-type="float" office:value="0.824155">
                <text:p>0.824155</text:p>
              </table:table-cell>
              <table:table-cell office:value-type="float" office:value="0.840485">
                <text:p>0.840485</text:p>
              </table:table-cell>
              <table:table-cell office:value-type="float" office:value="0.859392">
                <text:p>0.859392</text:p>
              </table:table-cell>
              <table:table-cell office:value-type="float" office:value="0.867287">
                <text:p>0.867287</text:p>
              </table:table-cell>
              <table:table-cell office:value-type="float" office:value="0.873678">
                <text:p>0.873678</text:p>
              </table:table-cell>
              <table:table-cell office:value-type="float" office:value="0.896724">
                <text:p>0.896724</text:p>
              </table:table-cell>
              <table:table-cell office:value-type="float" office:value="0.915476">
                <text:p>0.915476</text:p>
              </table:table-cell>
              <table:table-cell office:value-type="float" office:value="0.916931">
                <text:p>0.916931</text:p>
              </table:table-cell>
              <table:table-cell office:value-type="float" office:value="0.91823">
                <text:p>0.91823</text:p>
              </table:table-cell>
              <table:table-cell office:value-type="float" office:value="0.860355">
                <text:p>0.86035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89445">
                <text:p>0.789445</text:p>
              </table:table-cell>
              <table:table-cell office:value-type="float" office:value="0.815397">
                <text:p>0.815397</text:p>
              </table:table-cell>
              <table:table-cell office:value-type="float" office:value="0.82401">
                <text:p>0.82401</text:p>
              </table:table-cell>
              <table:table-cell office:value-type="float" office:value="0.833332">
                <text:p>0.833332</text:p>
              </table:table-cell>
              <table:table-cell office:value-type="float" office:value="0.858359">
                <text:p>0.858359</text:p>
              </table:table-cell>
              <table:table-cell office:value-type="float" office:value="0.865225">
                <text:p>0.865225</text:p>
              </table:table-cell>
              <table:table-cell office:value-type="float" office:value="0.873653">
                <text:p>0.873653</text:p>
              </table:table-cell>
              <table:table-cell office:value-type="float" office:value="0.902926">
                <text:p>0.902926</text:p>
              </table:table-cell>
              <table:table-cell office:value-type="float" office:value="0.915586">
                <text:p>0.915586</text:p>
              </table:table-cell>
              <table:table-cell office:value-type="float" office:value="0.917036">
                <text:p>0.917036</text:p>
              </table:table-cell>
              <table:table-cell office:value-type="float" office:value="0.91823">
                <text:p>0.91823</text:p>
              </table:table-cell>
              <table:table-cell office:value-type="float" office:value="0.859497">
                <text:p>0.8594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50903">
                <text:p>0.750903</text:p>
              </table:table-cell>
              <table:table-cell office:value-type="float" office:value="0.817459">
                <text:p>0.817459</text:p>
              </table:table-cell>
              <table:table-cell office:value-type="float" office:value="0.824021">
                <text:p>0.824021</text:p>
              </table:table-cell>
              <table:table-cell office:value-type="float" office:value="0.835485">
                <text:p>0.835485</text:p>
              </table:table-cell>
              <table:table-cell office:value-type="float" office:value="0.857278">
                <text:p>0.857278</text:p>
              </table:table-cell>
              <table:table-cell office:value-type="float" office:value="0.865854">
                <text:p>0.865854</text:p>
              </table:table-cell>
              <table:table-cell office:value-type="float" office:value="0.873107">
                <text:p>0.873107</text:p>
              </table:table-cell>
              <table:table-cell office:value-type="float" office:value="0.88843">
                <text:p>0.88843</text:p>
              </table:table-cell>
              <table:table-cell office:value-type="float" office:value="0.91529">
                <text:p>0.91529</text:p>
              </table:table-cell>
              <table:table-cell office:value-type="float" office:value="0.917006">
                <text:p>0.917006</text:p>
              </table:table-cell>
              <table:table-cell office:value-type="float" office:value="0.91823">
                <text:p>0.91823</text:p>
              </table:table-cell>
              <table:table-cell office:value-type="float" office:value="0.854483">
                <text:p>0.85448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9219">
                <text:p>0.79219</text:p>
              </table:table-cell>
              <table:table-cell office:value-type="float" office:value="0.816847">
                <text:p>0.816847</text:p>
              </table:table-cell>
              <table:table-cell office:value-type="float" office:value="0.823771">
                <text:p>0.823771</text:p>
              </table:table-cell>
              <table:table-cell office:value-type="float" office:value="0.825178">
                <text:p>0.825178</text:p>
              </table:table-cell>
              <table:table-cell office:value-type="float" office:value="0.853423">
                <text:p>0.853423</text:p>
              </table:table-cell>
              <table:table-cell office:value-type="float" office:value="0.859868">
                <text:p>0.859868</text:p>
              </table:table-cell>
              <table:table-cell office:value-type="float" office:value="0.870467">
                <text:p>0.870467</text:p>
              </table:table-cell>
              <table:table-cell office:value-type="float" office:value="0.874034">
                <text:p>0.874034</text:p>
              </table:table-cell>
              <table:table-cell office:value-type="float" office:value="0.898708">
                <text:p>0.898708</text:p>
              </table:table-cell>
              <table:table-cell office:value-type="float" office:value="0.916153">
                <text:p>0.916153</text:p>
              </table:table-cell>
              <table:table-cell office:value-type="float" office:value="0.91823">
                <text:p>0.91823</text:p>
              </table:table-cell>
              <table:table-cell office:value-type="float" office:value="0.853064">
                <text:p>0.85306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13655">
                <text:p>0.713655</text:p>
              </table:table-cell>
              <table:table-cell office:value-type="float" office:value="0.818901">
                <text:p>0.818901</text:p>
              </table:table-cell>
              <table:table-cell office:value-type="float" office:value="0.823946">
                <text:p>0.823946</text:p>
              </table:table-cell>
              <table:table-cell office:value-type="float" office:value="0.840903">
                <text:p>0.840903</text:p>
              </table:table-cell>
              <table:table-cell office:value-type="float" office:value="0.858363">
                <text:p>0.858363</text:p>
              </table:table-cell>
              <table:table-cell office:value-type="float" office:value="0.864667">
                <text:p>0.864667</text:p>
              </table:table-cell>
              <table:table-cell office:value-type="float" office:value="0.871909">
                <text:p>0.871909</text:p>
              </table:table-cell>
              <table:table-cell office:value-type="float" office:value="0.87633">
                <text:p>0.87633</text:p>
              </table:table-cell>
              <table:table-cell office:value-type="float" office:value="0.91392">
                <text:p>0.91392</text:p>
              </table:table-cell>
              <table:table-cell office:value-type="float" office:value="0.91603">
                <text:p>0.91603</text:p>
              </table:table-cell>
              <table:table-cell office:value-type="float" office:value="0.91823">
                <text:p>0.91823</text:p>
              </table:table-cell>
              <table:table-cell office:value-type="float" office:value="0.849862">
                <text:p>0.8498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90666">
                <text:p>0.790666</text:p>
              </table:table-cell>
              <table:table-cell office:value-type="float" office:value="0.818155">
                <text:p>0.818155</text:p>
              </table:table-cell>
              <table:table-cell office:value-type="float" office:value="0.823971">
                <text:p>0.823971</text:p>
              </table:table-cell>
              <table:table-cell office:value-type="float" office:value="0.838554">
                <text:p>0.838554</text:p>
              </table:table-cell>
              <table:table-cell office:value-type="float" office:value="0.857676">
                <text:p>0.857676</text:p>
              </table:table-cell>
              <table:table-cell office:value-type="float" office:value="0.864534">
                <text:p>0.864534</text:p>
              </table:table-cell>
              <table:table-cell office:value-type="float" office:value="0.87292">
                <text:p>0.87292</text:p>
              </table:table-cell>
              <table:table-cell office:value-type="float" office:value="0.89248">
                <text:p>0.89248</text:p>
              </table:table-cell>
              <table:table-cell office:value-type="float" office:value="0.914221">
                <text:p>0.914221</text:p>
              </table:table-cell>
              <table:table-cell office:value-type="float" office:value="0.916133">
                <text:p>0.916133</text:p>
              </table:table-cell>
              <table:table-cell office:value-type="float" office:value="0.91823">
                <text:p>0.91823</text:p>
              </table:table-cell>
              <table:table-cell office:value-type="float" office:value="0.858931">
                <text:p>0.8589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49686">
                <text:p>0.749686</text:p>
              </table:table-cell>
              <table:table-cell office:value-type="float" office:value="0.822603">
                <text:p>0.822603</text:p>
              </table:table-cell>
              <table:table-cell office:value-type="float" office:value="0.8275">
                <text:p>0.8275</text:p>
              </table:table-cell>
              <table:table-cell office:value-type="float" office:value="0.857195">
                <text:p>0.857195</text:p>
              </table:table-cell>
              <table:table-cell office:value-type="float" office:value="0.860082">
                <text:p>0.860082</text:p>
              </table:table-cell>
              <table:table-cell office:value-type="float" office:value="0.872925">
                <text:p>0.872925</text:p>
              </table:table-cell>
              <table:table-cell office:value-type="float" office:value="0.879541">
                <text:p>0.879541</text:p>
              </table:table-cell>
              <table:table-cell office:value-type="float" office:value="0.91414">
                <text:p>0.91414</text:p>
              </table:table-cell>
              <table:table-cell office:value-type="float" office:value="0.915451">
                <text:p>0.915451</text:p>
              </table:table-cell>
              <table:table-cell office:value-type="float" office:value="0.917163">
                <text:p>0.917163</text:p>
              </table:table-cell>
              <table:table-cell office:value-type="float" office:value="0.91823">
                <text:p>0.91823</text:p>
              </table:table-cell>
              <table:table-cell office:value-type="float" office:value="0.861629">
                <text:p>0.86162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62971">
                <text:p>0.762971</text:p>
              </table:table-cell>
              <table:table-cell office:value-type="float" office:value="0.824014">
                <text:p>0.824014</text:p>
              </table:table-cell>
              <table:table-cell office:value-type="float" office:value="0.840825">
                <text:p>0.840825</text:p>
              </table:table-cell>
              <table:table-cell office:value-type="float" office:value="0.85839">
                <text:p>0.85839</text:p>
              </table:table-cell>
              <table:table-cell office:value-type="float" office:value="0.862717">
                <text:p>0.862717</text:p>
              </table:table-cell>
              <table:table-cell office:value-type="float" office:value="0.873972">
                <text:p>0.873972</text:p>
              </table:table-cell>
              <table:table-cell office:value-type="float" office:value="0.900314">
                <text:p>0.900314</text:p>
              </table:table-cell>
              <table:table-cell office:value-type="float" office:value="0.914566">
                <text:p>0.914566</text:p>
              </table:table-cell>
              <table:table-cell office:value-type="float" office:value="0.915857">
                <text:p>0.915857</text:p>
              </table:table-cell>
              <table:table-cell office:value-type="float" office:value="0.917286">
                <text:p>0.917286</text:p>
              </table:table-cell>
              <table:table-cell office:value-type="float" office:value="0.91823">
                <text:p>0.91823</text:p>
              </table:table-cell>
              <table:table-cell office:value-type="float" office:value="0.867091">
                <text:p>0.86709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6296">
                <text:p>0.76296</text:p>
              </table:table-cell>
              <table:table-cell office:value-type="float" office:value="0.823936">
                <text:p>0.823936</text:p>
              </table:table-cell>
              <table:table-cell office:value-type="float" office:value="0.847746">
                <text:p>0.847746</text:p>
              </table:table-cell>
              <table:table-cell office:value-type="float" office:value="0.859415">
                <text:p>0.859415</text:p>
              </table:table-cell>
              <table:table-cell office:value-type="float" office:value="0.866195">
                <text:p>0.866195</text:p>
              </table:table-cell>
              <table:table-cell office:value-type="float" office:value="0.874638">
                <text:p>0.874638</text:p>
              </table:table-cell>
              <table:table-cell office:value-type="float" office:value="0.911956">
                <text:p>0.911956</text:p>
              </table:table-cell>
              <table:table-cell office:value-type="float" office:value="0.915103">
                <text:p>0.915103</text:p>
              </table:table-cell>
              <table:table-cell office:value-type="float" office:value="0.916031">
                <text:p>0.916031</text:p>
              </table:table-cell>
              <table:table-cell office:value-type="float" office:value="0.917253">
                <text:p>0.917253</text:p>
              </table:table-cell>
              <table:table-cell office:value-type="float" office:value="0.91823">
                <text:p>0.91823</text:p>
              </table:table-cell>
              <table:table-cell office:value-type="float" office:value="0.869523">
                <text:p>0.8695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83337">
                <text:p>0.683337</text:p>
              </table:table-cell>
              <table:table-cell office:value-type="float" office:value="0.823632">
                <text:p>0.823632</text:p>
              </table:table-cell>
              <table:table-cell office:value-type="float" office:value="0.82942">
                <text:p>0.82942</text:p>
              </table:table-cell>
              <table:table-cell office:value-type="float" office:value="0.857055">
                <text:p>0.857055</text:p>
              </table:table-cell>
              <table:table-cell office:value-type="float" office:value="0.862528">
                <text:p>0.862528</text:p>
              </table:table-cell>
              <table:table-cell office:value-type="float" office:value="0.874314">
                <text:p>0.874314</text:p>
              </table:table-cell>
              <table:table-cell office:value-type="float" office:value="0.913561">
                <text:p>0.913561</text:p>
              </table:table-cell>
              <table:table-cell office:value-type="float" office:value="0.914915">
                <text:p>0.914915</text:p>
              </table:table-cell>
              <table:table-cell office:value-type="float" office:value="0.915821">
                <text:p>0.915821</text:p>
              </table:table-cell>
              <table:table-cell office:value-type="float" office:value="0.917157">
                <text:p>0.917157</text:p>
              </table:table-cell>
              <table:table-cell office:value-type="float" office:value="0.91823">
                <text:p>0.91823</text:p>
              </table:table-cell>
              <table:table-cell office:value-type="float" office:value="0.859174">
                <text:p>0.8591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3044">
                <text:p>0.763044</text:p>
              </table:table-cell>
              <table:table-cell office:value-type="float" office:value="0.823836">
                <text:p>0.823836</text:p>
              </table:table-cell>
              <table:table-cell office:value-type="float" office:value="0.840692">
                <text:p>0.840692</text:p>
              </table:table-cell>
              <table:table-cell office:value-type="float" office:value="0.858776">
                <text:p>0.858776</text:p>
              </table:table-cell>
              <table:table-cell office:value-type="float" office:value="0.86871">
                <text:p>0.86871</text:p>
              </table:table-cell>
              <table:table-cell office:value-type="float" office:value="0.875244">
                <text:p>0.875244</text:p>
              </table:table-cell>
              <table:table-cell office:value-type="float" office:value="0.910002">
                <text:p>0.910002</text:p>
              </table:table-cell>
              <table:table-cell office:value-type="float" office:value="0.915117">
                <text:p>0.915117</text:p>
              </table:table-cell>
              <table:table-cell office:value-type="float" office:value="0.916054">
                <text:p>0.916054</text:p>
              </table:table-cell>
              <table:table-cell office:value-type="float" office:value="0.917054">
                <text:p>0.917054</text:p>
              </table:table-cell>
              <table:table-cell office:value-type="float" office:value="0.91823">
                <text:p>0.91823</text:p>
              </table:table-cell>
              <table:table-cell office:value-type="float" office:value="0.868853">
                <text:p>0.8688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66061">
                <text:p>0.766061</text:p>
              </table:table-cell>
              <table:table-cell office:value-type="float" office:value="0.824099">
                <text:p>0.824099</text:p>
              </table:table-cell>
              <table:table-cell office:value-type="float" office:value="0.843221">
                <text:p>0.843221</text:p>
              </table:table-cell>
              <table:table-cell office:value-type="float" office:value="0.859068">
                <text:p>0.859068</text:p>
              </table:table-cell>
              <table:table-cell office:value-type="float" office:value="0.872055">
                <text:p>0.872055</text:p>
              </table:table-cell>
              <table:table-cell office:value-type="float" office:value="0.875716">
                <text:p>0.875716</text:p>
              </table:table-cell>
              <table:table-cell office:value-type="float" office:value="0.914139">
                <text:p>0.914139</text:p>
              </table:table-cell>
              <table:table-cell office:value-type="float" office:value="0.915303">
                <text:p>0.915303</text:p>
              </table:table-cell>
              <table:table-cell office:value-type="float" office:value="0.916331">
                <text:p>0.916331</text:p>
              </table:table-cell>
              <table:table-cell office:value-type="float" office:value="0.917171">
                <text:p>0.917171</text:p>
              </table:table-cell>
              <table:table-cell office:value-type="float" office:value="0.91823">
                <text:p>0.91823</text:p>
              </table:table-cell>
              <table:table-cell office:value-type="float" office:value="0.870316">
                <text:p>0.87031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32716">
                <text:p>0.732716</text:p>
              </table:table-cell>
              <table:table-cell office:value-type="float" office:value="0.829733">
                <text:p>0.829733</text:p>
              </table:table-cell>
              <table:table-cell office:value-type="float" office:value="0.851026">
                <text:p>0.851026</text:p>
              </table:table-cell>
              <table:table-cell office:value-type="float" office:value="0.868511">
                <text:p>0.868511</text:p>
              </table:table-cell>
              <table:table-cell office:value-type="float" office:value="0.877218">
                <text:p>0.877218</text:p>
              </table:table-cell>
              <table:table-cell office:value-type="float" office:value="0.913986">
                <text:p>0.913986</text:p>
              </table:table-cell>
              <table:table-cell office:value-type="float" office:value="0.914951">
                <text:p>0.914951</text:p>
              </table:table-cell>
              <table:table-cell office:value-type="float" office:value="0.915551">
                <text:p>0.915551</text:p>
              </table:table-cell>
              <table:table-cell office:value-type="float" office:value="0.916395">
                <text:p>0.916395</text:p>
              </table:table-cell>
              <table:table-cell office:value-type="float" office:value="0.91717">
                <text:p>0.91717</text:p>
              </table:table-cell>
              <table:table-cell office:value-type="float" office:value="0.91823">
                <text:p>0.91823</text:p>
              </table:table-cell>
              <table:table-cell office:value-type="float" office:value="0.873726">
                <text:p>0.8737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82886">
                <text:p>0.682886</text:p>
              </table:table-cell>
              <table:table-cell office:value-type="float" office:value="0.824094">
                <text:p>0.824094</text:p>
              </table:table-cell>
              <table:table-cell office:value-type="float" office:value="0.841737">
                <text:p>0.841737</text:p>
              </table:table-cell>
              <table:table-cell office:value-type="float" office:value="0.86359">
                <text:p>0.86359</text:p>
              </table:table-cell>
              <table:table-cell office:value-type="float" office:value="0.874016">
                <text:p>0.874016</text:p>
              </table:table-cell>
              <table:table-cell office:value-type="float" office:value="0.890634">
                <text:p>0.890634</text:p>
              </table:table-cell>
              <table:table-cell office:value-type="float" office:value="0.914714">
                <text:p>0.914714</text:p>
              </table:table-cell>
              <table:table-cell office:value-type="float" office:value="0.915324">
                <text:p>0.915324</text:p>
              </table:table-cell>
              <table:table-cell office:value-type="float" office:value="0.916294">
                <text:p>0.916294</text:p>
              </table:table-cell>
              <table:table-cell office:value-type="float" office:value="0.917171">
                <text:p>0.917171</text:p>
              </table:table-cell>
              <table:table-cell office:value-type="float" office:value="0.91823">
                <text:p>0.91823</text:p>
              </table:table-cell>
              <table:table-cell office:value-type="float" office:value="0.864046">
                <text:p>0.86404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62023">
                <text:p>0.762023</text:p>
              </table:table-cell>
              <table:table-cell office:value-type="float" office:value="0.827702">
                <text:p>0.827702</text:p>
              </table:table-cell>
              <table:table-cell office:value-type="float" office:value="0.85329">
                <text:p>0.85329</text:p>
              </table:table-cell>
              <table:table-cell office:value-type="float" office:value="0.869866">
                <text:p>0.869866</text:p>
              </table:table-cell>
              <table:table-cell office:value-type="float" office:value="0.87493">
                <text:p>0.87493</text:p>
              </table:table-cell>
              <table:table-cell office:value-type="float" office:value="0.9101">
                <text:p>0.9101</text:p>
              </table:table-cell>
              <table:table-cell office:value-type="float" office:value="0.914825">
                <text:p>0.914825</text:p>
              </table:table-cell>
              <table:table-cell office:value-type="float" office:value="0.915649">
                <text:p>0.915649</text:p>
              </table:table-cell>
              <table:table-cell office:value-type="float" office:value="0.916506">
                <text:p>0.916506</text:p>
              </table:table-cell>
              <table:table-cell office:value-type="float" office:value="0.91743">
                <text:p>0.91743</text:p>
              </table:table-cell>
              <table:table-cell office:value-type="float" office:value="0.91823">
                <text:p>0.91823</text:p>
              </table:table-cell>
              <table:table-cell office:value-type="float" office:value="0.876232">
                <text:p>0.8762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9083">
                <text:p>0.709083</text:p>
              </table:table-cell>
              <table:table-cell office:value-type="float" office:value="0.824699">
                <text:p>0.824699</text:p>
              </table:table-cell>
              <table:table-cell office:value-type="float" office:value="0.851753">
                <text:p>0.851753</text:p>
              </table:table-cell>
              <table:table-cell office:value-type="float" office:value="0.867041">
                <text:p>0.867041</text:p>
              </table:table-cell>
              <table:table-cell office:value-type="float" office:value="0.874526">
                <text:p>0.874526</text:p>
              </table:table-cell>
              <table:table-cell office:value-type="float" office:value="0.89644">
                <text:p>0.89644</text:p>
              </table:table-cell>
              <table:table-cell office:value-type="float" office:value="0.914591">
                <text:p>0.914591</text:p>
              </table:table-cell>
              <table:table-cell office:value-type="float" office:value="0.915187">
                <text:p>0.915187</text:p>
              </table:table-cell>
              <table:table-cell office:value-type="float" office:value="0.916149">
                <text:p>0.916149</text:p>
              </table:table-cell>
              <table:table-cell office:value-type="float" office:value="0.917161">
                <text:p>0.917161</text:p>
              </table:table-cell>
              <table:table-cell office:value-type="float" office:value="0.91823">
                <text:p>0.91823</text:p>
              </table:table-cell>
              <table:table-cell office:value-type="float" office:value="0.868663">
                <text:p>0.86866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82307">
                <text:p>0.682307</text:p>
              </table:table-cell>
              <table:table-cell office:value-type="float" office:value="0.824272">
                <text:p>0.824272</text:p>
              </table:table-cell>
              <table:table-cell office:value-type="float" office:value="0.849723">
                <text:p>0.849723</text:p>
              </table:table-cell>
              <table:table-cell office:value-type="float" office:value="0.866297">
                <text:p>0.866297</text:p>
              </table:table-cell>
              <table:table-cell office:value-type="float" office:value="0.87426">
                <text:p>0.87426</text:p>
              </table:table-cell>
              <table:table-cell office:value-type="float" office:value="0.90796">
                <text:p>0.90796</text:p>
              </table:table-cell>
              <table:table-cell office:value-type="float" office:value="0.914705">
                <text:p>0.914705</text:p>
              </table:table-cell>
              <table:table-cell office:value-type="float" office:value="0.915417">
                <text:p>0.915417</text:p>
              </table:table-cell>
              <table:table-cell office:value-type="float" office:value="0.916352">
                <text:p>0.916352</text:p>
              </table:table-cell>
              <table:table-cell office:value-type="float" office:value="0.917308">
                <text:p>0.917308</text:p>
              </table:table-cell>
              <table:table-cell office:value-type="float" office:value="0.91823">
                <text:p>0.91823</text:p>
              </table:table-cell>
              <table:table-cell office:value-type="float" office:value="0.86686">
                <text:p>0.8668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42546">
                <text:p>0.642546</text:p>
              </table:table-cell>
              <table:table-cell office:value-type="float" office:value="0.836091">
                <text:p>0.836091</text:p>
              </table:table-cell>
              <table:table-cell office:value-type="float" office:value="0.859175">
                <text:p>0.859175</text:p>
              </table:table-cell>
              <table:table-cell office:value-type="float" office:value="0.868456">
                <text:p>0.868456</text:p>
              </table:table-cell>
              <table:table-cell office:value-type="float" office:value="0.874402">
                <text:p>0.874402</text:p>
              </table:table-cell>
              <table:table-cell office:value-type="float" office:value="0.902602">
                <text:p>0.902602</text:p>
              </table:table-cell>
              <table:table-cell office:value-type="float" office:value="0.914898">
                <text:p>0.914898</text:p>
              </table:table-cell>
              <table:table-cell office:value-type="float" office:value="0.91558">
                <text:p>0.91558</text:p>
              </table:table-cell>
              <table:table-cell office:value-type="float" office:value="0.916614">
                <text:p>0.916614</text:p>
              </table:table-cell>
              <table:table-cell office:value-type="float" office:value="0.917485">
                <text:p>0.917485</text:p>
              </table:table-cell>
              <table:table-cell office:value-type="float" office:value="0.91823">
                <text:p>0.91823</text:p>
              </table:table-cell>
              <table:table-cell office:value-type="float" office:value="0.864785">
                <text:p>0.86478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81795">
                <text:p>0.781795</text:p>
              </table:table-cell>
              <table:table-cell office:value-type="float" office:value="0.845648">
                <text:p>0.845648</text:p>
              </table:table-cell>
              <table:table-cell office:value-type="float" office:value="0.860262">
                <text:p>0.860262</text:p>
              </table:table-cell>
              <table:table-cell office:value-type="float" office:value="0.87236">
                <text:p>0.87236</text:p>
              </table:table-cell>
              <table:table-cell office:value-type="float" office:value="0.875485">
                <text:p>0.875485</text:p>
              </table:table-cell>
              <table:table-cell office:value-type="float" office:value="0.914">
                <text:p>0.914</text:p>
              </table:table-cell>
              <table:table-cell office:value-type="float" office:value="0.915239">
                <text:p>0.915239</text:p>
              </table:table-cell>
              <table:table-cell office:value-type="float" office:value="0.915898">
                <text:p>0.915898</text:p>
              </table:table-cell>
              <table:table-cell office:value-type="float" office:value="0.916595">
                <text:p>0.916595</text:p>
              </table:table-cell>
              <table:table-cell office:value-type="float" office:value="0.917356">
                <text:p>0.917356</text:p>
              </table:table-cell>
              <table:table-cell office:value-type="float" office:value="0.91823">
                <text:p>0.91823</text:p>
              </table:table-cell>
              <table:table-cell office:value-type="float" office:value="0.881464">
                <text:p>0.88146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68115">
                <text:p>0.768115</text:p>
              </table:table-cell>
              <table:table-cell office:value-type="float" office:value="0.836582">
                <text:p>0.836582</text:p>
              </table:table-cell>
              <table:table-cell office:value-type="float" office:value="0.862082">
                <text:p>0.862082</text:p>
              </table:table-cell>
              <table:table-cell office:value-type="float" office:value="0.873277">
                <text:p>0.873277</text:p>
              </table:table-cell>
              <table:table-cell office:value-type="float" office:value="0.884975">
                <text:p>0.884975</text:p>
              </table:table-cell>
              <table:table-cell office:value-type="float" office:value="0.914118">
                <text:p>0.914118</text:p>
              </table:table-cell>
              <table:table-cell office:value-type="float" office:value="0.915133">
                <text:p>0.915133</text:p>
              </table:table-cell>
              <table:table-cell office:value-type="float" office:value="0.915914">
                <text:p>0.915914</text:p>
              </table:table-cell>
              <table:table-cell office:value-type="float" office:value="0.916752">
                <text:p>0.916752</text:p>
              </table:table-cell>
              <table:table-cell office:value-type="float" office:value="0.917513">
                <text:p>0.917513</text:p>
              </table:table-cell>
              <table:table-cell office:value-type="float" office:value="0.91823">
                <text:p>0.91823</text:p>
              </table:table-cell>
              <table:table-cell office:value-type="float" office:value="0.880446">
                <text:p>0.8804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23539">
                <text:p>0.723539</text:p>
              </table:table-cell>
              <table:table-cell office:value-type="float" office:value="0.833637">
                <text:p>0.833637</text:p>
              </table:table-cell>
              <table:table-cell office:value-type="float" office:value="0.860454">
                <text:p>0.860454</text:p>
              </table:table-cell>
              <table:table-cell office:value-type="float" office:value="0.873077">
                <text:p>0.873077</text:p>
              </table:table-cell>
              <table:table-cell office:value-type="float" office:value="0.875901">
                <text:p>0.875901</text:p>
              </table:table-cell>
              <table:table-cell office:value-type="float" office:value="0.912775">
                <text:p>0.912775</text:p>
              </table:table-cell>
              <table:table-cell office:value-type="float" office:value="0.914711">
                <text:p>0.914711</text:p>
              </table:table-cell>
              <table:table-cell office:value-type="float" office:value="0.915402">
                <text:p>0.915402</text:p>
              </table:table-cell>
              <table:table-cell office:value-type="float" office:value="0.916549">
                <text:p>0.916549</text:p>
              </table:table-cell>
              <table:table-cell office:value-type="float" office:value="0.917653">
                <text:p>0.917653</text:p>
              </table:table-cell>
              <table:table-cell office:value-type="float" office:value="0.91823">
                <text:p>0.91823</text:p>
              </table:table-cell>
              <table:table-cell office:value-type="float" office:value="0.87437">
                <text:p>0.874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17161">
                <text:p>0.717161</text:p>
              </table:table-cell>
              <table:table-cell office:value-type="float" office:value="0.837813">
                <text:p>0.837813</text:p>
              </table:table-cell>
              <table:table-cell office:value-type="float" office:value="0.860187">
                <text:p>0.860187</text:p>
              </table:table-cell>
              <table:table-cell office:value-type="float" office:value="0.872744">
                <text:p>0.872744</text:p>
              </table:table-cell>
              <table:table-cell office:value-type="float" office:value="0.87571">
                <text:p>0.87571</text:p>
              </table:table-cell>
              <table:table-cell office:value-type="float" office:value="0.907903">
                <text:p>0.907903</text:p>
              </table:table-cell>
              <table:table-cell office:value-type="float" office:value="0.915071">
                <text:p>0.915071</text:p>
              </table:table-cell>
              <table:table-cell office:value-type="float" office:value="0.915956">
                <text:p>0.915956</text:p>
              </table:table-cell>
              <table:table-cell office:value-type="float" office:value="0.91699">
                <text:p>0.91699</text:p>
              </table:table-cell>
              <table:table-cell office:value-type="float" office:value="0.917725">
                <text:p>0.917725</text:p>
              </table:table-cell>
              <table:table-cell office:value-type="float" office:value="0.91823">
                <text:p>0.91823</text:p>
              </table:table-cell>
              <table:table-cell office:value-type="float" office:value="0.873726">
                <text:p>0.87372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7386">
                <text:p>0.797386</text:p>
              </table:table-cell>
              <table:table-cell office:value-type="float" office:value="0.839537">
                <text:p>0.839537</text:p>
              </table:table-cell>
              <table:table-cell office:value-type="float" office:value="0.86132">
                <text:p>0.86132</text:p>
              </table:table-cell>
              <table:table-cell office:value-type="float" office:value="0.874028">
                <text:p>0.874028</text:p>
              </table:table-cell>
              <table:table-cell office:value-type="float" office:value="0.876191">
                <text:p>0.876191</text:p>
              </table:table-cell>
              <table:table-cell office:value-type="float" office:value="0.912247">
                <text:p>0.912247</text:p>
              </table:table-cell>
              <table:table-cell office:value-type="float" office:value="0.915216">
                <text:p>0.915216</text:p>
              </table:table-cell>
              <table:table-cell office:value-type="float" office:value="0.916153">
                <text:p>0.916153</text:p>
              </table:table-cell>
              <table:table-cell office:value-type="float" office:value="0.917023">
                <text:p>0.917023</text:p>
              </table:table-cell>
              <table:table-cell office:value-type="float" office:value="0.917567">
                <text:p>0.917567</text:p>
              </table:table-cell>
              <table:table-cell office:value-type="float" office:value="0.91823">
                <text:p>0.91823</text:p>
              </table:table-cell>
              <table:table-cell office:value-type="float" office:value="0.882667">
                <text:p>0.88266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71252">
                <text:p>0.771252</text:p>
              </table:table-cell>
              <table:table-cell office:value-type="float" office:value="0.834371">
                <text:p>0.834371</text:p>
              </table:table-cell>
              <table:table-cell office:value-type="float" office:value="0.861541">
                <text:p>0.861541</text:p>
              </table:table-cell>
              <table:table-cell office:value-type="float" office:value="0.874549">
                <text:p>0.874549</text:p>
              </table:table-cell>
              <table:table-cell office:value-type="float" office:value="0.889291">
                <text:p>0.889291</text:p>
              </table:table-cell>
              <table:table-cell office:value-type="float" office:value="0.914502">
                <text:p>0.914502</text:p>
              </table:table-cell>
              <table:table-cell office:value-type="float" office:value="0.915046">
                <text:p>0.915046</text:p>
              </table:table-cell>
              <table:table-cell office:value-type="float" office:value="0.915821">
                <text:p>0.915821</text:p>
              </table:table-cell>
              <table:table-cell office:value-type="float" office:value="0.916831">
                <text:p>0.916831</text:p>
              </table:table-cell>
              <table:table-cell office:value-type="float" office:value="0.917544">
                <text:p>0.917544</text:p>
              </table:table-cell>
              <table:table-cell office:value-type="float" office:value="0.91823">
                <text:p>0.91823</text:p>
              </table:table-cell>
              <table:table-cell office:value-type="float" office:value="0.881075">
                <text:p>0.8810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11575">
                <text:p>0.811575</text:p>
              </table:table-cell>
              <table:table-cell office:value-type="float" office:value="0.849876">
                <text:p>0.849876</text:p>
              </table:table-cell>
              <table:table-cell office:value-type="float" office:value="0.869538">
                <text:p>0.869538</text:p>
              </table:table-cell>
              <table:table-cell office:value-type="float" office:value="0.875714">
                <text:p>0.875714</text:p>
              </table:table-cell>
              <table:table-cell office:value-type="float" office:value="0.912072">
                <text:p>0.912072</text:p>
              </table:table-cell>
              <table:table-cell office:value-type="float" office:value="0.914808">
                <text:p>0.914808</text:p>
              </table:table-cell>
              <table:table-cell office:value-type="float" office:value="0.915283">
                <text:p>0.915283</text:p>
              </table:table-cell>
              <table:table-cell office:value-type="float" office:value="0.916344">
                <text:p>0.916344</text:p>
              </table:table-cell>
              <table:table-cell office:value-type="float" office:value="0.916914">
                <text:p>0.916914</text:p>
              </table:table-cell>
              <table:table-cell office:value-type="float" office:value="0.917525">
                <text:p>0.917525</text:p>
              </table:table-cell>
              <table:table-cell office:value-type="float" office:value="0.91823">
                <text:p>0.91823</text:p>
              </table:table-cell>
              <table:table-cell office:value-type="float" office:value="0.889965">
                <text:p>0.88996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69463">
                <text:p>0.769463</text:p>
              </table:table-cell>
              <table:table-cell office:value-type="float" office:value="0.846748">
                <text:p>0.846748</text:p>
              </table:table-cell>
              <table:table-cell office:value-type="float" office:value="0.869484">
                <text:p>0.869484</text:p>
              </table:table-cell>
              <table:table-cell office:value-type="float" office:value="0.892891">
                <text:p>0.892891</text:p>
              </table:table-cell>
              <table:table-cell office:value-type="float" office:value="0.914524">
                <text:p>0.914524</text:p>
              </table:table-cell>
              <table:table-cell office:value-type="float" office:value="0.915111">
                <text:p>0.915111</text:p>
              </table:table-cell>
              <table:table-cell office:value-type="float" office:value="0.91626">
                <text:p>0.91626</text:p>
              </table:table-cell>
              <table:table-cell office:value-type="float" office:value="0.916811">
                <text:p>0.916811</text:p>
              </table:table-cell>
              <table:table-cell office:value-type="float" office:value="0.91708">
                <text:p>0.91708</text:p>
              </table:table-cell>
              <table:table-cell office:value-type="float" office:value="0.917537">
                <text:p>0.917537</text:p>
              </table:table-cell>
              <table:table-cell office:value-type="float" office:value="0.91823">
                <text:p>0.91823</text:p>
              </table:table-cell>
              <table:table-cell office:value-type="float" office:value="0.887591">
                <text:p>0.88759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764094">
                <text:p>0.764094</text:p>
              </table:table-cell>
              <table:table-cell office:value-type="float" office:value="0.841416">
                <text:p>0.841416</text:p>
              </table:table-cell>
              <table:table-cell office:value-type="float" office:value="0.870613">
                <text:p>0.870613</text:p>
              </table:table-cell>
              <table:table-cell office:value-type="float" office:value="0.914053">
                <text:p>0.914053</text:p>
              </table:table-cell>
              <table:table-cell office:value-type="float" office:value="0.914976">
                <text:p>0.914976</text:p>
              </table:table-cell>
              <table:table-cell office:value-type="float" office:value="0.915464">
                <text:p>0.915464</text:p>
              </table:table-cell>
              <table:table-cell office:value-type="float" office:value="0.916429">
                <text:p>0.916429</text:p>
              </table:table-cell>
              <table:table-cell office:value-type="float" office:value="0.916783">
                <text:p>0.916783</text:p>
              </table:table-cell>
              <table:table-cell office:value-type="float" office:value="0.917017">
                <text:p>0.917017</text:p>
              </table:table-cell>
              <table:table-cell office:value-type="float" office:value="0.917498">
                <text:p>0.917498</text:p>
              </table:table-cell>
              <table:table-cell office:value-type="float" office:value="0.91823">
                <text:p>0.91823</text:p>
              </table:table-cell>
              <table:table-cell office:value-type="float" office:value="0.888834">
                <text:p>0.8888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71287">
                <text:p>0.771287</text:p>
              </table:table-cell>
              <table:table-cell office:value-type="float" office:value="0.831943">
                <text:p>0.831943</text:p>
              </table:table-cell>
              <table:table-cell office:value-type="float" office:value="0.860538">
                <text:p>0.860538</text:p>
              </table:table-cell>
              <table:table-cell office:value-type="float" office:value="0.914617">
                <text:p>0.914617</text:p>
              </table:table-cell>
              <table:table-cell office:value-type="float" office:value="0.915059">
                <text:p>0.915059</text:p>
              </table:table-cell>
              <table:table-cell office:value-type="float" office:value="0.915738">
                <text:p>0.915738</text:p>
              </table:table-cell>
              <table:table-cell office:value-type="float" office:value="0.916511">
                <text:p>0.916511</text:p>
              </table:table-cell>
              <table:table-cell office:value-type="float" office:value="0.916797">
                <text:p>0.916797</text:p>
              </table:table-cell>
              <table:table-cell office:value-type="float" office:value="0.917094">
                <text:p>0.917094</text:p>
              </table:table-cell>
              <table:table-cell office:value-type="float" office:value="0.917595">
                <text:p>0.917595</text:p>
              </table:table-cell>
              <table:table-cell office:value-type="float" office:value="0.91823">
                <text:p>0.91823</text:p>
              </table:table-cell>
              <table:table-cell office:value-type="float" office:value="0.887718">
                <text:p>0.8877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30918">
                <text:p>0.730918</text:p>
              </table:table-cell>
              <table:table-cell office:value-type="float" office:value="0.839655">
                <text:p>0.839655</text:p>
              </table:table-cell>
              <table:table-cell office:value-type="float" office:value="0.871954">
                <text:p>0.871954</text:p>
              </table:table-cell>
              <table:table-cell office:value-type="float" office:value="0.914715">
                <text:p>0.914715</text:p>
              </table:table-cell>
              <table:table-cell office:value-type="float" office:value="0.915209">
                <text:p>0.915209</text:p>
              </table:table-cell>
              <table:table-cell office:value-type="float" office:value="0.915933">
                <text:p>0.915933</text:p>
              </table:table-cell>
              <table:table-cell office:value-type="float" office:value="0.916593">
                <text:p>0.916593</text:p>
              </table:table-cell>
              <table:table-cell office:value-type="float" office:value="0.916841">
                <text:p>0.916841</text:p>
              </table:table-cell>
              <table:table-cell office:value-type="float" office:value="0.917206">
                <text:p>0.917206</text:p>
              </table:table-cell>
              <table:table-cell office:value-type="float" office:value="0.917543">
                <text:p>0.917543</text:p>
              </table:table-cell>
              <table:table-cell office:value-type="float" office:value="0.91823">
                <text:p>0.91823</text:p>
              </table:table-cell>
              <table:table-cell office:value-type="float" office:value="0.885657">
                <text:p>0.88565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7078">
                <text:p>0.77078</text:p>
              </table:table-cell>
              <table:table-cell office:value-type="float" office:value="0.848028">
                <text:p>0.848028</text:p>
              </table:table-cell>
              <table:table-cell office:value-type="float" office:value="0.862889">
                <text:p>0.862889</text:p>
              </table:table-cell>
              <table:table-cell office:value-type="float" office:value="0.909754">
                <text:p>0.909754</text:p>
              </table:table-cell>
              <table:table-cell office:value-type="float" office:value="0.915191">
                <text:p>0.915191</text:p>
              </table:table-cell>
              <table:table-cell office:value-type="float" office:value="0.915843">
                <text:p>0.915843</text:p>
              </table:table-cell>
              <table:table-cell office:value-type="float" office:value="0.91653">
                <text:p>0.91653</text:p>
              </table:table-cell>
              <table:table-cell office:value-type="float" office:value="0.916861">
                <text:p>0.916861</text:p>
              </table:table-cell>
              <table:table-cell office:value-type="float" office:value="0.917247">
                <text:p>0.917247</text:p>
              </table:table-cell>
              <table:table-cell office:value-type="float" office:value="0.917715">
                <text:p>0.917715</text:p>
              </table:table-cell>
              <table:table-cell office:value-type="float" office:value="0.91823">
                <text:p>0.91823</text:p>
              </table:table-cell>
              <table:table-cell office:value-type="float" office:value="0.889084">
                <text:p>0.8890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25821">
                <text:p>0.825821</text:p>
              </table:table-cell>
              <table:table-cell office:value-type="float" office:value="0.856563">
                <text:p>0.856563</text:p>
              </table:table-cell>
              <table:table-cell office:value-type="float" office:value="0.872795">
                <text:p>0.872795</text:p>
              </table:table-cell>
              <table:table-cell office:value-type="float" office:value="0.914761">
                <text:p>0.914761</text:p>
              </table:table-cell>
              <table:table-cell office:value-type="float" office:value="0.915308">
                <text:p>0.915308</text:p>
              </table:table-cell>
              <table:table-cell office:value-type="float" office:value="0.91597">
                <text:p>0.91597</text:p>
              </table:table-cell>
              <table:table-cell office:value-type="float" office:value="0.916554">
                <text:p>0.916554</text:p>
              </table:table-cell>
              <table:table-cell office:value-type="float" office:value="0.916863">
                <text:p>0.916863</text:p>
              </table:table-cell>
              <table:table-cell office:value-type="float" office:value="0.917248">
                <text:p>0.917248</text:p>
              </table:table-cell>
              <table:table-cell office:value-type="float" office:value="0.917714">
                <text:p>0.917714</text:p>
              </table:table-cell>
              <table:table-cell office:value-type="float" office:value="0.91823">
                <text:p>0.91823</text:p>
              </table:table-cell>
              <table:table-cell office:value-type="float" office:value="0.89696">
                <text:p>0.896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2991">
                <text:p>0.62991</text:p>
              </table:table-cell>
              <table:table-cell office:value-type="float" office:value="0.864163">
                <text:p>0.864163</text:p>
              </table:table-cell>
              <table:table-cell office:value-type="float" office:value="0.8949">
                <text:p>0.8949</text:p>
              </table:table-cell>
              <table:table-cell office:value-type="float" office:value="0.915044">
                <text:p>0.915044</text:p>
              </table:table-cell>
              <table:table-cell office:value-type="float" office:value="0.915721">
                <text:p>0.915721</text:p>
              </table:table-cell>
              <table:table-cell office:value-type="float" office:value="0.916394">
                <text:p>0.916394</text:p>
              </table:table-cell>
              <table:table-cell office:value-type="float" office:value="0.916821">
                <text:p>0.916821</text:p>
              </table:table-cell>
              <table:table-cell office:value-type="float" office:value="0.917092">
                <text:p>0.917092</text:p>
              </table:table-cell>
              <table:table-cell office:value-type="float" office:value="0.917308">
                <text:p>0.917308</text:p>
              </table:table-cell>
              <table:table-cell office:value-type="float" office:value="0.917647">
                <text:p>0.917647</text:p>
              </table:table-cell>
              <table:table-cell office:value-type="float" office:value="0.91823">
                <text:p>0.91823</text:p>
              </table:table-cell>
              <table:table-cell office:value-type="float" office:value="0.8805">
                <text:p>0.880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01624">
                <text:p>0.701624</text:p>
              </table:table-cell>
              <table:table-cell office:value-type="float" office:value="0.863043">
                <text:p>0.863043</text:p>
              </table:table-cell>
              <table:table-cell office:value-type="float" office:value="0.896764">
                <text:p>0.896764</text:p>
              </table:table-cell>
              <table:table-cell office:value-type="float" office:value="0.915125">
                <text:p>0.915125</text:p>
              </table:table-cell>
              <table:table-cell office:value-type="float" office:value="0.915646">
                <text:p>0.915646</text:p>
              </table:table-cell>
              <table:table-cell office:value-type="float" office:value="0.916414">
                <text:p>0.916414</text:p>
              </table:table-cell>
              <table:table-cell office:value-type="float" office:value="0.91692">
                <text:p>0.91692</text:p>
              </table:table-cell>
              <table:table-cell office:value-type="float" office:value="0.917192">
                <text:p>0.917192</text:p>
              </table:table-cell>
              <table:table-cell office:value-type="float" office:value="0.917328">
                <text:p>0.917328</text:p>
              </table:table-cell>
              <table:table-cell office:value-type="float" office:value="0.917783">
                <text:p>0.917783</text:p>
              </table:table-cell>
              <table:table-cell office:value-type="float" office:value="0.91823">
                <text:p>0.91823</text:p>
              </table:table-cell>
              <table:table-cell office:value-type="float" office:value="0.887784">
                <text:p>0.88778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39302">
                <text:p>0.839302</text:p>
              </table:table-cell>
              <table:table-cell office:value-type="float" office:value="0.865653">
                <text:p>0.865653</text:p>
              </table:table-cell>
              <table:table-cell office:value-type="float" office:value="0.894871">
                <text:p>0.894871</text:p>
              </table:table-cell>
              <table:table-cell office:value-type="float" office:value="0.91504">
                <text:p>0.91504</text:p>
              </table:table-cell>
              <table:table-cell office:value-type="float" office:value="0.915592">
                <text:p>0.915592</text:p>
              </table:table-cell>
              <table:table-cell office:value-type="float" office:value="0.916234">
                <text:p>0.916234</text:p>
              </table:table-cell>
              <table:table-cell office:value-type="float" office:value="0.916782">
                <text:p>0.916782</text:p>
              </table:table-cell>
              <table:table-cell office:value-type="float" office:value="0.917009">
                <text:p>0.917009</text:p>
              </table:table-cell>
              <table:table-cell office:value-type="float" office:value="0.917322">
                <text:p>0.917322</text:p>
              </table:table-cell>
              <table:table-cell office:value-type="float" office:value="0.917687">
                <text:p>0.917687</text:p>
              </table:table-cell>
              <table:table-cell office:value-type="float" office:value="0.91823">
                <text:p>0.91823</text:p>
              </table:table-cell>
              <table:table-cell office:value-type="float" office:value="0.901549">
                <text:p>0.90154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43061">
                <text:p>0.643061</text:p>
              </table:table-cell>
              <table:table-cell office:value-type="float" office:value="0.870044">
                <text:p>0.870044</text:p>
              </table:table-cell>
              <table:table-cell office:value-type="float" office:value="0.912692">
                <text:p>0.912692</text:p>
              </table:table-cell>
              <table:table-cell office:value-type="float" office:value="0.915292">
                <text:p>0.915292</text:p>
              </table:table-cell>
              <table:table-cell office:value-type="float" office:value="0.91583">
                <text:p>0.91583</text:p>
              </table:table-cell>
              <table:table-cell office:value-type="float" office:value="0.916443">
                <text:p>0.916443</text:p>
              </table:table-cell>
              <table:table-cell office:value-type="float" office:value="0.916866">
                <text:p>0.916866</text:p>
              </table:table-cell>
              <table:table-cell office:value-type="float" office:value="0.917043">
                <text:p>0.917043</text:p>
              </table:table-cell>
              <table:table-cell office:value-type="float" office:value="0.917328">
                <text:p>0.917328</text:p>
              </table:table-cell>
              <table:table-cell office:value-type="float" office:value="0.917687">
                <text:p>0.917687</text:p>
              </table:table-cell>
              <table:table-cell office:value-type="float" office:value="0.91823">
                <text:p>0.91823</text:p>
              </table:table-cell>
              <table:table-cell office:value-type="float" office:value="0.884228">
                <text:p>0.8842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89229">
                <text:p>0.589229</text:p>
              </table:table-cell>
              <table:table-cell office:value-type="float" office:value="0.877879">
                <text:p>0.877879</text:p>
              </table:table-cell>
              <table:table-cell office:value-type="float" office:value="0.91473">
                <text:p>0.91473</text:p>
              </table:table-cell>
              <table:table-cell office:value-type="float" office:value="0.915361">
                <text:p>0.915361</text:p>
              </table:table-cell>
              <table:table-cell office:value-type="float" office:value="0.915771">
                <text:p>0.915771</text:p>
              </table:table-cell>
              <table:table-cell office:value-type="float" office:value="0.916387">
                <text:p>0.916387</text:p>
              </table:table-cell>
              <table:table-cell office:value-type="float" office:value="0.91682">
                <text:p>0.91682</text:p>
              </table:table-cell>
              <table:table-cell office:value-type="float" office:value="0.917082">
                <text:p>0.917082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838">
                <text:p>0.917838</text:p>
              </table:table-cell>
              <table:table-cell office:value-type="float" office:value="0.91823">
                <text:p>0.91823</text:p>
              </table:table-cell>
              <table:table-cell office:value-type="float" office:value="0.879843">
                <text:p>0.87984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73883">
                <text:p>0.673883</text:p>
              </table:table-cell>
              <table:table-cell office:value-type="float" office:value="0.881166">
                <text:p>0.881166</text:p>
              </table:table-cell>
              <table:table-cell office:value-type="float" office:value="0.914682">
                <text:p>0.914682</text:p>
              </table:table-cell>
              <table:table-cell office:value-type="float" office:value="0.915286">
                <text:p>0.915286</text:p>
              </table:table-cell>
              <table:table-cell office:value-type="float" office:value="0.915718">
                <text:p>0.915718</text:p>
              </table:table-cell>
              <table:table-cell office:value-type="float" office:value="0.916297">
                <text:p>0.916297</text:p>
              </table:table-cell>
              <table:table-cell office:value-type="float" office:value="0.916729">
                <text:p>0.916729</text:p>
              </table:table-cell>
              <table:table-cell office:value-type="float" office:value="0.916989">
                <text:p>0.916989</text:p>
              </table:table-cell>
              <table:table-cell office:value-type="float" office:value="0.91732">
                <text:p>0.91732</text:p>
              </table:table-cell>
              <table:table-cell office:value-type="float" office:value="0.917636">
                <text:p>0.917636</text:p>
              </table:table-cell>
              <table:table-cell office:value-type="float" office:value="0.91823">
                <text:p>0.91823</text:p>
              </table:table-cell>
              <table:table-cell office:value-type="float" office:value="0.88857">
                <text:p>0.8885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76397">
                <text:p>0.676397</text:p>
              </table:table-cell>
              <table:table-cell office:value-type="float" office:value="0.88538">
                <text:p>0.88538</text:p>
              </table:table-cell>
              <table:table-cell office:value-type="float" office:value="0.914799">
                <text:p>0.914799</text:p>
              </table:table-cell>
              <table:table-cell office:value-type="float" office:value="0.915141">
                <text:p>0.915141</text:p>
              </table:table-cell>
              <table:table-cell office:value-type="float" office:value="0.915468">
                <text:p>0.915468</text:p>
              </table:table-cell>
              <table:table-cell office:value-type="float" office:value="0.91613">
                <text:p>0.91613</text:p>
              </table:table-cell>
              <table:table-cell office:value-type="float" office:value="0.916469">
                <text:p>0.916469</text:p>
              </table:table-cell>
              <table:table-cell office:value-type="float" office:value="0.916826">
                <text:p>0.916826</text:p>
              </table:table-cell>
              <table:table-cell office:value-type="float" office:value="0.917049">
                <text:p>0.917049</text:p>
              </table:table-cell>
              <table:table-cell office:value-type="float" office:value="0.917485">
                <text:p>0.917485</text:p>
              </table:table-cell>
              <table:table-cell office:value-type="float" office:value="0.91823">
                <text:p>0.91823</text:p>
              </table:table-cell>
              <table:table-cell office:value-type="float" office:value="0.889114">
                <text:p>0.88911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22711">
                <text:p>0.722711</text:p>
              </table:table-cell>
              <table:table-cell office:value-type="float" office:value="0.876997">
                <text:p>0.876997</text:p>
              </table:table-cell>
              <table:table-cell office:value-type="float" office:value="0.914632">
                <text:p>0.914632</text:p>
              </table:table-cell>
              <table:table-cell office:value-type="float" office:value="0.915118">
                <text:p>0.915118</text:p>
              </table:table-cell>
              <table:table-cell office:value-type="float" office:value="0.915487">
                <text:p>0.915487</text:p>
              </table:table-cell>
              <table:table-cell office:value-type="float" office:value="0.916237">
                <text:p>0.916237</text:p>
              </table:table-cell>
              <table:table-cell office:value-type="float" office:value="0.916624">
                <text:p>0.916624</text:p>
              </table:table-cell>
              <table:table-cell office:value-type="float" office:value="0.916846">
                <text:p>0.916846</text:p>
              </table:table-cell>
              <table:table-cell office:value-type="float" office:value="0.917136">
                <text:p>0.917136</text:p>
              </table:table-cell>
              <table:table-cell office:value-type="float" office:value="0.917608">
                <text:p>0.917608</text:p>
              </table:table-cell>
              <table:table-cell office:value-type="float" office:value="0.91823">
                <text:p>0.91823</text:p>
              </table:table-cell>
              <table:table-cell office:value-type="float" office:value="0.89294">
                <text:p>0.8929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67675">
                <text:p>0.767675</text:p>
              </table:table-cell>
              <table:table-cell office:value-type="float" office:value="0.883297">
                <text:p>0.883297</text:p>
              </table:table-cell>
              <table:table-cell office:value-type="float" office:value="0.914634">
                <text:p>0.914634</text:p>
              </table:table-cell>
              <table:table-cell office:value-type="float" office:value="0.915129">
                <text:p>0.915129</text:p>
              </table:table-cell>
              <table:table-cell office:value-type="float" office:value="0.915595">
                <text:p>0.915595</text:p>
              </table:table-cell>
              <table:table-cell office:value-type="float" office:value="0.9164">
                <text:p>0.9164</text:p>
              </table:table-cell>
              <table:table-cell office:value-type="float" office:value="0.9167">
                <text:p>0.9167</text:p>
              </table:table-cell>
              <table:table-cell office:value-type="float" office:value="0.916915">
                <text:p>0.916915</text:p>
              </table:table-cell>
              <table:table-cell office:value-type="float" office:value="0.917279">
                <text:p>0.917279</text:p>
              </table:table-cell>
              <table:table-cell office:value-type="float" office:value="0.917668">
                <text:p>0.917668</text:p>
              </table:table-cell>
              <table:table-cell office:value-type="float" office:value="0.91823">
                <text:p>0.91823</text:p>
              </table:table-cell>
              <table:table-cell office:value-type="float" office:value="0.898129">
                <text:p>0.8981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6663">
                <text:p>0.76663</text:p>
              </table:table-cell>
              <table:table-cell office:value-type="float" office:value="0.889841">
                <text:p>0.889841</text:p>
              </table:table-cell>
              <table:table-cell office:value-type="float" office:value="0.914677">
                <text:p>0.914677</text:p>
              </table:table-cell>
              <table:table-cell office:value-type="float" office:value="0.914939">
                <text:p>0.914939</text:p>
              </table:table-cell>
              <table:table-cell office:value-type="float" office:value="0.915274">
                <text:p>0.915274</text:p>
              </table:table-cell>
              <table:table-cell office:value-type="float" office:value="0.915892">
                <text:p>0.915892</text:p>
              </table:table-cell>
              <table:table-cell office:value-type="float" office:value="0.916539">
                <text:p>0.916539</text:p>
              </table:table-cell>
              <table:table-cell office:value-type="float" office:value="0.916837">
                <text:p>0.916837</text:p>
              </table:table-cell>
              <table:table-cell office:value-type="float" office:value="0.917241">
                <text:p>0.917241</text:p>
              </table:table-cell>
              <table:table-cell office:value-type="float" office:value="0.917599">
                <text:p>0.917599</text:p>
              </table:table-cell>
              <table:table-cell office:value-type="float" office:value="0.91823">
                <text:p>0.91823</text:p>
              </table:table-cell>
              <table:table-cell office:value-type="float" office:value="0.898547">
                <text:p>0.89854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78825">
                <text:p>0.678825</text:p>
              </table:table-cell>
              <table:table-cell office:value-type="float" office:value="0.875048">
                <text:p>0.875048</text:p>
              </table:table-cell>
              <table:table-cell office:value-type="float" office:value="0.91438">
                <text:p>0.91438</text:p>
              </table:table-cell>
              <table:table-cell office:value-type="float" office:value="0.91496">
                <text:p>0.91496</text:p>
              </table:table-cell>
              <table:table-cell office:value-type="float" office:value="0.9153">
                <text:p>0.9153</text:p>
              </table:table-cell>
              <table:table-cell office:value-type="float" office:value="0.915946">
                <text:p>0.915946</text:p>
              </table:table-cell>
              <table:table-cell office:value-type="float" office:value="0.916586">
                <text:p>0.916586</text:p>
              </table:table-cell>
              <table:table-cell office:value-type="float" office:value="0.916908">
                <text:p>0.916908</text:p>
              </table:table-cell>
              <table:table-cell office:value-type="float" office:value="0.917325">
                <text:p>0.917325</text:p>
              </table:table-cell>
              <table:table-cell office:value-type="float" office:value="0.917675">
                <text:p>0.917675</text:p>
              </table:table-cell>
              <table:table-cell office:value-type="float" office:value="0.91823">
                <text:p>0.91823</text:p>
              </table:table-cell>
              <table:table-cell office:value-type="float" office:value="0.888295">
                <text:p>0.88829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70828">
                <text:p>0.770828</text:p>
              </table:table-cell>
              <table:table-cell office:value-type="float" office:value="0.891516">
                <text:p>0.891516</text:p>
              </table:table-cell>
              <table:table-cell office:value-type="float" office:value="0.914654">
                <text:p>0.914654</text:p>
              </table:table-cell>
              <table:table-cell office:value-type="float" office:value="0.915025">
                <text:p>0.915025</text:p>
              </table:table-cell>
              <table:table-cell office:value-type="float" office:value="0.915405">
                <text:p>0.915405</text:p>
              </table:table-cell>
              <table:table-cell office:value-type="float" office:value="0.916192">
                <text:p>0.916192</text:p>
              </table:table-cell>
              <table:table-cell office:value-type="float" office:value="0.916636">
                <text:p>0.916636</text:p>
              </table:table-cell>
              <table:table-cell office:value-type="float" office:value="0.916994">
                <text:p>0.916994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814">
                <text:p>0.917814</text:p>
              </table:table-cell>
              <table:table-cell office:value-type="float" office:value="0.91823">
                <text:p>0.91823</text:p>
              </table:table-cell>
              <table:table-cell office:value-type="float" office:value="0.89924">
                <text:p>0.899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28146">
                <text:p>0.728146</text:p>
              </table:table-cell>
              <table:table-cell office:value-type="float" office:value="0.890221">
                <text:p>0.890221</text:p>
              </table:table-cell>
              <table:table-cell office:value-type="float" office:value="0.914733">
                <text:p>0.914733</text:p>
              </table:table-cell>
              <table:table-cell office:value-type="float" office:value="0.915239">
                <text:p>0.915239</text:p>
              </table:table-cell>
              <table:table-cell office:value-type="float" office:value="0.91581">
                <text:p>0.91581</text:p>
              </table:table-cell>
              <table:table-cell office:value-type="float" office:value="0.916516">
                <text:p>0.916516</text:p>
              </table:table-cell>
              <table:table-cell office:value-type="float" office:value="0.916852">
                <text:p>0.916852</text:p>
              </table:table-cell>
              <table:table-cell office:value-type="float" office:value="0.917159">
                <text:p>0.917159</text:p>
              </table:table-cell>
              <table:table-cell office:value-type="float" office:value="0.917346">
                <text:p>0.917346</text:p>
              </table:table-cell>
              <table:table-cell office:value-type="float" office:value="0.917901">
                <text:p>0.917901</text:p>
              </table:table-cell>
              <table:table-cell office:value-type="float" office:value="0.91823">
                <text:p>0.91823</text:p>
              </table:table-cell>
              <table:table-cell office:value-type="float" office:value="0.894992">
                <text:p>0.89499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15153">
                <text:p>0.815153</text:p>
              </table:table-cell>
              <table:table-cell office:value-type="float" office:value="0.87757">
                <text:p>0.87757</text:p>
              </table:table-cell>
              <table:table-cell office:value-type="float" office:value="0.914217">
                <text:p>0.914217</text:p>
              </table:table-cell>
              <table:table-cell office:value-type="float" office:value="0.915123">
                <text:p>0.915123</text:p>
              </table:table-cell>
              <table:table-cell office:value-type="float" office:value="0.915492">
                <text:p>0.915492</text:p>
              </table:table-cell>
              <table:table-cell office:value-type="float" office:value="0.91647">
                <text:p>0.91647</text:p>
              </table:table-cell>
              <table:table-cell office:value-type="float" office:value="0.916798">
                <text:p>0.916798</text:p>
              </table:table-cell>
              <table:table-cell office:value-type="float" office:value="0.917189">
                <text:p>0.917189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789">
                <text:p>0.917789</text:p>
              </table:table-cell>
              <table:table-cell office:value-type="float" office:value="0.91823">
                <text:p>0.91823</text:p>
              </table:table-cell>
              <table:table-cell office:value-type="float" office:value="0.902313">
                <text:p>0.90231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13169">
                <text:p>0.813169</text:p>
              </table:table-cell>
              <table:table-cell office:value-type="float" office:value="0.873567">
                <text:p>0.873567</text:p>
              </table:table-cell>
              <table:table-cell office:value-type="float" office:value="0.913418">
                <text:p>0.913418</text:p>
              </table:table-cell>
              <table:table-cell office:value-type="float" office:value="0.915244">
                <text:p>0.915244</text:p>
              </table:table-cell>
              <table:table-cell office:value-type="float" office:value="0.915979">
                <text:p>0.915979</text:p>
              </table:table-cell>
              <table:table-cell office:value-type="float" office:value="0.916637">
                <text:p>0.916637</text:p>
              </table:table-cell>
              <table:table-cell office:value-type="float" office:value="0.91692">
                <text:p>0.91692</text:p>
              </table:table-cell>
              <table:table-cell office:value-type="float" office:value="0.917298">
                <text:p>0.917298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713">
                <text:p>0.917713</text:p>
              </table:table-cell>
              <table:table-cell office:value-type="float" office:value="0.91823">
                <text:p>0.91823</text:p>
              </table:table-cell>
              <table:table-cell office:value-type="float" office:value="0.901728">
                <text:p>0.90172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3536">
                <text:p>0.603536</text:p>
              </table:table-cell>
              <table:table-cell office:value-type="float" office:value="0.860429">
                <text:p>0.860429</text:p>
              </table:table-cell>
              <table:table-cell office:value-type="float" office:value="0.908089">
                <text:p>0.908089</text:p>
              </table:table-cell>
              <table:table-cell office:value-type="float" office:value="0.915016">
                <text:p>0.915016</text:p>
              </table:table-cell>
              <table:table-cell office:value-type="float" office:value="0.915655">
                <text:p>0.915655</text:p>
              </table:table-cell>
              <table:table-cell office:value-type="float" office:value="0.916549">
                <text:p>0.916549</text:p>
              </table:table-cell>
              <table:table-cell office:value-type="float" office:value="0.916834">
                <text:p>0.916834</text:p>
              </table:table-cell>
              <table:table-cell office:value-type="float" office:value="0.917105">
                <text:p>0.917105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677">
                <text:p>0.917677</text:p>
              </table:table-cell>
              <table:table-cell office:value-type="float" office:value="0.91823">
                <text:p>0.91823</text:p>
              </table:table-cell>
              <table:table-cell office:value-type="float" office:value="0.878822">
                <text:p>0.87882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29576">
                <text:p>0.729576</text:p>
              </table:table-cell>
              <table:table-cell office:value-type="float" office:value="0.87639">
                <text:p>0.87639</text:p>
              </table:table-cell>
              <table:table-cell office:value-type="float" office:value="0.914566">
                <text:p>0.914566</text:p>
              </table:table-cell>
              <table:table-cell office:value-type="float" office:value="0.9153">
                <text:p>0.9153</text:p>
              </table:table-cell>
              <table:table-cell office:value-type="float" office:value="0.915847">
                <text:p>0.915847</text:p>
              </table:table-cell>
              <table:table-cell office:value-type="float" office:value="0.916611">
                <text:p>0.916611</text:p>
              </table:table-cell>
              <table:table-cell office:value-type="float" office:value="0.916916">
                <text:p>0.916916</text:p>
              </table:table-cell>
              <table:table-cell office:value-type="float" office:value="0.917267">
                <text:p>0.917267</text:p>
              </table:table-cell>
              <table:table-cell office:value-type="float" office:value="0.917354">
                <text:p>0.917354</text:p>
              </table:table-cell>
              <table:table-cell office:value-type="float" office:value="0.917987">
                <text:p>0.917987</text:p>
              </table:table-cell>
              <table:table-cell office:value-type="float" office:value="0.91823">
                <text:p>0.91823</text:p>
              </table:table-cell>
              <table:table-cell office:value-type="float" office:value="0.893781">
                <text:p>0.89378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57964">
                <text:p>0.857964</text:p>
              </table:table-cell>
              <table:table-cell office:value-type="float" office:value="0.88474">
                <text:p>0.88474</text:p>
              </table:table-cell>
              <table:table-cell office:value-type="float" office:value="0.914515">
                <text:p>0.914515</text:p>
              </table:table-cell>
              <table:table-cell office:value-type="float" office:value="0.915252">
                <text:p>0.915252</text:p>
              </table:table-cell>
              <table:table-cell office:value-type="float" office:value="0.915728">
                <text:p>0.915728</text:p>
              </table:table-cell>
              <table:table-cell office:value-type="float" office:value="0.916611">
                <text:p>0.916611</text:p>
              </table:table-cell>
              <table:table-cell office:value-type="float" office:value="0.916913">
                <text:p>0.916913</text:p>
              </table:table-cell>
              <table:table-cell office:value-type="float" office:value="0.917148">
                <text:p>0.917148</text:p>
              </table:table-cell>
              <table:table-cell office:value-type="float" office:value="0.91734">
                <text:p>0.91734</text:p>
              </table:table-cell>
              <table:table-cell office:value-type="float" office:value="0.917898">
                <text:p>0.917898</text:p>
              </table:table-cell>
              <table:table-cell office:value-type="float" office:value="0.91823">
                <text:p>0.91823</text:p>
              </table:table-cell>
              <table:table-cell office:value-type="float" office:value="0.907411">
                <text:p>0.90741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54189">
                <text:p>0.854189</text:p>
              </table:table-cell>
              <table:table-cell office:value-type="float" office:value="0.912622">
                <text:p>0.912622</text:p>
              </table:table-cell>
              <table:table-cell office:value-type="float" office:value="0.914954">
                <text:p>0.914954</text:p>
              </table:table-cell>
              <table:table-cell office:value-type="float" office:value="0.915348">
                <text:p>0.915348</text:p>
              </table:table-cell>
              <table:table-cell office:value-type="float" office:value="0.91574">
                <text:p>0.91574</text:p>
              </table:table-cell>
              <table:table-cell office:value-type="float" office:value="0.916523">
                <text:p>0.916523</text:p>
              </table:table-cell>
              <table:table-cell office:value-type="float" office:value="0.916918">
                <text:p>0.916918</text:p>
              </table:table-cell>
              <table:table-cell office:value-type="float" office:value="0.917298">
                <text:p>0.917298</text:p>
              </table:table-cell>
              <table:table-cell office:value-type="float" office:value="0.917424">
                <text:p>0.917424</text:p>
              </table:table-cell>
              <table:table-cell office:value-type="float" office:value="0.91803">
                <text:p>0.91803</text:p>
              </table:table-cell>
              <table:table-cell office:value-type="float" office:value="0.91823">
                <text:p>0.91823</text:p>
              </table:table-cell>
              <table:table-cell office:value-type="float" office:value="0.909905">
                <text:p>0.9099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67275">
                <text:p>0.867275</text:p>
              </table:table-cell>
              <table:table-cell office:value-type="float" office:value="0.913503">
                <text:p>0.913503</text:p>
              </table:table-cell>
              <table:table-cell office:value-type="float" office:value="0.915039">
                <text:p>0.915039</text:p>
              </table:table-cell>
              <table:table-cell office:value-type="float" office:value="0.915339">
                <text:p>0.915339</text:p>
              </table:table-cell>
              <table:table-cell office:value-type="float" office:value="0.915953">
                <text:p>0.915953</text:p>
              </table:table-cell>
              <table:table-cell office:value-type="float" office:value="0.916624">
                <text:p>0.916624</text:p>
              </table:table-cell>
              <table:table-cell office:value-type="float" office:value="0.916947">
                <text:p>0.916947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45">
                <text:p>0.917445</text:p>
              </table:table-cell>
              <table:table-cell office:value-type="float" office:value="0.918069">
                <text:p>0.918069</text:p>
              </table:table-cell>
              <table:table-cell office:value-type="float" office:value="0.91823">
                <text:p>0.91823</text:p>
              </table:table-cell>
              <table:table-cell office:value-type="float" office:value="0.911353">
                <text:p>0.9113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22799">
                <text:p>0.822799</text:p>
              </table:table-cell>
              <table:table-cell office:value-type="float" office:value="0.914355">
                <text:p>0.914355</text:p>
              </table:table-cell>
              <table:table-cell office:value-type="float" office:value="0.915174">
                <text:p>0.915174</text:p>
              </table:table-cell>
              <table:table-cell office:value-type="float" office:value="0.915456">
                <text:p>0.915456</text:p>
              </table:table-cell>
              <table:table-cell office:value-type="float" office:value="0.916215">
                <text:p>0.916215</text:p>
              </table:table-cell>
              <table:table-cell office:value-type="float" office:value="0.916754">
                <text:p>0.916754</text:p>
              </table:table-cell>
              <table:table-cell office:value-type="float" office:value="0.917108">
                <text:p>0.917108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78">
                <text:p>0.917478</text:p>
              </table:table-cell>
              <table:table-cell office:value-type="float" office:value="0.918164">
                <text:p>0.918164</text:p>
              </table:table-cell>
              <table:table-cell office:value-type="float" office:value="0.91823">
                <text:p>0.91823</text:p>
              </table:table-cell>
              <table:table-cell office:value-type="float" office:value="0.907084">
                <text:p>0.90708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68769">
                <text:p>0.868769</text:p>
              </table:table-cell>
              <table:table-cell office:value-type="float" office:value="0.914498">
                <text:p>0.914498</text:p>
              </table:table-cell>
              <table:table-cell office:value-type="float" office:value="0.915276">
                <text:p>0.915276</text:p>
              </table:table-cell>
              <table:table-cell office:value-type="float" office:value="0.915479">
                <text:p>0.915479</text:p>
              </table:table-cell>
              <table:table-cell office:value-type="float" office:value="0.916221">
                <text:p>0.916221</text:p>
              </table:table-cell>
              <table:table-cell office:value-type="float" office:value="0.916721">
                <text:p>0.916721</text:p>
              </table:table-cell>
              <table:table-cell office:value-type="float" office:value="0.917049">
                <text:p>0.917049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46">
                <text:p>0.917446</text:p>
              </table:table-cell>
              <table:table-cell office:value-type="float" office:value="0.918169">
                <text:p>0.918169</text:p>
              </table:table-cell>
              <table:table-cell office:value-type="float" office:value="0.91823">
                <text:p>0.91823</text:p>
              </table:table-cell>
              <table:table-cell office:value-type="float" office:value="0.911696">
                <text:p>0.9116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2313">
                <text:p>0.892313</text:p>
              </table:table-cell>
              <table:table-cell office:value-type="float" office:value="0.914876">
                <text:p>0.914876</text:p>
              </table:table-cell>
              <table:table-cell office:value-type="float" office:value="0.915286">
                <text:p>0.915286</text:p>
              </table:table-cell>
              <table:table-cell office:value-type="float" office:value="0.915453">
                <text:p>0.915453</text:p>
              </table:table-cell>
              <table:table-cell office:value-type="float" office:value="0.91579">
                <text:p>0.91579</text:p>
              </table:table-cell>
              <table:table-cell office:value-type="float" office:value="0.916691">
                <text:p>0.916691</text:p>
              </table:table-cell>
              <table:table-cell office:value-type="float" office:value="0.916938">
                <text:p>0.916938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09">
                <text:p>0.917409</text:p>
              </table:table-cell>
              <table:table-cell office:value-type="float" office:value="0.917983">
                <text:p>0.917983</text:p>
              </table:table-cell>
              <table:table-cell office:value-type="float" office:value="0.91823">
                <text:p>0.91823</text:p>
              </table:table-cell>
              <table:table-cell office:value-type="float" office:value="0.914007">
                <text:p>0.91400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9631">
                <text:p>0.89631</text:p>
              </table:table-cell>
              <table:table-cell office:value-type="float" office:value="0.914711">
                <text:p>0.914711</text:p>
              </table:table-cell>
              <table:table-cell office:value-type="float" office:value="0.915152">
                <text:p>0.915152</text:p>
              </table:table-cell>
              <table:table-cell office:value-type="float" office:value="0.915452">
                <text:p>0.915452</text:p>
              </table:table-cell>
              <table:table-cell office:value-type="float" office:value="0.915923">
                <text:p>0.915923</text:p>
              </table:table-cell>
              <table:table-cell office:value-type="float" office:value="0.916751">
                <text:p>0.916751</text:p>
              </table:table-cell>
              <table:table-cell office:value-type="float" office:value="0.91714">
                <text:p>0.91714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33">
                <text:p>0.917433</text:p>
              </table:table-cell>
              <table:table-cell office:value-type="float" office:value="0.918032">
                <text:p>0.918032</text:p>
              </table:table-cell>
              <table:table-cell office:value-type="float" office:value="0.91823">
                <text:p>0.91823</text:p>
              </table:table-cell>
              <table:table-cell office:value-type="float" office:value="0.914424">
                <text:p>0.91442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2717">
                <text:p>0.892717</text:p>
              </table:table-cell>
              <table:table-cell office:value-type="float" office:value="0.914483">
                <text:p>0.914483</text:p>
              </table:table-cell>
              <table:table-cell office:value-type="float" office:value="0.915169">
                <text:p>0.915169</text:p>
              </table:table-cell>
              <table:table-cell office:value-type="float" office:value="0.915452">
                <text:p>0.915452</text:p>
              </table:table-cell>
              <table:table-cell office:value-type="float" office:value="0.915536">
                <text:p>0.915536</text:p>
              </table:table-cell>
              <table:table-cell office:value-type="float" office:value="0.916603">
                <text:p>0.916603</text:p>
              </table:table-cell>
              <table:table-cell office:value-type="float" office:value="0.91701">
                <text:p>0.91701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378">
                <text:p>0.917378</text:p>
              </table:table-cell>
              <table:table-cell office:value-type="float" office:value="0.917857">
                <text:p>0.917857</text:p>
              </table:table-cell>
              <table:table-cell office:value-type="float" office:value="0.91823">
                <text:p>0.91823</text:p>
              </table:table-cell>
              <table:table-cell office:value-type="float" office:value="0.913954">
                <text:p>0.91395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18622">
                <text:p>0.718622</text:p>
              </table:table-cell>
              <table:table-cell office:value-type="float" office:value="0.914451">
                <text:p>0.914451</text:p>
              </table:table-cell>
              <table:table-cell office:value-type="float" office:value="0.915157">
                <text:p>0.915157</text:p>
              </table:table-cell>
              <table:table-cell office:value-type="float" office:value="0.915462">
                <text:p>0.915462</text:p>
              </table:table-cell>
              <table:table-cell office:value-type="float" office:value="0.91601">
                <text:p>0.91601</text:p>
              </table:table-cell>
              <table:table-cell office:value-type="float" office:value="0.916801">
                <text:p>0.916801</text:p>
              </table:table-cell>
              <table:table-cell office:value-type="float" office:value="0.917102">
                <text:p>0.917102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363">
                <text:p>0.917363</text:p>
              </table:table-cell>
              <table:table-cell office:value-type="float" office:value="0.917913">
                <text:p>0.917913</text:p>
              </table:table-cell>
              <table:table-cell office:value-type="float" office:value="0.91823">
                <text:p>0.91823</text:p>
              </table:table-cell>
              <table:table-cell office:value-type="float" office:value="0.896621">
                <text:p>0.89662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6744">
                <text:p>0.806744</text:p>
              </table:table-cell>
              <table:table-cell office:value-type="float" office:value="0.914984">
                <text:p>0.914984</text:p>
              </table:table-cell>
              <table:table-cell office:value-type="float" office:value="0.915422">
                <text:p>0.915422</text:p>
              </table:table-cell>
              <table:table-cell office:value-type="float" office:value="0.915485">
                <text:p>0.915485</text:p>
              </table:table-cell>
              <table:table-cell office:value-type="float" office:value="0.916469">
                <text:p>0.916469</text:p>
              </table:table-cell>
              <table:table-cell office:value-type="float" office:value="0.916939">
                <text:p>0.916939</text:p>
              </table:table-cell>
              <table:table-cell office:value-type="float" office:value="0.917332">
                <text:p>0.917332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17">
                <text:p>0.917417</text:p>
              </table:table-cell>
              <table:table-cell office:value-type="float" office:value="0.917939">
                <text:p>0.917939</text:p>
              </table:table-cell>
              <table:table-cell office:value-type="float" office:value="0.91823">
                <text:p>0.91823</text:p>
              </table:table-cell>
              <table:table-cell office:value-type="float" office:value="0.905606">
                <text:p>0.9056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00252">
                <text:p>0.800252</text:p>
              </table:table-cell>
              <table:table-cell office:value-type="float" office:value="0.914678">
                <text:p>0.914678</text:p>
              </table:table-cell>
              <table:table-cell office:value-type="float" office:value="0.915385">
                <text:p>0.915385</text:p>
              </table:table-cell>
              <table:table-cell office:value-type="float" office:value="0.915537">
                <text:p>0.915537</text:p>
              </table:table-cell>
              <table:table-cell office:value-type="float" office:value="0.916749">
                <text:p>0.916749</text:p>
              </table:table-cell>
              <table:table-cell office:value-type="float" office:value="0.917026">
                <text:p>0.917026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59">
                <text:p>0.917459</text:p>
              </table:table-cell>
              <table:table-cell office:value-type="float" office:value="0.917999">
                <text:p>0.917999</text:p>
              </table:table-cell>
              <table:table-cell office:value-type="float" office:value="0.91823">
                <text:p>0.91823</text:p>
              </table:table-cell>
              <table:table-cell office:value-type="float" office:value="0.904975">
                <text:p>0.90497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43934">
                <text:p>0.843934</text:p>
              </table:table-cell>
              <table:table-cell office:value-type="float" office:value="0.914583">
                <text:p>0.914583</text:p>
              </table:table-cell>
              <table:table-cell office:value-type="float" office:value="0.915176">
                <text:p>0.915176</text:p>
              </table:table-cell>
              <table:table-cell office:value-type="float" office:value="0.915533">
                <text:p>0.915533</text:p>
              </table:table-cell>
              <table:table-cell office:value-type="float" office:value="0.916605">
                <text:p>0.916605</text:p>
              </table:table-cell>
              <table:table-cell office:value-type="float" office:value="0.916929">
                <text:p>0.916929</text:p>
              </table:table-cell>
              <table:table-cell office:value-type="float" office:value="0.917015">
                <text:p>0.917015</text:p>
              </table:table-cell>
              <table:table-cell office:value-type="float" office:value="0.917324">
                <text:p>0.917324</text:p>
              </table:table-cell>
              <table:table-cell office:value-type="float" office:value="0.917344">
                <text:p>0.917344</text:p>
              </table:table-cell>
              <table:table-cell office:value-type="float" office:value="0.917866">
                <text:p>0.917866</text:p>
              </table:table-cell>
              <table:table-cell office:value-type="float" office:value="0.91823">
                <text:p>0.91823</text:p>
              </table:table-cell>
              <table:table-cell office:value-type="float" office:value="0.909231">
                <text:p>0.9092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4928">
                <text:p>0.774928</text:p>
              </table:table-cell>
              <table:table-cell office:value-type="float" office:value="0.913569">
                <text:p>0.913569</text:p>
              </table:table-cell>
              <table:table-cell office:value-type="float" office:value="0.914863">
                <text:p>0.914863</text:p>
              </table:table-cell>
              <table:table-cell office:value-type="float" office:value="0.915225">
                <text:p>0.915225</text:p>
              </table:table-cell>
              <table:table-cell office:value-type="float" office:value="0.915625">
                <text:p>0.915625</text:p>
              </table:table-cell>
              <table:table-cell office:value-type="float" office:value="0.91657">
                <text:p>0.91657</text:p>
              </table:table-cell>
              <table:table-cell office:value-type="float" office:value="0.916948">
                <text:p>0.916948</text:p>
              </table:table-cell>
              <table:table-cell office:value-type="float" office:value="0.917202">
                <text:p>0.917202</text:p>
              </table:table-cell>
              <table:table-cell office:value-type="float" office:value="0.917361">
                <text:p>0.917361</text:p>
              </table:table-cell>
              <table:table-cell office:value-type="float" office:value="0.917943">
                <text:p>0.917943</text:p>
              </table:table-cell>
              <table:table-cell office:value-type="float" office:value="0.91823">
                <text:p>0.91823</text:p>
              </table:table-cell>
              <table:table-cell office:value-type="float" office:value="0.902023">
                <text:p>0.9020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8593">
                <text:p>0.78593</text:p>
              </table:table-cell>
              <table:table-cell office:value-type="float" office:value="0.913699">
                <text:p>0.913699</text:p>
              </table:table-cell>
              <table:table-cell office:value-type="float" office:value="0.914815">
                <text:p>0.914815</text:p>
              </table:table-cell>
              <table:table-cell office:value-type="float" office:value="0.915239">
                <text:p>0.915239</text:p>
              </table:table-cell>
              <table:table-cell office:value-type="float" office:value="0.915666">
                <text:p>0.915666</text:p>
              </table:table-cell>
              <table:table-cell office:value-type="float" office:value="0.916597">
                <text:p>0.916597</text:p>
              </table:table-cell>
              <table:table-cell office:value-type="float" office:value="0.916916">
                <text:p>0.916916</text:p>
              </table:table-cell>
              <table:table-cell office:value-type="float" office:value="0.917203">
                <text:p>0.917203</text:p>
              </table:table-cell>
              <table:table-cell office:value-type="float" office:value="0.917338">
                <text:p>0.917338</text:p>
              </table:table-cell>
              <table:table-cell office:value-type="float" office:value="0.917769">
                <text:p>0.917769</text:p>
              </table:table-cell>
              <table:table-cell office:value-type="float" office:value="0.91823">
                <text:p>0.91823</text:p>
              </table:table-cell>
              <table:table-cell office:value-type="float" office:value="0.903117">
                <text:p>0.90311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62863">
                <text:p>0.862863</text:p>
              </table:table-cell>
              <table:table-cell office:value-type="float" office:value="0.913534">
                <text:p>0.913534</text:p>
              </table:table-cell>
              <table:table-cell office:value-type="float" office:value="0.914583">
                <text:p>0.914583</text:p>
              </table:table-cell>
              <table:table-cell office:value-type="float" office:value="0.915017">
                <text:p>0.915017</text:p>
              </table:table-cell>
              <table:table-cell office:value-type="float" office:value="0.915405">
                <text:p>0.915405</text:p>
              </table:table-cell>
              <table:table-cell office:value-type="float" office:value="0.915926">
                <text:p>0.915926</text:p>
              </table:table-cell>
              <table:table-cell office:value-type="float" office:value="0.916743">
                <text:p>0.916743</text:p>
              </table:table-cell>
              <table:table-cell office:value-type="float" office:value="0.91694">
                <text:p>0.91694</text:p>
              </table:table-cell>
              <table:table-cell office:value-type="float" office:value="0.91732">
                <text:p>0.91732</text:p>
              </table:table-cell>
              <table:table-cell office:value-type="float" office:value="0.91761">
                <text:p>0.91761</text:p>
              </table:table-cell>
              <table:table-cell office:value-type="float" office:value="0.91823">
                <text:p>0.91823</text:p>
              </table:table-cell>
              <table:table-cell office:value-type="float" office:value="0.910594">
                <text:p>0.91059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1026">
                <text:p>0.761026</text:p>
              </table:table-cell>
              <table:table-cell office:value-type="float" office:value="0.891295">
                <text:p>0.891295</text:p>
              </table:table-cell>
              <table:table-cell office:value-type="float" office:value="0.913833">
                <text:p>0.913833</text:p>
              </table:table-cell>
              <table:table-cell office:value-type="float" office:value="0.915037">
                <text:p>0.915037</text:p>
              </table:table-cell>
              <table:table-cell office:value-type="float" office:value="0.915401">
                <text:p>0.915401</text:p>
              </table:table-cell>
              <table:table-cell office:value-type="float" office:value="0.916036">
                <text:p>0.916036</text:p>
              </table:table-cell>
              <table:table-cell office:value-type="float" office:value="0.916751">
                <text:p>0.916751</text:p>
              </table:table-cell>
              <table:table-cell office:value-type="float" office:value="0.917114">
                <text:p>0.917114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622">
                <text:p>0.917622</text:p>
              </table:table-cell>
              <table:table-cell office:value-type="float" office:value="0.91823">
                <text:p>0.91823</text:p>
              </table:table-cell>
              <table:table-cell office:value-type="float" office:value="0.898145">
                <text:p>0.89814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67644">
                <text:p>0.767644</text:p>
              </table:table-cell>
              <table:table-cell office:value-type="float" office:value="0.913076">
                <text:p>0.913076</text:p>
              </table:table-cell>
              <table:table-cell office:value-type="float" office:value="0.914253">
                <text:p>0.914253</text:p>
              </table:table-cell>
              <table:table-cell office:value-type="float" office:value="0.915178">
                <text:p>0.915178</text:p>
              </table:table-cell>
              <table:table-cell office:value-type="float" office:value="0.915463">
                <text:p>0.915463</text:p>
              </table:table-cell>
              <table:table-cell office:value-type="float" office:value="0.916347">
                <text:p>0.916347</text:p>
              </table:table-cell>
              <table:table-cell office:value-type="float" office:value="0.916763">
                <text:p>0.916763</text:p>
              </table:table-cell>
              <table:table-cell office:value-type="float" office:value="0.917131">
                <text:p>0.917131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744">
                <text:p>0.917744</text:p>
              </table:table-cell>
              <table:table-cell office:value-type="float" office:value="0.91823">
                <text:p>0.91823</text:p>
              </table:table-cell>
              <table:table-cell office:value-type="float" office:value="0.901093">
                <text:p>0.9010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16822">
                <text:p>0.816822</text:p>
              </table:table-cell>
              <table:table-cell office:value-type="float" office:value="0.913446">
                <text:p>0.913446</text:p>
              </table:table-cell>
              <table:table-cell office:value-type="float" office:value="0.91487">
                <text:p>0.91487</text:p>
              </table:table-cell>
              <table:table-cell office:value-type="float" office:value="0.915275">
                <text:p>0.915275</text:p>
              </table:table-cell>
              <table:table-cell office:value-type="float" office:value="0.915472">
                <text:p>0.915472</text:p>
              </table:table-cell>
              <table:table-cell office:value-type="float" office:value="0.916145">
                <text:p>0.916145</text:p>
              </table:table-cell>
              <table:table-cell office:value-type="float" office:value="0.916737">
                <text:p>0.916737</text:p>
              </table:table-cell>
              <table:table-cell office:value-type="float" office:value="0.917034">
                <text:p>0.917034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746">
                <text:p>0.917746</text:p>
              </table:table-cell>
              <table:table-cell office:value-type="float" office:value="0.91823">
                <text:p>0.91823</text:p>
              </table:table-cell>
              <table:table-cell office:value-type="float" office:value="0.906088">
                <text:p>0.9060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34876">
                <text:p>0.834876</text:p>
              </table:table-cell>
              <table:table-cell office:value-type="float" office:value="0.895139">
                <text:p>0.895139</text:p>
              </table:table-cell>
              <table:table-cell office:value-type="float" office:value="0.913948">
                <text:p>0.913948</text:p>
              </table:table-cell>
              <table:table-cell office:value-type="float" office:value="0.915071">
                <text:p>0.915071</text:p>
              </table:table-cell>
              <table:table-cell office:value-type="float" office:value="0.915439">
                <text:p>0.915439</text:p>
              </table:table-cell>
              <table:table-cell office:value-type="float" office:value="0.915823">
                <text:p>0.915823</text:p>
              </table:table-cell>
              <table:table-cell office:value-type="float" office:value="0.916648">
                <text:p>0.916648</text:p>
              </table:table-cell>
              <table:table-cell office:value-type="float" office:value="0.916876">
                <text:p>0.916876</text:p>
              </table:table-cell>
              <table:table-cell office:value-type="float" office:value="0.917347">
                <text:p>0.917347</text:p>
              </table:table-cell>
              <table:table-cell office:value-type="float" office:value="0.917815">
                <text:p>0.917815</text:p>
              </table:table-cell>
              <table:table-cell office:value-type="float" office:value="0.91823">
                <text:p>0.91823</text:p>
              </table:table-cell>
              <table:table-cell office:value-type="float" office:value="0.905898">
                <text:p>0.90589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6152">
                <text:p>0.726152</text:p>
              </table:table-cell>
              <table:table-cell office:value-type="float" office:value="0.89786">
                <text:p>0.89786</text:p>
              </table:table-cell>
              <table:table-cell office:value-type="float" office:value="0.914407">
                <text:p>0.914407</text:p>
              </table:table-cell>
              <table:table-cell office:value-type="float" office:value="0.91518">
                <text:p>0.91518</text:p>
              </table:table-cell>
              <table:table-cell office:value-type="float" office:value="0.915453">
                <text:p>0.915453</text:p>
              </table:table-cell>
              <table:table-cell office:value-type="float" office:value="0.915763">
                <text:p>0.915763</text:p>
              </table:table-cell>
              <table:table-cell office:value-type="float" office:value="0.916598">
                <text:p>0.916598</text:p>
              </table:table-cell>
              <table:table-cell office:value-type="float" office:value="0.916898">
                <text:p>0.916898</text:p>
              </table:table-cell>
              <table:table-cell office:value-type="float" office:value="0.917351">
                <text:p>0.917351</text:p>
              </table:table-cell>
              <table:table-cell office:value-type="float" office:value="0.917879">
                <text:p>0.917879</text:p>
              </table:table-cell>
              <table:table-cell office:value-type="float" office:value="0.91823">
                <text:p>0.91823</text:p>
              </table:table-cell>
              <table:table-cell office:value-type="float" office:value="0.895354">
                <text:p>0.89535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75456">
                <text:p>0.775456</text:p>
              </table:table-cell>
              <table:table-cell office:value-type="float" office:value="0.913424">
                <text:p>0.913424</text:p>
              </table:table-cell>
              <table:table-cell office:value-type="float" office:value="0.915006">
                <text:p>0.915006</text:p>
              </table:table-cell>
              <table:table-cell office:value-type="float" office:value="0.915417">
                <text:p>0.915417</text:p>
              </table:table-cell>
              <table:table-cell office:value-type="float" office:value="0.91548">
                <text:p>0.91548</text:p>
              </table:table-cell>
              <table:table-cell office:value-type="float" office:value="0.916176">
                <text:p>0.916176</text:p>
              </table:table-cell>
              <table:table-cell office:value-type="float" office:value="0.916755">
                <text:p>0.916755</text:p>
              </table:table-cell>
              <table:table-cell office:value-type="float" office:value="0.917138">
                <text:p>0.917138</text:p>
              </table:table-cell>
              <table:table-cell office:value-type="float" office:value="0.917401">
                <text:p>0.917401</text:p>
              </table:table-cell>
              <table:table-cell office:value-type="float" office:value="0.917969">
                <text:p>0.917969</text:p>
              </table:table-cell>
              <table:table-cell office:value-type="float" office:value="0.91823">
                <text:p>0.91823</text:p>
              </table:table-cell>
              <table:table-cell office:value-type="float" office:value="0.902022">
                <text:p>0.90202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7996">
                <text:p>0.67996</text:p>
              </table:table-cell>
              <table:table-cell office:value-type="float" office:value="0.897652">
                <text:p>0.897652</text:p>
              </table:table-cell>
              <table:table-cell office:value-type="float" office:value="0.914855">
                <text:p>0.914855</text:p>
              </table:table-cell>
              <table:table-cell office:value-type="float" office:value="0.915209">
                <text:p>0.915209</text:p>
              </table:table-cell>
              <table:table-cell office:value-type="float" office:value="0.915448">
                <text:p>0.915448</text:p>
              </table:table-cell>
              <table:table-cell office:value-type="float" office:value="0.91564">
                <text:p>0.91564</text:p>
              </table:table-cell>
              <table:table-cell office:value-type="float" office:value="0.916578">
                <text:p>0.916578</text:p>
              </table:table-cell>
              <table:table-cell office:value-type="float" office:value="0.916994">
                <text:p>0.916994</text:p>
              </table:table-cell>
              <table:table-cell office:value-type="float" office:value="0.917351">
                <text:p>0.917351</text:p>
              </table:table-cell>
              <table:table-cell office:value-type="float" office:value="0.9178">
                <text:p>0.9178</text:p>
              </table:table-cell>
              <table:table-cell office:value-type="float" office:value="0.91823">
                <text:p>0.91823</text:p>
              </table:table-cell>
              <table:table-cell office:value-type="float" office:value="0.890749">
                <text:p>0.8907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7181">
                <text:p>0.77181</text:p>
              </table:table-cell>
              <table:table-cell office:value-type="float" office:value="0.895231">
                <text:p>0.895231</text:p>
              </table:table-cell>
              <table:table-cell office:value-type="float" office:value="0.914918">
                <text:p>0.914918</text:p>
              </table:table-cell>
              <table:table-cell office:value-type="float" office:value="0.915199">
                <text:p>0.915199</text:p>
              </table:table-cell>
              <table:table-cell office:value-type="float" office:value="0.915448">
                <text:p>0.915448</text:p>
              </table:table-cell>
              <table:table-cell office:value-type="float" office:value="0.915603">
                <text:p>0.915603</text:p>
              </table:table-cell>
              <table:table-cell office:value-type="float" office:value="0.916609">
                <text:p>0.916609</text:p>
              </table:table-cell>
              <table:table-cell office:value-type="float" office:value="0.916972">
                <text:p>0.916972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782">
                <text:p>0.917782</text:p>
              </table:table-cell>
              <table:table-cell office:value-type="float" office:value="0.91823">
                <text:p>0.91823</text:p>
              </table:table-cell>
              <table:table-cell office:value-type="float" office:value="0.899691">
                <text:p>0.8996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02715">
                <text:p>0.802715</text:p>
              </table:table-cell>
              <table:table-cell office:value-type="float" office:value="0.892602">
                <text:p>0.892602</text:p>
              </table:table-cell>
              <table:table-cell office:value-type="float" office:value="0.914885">
                <text:p>0.914885</text:p>
              </table:table-cell>
              <table:table-cell office:value-type="float" office:value="0.915228">
                <text:p>0.915228</text:p>
              </table:table-cell>
              <table:table-cell office:value-type="float" office:value="0.915469">
                <text:p>0.915469</text:p>
              </table:table-cell>
              <table:table-cell office:value-type="float" office:value="0.916224">
                <text:p>0.916224</text:p>
              </table:table-cell>
              <table:table-cell office:value-type="float" office:value="0.916882">
                <text:p>0.916882</text:p>
              </table:table-cell>
              <table:table-cell office:value-type="float" office:value="0.917284">
                <text:p>0.917284</text:p>
              </table:table-cell>
              <table:table-cell office:value-type="float" office:value="0.917409">
                <text:p>0.917409</text:p>
              </table:table-cell>
              <table:table-cell office:value-type="float" office:value="0.917866">
                <text:p>0.917866</text:p>
              </table:table-cell>
              <table:table-cell office:value-type="float" office:value="0.91823">
                <text:p>0.91823</text:p>
              </table:table-cell>
              <table:table-cell office:value-type="float" office:value="0.902656">
                <text:p>0.9026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48197">
                <text:p>0.848197</text:p>
              </table:table-cell>
              <table:table-cell office:value-type="float" office:value="0.904291">
                <text:p>0.904291</text:p>
              </table:table-cell>
              <table:table-cell office:value-type="float" office:value="0.914929">
                <text:p>0.914929</text:p>
              </table:table-cell>
              <table:table-cell office:value-type="float" office:value="0.915343">
                <text:p>0.915343</text:p>
              </table:table-cell>
              <table:table-cell office:value-type="float" office:value="0.915501">
                <text:p>0.915501</text:p>
              </table:table-cell>
              <table:table-cell office:value-type="float" office:value="0.916291">
                <text:p>0.916291</text:p>
              </table:table-cell>
              <table:table-cell office:value-type="float" office:value="0.916908">
                <text:p>0.916908</text:p>
              </table:table-cell>
              <table:table-cell office:value-type="float" office:value="0.917333">
                <text:p>0.917333</text:p>
              </table:table-cell>
              <table:table-cell office:value-type="float" office:value="0.917451">
                <text:p>0.917451</text:p>
              </table:table-cell>
              <table:table-cell office:value-type="float" office:value="0.917936">
                <text:p>0.917936</text:p>
              </table:table-cell>
              <table:table-cell office:value-type="float" office:value="0.91823">
                <text:p>0.91823</text:p>
              </table:table-cell>
              <table:table-cell office:value-type="float" office:value="0.908418">
                <text:p>0.90841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62884">
                <text:p>0.762884</text:p>
              </table:table-cell>
              <table:table-cell office:value-type="float" office:value="0.904392">
                <text:p>0.904392</text:p>
              </table:table-cell>
              <table:table-cell office:value-type="float" office:value="0.915014">
                <text:p>0.915014</text:p>
              </table:table-cell>
              <table:table-cell office:value-type="float" office:value="0.915391">
                <text:p>0.915391</text:p>
              </table:table-cell>
              <table:table-cell office:value-type="float" office:value="0.915505">
                <text:p>0.915505</text:p>
              </table:table-cell>
              <table:table-cell office:value-type="float" office:value="0.916211">
                <text:p>0.916211</text:p>
              </table:table-cell>
              <table:table-cell office:value-type="float" office:value="0.916897">
                <text:p>0.916897</text:p>
              </table:table-cell>
              <table:table-cell office:value-type="float" office:value="0.917262">
                <text:p>0.917262</text:p>
              </table:table-cell>
              <table:table-cell office:value-type="float" office:value="0.91743">
                <text:p>0.91743</text:p>
              </table:table-cell>
              <table:table-cell office:value-type="float" office:value="0.917801">
                <text:p>0.917801</text:p>
              </table:table-cell>
              <table:table-cell office:value-type="float" office:value="0.91823">
                <text:p>0.91823</text:p>
              </table:table-cell>
              <table:table-cell office:value-type="float" office:value="0.899879">
                <text:p>0.89987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11229">
                <text:p>0.811229</text:p>
              </table:table-cell>
              <table:table-cell office:value-type="float" office:value="0.914789">
                <text:p>0.914789</text:p>
              </table:table-cell>
              <table:table-cell office:value-type="float" office:value="0.915246">
                <text:p>0.915246</text:p>
              </table:table-cell>
              <table:table-cell office:value-type="float" office:value="0.915471">
                <text:p>0.915471</text:p>
              </table:table-cell>
              <table:table-cell office:value-type="float" office:value="0.915594">
                <text:p>0.915594</text:p>
              </table:table-cell>
              <table:table-cell office:value-type="float" office:value="0.916313">
                <text:p>0.916313</text:p>
              </table:table-cell>
              <table:table-cell office:value-type="float" office:value="0.916898">
                <text:p>0.916898</text:p>
              </table:table-cell>
              <table:table-cell office:value-type="float" office:value="0.917322">
                <text:p>0.917322</text:p>
              </table:table-cell>
              <table:table-cell office:value-type="float" office:value="0.917471">
                <text:p>0.917471</text:p>
              </table:table-cell>
              <table:table-cell office:value-type="float" office:value="0.918014">
                <text:p>0.918014</text:p>
              </table:table-cell>
              <table:table-cell office:value-type="float" office:value="0.918483">
                <text:p>0.918483</text:p>
              </table:table-cell>
              <table:table-cell office:value-type="float" office:value="0.905835">
                <text:p>0.90583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62703">
                <text:p>0.862703</text:p>
              </table:table-cell>
              <table:table-cell office:value-type="float" office:value="0.914792">
                <text:p>0.914792</text:p>
              </table:table-cell>
              <table:table-cell office:value-type="float" office:value="0.915241">
                <text:p>0.915241</text:p>
              </table:table-cell>
              <table:table-cell office:value-type="float" office:value="0.915487">
                <text:p>0.915487</text:p>
              </table:table-cell>
              <table:table-cell office:value-type="float" office:value="0.915716">
                <text:p>0.915716</text:p>
              </table:table-cell>
              <table:table-cell office:value-type="float" office:value="0.916392">
                <text:p>0.916392</text:p>
              </table:table-cell>
              <table:table-cell office:value-type="float" office:value="0.917008">
                <text:p>0.917008</text:p>
              </table:table-cell>
              <table:table-cell office:value-type="float" office:value="0.917389">
                <text:p>0.917389</text:p>
              </table:table-cell>
              <table:table-cell office:value-type="float" office:value="0.917641">
                <text:p>0.917641</text:p>
              </table:table-cell>
              <table:table-cell office:value-type="float" office:value="0.918267">
                <text:p>0.918267</text:p>
              </table:table-cell>
              <table:table-cell office:value-type="float" office:value="0.918483">
                <text:p>0.918483</text:p>
              </table:table-cell>
              <table:table-cell office:value-type="float" office:value="0.911064">
                <text:p>0.91106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63607">
                <text:p>0.763607</text:p>
              </table:table-cell>
              <table:table-cell office:value-type="float" office:value="0.903475">
                <text:p>0.903475</text:p>
              </table:table-cell>
              <table:table-cell office:value-type="float" office:value="0.915076">
                <text:p>0.915076</text:p>
              </table:table-cell>
              <table:table-cell office:value-type="float" office:value="0.91548">
                <text:p>0.91548</text:p>
              </table:table-cell>
              <table:table-cell office:value-type="float" office:value="0.915582">
                <text:p>0.915582</text:p>
              </table:table-cell>
              <table:table-cell office:value-type="float" office:value="0.91621">
                <text:p>0.91621</text:p>
              </table:table-cell>
              <table:table-cell office:value-type="float" office:value="0.91697">
                <text:p>0.91697</text:p>
              </table:table-cell>
              <table:table-cell office:value-type="float" office:value="0.91726">
                <text:p>0.91726</text:p>
              </table:table-cell>
              <table:table-cell office:value-type="float" office:value="0.917602">
                <text:p>0.917602</text:p>
              </table:table-cell>
              <table:table-cell office:value-type="float" office:value="0.918217">
                <text:p>0.918217</text:p>
              </table:table-cell>
              <table:table-cell office:value-type="float" office:value="0.918483">
                <text:p>0.918483</text:p>
              </table:table-cell>
              <table:table-cell office:value-type="float" office:value="0.899948">
                <text:p>0.8999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16915">
                <text:p>0.816915</text:p>
              </table:table-cell>
              <table:table-cell office:value-type="float" office:value="0.91399">
                <text:p>0.91399</text:p>
              </table:table-cell>
              <table:table-cell office:value-type="float" office:value="0.915015">
                <text:p>0.915015</text:p>
              </table:table-cell>
              <table:table-cell office:value-type="float" office:value="0.915457">
                <text:p>0.915457</text:p>
              </table:table-cell>
              <table:table-cell office:value-type="float" office:value="0.915556">
                <text:p>0.915556</text:p>
              </table:table-cell>
              <table:table-cell office:value-type="float" office:value="0.916079">
                <text:p>0.916079</text:p>
              </table:table-cell>
              <table:table-cell office:value-type="float" office:value="0.916944">
                <text:p>0.916944</text:p>
              </table:table-cell>
              <table:table-cell office:value-type="float" office:value="0.917207">
                <text:p>0.917207</text:p>
              </table:table-cell>
              <table:table-cell office:value-type="float" office:value="0.91748">
                <text:p>0.91748</text:p>
              </table:table-cell>
              <table:table-cell office:value-type="float" office:value="0.918151">
                <text:p>0.918151</text:p>
              </table:table-cell>
              <table:table-cell office:value-type="float" office:value="0.918483">
                <text:p>0.918483</text:p>
              </table:table-cell>
              <table:table-cell office:value-type="float" office:value="0.906279">
                <text:p>0.90627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04066">
                <text:p>0.804066</text:p>
              </table:table-cell>
              <table:table-cell office:value-type="float" office:value="0.905677">
                <text:p>0.905677</text:p>
              </table:table-cell>
              <table:table-cell office:value-type="float" office:value="0.914843">
                <text:p>0.914843</text:p>
              </table:table-cell>
              <table:table-cell office:value-type="float" office:value="0.915182">
                <text:p>0.915182</text:p>
              </table:table-cell>
              <table:table-cell office:value-type="float" office:value="0.91547">
                <text:p>0.91547</text:p>
              </table:table-cell>
              <table:table-cell office:value-type="float" office:value="0.915557">
                <text:p>0.915557</text:p>
              </table:table-cell>
              <table:table-cell office:value-type="float" office:value="0.916497">
                <text:p>0.916497</text:p>
              </table:table-cell>
              <table:table-cell office:value-type="float" office:value="0.917051">
                <text:p>0.917051</text:p>
              </table:table-cell>
              <table:table-cell office:value-type="float" office:value="0.917416">
                <text:p>0.917416</text:p>
              </table:table-cell>
              <table:table-cell office:value-type="float" office:value="0.91792">
                <text:p>0.91792</text:p>
              </table:table-cell>
              <table:table-cell office:value-type="float" office:value="0.918483">
                <text:p>0.918483</text:p>
              </table:table-cell>
              <table:table-cell office:value-type="float" office:value="0.903968">
                <text:p>0.9039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71728">
                <text:p>0.771728</text:p>
              </table:table-cell>
              <table:table-cell office:value-type="float" office:value="0.911545">
                <text:p>0.911545</text:p>
              </table:table-cell>
              <table:table-cell office:value-type="float" office:value="0.91507">
                <text:p>0.91507</text:p>
              </table:table-cell>
              <table:table-cell office:value-type="float" office:value="0.915367">
                <text:p>0.915367</text:p>
              </table:table-cell>
              <table:table-cell office:value-type="float" office:value="0.91554">
                <text:p>0.91554</text:p>
              </table:table-cell>
              <table:table-cell office:value-type="float" office:value="0.916324">
                <text:p>0.916324</text:p>
              </table:table-cell>
              <table:table-cell office:value-type="float" office:value="0.917037">
                <text:p>0.917037</text:p>
              </table:table-cell>
              <table:table-cell office:value-type="float" office:value="0.917283">
                <text:p>0.917283</text:p>
              </table:table-cell>
              <table:table-cell office:value-type="float" office:value="0.917474">
                <text:p>0.917474</text:p>
              </table:table-cell>
              <table:table-cell office:value-type="float" office:value="0.918039">
                <text:p>0.918039</text:p>
              </table:table-cell>
              <table:table-cell office:value-type="float" office:value="0.918483">
                <text:p>0.918483</text:p>
              </table:table-cell>
              <table:table-cell office:value-type="float" office:value="0.901541">
                <text:p>0.901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